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77.43pt" svg:y="194.06pt">
            <loext:p draw:notify-on-update-of-ranges="EnergyVals.A1:EnergyVals.A751 EnergyVals.B1:EnergyVals.B751 EnergyVals.C1:EnergyVals.C751 EnergyVals.D1:EnergyVals.D7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-3.06648038278E-017" calcext:value-type="float">
            <text:p>-3.06648038278E-17</text:p>
          </table:table-cell>
          <table:table-cell office:value-type="float" office:value="11.7028555052" calcext:value-type="float">
            <text:p>11.702855505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-2.44096226773E-017" calcext:value-type="float">
            <text:p>-2.44096226773E-17</text:p>
          </table:table-cell>
          <table:table-cell office:value-type="float" office:value="11.7028555235" calcext:value-type="float">
            <text:p>11.702855523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-3.29455267519E-017" calcext:value-type="float">
            <text:p>-3.29455267519E-17</text:p>
          </table:table-cell>
          <table:table-cell office:value-type="float" office:value="11.7028555416" calcext:value-type="float">
            <text:p>11.7028555416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-2.61228817076E-017" calcext:value-type="float">
            <text:p>-2.61228817076E-17</text:p>
          </table:table-cell>
          <table:table-cell office:value-type="float" office:value="11.7028555599" calcext:value-type="float">
            <text:p>11.7028555599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-3.9721551699E-017" calcext:value-type="float">
            <text:p>-3.9721551699E-17</text:p>
          </table:table-cell>
          <table:table-cell office:value-type="float" office:value="11.7028555793" calcext:value-type="float">
            <text:p>11.7028555793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-2.54515632834E-017" calcext:value-type="float">
            <text:p>-2.54515632834E-17</text:p>
          </table:table-cell>
          <table:table-cell office:value-type="float" office:value="11.7028555998" calcext:value-type="float">
            <text:p>11.7028555998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-8.53269396219E-018" calcext:value-type="float">
            <text:p>-8.53269396219E-18</text:p>
          </table:table-cell>
          <table:table-cell office:value-type="float" office:value="11.7028556204" calcext:value-type="float">
            <text:p>11.7028556204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-3.50172080493E-017" calcext:value-type="float">
            <text:p>-3.50172080493E-17</text:p>
          </table:table-cell>
          <table:table-cell office:value-type="float" office:value="11.7028556424" calcext:value-type="float">
            <text:p>11.7028556424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-2.54658322752E-017" calcext:value-type="float">
            <text:p>-2.54658322752E-17</text:p>
          </table:table-cell>
          <table:table-cell office:value-type="float" office:value="11.7028556644" calcext:value-type="float">
            <text:p>11.7028556644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-1.88204379422E-017" calcext:value-type="float">
            <text:p>-1.88204379422E-17</text:p>
          </table:table-cell>
          <table:table-cell office:value-type="float" office:value="11.7028556865" calcext:value-type="float">
            <text:p>11.702855686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-2.85604117354E-017" calcext:value-type="float">
            <text:p>-2.85604117354E-17</text:p>
          </table:table-cell>
          <table:table-cell office:value-type="float" office:value="11.7028557088" calcext:value-type="float">
            <text:p>11.7028557088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-1.06072639782E-017" calcext:value-type="float">
            <text:p>-1.06072639782E-17</text:p>
          </table:table-cell>
          <table:table-cell office:value-type="float" office:value="11.7028557323" calcext:value-type="float">
            <text:p>11.7028557323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-3.21522111707E-017" calcext:value-type="float">
            <text:p>-3.21522111707E-17</text:p>
          </table:table-cell>
          <table:table-cell office:value-type="float" office:value="11.7028557554" calcext:value-type="float">
            <text:p>11.7028557554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-2.51853035989E-017" calcext:value-type="float">
            <text:p>-2.51853035989E-17</text:p>
          </table:table-cell>
          <table:table-cell office:value-type="float" office:value="11.7028557782" calcext:value-type="float">
            <text:p>11.7028557782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-2.7372132965E-017" calcext:value-type="float">
            <text:p>-2.7372132965E-17</text:p>
          </table:table-cell>
          <table:table-cell office:value-type="float" office:value="11.7028558011" calcext:value-type="float">
            <text:p>11.702855801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-1.31213496232E-017" calcext:value-type="float">
            <text:p>-1.31213496232E-17</text:p>
          </table:table-cell>
          <table:table-cell office:value-type="float" office:value="11.7028558252" calcext:value-type="float">
            <text:p>11.7028558252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-1.24293056496E-017" calcext:value-type="float">
            <text:p>-1.24293056496E-17</text:p>
          </table:table-cell>
          <table:table-cell office:value-type="float" office:value="11.7028558492" calcext:value-type="float">
            <text:p>11.7028558492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-1.70469087542E-017" calcext:value-type="float">
            <text:p>-1.70469087542E-17</text:p>
          </table:table-cell>
          <table:table-cell office:value-type="float" office:value="11.7028558732" calcext:value-type="float">
            <text:p>11.7028558732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-1.61944842399E-017" calcext:value-type="float">
            <text:p>-1.61944842399E-17</text:p>
          </table:table-cell>
          <table:table-cell office:value-type="float" office:value="11.7028558977" calcext:value-type="float">
            <text:p>11.7028558977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-3.46107016033E-017" calcext:value-type="float">
            <text:p>-3.46107016033E-17</text:p>
          </table:table-cell>
          <table:table-cell office:value-type="float" office:value="11.7028559226" calcext:value-type="float">
            <text:p>11.7028559226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-2.75974701303E-017" calcext:value-type="float">
            <text:p>-2.75974701303E-17</text:p>
          </table:table-cell>
          <table:table-cell office:value-type="float" office:value="11.7028559473" calcext:value-type="float">
            <text:p>11.7028559473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-3.24807725278E-017" calcext:value-type="float">
            <text:p>-3.24807725278E-17</text:p>
          </table:table-cell>
          <table:table-cell office:value-type="float" office:value="11.7028559721" calcext:value-type="float">
            <text:p>11.7028559721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-3.37275141498E-017" calcext:value-type="float">
            <text:p>-3.37275141498E-17</text:p>
          </table:table-cell>
          <table:table-cell office:value-type="float" office:value="11.7028559979" calcext:value-type="float">
            <text:p>11.7028559979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-3.902011555E-017" calcext:value-type="float">
            <text:p>-3.902011555E-17</text:p>
          </table:table-cell>
          <table:table-cell office:value-type="float" office:value="11.7028560227" calcext:value-type="float">
            <text:p>11.7028560227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-1.04530834503E-017" calcext:value-type="float">
            <text:p>-1.04530834503E-17</text:p>
          </table:table-cell>
          <table:table-cell office:value-type="float" office:value="11.702856048" calcext:value-type="float">
            <text:p>11.702856048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-1.85587920208E-017" calcext:value-type="float">
            <text:p>-1.85587920208E-17</text:p>
          </table:table-cell>
          <table:table-cell office:value-type="float" office:value="11.7028560737" calcext:value-type="float">
            <text:p>11.7028560737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3.8689502805" calcext:value-type="float">
            <text:p>23.8689502805</text:p>
          </table:table-cell>
          <table:table-cell office:value-type="float" office:value="1.20685701533" calcext:value-type="float">
            <text:p>1.2068570153</text:p>
          </table:table-cell>
          <table:table-cell office:value-type="float" office:value="22.6620932652" calcext:value-type="float">
            <text:p>22.6620932652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3.8689503634" calcext:value-type="float">
            <text:p>23.8689503634</text:p>
          </table:table-cell>
          <table:table-cell office:value-type="float" office:value="1.20685700741" calcext:value-type="float">
            <text:p>1.2068570074</text:p>
          </table:table-cell>
          <table:table-cell office:value-type="float" office:value="22.662093356" calcext:value-type="float">
            <text:p>22.662093356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3.8689504517" calcext:value-type="float">
            <text:p>23.8689504517</text:p>
          </table:table-cell>
          <table:table-cell office:value-type="float" office:value="1.20685700239" calcext:value-type="float">
            <text:p>1.2068570024</text:p>
          </table:table-cell>
          <table:table-cell office:value-type="float" office:value="22.6620934493" calcext:value-type="float">
            <text:p>22.6620934493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3.8689505414" calcext:value-type="float">
            <text:p>23.8689505414</text:p>
          </table:table-cell>
          <table:table-cell office:value-type="float" office:value="1.20685699908" calcext:value-type="float">
            <text:p>1.2068569991</text:p>
          </table:table-cell>
          <table:table-cell office:value-type="float" office:value="22.6620935424" calcext:value-type="float">
            <text:p>22.6620935424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.8689506368" calcext:value-type="float">
            <text:p>23.8689506368</text:p>
          </table:table-cell>
          <table:table-cell office:value-type="float" office:value="1.20685699715" calcext:value-type="float">
            <text:p>1.2068569972</text:p>
          </table:table-cell>
          <table:table-cell office:value-type="float" office:value="22.6620936396" calcext:value-type="float">
            <text:p>22.6620936396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3.8689507311" calcext:value-type="float">
            <text:p>23.8689507311</text:p>
          </table:table-cell>
          <table:table-cell office:value-type="float" office:value="1.20685699639" calcext:value-type="float">
            <text:p>1.2068569964</text:p>
          </table:table-cell>
          <table:table-cell office:value-type="float" office:value="22.6620937347" calcext:value-type="float">
            <text:p>22.6620937347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3.8689508294" calcext:value-type="float">
            <text:p>23.8689508294</text:p>
          </table:table-cell>
          <table:table-cell office:value-type="float" office:value="1.20685699687" calcext:value-type="float">
            <text:p>1.2068569969</text:p>
          </table:table-cell>
          <table:table-cell office:value-type="float" office:value="22.6620938325" calcext:value-type="float">
            <text:p>22.6620938325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3.868950925" calcext:value-type="float">
            <text:p>23.868950925</text:p>
          </table:table-cell>
          <table:table-cell office:value-type="float" office:value="1.20685699732" calcext:value-type="float">
            <text:p>1.2068569973</text:p>
          </table:table-cell>
          <table:table-cell office:value-type="float" office:value="22.6620939277" calcext:value-type="float">
            <text:p>22.6620939277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3.8689510246" calcext:value-type="float">
            <text:p>23.8689510246</text:p>
          </table:table-cell>
          <table:table-cell office:value-type="float" office:value="1.20685699847" calcext:value-type="float">
            <text:p>1.2068569985</text:p>
          </table:table-cell>
          <table:table-cell office:value-type="float" office:value="22.6620940262" calcext:value-type="float">
            <text:p>22.662094026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3.8689511231" calcext:value-type="float">
            <text:p>23.8689511231</text:p>
          </table:table-cell>
          <table:table-cell office:value-type="float" office:value="1.20685700028" calcext:value-type="float">
            <text:p>1.2068570003</text:p>
          </table:table-cell>
          <table:table-cell office:value-type="float" office:value="22.6620941229" calcext:value-type="float">
            <text:p>22.6620941229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3.8689512229" calcext:value-type="float">
            <text:p>23.8689512229</text:p>
          </table:table-cell>
          <table:table-cell office:value-type="float" office:value="1.20685700248" calcext:value-type="float">
            <text:p>1.2068570025</text:p>
          </table:table-cell>
          <table:table-cell office:value-type="float" office:value="22.6620942204" calcext:value-type="float">
            <text:p>22.6620942204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3.8689513255" calcext:value-type="float">
            <text:p>23.8689513255</text:p>
          </table:table-cell>
          <table:table-cell office:value-type="float" office:value="1.20685700508" calcext:value-type="float">
            <text:p>1.2068570051</text:p>
          </table:table-cell>
          <table:table-cell office:value-type="float" office:value="22.6620943204" calcext:value-type="float">
            <text:p>22.6620943204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3.8689514258" calcext:value-type="float">
            <text:p>23.8689514258</text:p>
          </table:table-cell>
          <table:table-cell office:value-type="float" office:value="1.20685700796" calcext:value-type="float">
            <text:p>1.206857008</text:p>
          </table:table-cell>
          <table:table-cell office:value-type="float" office:value="22.6620944178" calcext:value-type="float">
            <text:p>22.6620944178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3.8689515267" calcext:value-type="float">
            <text:p>23.8689515267</text:p>
          </table:table-cell>
          <table:table-cell office:value-type="float" office:value="1.20685701108" calcext:value-type="float">
            <text:p>1.2068570111</text:p>
          </table:table-cell>
          <table:table-cell office:value-type="float" office:value="22.6620945156" calcext:value-type="float">
            <text:p>22.662094515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3.8689516275" calcext:value-type="float">
            <text:p>23.8689516275</text:p>
          </table:table-cell>
          <table:table-cell office:value-type="float" office:value="1.20685701443" calcext:value-type="float">
            <text:p>1.2068570144</text:p>
          </table:table-cell>
          <table:table-cell office:value-type="float" office:value="22.6620946131" calcext:value-type="float">
            <text:p>22.6620946131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3.8689517294" calcext:value-type="float">
            <text:p>23.8689517294</text:p>
          </table:table-cell>
          <table:table-cell office:value-type="float" office:value="1.20685701787" calcext:value-type="float">
            <text:p>1.2068570179</text:p>
          </table:table-cell>
          <table:table-cell office:value-type="float" office:value="22.6620947116" calcext:value-type="float">
            <text:p>22.6620947116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3.868951832" calcext:value-type="float">
            <text:p>23.868951832</text:p>
          </table:table-cell>
          <table:table-cell office:value-type="float" office:value="1.20685702159" calcext:value-type="float">
            <text:p>1.2068570216</text:p>
          </table:table-cell>
          <table:table-cell office:value-type="float" office:value="22.6620948104" calcext:value-type="float">
            <text:p>22.6620948104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3.8689519344" calcext:value-type="float">
            <text:p>23.8689519344</text:p>
          </table:table-cell>
          <table:table-cell office:value-type="float" office:value="1.20685702553" calcext:value-type="float">
            <text:p>1.2068570255</text:p>
          </table:table-cell>
          <table:table-cell office:value-type="float" office:value="22.6620949089" calcext:value-type="float">
            <text:p>22.6620949089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3.868952039" calcext:value-type="float">
            <text:p>23.868952039</text:p>
          </table:table-cell>
          <table:table-cell office:value-type="float" office:value="1.20685702969" calcext:value-type="float">
            <text:p>1.2068570297</text:p>
          </table:table-cell>
          <table:table-cell office:value-type="float" office:value="22.6620950093" calcext:value-type="float">
            <text:p>22.662095009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3.8689521443" calcext:value-type="float">
            <text:p>23.8689521443</text:p>
          </table:table-cell>
          <table:table-cell office:value-type="float" office:value="1.20685703386" calcext:value-type="float">
            <text:p>1.2068570339</text:p>
          </table:table-cell>
          <table:table-cell office:value-type="float" office:value="22.6620951104" calcext:value-type="float">
            <text:p>22.6620951104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3.8689522486" calcext:value-type="float">
            <text:p>23.8689522486</text:p>
          </table:table-cell>
          <table:table-cell office:value-type="float" office:value="1.20685703812" calcext:value-type="float">
            <text:p>1.2068570381</text:p>
          </table:table-cell>
          <table:table-cell office:value-type="float" office:value="22.6620952105" calcext:value-type="float">
            <text:p>22.6620952105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3.8689523542" calcext:value-type="float">
            <text:p>23.8689523542</text:p>
          </table:table-cell>
          <table:table-cell office:value-type="float" office:value="1.20685704245" calcext:value-type="float">
            <text:p>1.2068570425</text:p>
          </table:table-cell>
          <table:table-cell office:value-type="float" office:value="22.6620953118" calcext:value-type="float">
            <text:p>22.6620953118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3.8689524599" calcext:value-type="float">
            <text:p>23.8689524599</text:p>
          </table:table-cell>
          <table:table-cell office:value-type="float" office:value="1.20685704685" calcext:value-type="float">
            <text:p>1.2068570469</text:p>
          </table:table-cell>
          <table:table-cell office:value-type="float" office:value="22.662095413" calcext:value-type="float">
            <text:p>22.662095413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3.8689525653" calcext:value-type="float">
            <text:p>23.8689525653</text:p>
          </table:table-cell>
          <table:table-cell office:value-type="float" office:value="1.20685705129" calcext:value-type="float">
            <text:p>1.2068570513</text:p>
          </table:table-cell>
          <table:table-cell office:value-type="float" office:value="22.6620955141" calcext:value-type="float">
            <text:p>22.662095514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4841144629" calcext:value-type="float">
            <text:p>14.4841144629</text:p>
          </table:table-cell>
          <table:table-cell office:value-type="float" office:value="1.39062853306" calcext:value-type="float">
            <text:p>1.3906285331</text:p>
          </table:table-cell>
          <table:table-cell office:value-type="float" office:value="13.0934859298" calcext:value-type="float">
            <text:p>13.0934859298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4.4841144807" calcext:value-type="float">
            <text:p>14.4841144807</text:p>
          </table:table-cell>
          <table:table-cell office:value-type="float" office:value="1.39062852144" calcext:value-type="float">
            <text:p>1.3906285214</text:p>
          </table:table-cell>
          <table:table-cell office:value-type="float" office:value="13.0934859593" calcext:value-type="float">
            <text:p>13.0934859593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.4841145039" calcext:value-type="float">
            <text:p>14.4841145039</text:p>
          </table:table-cell>
          <table:table-cell office:value-type="float" office:value="1.39062851517" calcext:value-type="float">
            <text:p>1.3906285152</text:p>
          </table:table-cell>
          <table:table-cell office:value-type="float" office:value="13.0934859887" calcext:value-type="float">
            <text:p>13.0934859887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4.4841145317" calcext:value-type="float">
            <text:p>14.4841145317</text:p>
          </table:table-cell>
          <table:table-cell office:value-type="float" office:value="1.39062851166" calcext:value-type="float">
            <text:p>1.3906285117</text:p>
          </table:table-cell>
          <table:table-cell office:value-type="float" office:value="13.09348602" calcext:value-type="float">
            <text:p>13.09348602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.4841145599" calcext:value-type="float">
            <text:p>14.4841145599</text:p>
          </table:table-cell>
          <table:table-cell office:value-type="float" office:value="1.39062850874" calcext:value-type="float">
            <text:p>1.3906285087</text:p>
          </table:table-cell>
          <table:table-cell office:value-type="float" office:value="13.0934860511" calcext:value-type="float">
            <text:p>13.093486051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4.4841145899" calcext:value-type="float">
            <text:p>14.4841145899</text:p>
          </table:table-cell>
          <table:table-cell office:value-type="float" office:value="1.3906285066" calcext:value-type="float">
            <text:p>1.3906285066</text:p>
          </table:table-cell>
          <table:table-cell office:value-type="float" office:value="13.0934860833" calcext:value-type="float">
            <text:p>13.093486083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.484114618" calcext:value-type="float">
            <text:p>14.484114618</text:p>
          </table:table-cell>
          <table:table-cell office:value-type="float" office:value="1.39062850483" calcext:value-type="float">
            <text:p>1.3906285048</text:p>
          </table:table-cell>
          <table:table-cell office:value-type="float" office:value="13.0934861132" calcext:value-type="float">
            <text:p>13.0934861132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4.4841146482" calcext:value-type="float">
            <text:p>14.4841146482</text:p>
          </table:table-cell>
          <table:table-cell office:value-type="float" office:value="1.39062850349" calcext:value-type="float">
            <text:p>1.3906285035</text:p>
          </table:table-cell>
          <table:table-cell office:value-type="float" office:value="13.0934861447" calcext:value-type="float">
            <text:p>13.0934861447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.4841146784" calcext:value-type="float">
            <text:p>14.4841146784</text:p>
          </table:table-cell>
          <table:table-cell office:value-type="float" office:value="1.39062850233" calcext:value-type="float">
            <text:p>1.3906285023</text:p>
          </table:table-cell>
          <table:table-cell office:value-type="float" office:value="13.0934861761" calcext:value-type="float">
            <text:p>13.0934861761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4.4841147102" calcext:value-type="float">
            <text:p>14.4841147102</text:p>
          </table:table-cell>
          <table:table-cell office:value-type="float" office:value="1.39062850166" calcext:value-type="float">
            <text:p>1.3906285017</text:p>
          </table:table-cell>
          <table:table-cell office:value-type="float" office:value="13.0934862085" calcext:value-type="float">
            <text:p>13.093486208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4841147423" calcext:value-type="float">
            <text:p>14.4841147423</text:p>
          </table:table-cell>
          <table:table-cell office:value-type="float" office:value="1.39062850074" calcext:value-type="float">
            <text:p>1.3906285007</text:p>
          </table:table-cell>
          <table:table-cell office:value-type="float" office:value="13.0934862416" calcext:value-type="float">
            <text:p>13.0934862416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.4841147703" calcext:value-type="float">
            <text:p>14.4841147703</text:p>
          </table:table-cell>
          <table:table-cell office:value-type="float" office:value="1.39062850018" calcext:value-type="float">
            <text:p>1.3906285002</text:p>
          </table:table-cell>
          <table:table-cell office:value-type="float" office:value="13.0934862701" calcext:value-type="float">
            <text:p>13.0934862701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.4841148037" calcext:value-type="float">
            <text:p>14.4841148037</text:p>
          </table:table-cell>
          <table:table-cell office:value-type="float" office:value="1.39062850044" calcext:value-type="float">
            <text:p>1.3906285004</text:p>
          </table:table-cell>
          <table:table-cell office:value-type="float" office:value="13.0934863032" calcext:value-type="float">
            <text:p>13.0934863032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4.484114836" calcext:value-type="float">
            <text:p>14.484114836</text:p>
          </table:table-cell>
          <table:table-cell office:value-type="float" office:value="1.39062850027" calcext:value-type="float">
            <text:p>1.3906285003</text:p>
          </table:table-cell>
          <table:table-cell office:value-type="float" office:value="13.0934863358" calcext:value-type="float">
            <text:p>13.0934863358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.4841148679" calcext:value-type="float">
            <text:p>14.4841148679</text:p>
          </table:table-cell>
          <table:table-cell office:value-type="float" office:value="1.3906285003" calcext:value-type="float">
            <text:p>1.3906285003</text:p>
          </table:table-cell>
          <table:table-cell office:value-type="float" office:value="13.0934863676" calcext:value-type="float">
            <text:p>13.093486367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4.4841149002" calcext:value-type="float">
            <text:p>14.4841149002</text:p>
          </table:table-cell>
          <table:table-cell office:value-type="float" office:value="1.3906285004" calcext:value-type="float">
            <text:p>1.3906285004</text:p>
          </table:table-cell>
          <table:table-cell office:value-type="float" office:value="13.0934863998" calcext:value-type="float">
            <text:p>13.0934863998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.4841149323" calcext:value-type="float">
            <text:p>14.4841149323</text:p>
          </table:table-cell>
          <table:table-cell office:value-type="float" office:value="1.39062850062" calcext:value-type="float">
            <text:p>1.3906285006</text:p>
          </table:table-cell>
          <table:table-cell office:value-type="float" office:value="13.0934864316" calcext:value-type="float">
            <text:p>13.0934864316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4.4841149641" calcext:value-type="float">
            <text:p>14.4841149641</text:p>
          </table:table-cell>
          <table:table-cell office:value-type="float" office:value="1.39062850095" calcext:value-type="float">
            <text:p>1.390628501</text:p>
          </table:table-cell>
          <table:table-cell office:value-type="float" office:value="13.0934864631" calcext:value-type="float">
            <text:p>13.0934864631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.4841149962" calcext:value-type="float">
            <text:p>14.4841149962</text:p>
          </table:table-cell>
          <table:table-cell office:value-type="float" office:value="1.39062850134" calcext:value-type="float">
            <text:p>1.3906285013</text:p>
          </table:table-cell>
          <table:table-cell office:value-type="float" office:value="13.0934864949" calcext:value-type="float">
            <text:p>13.0934864949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4.4841150295" calcext:value-type="float">
            <text:p>14.4841150295</text:p>
          </table:table-cell>
          <table:table-cell office:value-type="float" office:value="1.39062850185" calcext:value-type="float">
            <text:p>1.3906285019</text:p>
          </table:table-cell>
          <table:table-cell office:value-type="float" office:value="13.0934865277" calcext:value-type="float">
            <text:p>13.093486527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.4841150622" calcext:value-type="float">
            <text:p>14.4841150622</text:p>
          </table:table-cell>
          <table:table-cell office:value-type="float" office:value="1.39062850239" calcext:value-type="float">
            <text:p>1.3906285024</text:p>
          </table:table-cell>
          <table:table-cell office:value-type="float" office:value="13.0934865598" calcext:value-type="float">
            <text:p>13.0934865598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4.4841150959" calcext:value-type="float">
            <text:p>14.4841150959</text:p>
          </table:table-cell>
          <table:table-cell office:value-type="float" office:value="1.39062850319" calcext:value-type="float">
            <text:p>1.3906285032</text:p>
          </table:table-cell>
          <table:table-cell office:value-type="float" office:value="13.0934865928" calcext:value-type="float">
            <text:p>13.0934865928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.4841151275" calcext:value-type="float">
            <text:p>14.4841151275</text:p>
          </table:table-cell>
          <table:table-cell office:value-type="float" office:value="1.39062850384" calcext:value-type="float">
            <text:p>1.3906285038</text:p>
          </table:table-cell>
          <table:table-cell office:value-type="float" office:value="13.0934866237" calcext:value-type="float">
            <text:p>13.0934866237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4.4841151613" calcext:value-type="float">
            <text:p>14.4841151613</text:p>
          </table:table-cell>
          <table:table-cell office:value-type="float" office:value="1.39062850484" calcext:value-type="float">
            <text:p>1.3906285048</text:p>
          </table:table-cell>
          <table:table-cell office:value-type="float" office:value="13.0934866565" calcext:value-type="float">
            <text:p>13.093486656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.484115193" calcext:value-type="float">
            <text:p>14.484115193</text:p>
          </table:table-cell>
          <table:table-cell office:value-type="float" office:value="1.39062850558" calcext:value-type="float">
            <text:p>1.3906285056</text:p>
          </table:table-cell>
          <table:table-cell office:value-type="float" office:value="13.0934866875" calcext:value-type="float">
            <text:p>13.0934866875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.4841152266" calcext:value-type="float">
            <text:p>14.4841152266</text:p>
          </table:table-cell>
          <table:table-cell office:value-type="float" office:value="1.39062850663" calcext:value-type="float">
            <text:p>1.3906285066</text:p>
          </table:table-cell>
          <table:table-cell office:value-type="float" office:value="13.0934867199" calcext:value-type="float">
            <text:p>13.0934867199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.0387183455" calcext:value-type="float">
            <text:p>27.0387183455</text:p>
          </table:table-cell>
          <table:table-cell office:value-type="float" office:value="2.7917389971" calcext:value-type="float">
            <text:p>2.7917389971</text:p>
          </table:table-cell>
          <table:table-cell office:value-type="float" office:value="24.2469793484" calcext:value-type="float">
            <text:p>24.2469793484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7.0387185377" calcext:value-type="float">
            <text:p>27.0387185377</text:p>
          </table:table-cell>
          <table:table-cell office:value-type="float" office:value="2.79173897924" calcext:value-type="float">
            <text:p>2.7917389792</text:p>
          </table:table-cell>
          <table:table-cell office:value-type="float" office:value="24.2469795584" calcext:value-type="float">
            <text:p>24.246979558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.0387187271" calcext:value-type="float">
            <text:p>27.0387187271</text:p>
          </table:table-cell>
          <table:table-cell office:value-type="float" office:value="2.79173896849" calcext:value-type="float">
            <text:p>2.7917389685</text:p>
          </table:table-cell>
          <table:table-cell office:value-type="float" office:value="24.2469797587" calcext:value-type="float">
            <text:p>24.2469797587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7.0387189132" calcext:value-type="float">
            <text:p>27.0387189132</text:p>
          </table:table-cell>
          <table:table-cell office:value-type="float" office:value="2.79173896204" calcext:value-type="float">
            <text:p>2.791738962</text:p>
          </table:table-cell>
          <table:table-cell office:value-type="float" office:value="24.2469799511" calcext:value-type="float">
            <text:p>24.246979951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7.0387190958" calcext:value-type="float">
            <text:p>27.0387190958</text:p>
          </table:table-cell>
          <table:table-cell office:value-type="float" office:value="2.79173895754" calcext:value-type="float">
            <text:p>2.7917389575</text:p>
          </table:table-cell>
          <table:table-cell office:value-type="float" office:value="24.2469801382" calcext:value-type="float">
            <text:p>24.2469801382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7.0387192777" calcext:value-type="float">
            <text:p>27.0387192777</text:p>
          </table:table-cell>
          <table:table-cell office:value-type="float" office:value="2.79173895435" calcext:value-type="float">
            <text:p>2.7917389544</text:p>
          </table:table-cell>
          <table:table-cell office:value-type="float" office:value="24.2469803233" calcext:value-type="float">
            <text:p>24.2469803233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7.0387194589" calcext:value-type="float">
            <text:p>27.0387194589</text:p>
          </table:table-cell>
          <table:table-cell office:value-type="float" office:value="2.79173895289" calcext:value-type="float">
            <text:p>2.7917389529</text:p>
          </table:table-cell>
          <table:table-cell office:value-type="float" office:value="24.246980506" calcext:value-type="float">
            <text:p>24.246980506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7.0387196343" calcext:value-type="float">
            <text:p>27.0387196343</text:p>
          </table:table-cell>
          <table:table-cell office:value-type="float" office:value="2.79173895317" calcext:value-type="float">
            <text:p>2.7917389532</text:p>
          </table:table-cell>
          <table:table-cell office:value-type="float" office:value="24.2469806812" calcext:value-type="float">
            <text:p>24.2469806812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7.0387198099" calcext:value-type="float">
            <text:p>27.0387198099</text:p>
          </table:table-cell>
          <table:table-cell office:value-type="float" office:value="2.79173895319" calcext:value-type="float">
            <text:p>2.7917389532</text:p>
          </table:table-cell>
          <table:table-cell office:value-type="float" office:value="24.2469808567" calcext:value-type="float">
            <text:p>24.2469808567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.0387199838" calcext:value-type="float">
            <text:p>27.0387199838</text:p>
          </table:table-cell>
          <table:table-cell office:value-type="float" office:value="2.79173895488" calcext:value-type="float">
            <text:p>2.7917389549</text:p>
          </table:table-cell>
          <table:table-cell office:value-type="float" office:value="24.246981029" calcext:value-type="float">
            <text:p>24.246981029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7.0387201553" calcext:value-type="float">
            <text:p>27.0387201553</text:p>
          </table:table-cell>
          <table:table-cell office:value-type="float" office:value="2.79173895692" calcext:value-type="float">
            <text:p>2.7917389569</text:p>
          </table:table-cell>
          <table:table-cell office:value-type="float" office:value="24.2469811984" calcext:value-type="float">
            <text:p>24.2469811984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7.0387203213" calcext:value-type="float">
            <text:p>27.0387203213</text:p>
          </table:table-cell>
          <table:table-cell office:value-type="float" office:value="2.79173895951" calcext:value-type="float">
            <text:p>2.7917389595</text:p>
          </table:table-cell>
          <table:table-cell office:value-type="float" office:value="24.2469813618" calcext:value-type="float">
            <text:p>24.2469813618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7.0387204903" calcext:value-type="float">
            <text:p>27.0387204903</text:p>
          </table:table-cell>
          <table:table-cell office:value-type="float" office:value="2.79173896321" calcext:value-type="float">
            <text:p>2.7917389632</text:p>
          </table:table-cell>
          <table:table-cell office:value-type="float" office:value="24.2469815271" calcext:value-type="float">
            <text:p>24.2469815271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7.0387206583" calcext:value-type="float">
            <text:p>27.0387206583</text:p>
          </table:table-cell>
          <table:table-cell office:value-type="float" office:value="2.79173896793" calcext:value-type="float">
            <text:p>2.7917389679</text:p>
          </table:table-cell>
          <table:table-cell office:value-type="float" office:value="24.2469816904" calcext:value-type="float">
            <text:p>24.246981690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.0387208263" calcext:value-type="float">
            <text:p>27.0387208263</text:p>
          </table:table-cell>
          <table:table-cell office:value-type="float" office:value="2.79173897208" calcext:value-type="float">
            <text:p>2.7917389721</text:p>
          </table:table-cell>
          <table:table-cell office:value-type="float" office:value="24.2469818542" calcext:value-type="float">
            <text:p>24.2469818542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7.0387209893" calcext:value-type="float">
            <text:p>27.0387209893</text:p>
          </table:table-cell>
          <table:table-cell office:value-type="float" office:value="2.7917389772" calcext:value-type="float">
            <text:p>2.7917389772</text:p>
          </table:table-cell>
          <table:table-cell office:value-type="float" office:value="24.2469820121" calcext:value-type="float">
            <text:p>24.2469820121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7.0387211518" calcext:value-type="float">
            <text:p>27.0387211518</text:p>
          </table:table-cell>
          <table:table-cell office:value-type="float" office:value="2.79173898261" calcext:value-type="float">
            <text:p>2.7917389826</text:p>
          </table:table-cell>
          <table:table-cell office:value-type="float" office:value="24.2469821692" calcext:value-type="float">
            <text:p>24.2469821692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7.0387213136" calcext:value-type="float">
            <text:p>27.0387213136</text:p>
          </table:table-cell>
          <table:table-cell office:value-type="float" office:value="2.79173898839" calcext:value-type="float">
            <text:p>2.7917389884</text:p>
          </table:table-cell>
          <table:table-cell office:value-type="float" office:value="24.2469823252" calcext:value-type="float">
            <text:p>24.2469823252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7.0387214755" calcext:value-type="float">
            <text:p>27.0387214755</text:p>
          </table:table-cell>
          <table:table-cell office:value-type="float" office:value="2.79173899466" calcext:value-type="float">
            <text:p>2.7917389947</text:p>
          </table:table-cell>
          <table:table-cell office:value-type="float" office:value="24.2469824808" calcext:value-type="float">
            <text:p>24.2469824808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7.0387216329" calcext:value-type="float">
            <text:p>27.0387216329</text:p>
          </table:table-cell>
          <table:table-cell office:value-type="float" office:value="2.79173900098" calcext:value-type="float">
            <text:p>2.791739001</text:p>
          </table:table-cell>
          <table:table-cell office:value-type="float" office:value="24.2469826319" calcext:value-type="float">
            <text:p>24.2469826319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7.0387217914" calcext:value-type="float">
            <text:p>27.0387217914</text:p>
          </table:table-cell>
          <table:table-cell office:value-type="float" office:value="2.79173900818" calcext:value-type="float">
            <text:p>2.7917390082</text:p>
          </table:table-cell>
          <table:table-cell office:value-type="float" office:value="24.2469827832" calcext:value-type="float">
            <text:p>24.2469827832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7.0387219497" calcext:value-type="float">
            <text:p>27.0387219497</text:p>
          </table:table-cell>
          <table:table-cell office:value-type="float" office:value="2.79173901523" calcext:value-type="float">
            <text:p>2.7917390152</text:p>
          </table:table-cell>
          <table:table-cell office:value-type="float" office:value="24.2469829345" calcext:value-type="float">
            <text:p>24.2469829345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7.0387221048" calcext:value-type="float">
            <text:p>27.0387221048</text:p>
          </table:table-cell>
          <table:table-cell office:value-type="float" office:value="2.79173902266" calcext:value-type="float">
            <text:p>2.7917390227</text:p>
          </table:table-cell>
          <table:table-cell office:value-type="float" office:value="24.2469830822" calcext:value-type="float">
            <text:p>24.2469830822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7.0387222583" calcext:value-type="float">
            <text:p>27.0387222583</text:p>
          </table:table-cell>
          <table:table-cell office:value-type="float" office:value="2.79173903053" calcext:value-type="float">
            <text:p>2.7917390305</text:p>
          </table:table-cell>
          <table:table-cell office:value-type="float" office:value="24.2469832277" calcext:value-type="float">
            <text:p>24.24698322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141683339" calcext:value-type="float">
            <text:p>15.1141683339</text:p>
          </table:table-cell>
          <table:table-cell office:value-type="float" office:value="1.70565389466" calcext:value-type="float">
            <text:p>1.7056538947</text:p>
          </table:table-cell>
          <table:table-cell office:value-type="float" office:value="13.4085144393" calcext:value-type="float">
            <text:p>13.4085144393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5.1141675224" calcext:value-type="float">
            <text:p>15.1141675224</text:p>
          </table:table-cell>
          <table:table-cell office:value-type="float" office:value="1.70565382653" calcext:value-type="float">
            <text:p>1.7056538265</text:p>
          </table:table-cell>
          <table:table-cell office:value-type="float" office:value="13.4085136959" calcext:value-type="float">
            <text:p>13.4085136959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.1141672929" calcext:value-type="float">
            <text:p>15.1141672929</text:p>
          </table:table-cell>
          <table:table-cell office:value-type="float" office:value="1.70565379883" calcext:value-type="float">
            <text:p>1.7056537988</text:p>
          </table:table-cell>
          <table:table-cell office:value-type="float" office:value="13.4085134941" calcext:value-type="float">
            <text:p>13.4085134941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5.1141671998" calcext:value-type="float">
            <text:p>15.1141671998</text:p>
          </table:table-cell>
          <table:table-cell office:value-type="float" office:value="1.70565378012" calcext:value-type="float">
            <text:p>1.7056537801</text:p>
          </table:table-cell>
          <table:table-cell office:value-type="float" office:value="13.4085134197" calcext:value-type="float">
            <text:p>13.4085134197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5.1141671635" calcext:value-type="float">
            <text:p>15.1141671635</text:p>
          </table:table-cell>
          <table:table-cell office:value-type="float" office:value="1.70565376501" calcext:value-type="float">
            <text:p>1.705653765</text:p>
          </table:table-cell>
          <table:table-cell office:value-type="float" office:value="13.4085133985" calcext:value-type="float">
            <text:p>13.4085133985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5.1141671584" calcext:value-type="float">
            <text:p>15.1141671584</text:p>
          </table:table-cell>
          <table:table-cell office:value-type="float" office:value="1.70565375295" calcext:value-type="float">
            <text:p>1.705653753</text:p>
          </table:table-cell>
          <table:table-cell office:value-type="float" office:value="13.4085134055" calcext:value-type="float">
            <text:p>13.4085134055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5.1141671727" calcext:value-type="float">
            <text:p>15.1141671727</text:p>
          </table:table-cell>
          <table:table-cell office:value-type="float" office:value="1.70565374267" calcext:value-type="float">
            <text:p>1.7056537427</text:p>
          </table:table-cell>
          <table:table-cell office:value-type="float" office:value="13.40851343" calcext:value-type="float">
            <text:p>13.40851343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5.1141672034" calcext:value-type="float">
            <text:p>15.1141672034</text:p>
          </table:table-cell>
          <table:table-cell office:value-type="float" office:value="1.70565373403" calcext:value-type="float">
            <text:p>1.705653734</text:p>
          </table:table-cell>
          <table:table-cell office:value-type="float" office:value="13.4085134694" calcext:value-type="float">
            <text:p>13.4085134694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5.1141672487" calcext:value-type="float">
            <text:p>15.1141672487</text:p>
          </table:table-cell>
          <table:table-cell office:value-type="float" office:value="1.70565372572" calcext:value-type="float">
            <text:p>1.7056537257</text:p>
          </table:table-cell>
          <table:table-cell office:value-type="float" office:value="13.408513523" calcext:value-type="float">
            <text:p>13.408513523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5.1141673028" calcext:value-type="float">
            <text:p>15.1141673028</text:p>
          </table:table-cell>
          <table:table-cell office:value-type="float" office:value="1.70565371907" calcext:value-type="float">
            <text:p>1.7056537191</text:p>
          </table:table-cell>
          <table:table-cell office:value-type="float" office:value="13.4085135838" calcext:value-type="float">
            <text:p>13.4085135838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.1141673581" calcext:value-type="float">
            <text:p>15.1141673581</text:p>
          </table:table-cell>
          <table:table-cell office:value-type="float" office:value="1.70565371305" calcext:value-type="float">
            <text:p>1.7056537131</text:p>
          </table:table-cell>
          <table:table-cell office:value-type="float" office:value="13.4085136451" calcext:value-type="float">
            <text:p>13.4085136451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5.114167409" calcext:value-type="float">
            <text:p>15.114167409</text:p>
          </table:table-cell>
          <table:table-cell office:value-type="float" office:value="1.70565370724" calcext:value-type="float">
            <text:p>1.7056537072</text:p>
          </table:table-cell>
          <table:table-cell office:value-type="float" office:value="13.4085137017" calcext:value-type="float">
            <text:p>13.4085137017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5.1141674599" calcext:value-type="float">
            <text:p>15.1141674599</text:p>
          </table:table-cell>
          <table:table-cell office:value-type="float" office:value="1.70565370225" calcext:value-type="float">
            <text:p>1.7056537023</text:p>
          </table:table-cell>
          <table:table-cell office:value-type="float" office:value="13.4085137577" calcext:value-type="float">
            <text:p>13.4085137577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5.1141675108" calcext:value-type="float">
            <text:p>15.1141675108</text:p>
          </table:table-cell>
          <table:table-cell office:value-type="float" office:value="1.70565369784" calcext:value-type="float">
            <text:p>1.7056536978</text:p>
          </table:table-cell>
          <table:table-cell office:value-type="float" office:value="13.4085138129" calcext:value-type="float">
            <text:p>13.4085138129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5.1141675551" calcext:value-type="float">
            <text:p>15.1141675551</text:p>
          </table:table-cell>
          <table:table-cell office:value-type="float" office:value="1.70565369309" calcext:value-type="float">
            <text:p>1.7056536931</text:p>
          </table:table-cell>
          <table:table-cell office:value-type="float" office:value="13.408513862" calcext:value-type="float">
            <text:p>13.408513862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5.1141675997" calcext:value-type="float">
            <text:p>15.1141675997</text:p>
          </table:table-cell>
          <table:table-cell office:value-type="float" office:value="1.70565368928" calcext:value-type="float">
            <text:p>1.7056536893</text:p>
          </table:table-cell>
          <table:table-cell office:value-type="float" office:value="13.4085139105" calcext:value-type="float">
            <text:p>13.4085139105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5.1141676433" calcext:value-type="float">
            <text:p>15.1141676433</text:p>
          </table:table-cell>
          <table:table-cell office:value-type="float" office:value="1.70565368565" calcext:value-type="float">
            <text:p>1.7056536857</text:p>
          </table:table-cell>
          <table:table-cell office:value-type="float" office:value="13.4085139576" calcext:value-type="float">
            <text:p>13.4085139576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5.1141676859" calcext:value-type="float">
            <text:p>15.1141676859</text:p>
          </table:table-cell>
          <table:table-cell office:value-type="float" office:value="1.70565368218" calcext:value-type="float">
            <text:p>1.7056536822</text:p>
          </table:table-cell>
          <table:table-cell office:value-type="float" office:value="13.4085140037" calcext:value-type="float">
            <text:p>13.4085140037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5.114167726" calcext:value-type="float">
            <text:p>15.114167726</text:p>
          </table:table-cell>
          <table:table-cell office:value-type="float" office:value="1.70565367926" calcext:value-type="float">
            <text:p>1.7056536793</text:p>
          </table:table-cell>
          <table:table-cell office:value-type="float" office:value="13.4085140468" calcext:value-type="float">
            <text:p>13.4085140468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5.1141677692" calcext:value-type="float">
            <text:p>15.1141677692</text:p>
          </table:table-cell>
          <table:table-cell office:value-type="float" office:value="1.70565367626" calcext:value-type="float">
            <text:p>1.7056536763</text:p>
          </table:table-cell>
          <table:table-cell office:value-type="float" office:value="13.4085140929" calcext:value-type="float">
            <text:p>13.4085140929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.1141678115" calcext:value-type="float">
            <text:p>15.1141678115</text:p>
          </table:table-cell>
          <table:table-cell office:value-type="float" office:value="1.70565367343" calcext:value-type="float">
            <text:p>1.7056536734</text:p>
          </table:table-cell>
          <table:table-cell office:value-type="float" office:value="13.408514138" calcext:value-type="float">
            <text:p>13.408514138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5.1141678535" calcext:value-type="float">
            <text:p>15.1141678535</text:p>
          </table:table-cell>
          <table:table-cell office:value-type="float" office:value="1.70565367183" calcext:value-type="float">
            <text:p>1.7056536718</text:p>
          </table:table-cell>
          <table:table-cell office:value-type="float" office:value="13.4085141817" calcext:value-type="float">
            <text:p>13.4085141817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5.1141678951" calcext:value-type="float">
            <text:p>15.1141678951</text:p>
          </table:table-cell>
          <table:table-cell office:value-type="float" office:value="1.70565366908" calcext:value-type="float">
            <text:p>1.7056536691</text:p>
          </table:table-cell>
          <table:table-cell office:value-type="float" office:value="13.4085142261" calcext:value-type="float">
            <text:p>13.408514226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5.1141679415" calcext:value-type="float">
            <text:p>15.1141679415</text:p>
          </table:table-cell>
          <table:table-cell office:value-type="float" office:value="1.70565366727" calcext:value-type="float">
            <text:p>1.7056536673</text:p>
          </table:table-cell>
          <table:table-cell office:value-type="float" office:value="13.4085142742" calcext:value-type="float">
            <text:p>13.4085142742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5.1141679859" calcext:value-type="float">
            <text:p>15.1141679859</text:p>
          </table:table-cell>
          <table:table-cell office:value-type="float" office:value="1.7056536646" calcext:value-type="float">
            <text:p>1.7056536646</text:p>
          </table:table-cell>
          <table:table-cell office:value-type="float" office:value="13.4085143213" calcext:value-type="float">
            <text:p>13.4085143213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5.1141680312" calcext:value-type="float">
            <text:p>15.1141680312</text:p>
          </table:table-cell>
          <table:table-cell office:value-type="float" office:value="1.70565366294" calcext:value-type="float">
            <text:p>1.7056536629</text:p>
          </table:table-cell>
          <table:table-cell office:value-type="float" office:value="13.4085143682" calcext:value-type="float">
            <text:p>13.4085143682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1.5409023183" calcext:value-type="float">
            <text:p>31.5409023183</text:p>
          </table:table-cell>
          <table:table-cell office:value-type="float" office:value="5.04282946648" calcext:value-type="float">
            <text:p>5.0428294665</text:p>
          </table:table-cell>
          <table:table-cell office:value-type="float" office:value="26.4980728518" calcext:value-type="float">
            <text:p>26.4980728518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1.5409017885" calcext:value-type="float">
            <text:p>31.5409017885</text:p>
          </table:table-cell>
          <table:table-cell office:value-type="float" office:value="5.04282940396" calcext:value-type="float">
            <text:p>5.042829404</text:p>
          </table:table-cell>
          <table:table-cell office:value-type="float" office:value="26.4980723845" calcext:value-type="float">
            <text:p>26.4980723845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1.5409014717" calcext:value-type="float">
            <text:p>31.5409014717</text:p>
          </table:table-cell>
          <table:table-cell office:value-type="float" office:value="5.04282935795" calcext:value-type="float">
            <text:p>5.042829358</text:p>
          </table:table-cell>
          <table:table-cell office:value-type="float" office:value="26.4980721138" calcext:value-type="float">
            <text:p>26.4980721138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31.5409012709" calcext:value-type="float">
            <text:p>31.5409012709</text:p>
          </table:table-cell>
          <table:table-cell office:value-type="float" office:value="5.04282932008" calcext:value-type="float">
            <text:p>5.0428293201</text:p>
          </table:table-cell>
          <table:table-cell office:value-type="float" office:value="26.4980719508" calcext:value-type="float">
            <text:p>26.498071950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1.5409011435" calcext:value-type="float">
            <text:p>31.5409011435</text:p>
          </table:table-cell>
          <table:table-cell office:value-type="float" office:value="5.04282928824" calcext:value-type="float">
            <text:p>5.0428292882</text:p>
          </table:table-cell>
          <table:table-cell office:value-type="float" office:value="26.4980718553" calcext:value-type="float">
            <text:p>26.4980718553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31.5409010559" calcext:value-type="float">
            <text:p>31.5409010559</text:p>
          </table:table-cell>
          <table:table-cell office:value-type="float" office:value="5.0428292597" calcext:value-type="float">
            <text:p>5.0428292597</text:p>
          </table:table-cell>
          <table:table-cell office:value-type="float" office:value="26.4980717962" calcext:value-type="float">
            <text:p>26.4980717962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1.540900989" calcext:value-type="float">
            <text:p>31.540900989</text:p>
          </table:table-cell>
          <table:table-cell office:value-type="float" office:value="5.04282923503" calcext:value-type="float">
            <text:p>5.042829235</text:p>
          </table:table-cell>
          <table:table-cell office:value-type="float" office:value="26.498071754" calcext:value-type="float">
            <text:p>26.498071754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1.5409009238" calcext:value-type="float">
            <text:p>31.5409009238</text:p>
          </table:table-cell>
          <table:table-cell office:value-type="float" office:value="5.04282921103" calcext:value-type="float">
            <text:p>5.042829211</text:p>
          </table:table-cell>
          <table:table-cell office:value-type="float" office:value="26.4980717128" calcext:value-type="float">
            <text:p>26.4980717128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1.5409008569" calcext:value-type="float">
            <text:p>31.5409008569</text:p>
          </table:table-cell>
          <table:table-cell office:value-type="float" office:value="5.04282919071" calcext:value-type="float">
            <text:p>5.0428291907</text:p>
          </table:table-cell>
          <table:table-cell office:value-type="float" office:value="26.4980716662" calcext:value-type="float">
            <text:p>26.4980716662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1.5409008016" calcext:value-type="float">
            <text:p>31.5409008016</text:p>
          </table:table-cell>
          <table:table-cell office:value-type="float" office:value="5.04282917123" calcext:value-type="float">
            <text:p>5.0428291712</text:p>
          </table:table-cell>
          <table:table-cell office:value-type="float" office:value="26.4980716304" calcext:value-type="float">
            <text:p>26.4980716304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1.5409007322" calcext:value-type="float">
            <text:p>31.5409007322</text:p>
          </table:table-cell>
          <table:table-cell office:value-type="float" office:value="5.04282915339" calcext:value-type="float">
            <text:p>5.0428291534</text:p>
          </table:table-cell>
          <table:table-cell office:value-type="float" office:value="26.4980715788" calcext:value-type="float">
            <text:p>26.4980715788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31.5409006709" calcext:value-type="float">
            <text:p>31.5409006709</text:p>
          </table:table-cell>
          <table:table-cell office:value-type="float" office:value="5.04282913576" calcext:value-type="float">
            <text:p>5.0428291358</text:p>
          </table:table-cell>
          <table:table-cell office:value-type="float" office:value="26.4980715351" calcext:value-type="float">
            <text:p>26.498071535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1.5409006208" calcext:value-type="float">
            <text:p>31.5409006208</text:p>
          </table:table-cell>
          <table:table-cell office:value-type="float" office:value="5.04282911953" calcext:value-type="float">
            <text:p>5.0428291195</text:p>
          </table:table-cell>
          <table:table-cell office:value-type="float" office:value="26.4980715013" calcext:value-type="float">
            <text:p>26.4980715013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31.540900567" calcext:value-type="float">
            <text:p>31.540900567</text:p>
          </table:table-cell>
          <table:table-cell office:value-type="float" office:value="5.04282910518" calcext:value-type="float">
            <text:p>5.0428291052</text:p>
          </table:table-cell>
          <table:table-cell office:value-type="float" office:value="26.4980714618" calcext:value-type="float">
            <text:p>26.498071461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.540900527" calcext:value-type="float">
            <text:p>31.540900527</text:p>
          </table:table-cell>
          <table:table-cell office:value-type="float" office:value="5.0428290922" calcext:value-type="float">
            <text:p>5.0428290922</text:p>
          </table:table-cell>
          <table:table-cell office:value-type="float" office:value="26.4980714349" calcext:value-type="float">
            <text:p>26.4980714349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31.5409004885" calcext:value-type="float">
            <text:p>31.5409004885</text:p>
          </table:table-cell>
          <table:table-cell office:value-type="float" office:value="5.04282907855" calcext:value-type="float">
            <text:p>5.0428290786</text:p>
          </table:table-cell>
          <table:table-cell office:value-type="float" office:value="26.49807141" calcext:value-type="float">
            <text:p>26.4980714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1.5409004563" calcext:value-type="float">
            <text:p>31.5409004563</text:p>
          </table:table-cell>
          <table:table-cell office:value-type="float" office:value="5.04282906472" calcext:value-type="float">
            <text:p>5.0428290647</text:p>
          </table:table-cell>
          <table:table-cell office:value-type="float" office:value="26.4980713915" calcext:value-type="float">
            <text:p>26.4980713915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1.5409004269" calcext:value-type="float">
            <text:p>31.5409004269</text:p>
          </table:table-cell>
          <table:table-cell office:value-type="float" office:value="5.04282905323" calcext:value-type="float">
            <text:p>5.0428290532</text:p>
          </table:table-cell>
          <table:table-cell office:value-type="float" office:value="26.4980713737" calcext:value-type="float">
            <text:p>26.4980713737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1.5409004092" calcext:value-type="float">
            <text:p>31.5409004092</text:p>
          </table:table-cell>
          <table:table-cell office:value-type="float" office:value="5.04282904156" calcext:value-type="float">
            <text:p>5.0428290416</text:p>
          </table:table-cell>
          <table:table-cell office:value-type="float" office:value="26.4980713677" calcext:value-type="float">
            <text:p>26.4980713677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1.5409003957" calcext:value-type="float">
            <text:p>31.5409003957</text:p>
          </table:table-cell>
          <table:table-cell office:value-type="float" office:value="5.04282903109" calcext:value-type="float">
            <text:p>5.0428290311</text:p>
          </table:table-cell>
          <table:table-cell office:value-type="float" office:value="26.4980713646" calcext:value-type="float">
            <text:p>26.4980713646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31.5409003876" calcext:value-type="float">
            <text:p>31.5409003876</text:p>
          </table:table-cell>
          <table:table-cell office:value-type="float" office:value="5.04282902006" calcext:value-type="float">
            <text:p>5.0428290201</text:p>
          </table:table-cell>
          <table:table-cell office:value-type="float" office:value="26.4980713676" calcext:value-type="float">
            <text:p>26.4980713676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31.5409003833" calcext:value-type="float">
            <text:p>31.5409003833</text:p>
          </table:table-cell>
          <table:table-cell office:value-type="float" office:value="5.04282901006" calcext:value-type="float">
            <text:p>5.0428290101</text:p>
          </table:table-cell>
          <table:table-cell office:value-type="float" office:value="26.4980713733" calcext:value-type="float">
            <text:p>26.4980713733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1.5409003831" calcext:value-type="float">
            <text:p>31.5409003831</text:p>
          </table:table-cell>
          <table:table-cell office:value-type="float" office:value="5.04282900009" calcext:value-type="float">
            <text:p>5.0428290001</text:p>
          </table:table-cell>
          <table:table-cell office:value-type="float" office:value="26.498071383" calcext:value-type="float">
            <text:p>26.498071383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31.5409003929" calcext:value-type="float">
            <text:p>31.5409003929</text:p>
          </table:table-cell>
          <table:table-cell office:value-type="float" office:value="5.04282899141" calcext:value-type="float">
            <text:p>5.0428289914</text:p>
          </table:table-cell>
          <table:table-cell office:value-type="float" office:value="26.4980714015" calcext:value-type="float">
            <text:p>26.498071401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8.4088170668" calcext:value-type="float">
            <text:p>18.4088170668</text:p>
          </table:table-cell>
          <table:table-cell office:value-type="float" office:value="3.35297877765" calcext:value-type="float">
            <text:p>3.3529787777</text:p>
          </table:table-cell>
          <table:table-cell office:value-type="float" office:value="15.0558382891" calcext:value-type="float">
            <text:p>15.0558382891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8.4088167691" calcext:value-type="float">
            <text:p>18.4088167691</text:p>
          </table:table-cell>
          <table:table-cell office:value-type="float" office:value="3.35297872529" calcext:value-type="float">
            <text:p>3.3529787253</text:p>
          </table:table-cell>
          <table:table-cell office:value-type="float" office:value="15.0558380439" calcext:value-type="float">
            <text:p>15.0558380439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8.4088166412" calcext:value-type="float">
            <text:p>18.4088166412</text:p>
          </table:table-cell>
          <table:table-cell office:value-type="float" office:value="3.35297869941" calcext:value-type="float">
            <text:p>3.3529786994</text:p>
          </table:table-cell>
          <table:table-cell office:value-type="float" office:value="15.0558379418" calcext:value-type="float">
            <text:p>15.0558379418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8.4088165643" calcext:value-type="float">
            <text:p>18.4088165643</text:p>
          </table:table-cell>
          <table:table-cell office:value-type="float" office:value="3.35297868006" calcext:value-type="float">
            <text:p>3.3529786801</text:p>
          </table:table-cell>
          <table:table-cell office:value-type="float" office:value="15.0558378842" calcext:value-type="float">
            <text:p>15.0558378842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8.4088165103" calcext:value-type="float">
            <text:p>18.4088165103</text:p>
          </table:table-cell>
          <table:table-cell office:value-type="float" office:value="3.35297866432" calcext:value-type="float">
            <text:p>3.3529786643</text:p>
          </table:table-cell>
          <table:table-cell office:value-type="float" office:value="15.055837846" calcext:value-type="float">
            <text:p>15.055837846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8.4088164757" calcext:value-type="float">
            <text:p>18.4088164757</text:p>
          </table:table-cell>
          <table:table-cell office:value-type="float" office:value="3.35297865192" calcext:value-type="float">
            <text:p>3.3529786519</text:p>
          </table:table-cell>
          <table:table-cell office:value-type="float" office:value="15.0558378238" calcext:value-type="float">
            <text:p>15.0558378238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8.4088164495" calcext:value-type="float">
            <text:p>18.4088164495</text:p>
          </table:table-cell>
          <table:table-cell office:value-type="float" office:value="3.35297864178" calcext:value-type="float">
            <text:p>3.3529786418</text:p>
          </table:table-cell>
          <table:table-cell office:value-type="float" office:value="15.0558378078" calcext:value-type="float">
            <text:p>15.0558378078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8.4088164317" calcext:value-type="float">
            <text:p>18.4088164317</text:p>
          </table:table-cell>
          <table:table-cell office:value-type="float" office:value="3.35297863269" calcext:value-type="float">
            <text:p>3.3529786327</text:p>
          </table:table-cell>
          <table:table-cell office:value-type="float" office:value="15.055837799" calcext:value-type="float">
            <text:p>15.055837799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8.4088164187" calcext:value-type="float">
            <text:p>18.4088164187</text:p>
          </table:table-cell>
          <table:table-cell office:value-type="float" office:value="3.35297862399" calcext:value-type="float">
            <text:p>3.352978624</text:p>
          </table:table-cell>
          <table:table-cell office:value-type="float" office:value="15.0558377947" calcext:value-type="float">
            <text:p>15.0558377947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8.408816406" calcext:value-type="float">
            <text:p>18.408816406</text:p>
          </table:table-cell>
          <table:table-cell office:value-type="float" office:value="3.35297861605" calcext:value-type="float">
            <text:p>3.3529786161</text:p>
          </table:table-cell>
          <table:table-cell office:value-type="float" office:value="15.05583779" calcext:value-type="float">
            <text:p>15.05583779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8.4088163944" calcext:value-type="float">
            <text:p>18.4088163944</text:p>
          </table:table-cell>
          <table:table-cell office:value-type="float" office:value="3.3529786079" calcext:value-type="float">
            <text:p>3.3529786079</text:p>
          </table:table-cell>
          <table:table-cell office:value-type="float" office:value="15.0558377865" calcext:value-type="float">
            <text:p>15.0558377865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8.4088163803" calcext:value-type="float">
            <text:p>18.4088163803</text:p>
          </table:table-cell>
          <table:table-cell office:value-type="float" office:value="3.35297860073" calcext:value-type="float">
            <text:p>3.3529786007</text:p>
          </table:table-cell>
          <table:table-cell office:value-type="float" office:value="15.0558377796" calcext:value-type="float">
            <text:p>15.0558377796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8.408816363" calcext:value-type="float">
            <text:p>18.408816363</text:p>
          </table:table-cell>
          <table:table-cell office:value-type="float" office:value="3.35297859343" calcext:value-type="float">
            <text:p>3.3529785934</text:p>
          </table:table-cell>
          <table:table-cell office:value-type="float" office:value="15.0558377696" calcext:value-type="float">
            <text:p>15.0558377696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8.4088163454" calcext:value-type="float">
            <text:p>18.4088163454</text:p>
          </table:table-cell>
          <table:table-cell office:value-type="float" office:value="3.35297858712" calcext:value-type="float">
            <text:p>3.3529785871</text:p>
          </table:table-cell>
          <table:table-cell office:value-type="float" office:value="15.0558377583" calcext:value-type="float">
            <text:p>15.0558377583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8.4088163239" calcext:value-type="float">
            <text:p>18.4088163239</text:p>
          </table:table-cell>
          <table:table-cell office:value-type="float" office:value="3.35297857987" calcext:value-type="float">
            <text:p>3.3529785799</text:p>
          </table:table-cell>
          <table:table-cell office:value-type="float" office:value="15.055837744" calcext:value-type="float">
            <text:p>15.055837744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8.4088163038" calcext:value-type="float">
            <text:p>18.4088163038</text:p>
          </table:table-cell>
          <table:table-cell office:value-type="float" office:value="3.35297857354" calcext:value-type="float">
            <text:p>3.3529785735</text:p>
          </table:table-cell>
          <table:table-cell office:value-type="float" office:value="15.0558377303" calcext:value-type="float">
            <text:p>15.0558377303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8.4088162827" calcext:value-type="float">
            <text:p>18.4088162827</text:p>
          </table:table-cell>
          <table:table-cell office:value-type="float" office:value="3.35297856741" calcext:value-type="float">
            <text:p>3.3529785674</text:p>
          </table:table-cell>
          <table:table-cell office:value-type="float" office:value="15.0558377153" calcext:value-type="float">
            <text:p>15.0558377153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8.4088162566" calcext:value-type="float">
            <text:p>18.4088162566</text:p>
          </table:table-cell>
          <table:table-cell office:value-type="float" office:value="3.35297856125" calcext:value-type="float">
            <text:p>3.3529785613</text:p>
          </table:table-cell>
          <table:table-cell office:value-type="float" office:value="15.0558376954" calcext:value-type="float">
            <text:p>15.0558376954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8.4088162333" calcext:value-type="float">
            <text:p>18.4088162333</text:p>
          </table:table-cell>
          <table:table-cell office:value-type="float" office:value="3.35297855551" calcext:value-type="float">
            <text:p>3.3529785555</text:p>
          </table:table-cell>
          <table:table-cell office:value-type="float" office:value="15.0558376778" calcext:value-type="float">
            <text:p>15.0558376778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8.4088162101" calcext:value-type="float">
            <text:p>18.4088162101</text:p>
          </table:table-cell>
          <table:table-cell office:value-type="float" office:value="3.35297854973" calcext:value-type="float">
            <text:p>3.3529785497</text:p>
          </table:table-cell>
          <table:table-cell office:value-type="float" office:value="15.0558376604" calcext:value-type="float">
            <text:p>15.0558376604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8.4088161856" calcext:value-type="float">
            <text:p>18.4088161856</text:p>
          </table:table-cell>
          <table:table-cell office:value-type="float" office:value="3.35297854374" calcext:value-type="float">
            <text:p>3.3529785437</text:p>
          </table:table-cell>
          <table:table-cell office:value-type="float" office:value="15.0558376419" calcext:value-type="float">
            <text:p>15.0558376419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8.4088161623" calcext:value-type="float">
            <text:p>18.4088161623</text:p>
          </table:table-cell>
          <table:table-cell office:value-type="float" office:value="3.35297853873" calcext:value-type="float">
            <text:p>3.3529785387</text:p>
          </table:table-cell>
          <table:table-cell office:value-type="float" office:value="15.0558376236" calcext:value-type="float">
            <text:p>15.0558376236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8.4088161392" calcext:value-type="float">
            <text:p>18.4088161392</text:p>
          </table:table-cell>
          <table:table-cell office:value-type="float" office:value="3.35297853358" calcext:value-type="float">
            <text:p>3.3529785336</text:p>
          </table:table-cell>
          <table:table-cell office:value-type="float" office:value="15.0558376057" calcext:value-type="float">
            <text:p>15.0558376057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8.4088161154" calcext:value-type="float">
            <text:p>18.4088161154</text:p>
          </table:table-cell>
          <table:table-cell office:value-type="float" office:value="3.35297852845" calcext:value-type="float">
            <text:p>3.3529785285</text:p>
          </table:table-cell>
          <table:table-cell office:value-type="float" office:value="15.0558375869" calcext:value-type="float">
            <text:p>15.0558375869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8.4088160949" calcext:value-type="float">
            <text:p>18.4088160949</text:p>
          </table:table-cell>
          <table:table-cell office:value-type="float" office:value="3.35297852359" calcext:value-type="float">
            <text:p>3.3529785236</text:p>
          </table:table-cell>
          <table:table-cell office:value-type="float" office:value="15.0558375713" calcext:value-type="float">
            <text:p>15.0558375713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8.4088160746" calcext:value-type="float">
            <text:p>18.4088160746</text:p>
          </table:table-cell>
          <table:table-cell office:value-type="float" office:value="3.3529785191" calcext:value-type="float">
            <text:p>3.3529785191</text:p>
          </table:table-cell>
          <table:table-cell office:value-type="float" office:value="15.0558375555" calcext:value-type="float">
            <text:p>15.0558375555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2.2340211534" calcext:value-type="float">
            <text:p>32.2340211534</text:p>
          </table:table-cell>
          <table:table-cell office:value-type="float" office:value="5.38939000268" calcext:value-type="float">
            <text:p>5.3893900027</text:p>
          </table:table-cell>
          <table:table-cell office:value-type="float" office:value="26.8446311507" calcext:value-type="float">
            <text:p>26.8446311507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32.2340209006" calcext:value-type="float">
            <text:p>32.2340209006</text:p>
          </table:table-cell>
          <table:table-cell office:value-type="float" office:value="5.3893899477" calcext:value-type="float">
            <text:p>5.3893899477</text:p>
          </table:table-cell>
          <table:table-cell office:value-type="float" office:value="26.8446309529" calcext:value-type="float">
            <text:p>26.8446309529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32.2340207581" calcext:value-type="float">
            <text:p>32.2340207581</text:p>
          </table:table-cell>
          <table:table-cell office:value-type="float" office:value="5.38938991406" calcext:value-type="float">
            <text:p>5.3893899141</text:p>
          </table:table-cell>
          <table:table-cell office:value-type="float" office:value="26.8446308441" calcext:value-type="float">
            <text:p>26.8446308441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32.2340206546" calcext:value-type="float">
            <text:p>32.2340206546</text:p>
          </table:table-cell>
          <table:table-cell office:value-type="float" office:value="5.38938988814" calcext:value-type="float">
            <text:p>5.3893898881</text:p>
          </table:table-cell>
          <table:table-cell office:value-type="float" office:value="26.8446307664" calcext:value-type="float">
            <text:p>26.8446307664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2.2340205826" calcext:value-type="float">
            <text:p>32.2340205826</text:p>
          </table:table-cell>
          <table:table-cell office:value-type="float" office:value="5.38938986851" calcext:value-type="float">
            <text:p>5.3893898685</text:p>
          </table:table-cell>
          <table:table-cell office:value-type="float" office:value="26.8446307141" calcext:value-type="float">
            <text:p>26.8446307141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32.2340205256" calcext:value-type="float">
            <text:p>32.2340205256</text:p>
          </table:table-cell>
          <table:table-cell office:value-type="float" office:value="5.38938984983" calcext:value-type="float">
            <text:p>5.3893898498</text:p>
          </table:table-cell>
          <table:table-cell office:value-type="float" office:value="26.8446306757" calcext:value-type="float">
            <text:p>26.8446306757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2.2340204815" calcext:value-type="float">
            <text:p>32.2340204815</text:p>
          </table:table-cell>
          <table:table-cell office:value-type="float" office:value="5.38938983317" calcext:value-type="float">
            <text:p>5.3893898332</text:p>
          </table:table-cell>
          <table:table-cell office:value-type="float" office:value="26.8446306484" calcext:value-type="float">
            <text:p>26.8446306484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32.2340204344" calcext:value-type="float">
            <text:p>32.2340204344</text:p>
          </table:table-cell>
          <table:table-cell office:value-type="float" office:value="5.38938981733" calcext:value-type="float">
            <text:p>5.3893898173</text:p>
          </table:table-cell>
          <table:table-cell office:value-type="float" office:value="26.8446306171" calcext:value-type="float">
            <text:p>26.8446306171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2.2340204142" calcext:value-type="float">
            <text:p>32.2340204142</text:p>
          </table:table-cell>
          <table:table-cell office:value-type="float" office:value="5.38938980428" calcext:value-type="float">
            <text:p>5.3893898043</text:p>
          </table:table-cell>
          <table:table-cell office:value-type="float" office:value="26.8446306099" calcext:value-type="float">
            <text:p>26.8446306099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32.2340203888" calcext:value-type="float">
            <text:p>32.2340203888</text:p>
          </table:table-cell>
          <table:table-cell office:value-type="float" office:value="5.38938979182" calcext:value-type="float">
            <text:p>5.3893897918</text:p>
          </table:table-cell>
          <table:table-cell office:value-type="float" office:value="26.8446305969" calcext:value-type="float">
            <text:p>26.8446305969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32.2340203813" calcext:value-type="float">
            <text:p>32.2340203813</text:p>
          </table:table-cell>
          <table:table-cell office:value-type="float" office:value="5.38938978003" calcext:value-type="float">
            <text:p>5.38938978</text:p>
          </table:table-cell>
          <table:table-cell office:value-type="float" office:value="26.8446306013" calcext:value-type="float">
            <text:p>26.8446306013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32.2340203753" calcext:value-type="float">
            <text:p>32.2340203753</text:p>
          </table:table-cell>
          <table:table-cell office:value-type="float" office:value="5.38938976965" calcext:value-type="float">
            <text:p>5.3893897697</text:p>
          </table:table-cell>
          <table:table-cell office:value-type="float" office:value="26.8446306056" calcext:value-type="float">
            <text:p>26.8446306056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2.2340203828" calcext:value-type="float">
            <text:p>32.2340203828</text:p>
          </table:table-cell>
          <table:table-cell office:value-type="float" office:value="5.38938976002" calcext:value-type="float">
            <text:p>5.38938976</text:p>
          </table:table-cell>
          <table:table-cell office:value-type="float" office:value="26.8446306228" calcext:value-type="float">
            <text:p>26.8446306228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32.2340204008" calcext:value-type="float">
            <text:p>32.2340204008</text:p>
          </table:table-cell>
          <table:table-cell office:value-type="float" office:value="5.38938975172" calcext:value-type="float">
            <text:p>5.3893897517</text:p>
          </table:table-cell>
          <table:table-cell office:value-type="float" office:value="26.8446306491" calcext:value-type="float">
            <text:p>26.844630649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2.2340204164" calcext:value-type="float">
            <text:p>32.2340204164</text:p>
          </table:table-cell>
          <table:table-cell office:value-type="float" office:value="5.3893897422" calcext:value-type="float">
            <text:p>5.3893897422</text:p>
          </table:table-cell>
          <table:table-cell office:value-type="float" office:value="26.8446306742" calcext:value-type="float">
            <text:p>26.8446306742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32.2340204496" calcext:value-type="float">
            <text:p>32.2340204496</text:p>
          </table:table-cell>
          <table:table-cell office:value-type="float" office:value="5.38938973536" calcext:value-type="float">
            <text:p>5.3893897354</text:p>
          </table:table-cell>
          <table:table-cell office:value-type="float" office:value="26.8446307142" calcext:value-type="float">
            <text:p>26.8446307142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2.2340204834" calcext:value-type="float">
            <text:p>32.2340204834</text:p>
          </table:table-cell>
          <table:table-cell office:value-type="float" office:value="5.38938972875" calcext:value-type="float">
            <text:p>5.3893897288</text:p>
          </table:table-cell>
          <table:table-cell office:value-type="float" office:value="26.8446307547" calcext:value-type="float">
            <text:p>26.8446307547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32.2340205212" calcext:value-type="float">
            <text:p>32.2340205212</text:p>
          </table:table-cell>
          <table:table-cell office:value-type="float" office:value="5.38938972282" calcext:value-type="float">
            <text:p>5.3893897228</text:p>
          </table:table-cell>
          <table:table-cell office:value-type="float" office:value="26.8446307984" calcext:value-type="float">
            <text:p>26.8446307984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2.2340205598" calcext:value-type="float">
            <text:p>32.2340205598</text:p>
          </table:table-cell>
          <table:table-cell office:value-type="float" office:value="5.38938971697" calcext:value-type="float">
            <text:p>5.389389717</text:p>
          </table:table-cell>
          <table:table-cell office:value-type="float" office:value="26.8446308428" calcext:value-type="float">
            <text:p>26.8446308428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2.2340206094" calcext:value-type="float">
            <text:p>32.2340206094</text:p>
          </table:table-cell>
          <table:table-cell office:value-type="float" office:value="5.38938971113" calcext:value-type="float">
            <text:p>5.3893897111</text:p>
          </table:table-cell>
          <table:table-cell office:value-type="float" office:value="26.8446308983" calcext:value-type="float">
            <text:p>26.8446308983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2.2340206524" calcext:value-type="float">
            <text:p>32.2340206524</text:p>
          </table:table-cell>
          <table:table-cell office:value-type="float" office:value="5.38938970487" calcext:value-type="float">
            <text:p>5.3893897049</text:p>
          </table:table-cell>
          <table:table-cell office:value-type="float" office:value="26.8446309475" calcext:value-type="float">
            <text:p>26.8446309475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32.2340206997" calcext:value-type="float">
            <text:p>32.2340206997</text:p>
          </table:table-cell>
          <table:table-cell office:value-type="float" office:value="5.38938970153" calcext:value-type="float">
            <text:p>5.3893897015</text:p>
          </table:table-cell>
          <table:table-cell office:value-type="float" office:value="26.8446309982" calcext:value-type="float">
            <text:p>26.8446309982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2.2340207497" calcext:value-type="float">
            <text:p>32.2340207497</text:p>
          </table:table-cell>
          <table:table-cell office:value-type="float" office:value="5.38938969747" calcext:value-type="float">
            <text:p>5.3893896975</text:p>
          </table:table-cell>
          <table:table-cell office:value-type="float" office:value="26.8446310523" calcext:value-type="float">
            <text:p>26.8446310523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32.234020799" calcext:value-type="float">
            <text:p>32.234020799</text:p>
          </table:table-cell>
          <table:table-cell office:value-type="float" office:value="5.38938969328" calcext:value-type="float">
            <text:p>5.3893896933</text:p>
          </table:table-cell>
          <table:table-cell office:value-type="float" office:value="26.8446311057" calcext:value-type="float">
            <text:p>26.84463110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143165399" calcext:value-type="float">
            <text:p>20.1143165399</text:p>
          </table:table-cell>
          <table:table-cell office:value-type="float" office:value="4.20572877968" calcext:value-type="float">
            <text:p>4.2057287797</text:p>
          </table:table-cell>
          <table:table-cell office:value-type="float" office:value="15.9085877602" calcext:value-type="float">
            <text:p>15.9085877602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0.1143159891" calcext:value-type="float">
            <text:p>20.1143159891</text:p>
          </table:table-cell>
          <table:table-cell office:value-type="float" office:value="4.2057286851" calcext:value-type="float">
            <text:p>4.2057286851</text:p>
          </table:table-cell>
          <table:table-cell office:value-type="float" office:value="15.908587304" calcext:value-type="float">
            <text:p>15.908587304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0.1143157587" calcext:value-type="float">
            <text:p>20.1143157587</text:p>
          </table:table-cell>
          <table:table-cell office:value-type="float" office:value="4.20572864554" calcext:value-type="float">
            <text:p>4.2057286455</text:p>
          </table:table-cell>
          <table:table-cell office:value-type="float" office:value="15.9085871132" calcext:value-type="float">
            <text:p>15.9085871132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0.1143156038" calcext:value-type="float">
            <text:p>20.1143156038</text:p>
          </table:table-cell>
          <table:table-cell office:value-type="float" office:value="4.2057286191" calcext:value-type="float">
            <text:p>4.2057286191</text:p>
          </table:table-cell>
          <table:table-cell office:value-type="float" office:value="15.9085869847" calcext:value-type="float">
            <text:p>15.9085869847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0.1143154829" calcext:value-type="float">
            <text:p>20.1143154829</text:p>
          </table:table-cell>
          <table:table-cell office:value-type="float" office:value="4.20572859942" calcext:value-type="float">
            <text:p>4.2057285994</text:p>
          </table:table-cell>
          <table:table-cell office:value-type="float" office:value="15.9085868835" calcext:value-type="float">
            <text:p>15.9085868835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0.114315387" calcext:value-type="float">
            <text:p>20.114315387</text:p>
          </table:table-cell>
          <table:table-cell office:value-type="float" office:value="4.2057285839" calcext:value-type="float">
            <text:p>4.2057285839</text:p>
          </table:table-cell>
          <table:table-cell office:value-type="float" office:value="15.9085868031" calcext:value-type="float">
            <text:p>15.9085868031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0.1143153056" calcext:value-type="float">
            <text:p>20.1143153056</text:p>
          </table:table-cell>
          <table:table-cell office:value-type="float" office:value="4.20572857118" calcext:value-type="float">
            <text:p>4.2057285712</text:p>
          </table:table-cell>
          <table:table-cell office:value-type="float" office:value="15.9085867344" calcext:value-type="float">
            <text:p>15.9085867344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0.1143152414" calcext:value-type="float">
            <text:p>20.1143152414</text:p>
          </table:table-cell>
          <table:table-cell office:value-type="float" office:value="4.20572855928" calcext:value-type="float">
            <text:p>4.2057285593</text:p>
          </table:table-cell>
          <table:table-cell office:value-type="float" office:value="15.9085866822" calcext:value-type="float">
            <text:p>15.9085866822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0.1143151781" calcext:value-type="float">
            <text:p>20.1143151781</text:p>
          </table:table-cell>
          <table:table-cell office:value-type="float" office:value="4.20572855004" calcext:value-type="float">
            <text:p>4.20572855</text:p>
          </table:table-cell>
          <table:table-cell office:value-type="float" office:value="15.908586628" calcext:value-type="float">
            <text:p>15.908586628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0.1143151286" calcext:value-type="float">
            <text:p>20.1143151286</text:p>
          </table:table-cell>
          <table:table-cell office:value-type="float" office:value="4.20572854238" calcext:value-type="float">
            <text:p>4.2057285424</text:p>
          </table:table-cell>
          <table:table-cell office:value-type="float" office:value="15.9085865862" calcext:value-type="float">
            <text:p>15.908586586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0.1143150829" calcext:value-type="float">
            <text:p>20.1143150829</text:p>
          </table:table-cell>
          <table:table-cell office:value-type="float" office:value="4.20572853622" calcext:value-type="float">
            <text:p>4.2057285362</text:p>
          </table:table-cell>
          <table:table-cell office:value-type="float" office:value="15.9085865467" calcext:value-type="float">
            <text:p>15.9085865467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0.114315044" calcext:value-type="float">
            <text:p>20.114315044</text:p>
          </table:table-cell>
          <table:table-cell office:value-type="float" office:value="4.20572853066" calcext:value-type="float">
            <text:p>4.2057285307</text:p>
          </table:table-cell>
          <table:table-cell office:value-type="float" office:value="15.9085865134" calcext:value-type="float">
            <text:p>15.9085865134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0.1143150121" calcext:value-type="float">
            <text:p>20.1143150121</text:p>
          </table:table-cell>
          <table:table-cell office:value-type="float" office:value="4.20572852671" calcext:value-type="float">
            <text:p>4.2057285267</text:p>
          </table:table-cell>
          <table:table-cell office:value-type="float" office:value="15.9085864854" calcext:value-type="float">
            <text:p>15.9085864854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0.1143149797" calcext:value-type="float">
            <text:p>20.1143149797</text:p>
          </table:table-cell>
          <table:table-cell office:value-type="float" office:value="4.20572852258" calcext:value-type="float">
            <text:p>4.2057285226</text:p>
          </table:table-cell>
          <table:table-cell office:value-type="float" office:value="15.9085864571" calcext:value-type="float">
            <text:p>15.9085864571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0.114314953" calcext:value-type="float">
            <text:p>20.114314953</text:p>
          </table:table-cell>
          <table:table-cell office:value-type="float" office:value="4.20572851895" calcext:value-type="float">
            <text:p>4.205728519</text:p>
          </table:table-cell>
          <table:table-cell office:value-type="float" office:value="15.9085864341" calcext:value-type="float">
            <text:p>15.9085864341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0.1143149319" calcext:value-type="float">
            <text:p>20.1143149319</text:p>
          </table:table-cell>
          <table:table-cell office:value-type="float" office:value="4.20572851622" calcext:value-type="float">
            <text:p>4.2057285162</text:p>
          </table:table-cell>
          <table:table-cell office:value-type="float" office:value="15.9085864157" calcext:value-type="float">
            <text:p>15.9085864157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0.1143149161" calcext:value-type="float">
            <text:p>20.1143149161</text:p>
          </table:table-cell>
          <table:table-cell office:value-type="float" office:value="4.20572851389" calcext:value-type="float">
            <text:p>4.2057285139</text:p>
          </table:table-cell>
          <table:table-cell office:value-type="float" office:value="15.9085864022" calcext:value-type="float">
            <text:p>15.9085864022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0.1143149017" calcext:value-type="float">
            <text:p>20.1143149017</text:p>
          </table:table-cell>
          <table:table-cell office:value-type="float" office:value="4.20572851246" calcext:value-type="float">
            <text:p>4.2057285125</text:p>
          </table:table-cell>
          <table:table-cell office:value-type="float" office:value="15.9085863893" calcext:value-type="float">
            <text:p>15.9085863893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0.1143148915" calcext:value-type="float">
            <text:p>20.1143148915</text:p>
          </table:table-cell>
          <table:table-cell office:value-type="float" office:value="4.20572851082" calcext:value-type="float">
            <text:p>4.2057285108</text:p>
          </table:table-cell>
          <table:table-cell office:value-type="float" office:value="15.9085863807" calcext:value-type="float">
            <text:p>15.9085863807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0.1143148836" calcext:value-type="float">
            <text:p>20.1143148836</text:p>
          </table:table-cell>
          <table:table-cell office:value-type="float" office:value="4.20572850892" calcext:value-type="float">
            <text:p>4.2057285089</text:p>
          </table:table-cell>
          <table:table-cell office:value-type="float" office:value="15.9085863747" calcext:value-type="float">
            <text:p>15.9085863747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0.1143148768" calcext:value-type="float">
            <text:p>20.1143148768</text:p>
          </table:table-cell>
          <table:table-cell office:value-type="float" office:value="4.20572850796" calcext:value-type="float">
            <text:p>4.205728508</text:p>
          </table:table-cell>
          <table:table-cell office:value-type="float" office:value="15.9085863689" calcext:value-type="float">
            <text:p>15.9085863689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0.1143148736" calcext:value-type="float">
            <text:p>20.1143148736</text:p>
          </table:table-cell>
          <table:table-cell office:value-type="float" office:value="4.20572850685" calcext:value-type="float">
            <text:p>4.2057285069</text:p>
          </table:table-cell>
          <table:table-cell office:value-type="float" office:value="15.9085863667" calcext:value-type="float">
            <text:p>15.9085863667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0.1143148733" calcext:value-type="float">
            <text:p>20.1143148733</text:p>
          </table:table-cell>
          <table:table-cell office:value-type="float" office:value="4.20572850688" calcext:value-type="float">
            <text:p>4.2057285069</text:p>
          </table:table-cell>
          <table:table-cell office:value-type="float" office:value="15.9085863664" calcext:value-type="float">
            <text:p>15.9085863664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0.1143148734" calcext:value-type="float">
            <text:p>20.1143148734</text:p>
          </table:table-cell>
          <table:table-cell office:value-type="float" office:value="4.20572850571" calcext:value-type="float">
            <text:p>4.2057285057</text:p>
          </table:table-cell>
          <table:table-cell office:value-type="float" office:value="15.9085863677" calcext:value-type="float">
            <text:p>15.9085863677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0.1143148766" calcext:value-type="float">
            <text:p>20.1143148766</text:p>
          </table:table-cell>
          <table:table-cell office:value-type="float" office:value="4.20572850582" calcext:value-type="float">
            <text:p>4.2057285058</text:p>
          </table:table-cell>
          <table:table-cell office:value-type="float" office:value="15.9085863708" calcext:value-type="float">
            <text:p>15.9085863708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0.1143148757" calcext:value-type="float">
            <text:p>20.1143148757</text:p>
          </table:table-cell>
          <table:table-cell office:value-type="float" office:value="4.20572850472" calcext:value-type="float">
            <text:p>4.2057285047</text:p>
          </table:table-cell>
          <table:table-cell office:value-type="float" office:value="15.908586371" calcext:value-type="float">
            <text:p>15.908586371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7.4920619731" calcext:value-type="float">
            <text:p>37.4920619731</text:p>
          </table:table-cell>
          <table:table-cell office:value-type="float" office:value="8.0184114594" calcext:value-type="float">
            <text:p>8.0184114594</text:p>
          </table:table-cell>
          <table:table-cell office:value-type="float" office:value="29.4736505137" calcext:value-type="float">
            <text:p>29.4736505137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7.4920617337" calcext:value-type="float">
            <text:p>37.4920617337</text:p>
          </table:table-cell>
          <table:table-cell office:value-type="float" office:value="8.01841141454" calcext:value-type="float">
            <text:p>8.0184114145</text:p>
          </table:table-cell>
          <table:table-cell office:value-type="float" office:value="29.4736503192" calcext:value-type="float">
            <text:p>29.4736503192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7.4920615852" calcext:value-type="float">
            <text:p>37.4920615852</text:p>
          </table:table-cell>
          <table:table-cell office:value-type="float" office:value="8.01841139282" calcext:value-type="float">
            <text:p>8.0184113928</text:p>
          </table:table-cell>
          <table:table-cell office:value-type="float" office:value="29.4736501924" calcext:value-type="float">
            <text:p>29.4736501924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7.492061464" calcext:value-type="float">
            <text:p>37.492061464</text:p>
          </table:table-cell>
          <table:table-cell office:value-type="float" office:value="8.01841138403" calcext:value-type="float">
            <text:p>8.018411384</text:p>
          </table:table-cell>
          <table:table-cell office:value-type="float" office:value="29.47365008" calcext:value-type="float">
            <text:p>29.47365008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7.4920613552" calcext:value-type="float">
            <text:p>37.4920613552</text:p>
          </table:table-cell>
          <table:table-cell office:value-type="float" office:value="8.01841138224" calcext:value-type="float">
            <text:p>8.0184113822</text:p>
          </table:table-cell>
          <table:table-cell office:value-type="float" office:value="29.473649973" calcext:value-type="float">
            <text:p>29.473649973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37.4920612471" calcext:value-type="float">
            <text:p>37.4920612471</text:p>
          </table:table-cell>
          <table:table-cell office:value-type="float" office:value="8.0184113861" calcext:value-type="float">
            <text:p>8.0184113861</text:p>
          </table:table-cell>
          <table:table-cell office:value-type="float" office:value="29.473649861" calcext:value-type="float">
            <text:p>29.473649861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7.4920611344" calcext:value-type="float">
            <text:p>37.4920611344</text:p>
          </table:table-cell>
          <table:table-cell office:value-type="float" office:value="8.01841139247" calcext:value-type="float">
            <text:p>8.0184113925</text:p>
          </table:table-cell>
          <table:table-cell office:value-type="float" office:value="29.4736497419" calcext:value-type="float">
            <text:p>29.4736497419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37.4920610236" calcext:value-type="float">
            <text:p>37.4920610236</text:p>
          </table:table-cell>
          <table:table-cell office:value-type="float" office:value="8.01841140237" calcext:value-type="float">
            <text:p>8.0184114024</text:p>
          </table:table-cell>
          <table:table-cell office:value-type="float" office:value="29.4736496212" calcext:value-type="float">
            <text:p>29.4736496212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7.4920609199" calcext:value-type="float">
            <text:p>37.4920609199</text:p>
          </table:table-cell>
          <table:table-cell office:value-type="float" office:value="8.01841141297" calcext:value-type="float">
            <text:p>8.018411413</text:p>
          </table:table-cell>
          <table:table-cell office:value-type="float" office:value="29.4736495069" calcext:value-type="float">
            <text:p>29.4736495069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37.4920608226" calcext:value-type="float">
            <text:p>37.4920608226</text:p>
          </table:table-cell>
          <table:table-cell office:value-type="float" office:value="8.0184114271" calcext:value-type="float">
            <text:p>8.0184114271</text:p>
          </table:table-cell>
          <table:table-cell office:value-type="float" office:value="29.4736493955" calcext:value-type="float">
            <text:p>29.4736493955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7.4920607373" calcext:value-type="float">
            <text:p>37.4920607373</text:p>
          </table:table-cell>
          <table:table-cell office:value-type="float" office:value="8.01841144431" calcext:value-type="float">
            <text:p>8.0184114443</text:p>
          </table:table-cell>
          <table:table-cell office:value-type="float" office:value="29.473649293" calcext:value-type="float">
            <text:p>29.473649293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37.4920606558" calcext:value-type="float">
            <text:p>37.4920606558</text:p>
          </table:table-cell>
          <table:table-cell office:value-type="float" office:value="8.01841146195" calcext:value-type="float">
            <text:p>8.018411462</text:p>
          </table:table-cell>
          <table:table-cell office:value-type="float" office:value="29.4736491938" calcext:value-type="float">
            <text:p>29.4736491938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7.4920605761" calcext:value-type="float">
            <text:p>37.4920605761</text:p>
          </table:table-cell>
          <table:table-cell office:value-type="float" office:value="8.01841148155" calcext:value-type="float">
            <text:p>8.0184114816</text:p>
          </table:table-cell>
          <table:table-cell office:value-type="float" office:value="29.4736490946" calcext:value-type="float">
            <text:p>29.4736490946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37.4920605093" calcext:value-type="float">
            <text:p>37.4920605093</text:p>
          </table:table-cell>
          <table:table-cell office:value-type="float" office:value="8.01841150321" calcext:value-type="float">
            <text:p>8.0184115032</text:p>
          </table:table-cell>
          <table:table-cell office:value-type="float" office:value="29.4736490061" calcext:value-type="float">
            <text:p>29.473649006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7.4920604599" calcext:value-type="float">
            <text:p>37.4920604599</text:p>
          </table:table-cell>
          <table:table-cell office:value-type="float" office:value="8.01841152703" calcext:value-type="float">
            <text:p>8.018411527</text:p>
          </table:table-cell>
          <table:table-cell office:value-type="float" office:value="29.4736489329" calcext:value-type="float">
            <text:p>29.4736489329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37.4920604013" calcext:value-type="float">
            <text:p>37.4920604013</text:p>
          </table:table-cell>
          <table:table-cell office:value-type="float" office:value="8.01841155112" calcext:value-type="float">
            <text:p>8.0184115511</text:p>
          </table:table-cell>
          <table:table-cell office:value-type="float" office:value="29.4736488502" calcext:value-type="float">
            <text:p>29.4736488502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7.4920603608" calcext:value-type="float">
            <text:p>37.4920603608</text:p>
          </table:table-cell>
          <table:table-cell office:value-type="float" office:value="8.01841157693" calcext:value-type="float">
            <text:p>8.0184115769</text:p>
          </table:table-cell>
          <table:table-cell office:value-type="float" office:value="29.4736487839" calcext:value-type="float">
            <text:p>29.4736487839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37.492060322" calcext:value-type="float">
            <text:p>37.492060322</text:p>
          </table:table-cell>
          <table:table-cell office:value-type="float" office:value="8.01841160507" calcext:value-type="float">
            <text:p>8.0184116051</text:p>
          </table:table-cell>
          <table:table-cell office:value-type="float" office:value="29.473648717" calcext:value-type="float">
            <text:p>29.473648717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7.4920602955" calcext:value-type="float">
            <text:p>37.4920602955</text:p>
          </table:table-cell>
          <table:table-cell office:value-type="float" office:value="8.0184116324" calcext:value-type="float">
            <text:p>8.0184116324</text:p>
          </table:table-cell>
          <table:table-cell office:value-type="float" office:value="29.4736486631" calcext:value-type="float">
            <text:p>29.4736486631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7.4920602725" calcext:value-type="float">
            <text:p>37.4920602725</text:p>
          </table:table-cell>
          <table:table-cell office:value-type="float" office:value="8.01841166137" calcext:value-type="float">
            <text:p>8.0184116614</text:p>
          </table:table-cell>
          <table:table-cell office:value-type="float" office:value="29.4736486112" calcext:value-type="float">
            <text:p>29.4736486112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7.4920602492" calcext:value-type="float">
            <text:p>37.4920602492</text:p>
          </table:table-cell>
          <table:table-cell office:value-type="float" office:value="8.01841168904" calcext:value-type="float">
            <text:p>8.018411689</text:p>
          </table:table-cell>
          <table:table-cell office:value-type="float" office:value="29.4736485601" calcext:value-type="float">
            <text:p>29.4736485601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7.4920602406" calcext:value-type="float">
            <text:p>37.4920602406</text:p>
          </table:table-cell>
          <table:table-cell office:value-type="float" office:value="8.01841172128" calcext:value-type="float">
            <text:p>8.0184117213</text:p>
          </table:table-cell>
          <table:table-cell office:value-type="float" office:value="29.4736485193" calcext:value-type="float">
            <text:p>29.4736485193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7.4920602398" calcext:value-type="float">
            <text:p>37.4920602398</text:p>
          </table:table-cell>
          <table:table-cell office:value-type="float" office:value="8.01841175407" calcext:value-type="float">
            <text:p>8.0184117541</text:p>
          </table:table-cell>
          <table:table-cell office:value-type="float" office:value="29.4736484857" calcext:value-type="float">
            <text:p>29.4736484857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37.4920602413" calcext:value-type="float">
            <text:p>37.4920602413</text:p>
          </table:table-cell>
          <table:table-cell office:value-type="float" office:value="8.01841178694" calcext:value-type="float">
            <text:p>8.0184117869</text:p>
          </table:table-cell>
          <table:table-cell office:value-type="float" office:value="29.4736484544" calcext:value-type="float">
            <text:p>29.4736484544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3.6130412176" calcext:value-type="float">
            <text:p>23.6130412176</text:p>
          </table:table-cell>
          <table:table-cell office:value-type="float" office:value="5.9550924417" calcext:value-type="float">
            <text:p>5.9550924417</text:p>
          </table:table-cell>
          <table:table-cell office:value-type="float" office:value="17.6579487759" calcext:value-type="float">
            <text:p>17.6579487759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3.6130407362" calcext:value-type="float">
            <text:p>23.6130407362</text:p>
          </table:table-cell>
          <table:table-cell office:value-type="float" office:value="5.95509221947" calcext:value-type="float">
            <text:p>5.9550922195</text:p>
          </table:table-cell>
          <table:table-cell office:value-type="float" office:value="17.6579485167" calcext:value-type="float">
            <text:p>17.6579485167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3.6130405482" calcext:value-type="float">
            <text:p>23.6130405482</text:p>
          </table:table-cell>
          <table:table-cell office:value-type="float" office:value="5.95509213448" calcext:value-type="float">
            <text:p>5.9550921345</text:p>
          </table:table-cell>
          <table:table-cell office:value-type="float" office:value="17.6579484137" calcext:value-type="float">
            <text:p>17.6579484137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23.6130404211" calcext:value-type="float">
            <text:p>23.6130404211</text:p>
          </table:table-cell>
          <table:table-cell office:value-type="float" office:value="5.95509207905" calcext:value-type="float">
            <text:p>5.9550920791</text:p>
          </table:table-cell>
          <table:table-cell office:value-type="float" office:value="17.6579483421" calcext:value-type="float">
            <text:p>17.6579483421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3.613040331" calcext:value-type="float">
            <text:p>23.613040331</text:p>
          </table:table-cell>
          <table:table-cell office:value-type="float" office:value="5.9550920395" calcext:value-type="float">
            <text:p>5.9550920395</text:p>
          </table:table-cell>
          <table:table-cell office:value-type="float" office:value="17.6579482915" calcext:value-type="float">
            <text:p>17.6579482915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3.6130402527" calcext:value-type="float">
            <text:p>23.6130402527</text:p>
          </table:table-cell>
          <table:table-cell office:value-type="float" office:value="5.95509200661" calcext:value-type="float">
            <text:p>5.9550920066</text:p>
          </table:table-cell>
          <table:table-cell office:value-type="float" office:value="17.6579482461" calcext:value-type="float">
            <text:p>17.6579482461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3.6130401884" calcext:value-type="float">
            <text:p>23.6130401884</text:p>
          </table:table-cell>
          <table:table-cell office:value-type="float" office:value="5.95509197959" calcext:value-type="float">
            <text:p>5.9550919796</text:p>
          </table:table-cell>
          <table:table-cell office:value-type="float" office:value="17.6579482088" calcext:value-type="float">
            <text:p>17.6579482088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23.6130401369" calcext:value-type="float">
            <text:p>23.6130401369</text:p>
          </table:table-cell>
          <table:table-cell office:value-type="float" office:value="5.95509195644" calcext:value-type="float">
            <text:p>5.9550919564</text:p>
          </table:table-cell>
          <table:table-cell office:value-type="float" office:value="17.6579481805" calcext:value-type="float">
            <text:p>17.6579481805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3.6130400913" calcext:value-type="float">
            <text:p>23.6130400913</text:p>
          </table:table-cell>
          <table:table-cell office:value-type="float" office:value="5.95509193538" calcext:value-type="float">
            <text:p>5.9550919354</text:p>
          </table:table-cell>
          <table:table-cell office:value-type="float" office:value="17.6579481559" calcext:value-type="float">
            <text:p>17.6579481559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23.6130400489" calcext:value-type="float">
            <text:p>23.6130400489</text:p>
          </table:table-cell>
          <table:table-cell office:value-type="float" office:value="5.95509191756" calcext:value-type="float">
            <text:p>5.9550919176</text:p>
          </table:table-cell>
          <table:table-cell office:value-type="float" office:value="17.6579481314" calcext:value-type="float">
            <text:p>17.6579481314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3.6130400085" calcext:value-type="float">
            <text:p>23.6130400085</text:p>
          </table:table-cell>
          <table:table-cell office:value-type="float" office:value="5.95509189954" calcext:value-type="float">
            <text:p>5.9550918995</text:p>
          </table:table-cell>
          <table:table-cell office:value-type="float" office:value="17.6579481089" calcext:value-type="float">
            <text:p>17.6579481089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3.6130399802" calcext:value-type="float">
            <text:p>23.6130399802</text:p>
          </table:table-cell>
          <table:table-cell office:value-type="float" office:value="5.95509188496" calcext:value-type="float">
            <text:p>5.955091885</text:p>
          </table:table-cell>
          <table:table-cell office:value-type="float" office:value="17.6579480952" calcext:value-type="float">
            <text:p>17.6579480952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3.6130399485" calcext:value-type="float">
            <text:p>23.6130399485</text:p>
          </table:table-cell>
          <table:table-cell office:value-type="float" office:value="5.95509187144" calcext:value-type="float">
            <text:p>5.9550918714</text:p>
          </table:table-cell>
          <table:table-cell office:value-type="float" office:value="17.657948077" calcext:value-type="float">
            <text:p>17.657948077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23.613039922" calcext:value-type="float">
            <text:p>23.613039922</text:p>
          </table:table-cell>
          <table:table-cell office:value-type="float" office:value="5.9550918583" calcext:value-type="float">
            <text:p>5.9550918583</text:p>
          </table:table-cell>
          <table:table-cell office:value-type="float" office:value="17.6579480637" calcext:value-type="float">
            <text:p>17.6579480637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3.6130398994" calcext:value-type="float">
            <text:p>23.6130398994</text:p>
          </table:table-cell>
          <table:table-cell office:value-type="float" office:value="5.95509184798" calcext:value-type="float">
            <text:p>5.955091848</text:p>
          </table:table-cell>
          <table:table-cell office:value-type="float" office:value="17.6579480514" calcext:value-type="float">
            <text:p>17.6579480514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3.6130398777" calcext:value-type="float">
            <text:p>23.6130398777</text:p>
          </table:table-cell>
          <table:table-cell office:value-type="float" office:value="5.95509183702" calcext:value-type="float">
            <text:p>5.955091837</text:p>
          </table:table-cell>
          <table:table-cell office:value-type="float" office:value="17.6579480406" calcext:value-type="float">
            <text:p>17.6579480406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3.6130398585" calcext:value-type="float">
            <text:p>23.6130398585</text:p>
          </table:table-cell>
          <table:table-cell office:value-type="float" office:value="5.95509182951" calcext:value-type="float">
            <text:p>5.9550918295</text:p>
          </table:table-cell>
          <table:table-cell office:value-type="float" office:value="17.657948029" calcext:value-type="float">
            <text:p>17.657948029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3.6130398439" calcext:value-type="float">
            <text:p>23.6130398439</text:p>
          </table:table-cell>
          <table:table-cell office:value-type="float" office:value="5.95509182198" calcext:value-type="float">
            <text:p>5.955091822</text:p>
          </table:table-cell>
          <table:table-cell office:value-type="float" office:value="17.6579480219" calcext:value-type="float">
            <text:p>17.6579480219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3.6130398282" calcext:value-type="float">
            <text:p>23.6130398282</text:p>
          </table:table-cell>
          <table:table-cell office:value-type="float" office:value="5.95509181473" calcext:value-type="float">
            <text:p>5.9550918147</text:p>
          </table:table-cell>
          <table:table-cell office:value-type="float" office:value="17.6579480134" calcext:value-type="float">
            <text:p>17.6579480134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23.6130398132" calcext:value-type="float">
            <text:p>23.6130398132</text:p>
          </table:table-cell>
          <table:table-cell office:value-type="float" office:value="5.9550918094" calcext:value-type="float">
            <text:p>5.9550918094</text:p>
          </table:table-cell>
          <table:table-cell office:value-type="float" office:value="17.6579480038" calcext:value-type="float">
            <text:p>17.6579480038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3.6130398027" calcext:value-type="float">
            <text:p>23.6130398027</text:p>
          </table:table-cell>
          <table:table-cell office:value-type="float" office:value="5.95509180468" calcext:value-type="float">
            <text:p>5.9550918047</text:p>
          </table:table-cell>
          <table:table-cell office:value-type="float" office:value="17.657947998" calcext:value-type="float">
            <text:p>17.657947998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23.6130397912" calcext:value-type="float">
            <text:p>23.6130397912</text:p>
          </table:table-cell>
          <table:table-cell office:value-type="float" office:value="5.95509180045" calcext:value-type="float">
            <text:p>5.9550918005</text:p>
          </table:table-cell>
          <table:table-cell office:value-type="float" office:value="17.6579479907" calcext:value-type="float">
            <text:p>17.6579479907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3.6130397812" calcext:value-type="float">
            <text:p>23.6130397812</text:p>
          </table:table-cell>
          <table:table-cell office:value-type="float" office:value="5.95509179667" calcext:value-type="float">
            <text:p>5.9550917967</text:p>
          </table:table-cell>
          <table:table-cell office:value-type="float" office:value="17.6579479845" calcext:value-type="float">
            <text:p>17.6579479845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23.6130397734" calcext:value-type="float">
            <text:p>23.6130397734</text:p>
          </table:table-cell>
          <table:table-cell office:value-type="float" office:value="5.9550917941" calcext:value-type="float">
            <text:p>5.9550917941</text:p>
          </table:table-cell>
          <table:table-cell office:value-type="float" office:value="17.6579479793" calcext:value-type="float">
            <text:p>17.6579479793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3.6130397659" calcext:value-type="float">
            <text:p>23.6130397659</text:p>
          </table:table-cell>
          <table:table-cell office:value-type="float" office:value="5.95509179106" calcext:value-type="float">
            <text:p>5.9550917911</text:p>
          </table:table-cell>
          <table:table-cell office:value-type="float" office:value="17.6579479749" calcext:value-type="float">
            <text:p>17.6579479749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3.6130397567" calcext:value-type="float">
            <text:p>23.6130397567</text:p>
          </table:table-cell>
          <table:table-cell office:value-type="float" office:value="5.95509178908" calcext:value-type="float">
            <text:p>5.9550917891</text:p>
          </table:table-cell>
          <table:table-cell office:value-type="float" office:value="17.6579479676" calcext:value-type="float">
            <text:p>17.6579479676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2.1499207153" calcext:value-type="float">
            <text:p>42.1499207153</text:p>
          </table:table-cell>
          <table:table-cell office:value-type="float" office:value="10.3473422388" calcext:value-type="float">
            <text:p>10.3473422388</text:p>
          </table:table-cell>
          <table:table-cell office:value-type="float" office:value="31.8025784764" calcext:value-type="float">
            <text:p>31.8025784764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42.1499204289" calcext:value-type="float">
            <text:p>42.1499204289</text:p>
          </table:table-cell>
          <table:table-cell office:value-type="float" office:value="10.3473421198" calcext:value-type="float">
            <text:p>10.3473421198</text:p>
          </table:table-cell>
          <table:table-cell office:value-type="float" office:value="31.8025783091" calcext:value-type="float">
            <text:p>31.8025783091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42.1499202556" calcext:value-type="float">
            <text:p>42.1499202556</text:p>
          </table:table-cell>
          <table:table-cell office:value-type="float" office:value="10.3473420506" calcext:value-type="float">
            <text:p>10.3473420506</text:p>
          </table:table-cell>
          <table:table-cell office:value-type="float" office:value="31.8025782051" calcext:value-type="float">
            <text:p>31.8025782051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42.1499201323" calcext:value-type="float">
            <text:p>42.1499201323</text:p>
          </table:table-cell>
          <table:table-cell office:value-type="float" office:value="10.3473420068" calcext:value-type="float">
            <text:p>10.3473420068</text:p>
          </table:table-cell>
          <table:table-cell office:value-type="float" office:value="31.8025781255" calcext:value-type="float">
            <text:p>31.8025781255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2.1499200343" calcext:value-type="float">
            <text:p>42.1499200343</text:p>
          </table:table-cell>
          <table:table-cell office:value-type="float" office:value="10.3473419764" calcext:value-type="float">
            <text:p>10.3473419764</text:p>
          </table:table-cell>
          <table:table-cell office:value-type="float" office:value="31.8025780579" calcext:value-type="float">
            <text:p>31.8025780579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42.149919962" calcext:value-type="float">
            <text:p>42.149919962</text:p>
          </table:table-cell>
          <table:table-cell office:value-type="float" office:value="10.3473419563" calcext:value-type="float">
            <text:p>10.3473419563</text:p>
          </table:table-cell>
          <table:table-cell office:value-type="float" office:value="31.8025780057" calcext:value-type="float">
            <text:p>31.8025780057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42.1499199062" calcext:value-type="float">
            <text:p>42.1499199062</text:p>
          </table:table-cell>
          <table:table-cell office:value-type="float" office:value="10.3473419422" calcext:value-type="float">
            <text:p>10.3473419422</text:p>
          </table:table-cell>
          <table:table-cell office:value-type="float" office:value="31.802577964" calcext:value-type="float">
            <text:p>31.802577964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42.1499198563" calcext:value-type="float">
            <text:p>42.1499198563</text:p>
          </table:table-cell>
          <table:table-cell office:value-type="float" office:value="10.3473419299" calcext:value-type="float">
            <text:p>10.3473419299</text:p>
          </table:table-cell>
          <table:table-cell office:value-type="float" office:value="31.8025779264" calcext:value-type="float">
            <text:p>31.8025779264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2.149919816" calcext:value-type="float">
            <text:p>42.149919816</text:p>
          </table:table-cell>
          <table:table-cell office:value-type="float" office:value="10.3473419201" calcext:value-type="float">
            <text:p>10.3473419201</text:p>
          </table:table-cell>
          <table:table-cell office:value-type="float" office:value="31.8025778959" calcext:value-type="float">
            <text:p>31.8025778959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2.1499197833" calcext:value-type="float">
            <text:p>42.1499197833</text:p>
          </table:table-cell>
          <table:table-cell office:value-type="float" office:value="10.3473419113" calcext:value-type="float">
            <text:p>10.3473419113</text:p>
          </table:table-cell>
          <table:table-cell office:value-type="float" office:value="31.802577872" calcext:value-type="float">
            <text:p>31.802577872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42.1499197549" calcext:value-type="float">
            <text:p>42.1499197549</text:p>
          </table:table-cell>
          <table:table-cell office:value-type="float" office:value="10.347341905" calcext:value-type="float">
            <text:p>10.347341905</text:p>
          </table:table-cell>
          <table:table-cell office:value-type="float" office:value="31.8025778499" calcext:value-type="float">
            <text:p>31.8025778499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42.1499197289" calcext:value-type="float">
            <text:p>42.1499197289</text:p>
          </table:table-cell>
          <table:table-cell office:value-type="float" office:value="10.3473418992" calcext:value-type="float">
            <text:p>10.3473418992</text:p>
          </table:table-cell>
          <table:table-cell office:value-type="float" office:value="31.8025778297" calcext:value-type="float">
            <text:p>31.8025778297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42.1499197084" calcext:value-type="float">
            <text:p>42.1499197084</text:p>
          </table:table-cell>
          <table:table-cell office:value-type="float" office:value="10.347341896" calcext:value-type="float">
            <text:p>10.347341896</text:p>
          </table:table-cell>
          <table:table-cell office:value-type="float" office:value="31.8025778124" calcext:value-type="float">
            <text:p>31.8025778124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42.1499196917" calcext:value-type="float">
            <text:p>42.1499196917</text:p>
          </table:table-cell>
          <table:table-cell office:value-type="float" office:value="10.3473418943" calcext:value-type="float">
            <text:p>10.3473418943</text:p>
          </table:table-cell>
          <table:table-cell office:value-type="float" office:value="31.8025777974" calcext:value-type="float">
            <text:p>31.8025777974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2.1499196785" calcext:value-type="float">
            <text:p>42.1499196785</text:p>
          </table:table-cell>
          <table:table-cell office:value-type="float" office:value="10.3473418945" calcext:value-type="float">
            <text:p>10.3473418945</text:p>
          </table:table-cell>
          <table:table-cell office:value-type="float" office:value="31.802577784" calcext:value-type="float">
            <text:p>31.802577784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42.1499196666" calcext:value-type="float">
            <text:p>42.1499196666</text:p>
          </table:table-cell>
          <table:table-cell office:value-type="float" office:value="10.3473418959" calcext:value-type="float">
            <text:p>10.3473418959</text:p>
          </table:table-cell>
          <table:table-cell office:value-type="float" office:value="31.8025777707" calcext:value-type="float">
            <text:p>31.8025777707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42.1499196613" calcext:value-type="float">
            <text:p>42.1499196613</text:p>
          </table:table-cell>
          <table:table-cell office:value-type="float" office:value="10.347341899" calcext:value-type="float">
            <text:p>10.347341899</text:p>
          </table:table-cell>
          <table:table-cell office:value-type="float" office:value="31.8025777623" calcext:value-type="float">
            <text:p>31.8025777623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42.1499196559" calcext:value-type="float">
            <text:p>42.1499196559</text:p>
          </table:table-cell>
          <table:table-cell office:value-type="float" office:value="10.347341903" calcext:value-type="float">
            <text:p>10.347341903</text:p>
          </table:table-cell>
          <table:table-cell office:value-type="float" office:value="31.8025777528" calcext:value-type="float">
            <text:p>31.8025777528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2.1499196515" calcext:value-type="float">
            <text:p>42.1499196515</text:p>
          </table:table-cell>
          <table:table-cell office:value-type="float" office:value="10.3473419087" calcext:value-type="float">
            <text:p>10.3473419087</text:p>
          </table:table-cell>
          <table:table-cell office:value-type="float" office:value="31.8025777428" calcext:value-type="float">
            <text:p>31.8025777428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2.1499196486" calcext:value-type="float">
            <text:p>42.1499196486</text:p>
          </table:table-cell>
          <table:table-cell office:value-type="float" office:value="10.3473419138" calcext:value-type="float">
            <text:p>10.3473419138</text:p>
          </table:table-cell>
          <table:table-cell office:value-type="float" office:value="31.8025777348" calcext:value-type="float">
            <text:p>31.8025777348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2.1499196593" calcext:value-type="float">
            <text:p>42.1499196593</text:p>
          </table:table-cell>
          <table:table-cell office:value-type="float" office:value="10.3473419234" calcext:value-type="float">
            <text:p>10.3473419234</text:p>
          </table:table-cell>
          <table:table-cell office:value-type="float" office:value="31.8025777359" calcext:value-type="float">
            <text:p>31.8025777359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42.1499196618" calcext:value-type="float">
            <text:p>42.1499196618</text:p>
          </table:table-cell>
          <table:table-cell office:value-type="float" office:value="10.3473419314" calcext:value-type="float">
            <text:p>10.3473419314</text:p>
          </table:table-cell>
          <table:table-cell office:value-type="float" office:value="31.8025777304" calcext:value-type="float">
            <text:p>31.8025777304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42.1499196795" calcext:value-type="float">
            <text:p>42.1499196795</text:p>
          </table:table-cell>
          <table:table-cell office:value-type="float" office:value="10.3473419451" calcext:value-type="float">
            <text:p>10.3473419451</text:p>
          </table:table-cell>
          <table:table-cell office:value-type="float" office:value="31.8025777344" calcext:value-type="float">
            <text:p>31.8025777344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42.1499196856" calcext:value-type="float">
            <text:p>42.1499196856</text:p>
          </table:table-cell>
          <table:table-cell office:value-type="float" office:value="10.3473419546" calcext:value-type="float">
            <text:p>10.3473419546</text:p>
          </table:table-cell>
          <table:table-cell office:value-type="float" office:value="31.8025777309" calcext:value-type="float">
            <text:p>31.80257773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8208253971" calcext:value-type="float">
            <text:p>27.8208253971</text:p>
          </table:table-cell>
          <table:table-cell office:value-type="float" office:value="8.05898476262" calcext:value-type="float">
            <text:p>8.0589847626</text:p>
          </table:table-cell>
          <table:table-cell office:value-type="float" office:value="19.7618406345" calcext:value-type="float">
            <text:p>19.7618406345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7.820824856" calcext:value-type="float">
            <text:p>27.820824856</text:p>
          </table:table-cell>
          <table:table-cell office:value-type="float" office:value="8.05898452101" calcext:value-type="float">
            <text:p>8.058984521</text:p>
          </table:table-cell>
          <table:table-cell office:value-type="float" office:value="19.761840335" calcext:value-type="float">
            <text:p>19.761840335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7.8208246504" calcext:value-type="float">
            <text:p>27.8208246504</text:p>
          </table:table-cell>
          <table:table-cell office:value-type="float" office:value="8.05898443328" calcext:value-type="float">
            <text:p>8.0589844333</text:p>
          </table:table-cell>
          <table:table-cell office:value-type="float" office:value="19.7618402171" calcext:value-type="float">
            <text:p>19.7618402171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27.8208245177" calcext:value-type="float">
            <text:p>27.8208245177</text:p>
          </table:table-cell>
          <table:table-cell office:value-type="float" office:value="8.05898438044" calcext:value-type="float">
            <text:p>8.0589843804</text:p>
          </table:table-cell>
          <table:table-cell office:value-type="float" office:value="19.7618401373" calcext:value-type="float">
            <text:p>19.7618401373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7.8208244177" calcext:value-type="float">
            <text:p>27.8208244177</text:p>
          </table:table-cell>
          <table:table-cell office:value-type="float" office:value="8.05898434257" calcext:value-type="float">
            <text:p>8.0589843426</text:p>
          </table:table-cell>
          <table:table-cell office:value-type="float" office:value="19.7618400751" calcext:value-type="float">
            <text:p>19.7618400751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27.8208243422" calcext:value-type="float">
            <text:p>27.8208243422</text:p>
          </table:table-cell>
          <table:table-cell office:value-type="float" office:value="8.05898431452" calcext:value-type="float">
            <text:p>8.0589843145</text:p>
          </table:table-cell>
          <table:table-cell office:value-type="float" office:value="19.7618400277" calcext:value-type="float">
            <text:p>19.7618400277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7.8208242752" calcext:value-type="float">
            <text:p>27.8208242752</text:p>
          </table:table-cell>
          <table:table-cell office:value-type="float" office:value="8.05898429318" calcext:value-type="float">
            <text:p>8.0589842932</text:p>
          </table:table-cell>
          <table:table-cell office:value-type="float" office:value="19.761839982" calcext:value-type="float">
            <text:p>19.761839982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7.8208242201" calcext:value-type="float">
            <text:p>27.8208242201</text:p>
          </table:table-cell>
          <table:table-cell office:value-type="float" office:value="8.05898427901" calcext:value-type="float">
            <text:p>8.058984279</text:p>
          </table:table-cell>
          <table:table-cell office:value-type="float" office:value="19.7618399411" calcext:value-type="float">
            <text:p>19.7618399411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7.8208241701" calcext:value-type="float">
            <text:p>27.8208241701</text:p>
          </table:table-cell>
          <table:table-cell office:value-type="float" office:value="8.05898426989" calcext:value-type="float">
            <text:p>8.0589842699</text:p>
          </table:table-cell>
          <table:table-cell office:value-type="float" office:value="19.7618399002" calcext:value-type="float">
            <text:p>19.7618399002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27.8208241249" calcext:value-type="float">
            <text:p>27.8208241249</text:p>
          </table:table-cell>
          <table:table-cell office:value-type="float" office:value="8.05898425993" calcext:value-type="float">
            <text:p>8.0589842599</text:p>
          </table:table-cell>
          <table:table-cell office:value-type="float" office:value="19.761839865" calcext:value-type="float">
            <text:p>19.761839865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.8208240882" calcext:value-type="float">
            <text:p>27.8208240882</text:p>
          </table:table-cell>
          <table:table-cell office:value-type="float" office:value="8.05898425565" calcext:value-type="float">
            <text:p>8.0589842557</text:p>
          </table:table-cell>
          <table:table-cell office:value-type="float" office:value="19.7618398326" calcext:value-type="float">
            <text:p>19.7618398326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7.8208240556" calcext:value-type="float">
            <text:p>27.8208240556</text:p>
          </table:table-cell>
          <table:table-cell office:value-type="float" office:value="8.0589842534" calcext:value-type="float">
            <text:p>8.0589842534</text:p>
          </table:table-cell>
          <table:table-cell office:value-type="float" office:value="19.7618398022" calcext:value-type="float">
            <text:p>19.7618398022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7.8208240258" calcext:value-type="float">
            <text:p>27.8208240258</text:p>
          </table:table-cell>
          <table:table-cell office:value-type="float" office:value="8.05898425378" calcext:value-type="float">
            <text:p>8.0589842538</text:p>
          </table:table-cell>
          <table:table-cell office:value-type="float" office:value="19.7618397721" calcext:value-type="float">
            <text:p>19.7618397721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7.8208240001" calcext:value-type="float">
            <text:p>27.8208240001</text:p>
          </table:table-cell>
          <table:table-cell office:value-type="float" office:value="8.05898425277" calcext:value-type="float">
            <text:p>8.0589842528</text:p>
          </table:table-cell>
          <table:table-cell office:value-type="float" office:value="19.7618397474" calcext:value-type="float">
            <text:p>19.7618397474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7.820823972" calcext:value-type="float">
            <text:p>27.820823972</text:p>
          </table:table-cell>
          <table:table-cell office:value-type="float" office:value="8.05898425329" calcext:value-type="float">
            <text:p>8.0589842533</text:p>
          </table:table-cell>
          <table:table-cell office:value-type="float" office:value="19.7618397187" calcext:value-type="float">
            <text:p>19.7618397187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7.8208239485" calcext:value-type="float">
            <text:p>27.8208239485</text:p>
          </table:table-cell>
          <table:table-cell office:value-type="float" office:value="8.05898425443" calcext:value-type="float">
            <text:p>8.0589842544</text:p>
          </table:table-cell>
          <table:table-cell office:value-type="float" office:value="19.761839694" calcext:value-type="float">
            <text:p>19.761839694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7.8208239292" calcext:value-type="float">
            <text:p>27.8208239292</text:p>
          </table:table-cell>
          <table:table-cell office:value-type="float" office:value="8.0589842577" calcext:value-type="float">
            <text:p>8.0589842577</text:p>
          </table:table-cell>
          <table:table-cell office:value-type="float" office:value="19.7618396715" calcext:value-type="float">
            <text:p>19.7618396715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7.8208239163" calcext:value-type="float">
            <text:p>27.8208239163</text:p>
          </table:table-cell>
          <table:table-cell office:value-type="float" office:value="8.05898426144" calcext:value-type="float">
            <text:p>8.0589842614</text:p>
          </table:table-cell>
          <table:table-cell office:value-type="float" office:value="19.7618396549" calcext:value-type="float">
            <text:p>19.7618396549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7.8208238977" calcext:value-type="float">
            <text:p>27.8208238977</text:p>
          </table:table-cell>
          <table:table-cell office:value-type="float" office:value="8.05898426327" calcext:value-type="float">
            <text:p>8.0589842633</text:p>
          </table:table-cell>
          <table:table-cell office:value-type="float" office:value="19.7618396344" calcext:value-type="float">
            <text:p>19.7618396344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7.8208238823" calcext:value-type="float">
            <text:p>27.8208238823</text:p>
          </table:table-cell>
          <table:table-cell office:value-type="float" office:value="8.05898426737" calcext:value-type="float">
            <text:p>8.0589842674</text:p>
          </table:table-cell>
          <table:table-cell office:value-type="float" office:value="19.7618396149" calcext:value-type="float">
            <text:p>19.7618396149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.8208238713" calcext:value-type="float">
            <text:p>27.8208238713</text:p>
          </table:table-cell>
          <table:table-cell office:value-type="float" office:value="8.0589842714" calcext:value-type="float">
            <text:p>8.0589842714</text:p>
          </table:table-cell>
          <table:table-cell office:value-type="float" office:value="19.7618395999" calcext:value-type="float">
            <text:p>19.7618395999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7.8208238589" calcext:value-type="float">
            <text:p>27.8208238589</text:p>
          </table:table-cell>
          <table:table-cell office:value-type="float" office:value="8.0589842755" calcext:value-type="float">
            <text:p>8.0589842755</text:p>
          </table:table-cell>
          <table:table-cell office:value-type="float" office:value="19.7618395834" calcext:value-type="float">
            <text:p>19.7618395834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7.82082385" calcext:value-type="float">
            <text:p>27.82082385</text:p>
          </table:table-cell>
          <table:table-cell office:value-type="float" office:value="8.05898427921" calcext:value-type="float">
            <text:p>8.0589842792</text:p>
          </table:table-cell>
          <table:table-cell office:value-type="float" office:value="19.7618395708" calcext:value-type="float">
            <text:p>19.7618395708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7.8208238411" calcext:value-type="float">
            <text:p>27.8208238411</text:p>
          </table:table-cell>
          <table:table-cell office:value-type="float" office:value="8.05898428365" calcext:value-type="float">
            <text:p>8.0589842837</text:p>
          </table:table-cell>
          <table:table-cell office:value-type="float" office:value="19.7618395574" calcext:value-type="float">
            <text:p>19.7618395574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7.820823835" calcext:value-type="float">
            <text:p>27.820823835</text:p>
          </table:table-cell>
          <table:table-cell office:value-type="float" office:value="8.05898428884" calcext:value-type="float">
            <text:p>8.0589842888</text:p>
          </table:table-cell>
          <table:table-cell office:value-type="float" office:value="19.7618395461" calcext:value-type="float">
            <text:p>19.7618395461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7.8208238293" calcext:value-type="float">
            <text:p>27.8208238293</text:p>
          </table:table-cell>
          <table:table-cell office:value-type="float" office:value="8.05898429563" calcext:value-type="float">
            <text:p>8.0589842956</text:p>
          </table:table-cell>
          <table:table-cell office:value-type="float" office:value="19.7618395337" calcext:value-type="float">
            <text:p>19.7618395337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8.5908922969" calcext:value-type="float">
            <text:p>48.5908922969</text:p>
          </table:table-cell>
          <table:table-cell office:value-type="float" office:value="13.5678287879" calcext:value-type="float">
            <text:p>13.5678287879</text:p>
          </table:table-cell>
          <table:table-cell office:value-type="float" office:value="35.023063509" calcext:value-type="float">
            <text:p>35.023063509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48.5908918534" calcext:value-type="float">
            <text:p>48.5908918534</text:p>
          </table:table-cell>
          <table:table-cell office:value-type="float" office:value="13.5678285477" calcext:value-type="float">
            <text:p>13.5678285477</text:p>
          </table:table-cell>
          <table:table-cell office:value-type="float" office:value="35.0230633057" calcext:value-type="float">
            <text:p>35.0230633057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8.5908915709" calcext:value-type="float">
            <text:p>48.5908915709</text:p>
          </table:table-cell>
          <table:table-cell office:value-type="float" office:value="13.5678283979" calcext:value-type="float">
            <text:p>13.5678283979</text:p>
          </table:table-cell>
          <table:table-cell office:value-type="float" office:value="35.023063173" calcext:value-type="float">
            <text:p>35.023063173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8.590891356" calcext:value-type="float">
            <text:p>48.590891356</text:p>
          </table:table-cell>
          <table:table-cell office:value-type="float" office:value="13.56782829" calcext:value-type="float">
            <text:p>13.56782829</text:p>
          </table:table-cell>
          <table:table-cell office:value-type="float" office:value="35.023063066" calcext:value-type="float">
            <text:p>35.02306306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.59089118" calcext:value-type="float">
            <text:p>48.59089118</text:p>
          </table:table-cell>
          <table:table-cell office:value-type="float" office:value="13.5678282072" calcext:value-type="float">
            <text:p>13.5678282072</text:p>
          </table:table-cell>
          <table:table-cell office:value-type="float" office:value="35.0230629727" calcext:value-type="float">
            <text:p>35.0230629727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48.5908910385" calcext:value-type="float">
            <text:p>48.5908910385</text:p>
          </table:table-cell>
          <table:table-cell office:value-type="float" office:value="13.5678281428" calcext:value-type="float">
            <text:p>13.5678281428</text:p>
          </table:table-cell>
          <table:table-cell office:value-type="float" office:value="35.0230628957" calcext:value-type="float">
            <text:p>35.0230628957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48.5908909228" calcext:value-type="float">
            <text:p>48.5908909228</text:p>
          </table:table-cell>
          <table:table-cell office:value-type="float" office:value="13.5678280929" calcext:value-type="float">
            <text:p>13.5678280929</text:p>
          </table:table-cell>
          <table:table-cell office:value-type="float" office:value="35.0230628298" calcext:value-type="float">
            <text:p>35.0230628298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48.5908908212" calcext:value-type="float">
            <text:p>48.5908908212</text:p>
          </table:table-cell>
          <table:table-cell office:value-type="float" office:value="13.5678280515" calcext:value-type="float">
            <text:p>13.5678280515</text:p>
          </table:table-cell>
          <table:table-cell office:value-type="float" office:value="35.0230627697" calcext:value-type="float">
            <text:p>35.0230627697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8.5908907313" calcext:value-type="float">
            <text:p>48.5908907313</text:p>
          </table:table-cell>
          <table:table-cell office:value-type="float" office:value="13.567828018" calcext:value-type="float">
            <text:p>13.567828018</text:p>
          </table:table-cell>
          <table:table-cell office:value-type="float" office:value="35.0230627133" calcext:value-type="float">
            <text:p>35.0230627133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8.5908906566" calcext:value-type="float">
            <text:p>48.5908906566</text:p>
          </table:table-cell>
          <table:table-cell office:value-type="float" office:value="13.5678279928" calcext:value-type="float">
            <text:p>13.5678279928</text:p>
          </table:table-cell>
          <table:table-cell office:value-type="float" office:value="35.0230626638" calcext:value-type="float">
            <text:p>35.0230626638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8.5908905879" calcext:value-type="float">
            <text:p>48.5908905879</text:p>
          </table:table-cell>
          <table:table-cell office:value-type="float" office:value="13.5678279702" calcext:value-type="float">
            <text:p>13.5678279702</text:p>
          </table:table-cell>
          <table:table-cell office:value-type="float" office:value="35.0230626177" calcext:value-type="float">
            <text:p>35.0230626177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8.5908905254" calcext:value-type="float">
            <text:p>48.5908905254</text:p>
          </table:table-cell>
          <table:table-cell office:value-type="float" office:value="13.5678279534" calcext:value-type="float">
            <text:p>13.5678279534</text:p>
          </table:table-cell>
          <table:table-cell office:value-type="float" office:value="35.023062572" calcext:value-type="float">
            <text:p>35.023062572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8.5908904715" calcext:value-type="float">
            <text:p>48.5908904715</text:p>
          </table:table-cell>
          <table:table-cell office:value-type="float" office:value="13.5678279417" calcext:value-type="float">
            <text:p>13.5678279417</text:p>
          </table:table-cell>
          <table:table-cell office:value-type="float" office:value="35.0230625298" calcext:value-type="float">
            <text:p>35.0230625298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8.5908904146" calcext:value-type="float">
            <text:p>48.5908904146</text:p>
          </table:table-cell>
          <table:table-cell office:value-type="float" office:value="13.5678279288" calcext:value-type="float">
            <text:p>13.5678279288</text:p>
          </table:table-cell>
          <table:table-cell office:value-type="float" office:value="35.0230624859" calcext:value-type="float">
            <text:p>35.0230624859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.5908903711" calcext:value-type="float">
            <text:p>48.5908903711</text:p>
          </table:table-cell>
          <table:table-cell office:value-type="float" office:value="13.5678279227" calcext:value-type="float">
            <text:p>13.5678279227</text:p>
          </table:table-cell>
          <table:table-cell office:value-type="float" office:value="35.0230624484" calcext:value-type="float">
            <text:p>35.0230624484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8.5908903281" calcext:value-type="float">
            <text:p>48.5908903281</text:p>
          </table:table-cell>
          <table:table-cell office:value-type="float" office:value="13.5678279163" calcext:value-type="float">
            <text:p>13.5678279163</text:p>
          </table:table-cell>
          <table:table-cell office:value-type="float" office:value="35.0230624118" calcext:value-type="float">
            <text:p>35.0230624118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8.5908902909" calcext:value-type="float">
            <text:p>48.5908902909</text:p>
          </table:table-cell>
          <table:table-cell office:value-type="float" office:value="13.5678279143" calcext:value-type="float">
            <text:p>13.5678279143</text:p>
          </table:table-cell>
          <table:table-cell office:value-type="float" office:value="35.0230623766" calcext:value-type="float">
            <text:p>35.0230623766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8.5908902613" calcext:value-type="float">
            <text:p>48.5908902613</text:p>
          </table:table-cell>
          <table:table-cell office:value-type="float" office:value="13.567827916" calcext:value-type="float">
            <text:p>13.567827916</text:p>
          </table:table-cell>
          <table:table-cell office:value-type="float" office:value="35.0230623453" calcext:value-type="float">
            <text:p>35.0230623453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8.5908902364" calcext:value-type="float">
            <text:p>48.5908902364</text:p>
          </table:table-cell>
          <table:table-cell office:value-type="float" office:value="13.5678279183" calcext:value-type="float">
            <text:p>13.5678279183</text:p>
          </table:table-cell>
          <table:table-cell office:value-type="float" office:value="35.0230623181" calcext:value-type="float">
            <text:p>35.0230623181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8.5908902162" calcext:value-type="float">
            <text:p>48.5908902162</text:p>
          </table:table-cell>
          <table:table-cell office:value-type="float" office:value="13.5678279227" calcext:value-type="float">
            <text:p>13.5678279227</text:p>
          </table:table-cell>
          <table:table-cell office:value-type="float" office:value="35.0230622935" calcext:value-type="float">
            <text:p>35.0230622935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8.5908902021" calcext:value-type="float">
            <text:p>48.5908902021</text:p>
          </table:table-cell>
          <table:table-cell office:value-type="float" office:value="13.5678279299" calcext:value-type="float">
            <text:p>13.5678279299</text:p>
          </table:table-cell>
          <table:table-cell office:value-type="float" office:value="35.0230622723" calcext:value-type="float">
            <text:p>35.0230622723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8.5908901898" calcext:value-type="float">
            <text:p>48.5908901898</text:p>
          </table:table-cell>
          <table:table-cell office:value-type="float" office:value="13.5678279377" calcext:value-type="float">
            <text:p>13.5678279377</text:p>
          </table:table-cell>
          <table:table-cell office:value-type="float" office:value="35.0230622521" calcext:value-type="float">
            <text:p>35.0230622521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8.5908901835" calcext:value-type="float">
            <text:p>48.5908901835</text:p>
          </table:table-cell>
          <table:table-cell office:value-type="float" office:value="13.5678279465" calcext:value-type="float">
            <text:p>13.5678279465</text:p>
          </table:table-cell>
          <table:table-cell office:value-type="float" office:value="35.023062237" calcext:value-type="float">
            <text:p>35.023062237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8.5908901871" calcext:value-type="float">
            <text:p>48.5908901871</text:p>
          </table:table-cell>
          <table:table-cell office:value-type="float" office:value="13.5678279587" calcext:value-type="float">
            <text:p>13.5678279587</text:p>
          </table:table-cell>
          <table:table-cell office:value-type="float" office:value="35.0230622284" calcext:value-type="float">
            <text:p>35.0230622284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1.2787731701" calcext:value-type="float">
            <text:p>31.2787731701</text:p>
          </table:table-cell>
          <table:table-cell office:value-type="float" office:value="9.78795906362" calcext:value-type="float">
            <text:p>9.7879590636</text:p>
          </table:table-cell>
          <table:table-cell office:value-type="float" office:value="21.4908141065" calcext:value-type="float">
            <text:p>21.4908141065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31.2787725793" calcext:value-type="float">
            <text:p>31.2787725793</text:p>
          </table:table-cell>
          <table:table-cell office:value-type="float" office:value="9.78795878009" calcext:value-type="float">
            <text:p>9.7879587801</text:p>
          </table:table-cell>
          <table:table-cell office:value-type="float" office:value="21.4908137992" calcext:value-type="float">
            <text:p>21.4908137992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1.27877235" calcext:value-type="float">
            <text:p>31.27877235</text:p>
          </table:table-cell>
          <table:table-cell office:value-type="float" office:value="9.78795867199" calcext:value-type="float">
            <text:p>9.787958672</text:p>
          </table:table-cell>
          <table:table-cell office:value-type="float" office:value="21.4908136781" calcext:value-type="float">
            <text:p>21.4908136781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1.2787721887" calcext:value-type="float">
            <text:p>31.2787721887</text:p>
          </table:table-cell>
          <table:table-cell office:value-type="float" office:value="9.78795859699" calcext:value-type="float">
            <text:p>9.787958597</text:p>
          </table:table-cell>
          <table:table-cell office:value-type="float" office:value="21.4908135918" calcext:value-type="float">
            <text:p>21.4908135918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1.2787720697" calcext:value-type="float">
            <text:p>31.2787720697</text:p>
          </table:table-cell>
          <table:table-cell office:value-type="float" office:value="9.7879585368" calcext:value-type="float">
            <text:p>9.7879585368</text:p>
          </table:table-cell>
          <table:table-cell office:value-type="float" office:value="21.4908135329" calcext:value-type="float">
            <text:p>21.4908135329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1.2787719627" calcext:value-type="float">
            <text:p>31.2787719627</text:p>
          </table:table-cell>
          <table:table-cell office:value-type="float" office:value="9.78795848587" calcext:value-type="float">
            <text:p>9.7879584859</text:p>
          </table:table-cell>
          <table:table-cell office:value-type="float" office:value="21.4908134768" calcext:value-type="float">
            <text:p>21.4908134768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1.2787718768" calcext:value-type="float">
            <text:p>31.2787718768</text:p>
          </table:table-cell>
          <table:table-cell office:value-type="float" office:value="9.78795844623" calcext:value-type="float">
            <text:p>9.7879584462</text:p>
          </table:table-cell>
          <table:table-cell office:value-type="float" office:value="21.4908134306" calcext:value-type="float">
            <text:p>21.4908134306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1.2787718067" calcext:value-type="float">
            <text:p>31.2787718067</text:p>
          </table:table-cell>
          <table:table-cell office:value-type="float" office:value="9.78795841001" calcext:value-type="float">
            <text:p>9.78795841</text:p>
          </table:table-cell>
          <table:table-cell office:value-type="float" office:value="21.4908133967" calcext:value-type="float">
            <text:p>21.4908133967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1.2787717376" calcext:value-type="float">
            <text:p>31.2787717376</text:p>
          </table:table-cell>
          <table:table-cell office:value-type="float" office:value="9.78795837777" calcext:value-type="float">
            <text:p>9.7879583778</text:p>
          </table:table-cell>
          <table:table-cell office:value-type="float" office:value="21.4908133598" calcext:value-type="float">
            <text:p>21.4908133598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1.2787716759" calcext:value-type="float">
            <text:p>31.2787716759</text:p>
          </table:table-cell>
          <table:table-cell office:value-type="float" office:value="9.7879583508" calcext:value-type="float">
            <text:p>9.7879583508</text:p>
          </table:table-cell>
          <table:table-cell office:value-type="float" office:value="21.4908133251" calcext:value-type="float">
            <text:p>21.4908133251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1.2787716211" calcext:value-type="float">
            <text:p>31.2787716211</text:p>
          </table:table-cell>
          <table:table-cell office:value-type="float" office:value="9.78795832632" calcext:value-type="float">
            <text:p>9.7879583263</text:p>
          </table:table-cell>
          <table:table-cell office:value-type="float" office:value="21.4908132948" calcext:value-type="float">
            <text:p>21.4908132948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1.2787715706" calcext:value-type="float">
            <text:p>31.2787715706</text:p>
          </table:table-cell>
          <table:table-cell office:value-type="float" office:value="9.78795830206" calcext:value-type="float">
            <text:p>9.7879583021</text:p>
          </table:table-cell>
          <table:table-cell office:value-type="float" office:value="21.4908132685" calcext:value-type="float">
            <text:p>21.4908132685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1.2787715239" calcext:value-type="float">
            <text:p>31.2787715239</text:p>
          </table:table-cell>
          <table:table-cell office:value-type="float" office:value="9.78795828292" calcext:value-type="float">
            <text:p>9.7879582829</text:p>
          </table:table-cell>
          <table:table-cell office:value-type="float" office:value="21.490813241" calcext:value-type="float">
            <text:p>21.490813241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1.2787714826" calcext:value-type="float">
            <text:p>31.2787714826</text:p>
          </table:table-cell>
          <table:table-cell office:value-type="float" office:value="9.7879582662" calcext:value-type="float">
            <text:p>9.7879582662</text:p>
          </table:table-cell>
          <table:table-cell office:value-type="float" office:value="21.4908132164" calcext:value-type="float">
            <text:p>21.4908132164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1.2787714416" calcext:value-type="float">
            <text:p>31.2787714416</text:p>
          </table:table-cell>
          <table:table-cell office:value-type="float" office:value="9.78795824943" calcext:value-type="float">
            <text:p>9.7879582494</text:p>
          </table:table-cell>
          <table:table-cell office:value-type="float" office:value="21.4908131921" calcext:value-type="float">
            <text:p>21.4908131921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1.2787714046" calcext:value-type="float">
            <text:p>31.2787714046</text:p>
          </table:table-cell>
          <table:table-cell office:value-type="float" office:value="9.78795823609" calcext:value-type="float">
            <text:p>9.7879582361</text:p>
          </table:table-cell>
          <table:table-cell office:value-type="float" office:value="21.4908131685" calcext:value-type="float">
            <text:p>21.4908131685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1.2787713778" calcext:value-type="float">
            <text:p>31.2787713778</text:p>
          </table:table-cell>
          <table:table-cell office:value-type="float" office:value="9.78795822669" calcext:value-type="float">
            <text:p>9.7879582267</text:p>
          </table:table-cell>
          <table:table-cell office:value-type="float" office:value="21.4908131511" calcext:value-type="float">
            <text:p>21.4908131511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1.2787713411" calcext:value-type="float">
            <text:p>31.2787713411</text:p>
          </table:table-cell>
          <table:table-cell office:value-type="float" office:value="9.78795821244" calcext:value-type="float">
            <text:p>9.7879582124</text:p>
          </table:table-cell>
          <table:table-cell office:value-type="float" office:value="21.4908131286" calcext:value-type="float">
            <text:p>21.4908131286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1.278771314" calcext:value-type="float">
            <text:p>31.278771314</text:p>
          </table:table-cell>
          <table:table-cell office:value-type="float" office:value="9.78795820453" calcext:value-type="float">
            <text:p>9.7879582045</text:p>
          </table:table-cell>
          <table:table-cell office:value-type="float" office:value="21.4908131095" calcext:value-type="float">
            <text:p>21.4908131095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1.2787712911" calcext:value-type="float">
            <text:p>31.2787712911</text:p>
          </table:table-cell>
          <table:table-cell office:value-type="float" office:value="9.78795819831" calcext:value-type="float">
            <text:p>9.7879581983</text:p>
          </table:table-cell>
          <table:table-cell office:value-type="float" office:value="21.4908130928" calcext:value-type="float">
            <text:p>21.4908130928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1.2787712653" calcext:value-type="float">
            <text:p>31.2787712653</text:p>
          </table:table-cell>
          <table:table-cell office:value-type="float" office:value="9.78795819" calcext:value-type="float">
            <text:p>9.78795819</text:p>
          </table:table-cell>
          <table:table-cell office:value-type="float" office:value="21.4908130753" calcext:value-type="float">
            <text:p>21.4908130753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1.2787712423" calcext:value-type="float">
            <text:p>31.2787712423</text:p>
          </table:table-cell>
          <table:table-cell office:value-type="float" office:value="9.7879581832" calcext:value-type="float">
            <text:p>9.7879581832</text:p>
          </table:table-cell>
          <table:table-cell office:value-type="float" office:value="21.4908130591" calcext:value-type="float">
            <text:p>21.4908130591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1.2787712254" calcext:value-type="float">
            <text:p>31.2787712254</text:p>
          </table:table-cell>
          <table:table-cell office:value-type="float" office:value="9.78795817868" calcext:value-type="float">
            <text:p>9.7879581787</text:p>
          </table:table-cell>
          <table:table-cell office:value-type="float" office:value="21.4908130468" calcext:value-type="float">
            <text:p>21.4908130468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1.2787712036" calcext:value-type="float">
            <text:p>31.2787712036</text:p>
          </table:table-cell>
          <table:table-cell office:value-type="float" office:value="9.7879581747" calcext:value-type="float">
            <text:p>9.7879581747</text:p>
          </table:table-cell>
          <table:table-cell office:value-type="float" office:value="21.4908130289" calcext:value-type="float">
            <text:p>21.4908130289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1.2787711898" calcext:value-type="float">
            <text:p>31.2787711898</text:p>
          </table:table-cell>
          <table:table-cell office:value-type="float" office:value="9.7879581734" calcext:value-type="float">
            <text:p>9.7879581734</text:p>
          </table:table-cell>
          <table:table-cell office:value-type="float" office:value="21.4908130164" calcext:value-type="float">
            <text:p>21.4908130164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1.2787711747" calcext:value-type="float">
            <text:p>31.2787711747</text:p>
          </table:table-cell>
          <table:table-cell office:value-type="float" office:value="9.78795816992" calcext:value-type="float">
            <text:p>9.7879581699</text:p>
          </table:table-cell>
          <table:table-cell office:value-type="float" office:value="21.4908130048" calcext:value-type="float">
            <text:p>21.4908130048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53.5459161836" calcext:value-type="float">
            <text:p>53.5459161836</text:p>
          </table:table-cell>
          <table:table-cell office:value-type="float" office:value="16.0453411823" calcext:value-type="float">
            <text:p>16.0453411823</text:p>
          </table:table-cell>
          <table:table-cell office:value-type="float" office:value="37.5005750013" calcext:value-type="float">
            <text:p>37.5005750013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53.5459157156" calcext:value-type="float">
            <text:p>53.5459157156</text:p>
          </table:table-cell>
          <table:table-cell office:value-type="float" office:value="16.0453409808" calcext:value-type="float">
            <text:p>16.0453409808</text:p>
          </table:table-cell>
          <table:table-cell office:value-type="float" office:value="37.5005747348" calcext:value-type="float">
            <text:p>37.5005747348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53.5459153972" calcext:value-type="float">
            <text:p>53.5459153972</text:p>
          </table:table-cell>
          <table:table-cell office:value-type="float" office:value="16.0453408567" calcext:value-type="float">
            <text:p>16.0453408567</text:p>
          </table:table-cell>
          <table:table-cell office:value-type="float" office:value="37.5005745405" calcext:value-type="float">
            <text:p>37.5005745405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53.545915159" calcext:value-type="float">
            <text:p>53.545915159</text:p>
          </table:table-cell>
          <table:table-cell office:value-type="float" office:value="16.0453407698" calcext:value-type="float">
            <text:p>16.0453407698</text:p>
          </table:table-cell>
          <table:table-cell office:value-type="float" office:value="37.5005743892" calcext:value-type="float">
            <text:p>37.5005743892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3.5459149595" calcext:value-type="float">
            <text:p>53.5459149595</text:p>
          </table:table-cell>
          <table:table-cell office:value-type="float" office:value="16.0453406985" calcext:value-type="float">
            <text:p>16.0453406985</text:p>
          </table:table-cell>
          <table:table-cell office:value-type="float" office:value="37.500574261" calcext:value-type="float">
            <text:p>37.500574261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53.5459147738" calcext:value-type="float">
            <text:p>53.5459147738</text:p>
          </table:table-cell>
          <table:table-cell office:value-type="float" office:value="16.0453406361" calcext:value-type="float">
            <text:p>16.0453406361</text:p>
          </table:table-cell>
          <table:table-cell office:value-type="float" office:value="37.5005741377" calcext:value-type="float">
            <text:p>37.5005741377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53.5459146261" calcext:value-type="float">
            <text:p>53.5459146261</text:p>
          </table:table-cell>
          <table:table-cell office:value-type="float" office:value="16.0453405874" calcext:value-type="float">
            <text:p>16.0453405874</text:p>
          </table:table-cell>
          <table:table-cell office:value-type="float" office:value="37.5005740387" calcext:value-type="float">
            <text:p>37.5005740387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53.5459144861" calcext:value-type="float">
            <text:p>53.5459144861</text:p>
          </table:table-cell>
          <table:table-cell office:value-type="float" office:value="16.045340542" calcext:value-type="float">
            <text:p>16.045340542</text:p>
          </table:table-cell>
          <table:table-cell office:value-type="float" office:value="37.500573944" calcext:value-type="float">
            <text:p>37.500573944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53.5459143526" calcext:value-type="float">
            <text:p>53.5459143526</text:p>
          </table:table-cell>
          <table:table-cell office:value-type="float" office:value="16.0453405011" calcext:value-type="float">
            <text:p>16.0453405011</text:p>
          </table:table-cell>
          <table:table-cell office:value-type="float" office:value="37.5005738515" calcext:value-type="float">
            <text:p>37.5005738515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53.5459142353" calcext:value-type="float">
            <text:p>53.5459142353</text:p>
          </table:table-cell>
          <table:table-cell office:value-type="float" office:value="16.0453404658" calcext:value-type="float">
            <text:p>16.0453404658</text:p>
          </table:table-cell>
          <table:table-cell office:value-type="float" office:value="37.5005737696" calcext:value-type="float">
            <text:p>37.5005737696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53.5459141279" calcext:value-type="float">
            <text:p>53.5459141279</text:p>
          </table:table-cell>
          <table:table-cell office:value-type="float" office:value="16.0453404372" calcext:value-type="float">
            <text:p>16.0453404372</text:p>
          </table:table-cell>
          <table:table-cell office:value-type="float" office:value="37.5005736907" calcext:value-type="float">
            <text:p>37.5005736907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53.5459140363" calcext:value-type="float">
            <text:p>53.5459140363</text:p>
          </table:table-cell>
          <table:table-cell office:value-type="float" office:value="16.0453404093" calcext:value-type="float">
            <text:p>16.0453404093</text:p>
          </table:table-cell>
          <table:table-cell office:value-type="float" office:value="37.500573627" calcext:value-type="float">
            <text:p>37.500573627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53.5459139438" calcext:value-type="float">
            <text:p>53.5459139438</text:p>
          </table:table-cell>
          <table:table-cell office:value-type="float" office:value="16.0453403873" calcext:value-type="float">
            <text:p>16.0453403873</text:p>
          </table:table-cell>
          <table:table-cell office:value-type="float" office:value="37.5005735566" calcext:value-type="float">
            <text:p>37.5005735566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53.5459138629" calcext:value-type="float">
            <text:p>53.5459138629</text:p>
          </table:table-cell>
          <table:table-cell office:value-type="float" office:value="16.0453403693" calcext:value-type="float">
            <text:p>16.0453403693</text:p>
          </table:table-cell>
          <table:table-cell office:value-type="float" office:value="37.5005734936" calcext:value-type="float">
            <text:p>37.5005734936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53.5459137796" calcext:value-type="float">
            <text:p>53.5459137796</text:p>
          </table:table-cell>
          <table:table-cell office:value-type="float" office:value="16.0453403482" calcext:value-type="float">
            <text:p>16.0453403482</text:p>
          </table:table-cell>
          <table:table-cell office:value-type="float" office:value="37.5005734314" calcext:value-type="float">
            <text:p>37.5005734314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53.5459137057" calcext:value-type="float">
            <text:p>53.5459137057</text:p>
          </table:table-cell>
          <table:table-cell office:value-type="float" office:value="16.0453403329" calcext:value-type="float">
            <text:p>16.0453403329</text:p>
          </table:table-cell>
          <table:table-cell office:value-type="float" office:value="37.5005733728" calcext:value-type="float">
            <text:p>37.5005733728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53.5459136393" calcext:value-type="float">
            <text:p>53.5459136393</text:p>
          </table:table-cell>
          <table:table-cell office:value-type="float" office:value="16.0453403204" calcext:value-type="float">
            <text:p>16.0453403204</text:p>
          </table:table-cell>
          <table:table-cell office:value-type="float" office:value="37.5005733189" calcext:value-type="float">
            <text:p>37.5005733189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53.5459135767" calcext:value-type="float">
            <text:p>53.5459135767</text:p>
          </table:table-cell>
          <table:table-cell office:value-type="float" office:value="16.0453403098" calcext:value-type="float">
            <text:p>16.0453403098</text:p>
          </table:table-cell>
          <table:table-cell office:value-type="float" office:value="37.5005732669" calcext:value-type="float">
            <text:p>37.5005732669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53.5459135225" calcext:value-type="float">
            <text:p>53.5459135225</text:p>
          </table:table-cell>
          <table:table-cell office:value-type="float" office:value="16.045340302" calcext:value-type="float">
            <text:p>16.045340302</text:p>
          </table:table-cell>
          <table:table-cell office:value-type="float" office:value="37.5005732206" calcext:value-type="float">
            <text:p>37.5005732206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53.5459134689" calcext:value-type="float">
            <text:p>53.5459134689</text:p>
          </table:table-cell>
          <table:table-cell office:value-type="float" office:value="16.0453402955" calcext:value-type="float">
            <text:p>16.0453402955</text:p>
          </table:table-cell>
          <table:table-cell office:value-type="float" office:value="37.5005731734" calcext:value-type="float">
            <text:p>37.5005731734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53.5459134164" calcext:value-type="float">
            <text:p>53.5459134164</text:p>
          </table:table-cell>
          <table:table-cell office:value-type="float" office:value="16.0453402885" calcext:value-type="float">
            <text:p>16.0453402885</text:p>
          </table:table-cell>
          <table:table-cell office:value-type="float" office:value="37.5005731279" calcext:value-type="float">
            <text:p>37.5005731279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53.5459133779" calcext:value-type="float">
            <text:p>53.5459133779</text:p>
          </table:table-cell>
          <table:table-cell office:value-type="float" office:value="16.0453402857" calcext:value-type="float">
            <text:p>16.0453402857</text:p>
          </table:table-cell>
          <table:table-cell office:value-type="float" office:value="37.5005730922" calcext:value-type="float">
            <text:p>37.5005730922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53.5459133415" calcext:value-type="float">
            <text:p>53.5459133415</text:p>
          </table:table-cell>
          <table:table-cell office:value-type="float" office:value="16.0453402825" calcext:value-type="float">
            <text:p>16.0453402825</text:p>
          </table:table-cell>
          <table:table-cell office:value-type="float" office:value="37.5005730591" calcext:value-type="float">
            <text:p>37.5005730591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53.5459133043" calcext:value-type="float">
            <text:p>53.5459133043</text:p>
          </table:table-cell>
          <table:table-cell office:value-type="float" office:value="16.0453402803" calcext:value-type="float">
            <text:p>16.0453402803</text:p>
          </table:table-cell>
          <table:table-cell office:value-type="float" office:value="37.500573024" calcext:value-type="float">
            <text:p>37.5005730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3079154818" calcext:value-type="float">
            <text:p>35.3079154818</text:p>
          </table:table-cell>
          <table:table-cell office:value-type="float" office:value="11.8025306395" calcext:value-type="float">
            <text:p>11.8025306395</text:p>
          </table:table-cell>
          <table:table-cell office:value-type="float" office:value="23.5053848423" calcext:value-type="float">
            <text:p>23.5053848423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5.3079147865" calcext:value-type="float">
            <text:p>35.3079147865</text:p>
          </table:table-cell>
          <table:table-cell office:value-type="float" office:value="11.8025302833" calcext:value-type="float">
            <text:p>11.8025302833</text:p>
          </table:table-cell>
          <table:table-cell office:value-type="float" office:value="23.5053845031" calcext:value-type="float">
            <text:p>23.5053845031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5.3079144912" calcext:value-type="float">
            <text:p>35.3079144912</text:p>
          </table:table-cell>
          <table:table-cell office:value-type="float" office:value="11.8025301331" calcext:value-type="float">
            <text:p>11.8025301331</text:p>
          </table:table-cell>
          <table:table-cell office:value-type="float" office:value="23.5053843581" calcext:value-type="float">
            <text:p>23.5053843581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5.3079142919" calcext:value-type="float">
            <text:p>35.3079142919</text:p>
          </table:table-cell>
          <table:table-cell office:value-type="float" office:value="11.8025300312" calcext:value-type="float">
            <text:p>11.8025300312</text:p>
          </table:table-cell>
          <table:table-cell office:value-type="float" office:value="23.5053842607" calcext:value-type="float">
            <text:p>23.5053842607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5.3079141349" calcext:value-type="float">
            <text:p>35.3079141349</text:p>
          </table:table-cell>
          <table:table-cell office:value-type="float" office:value="11.802529947" calcext:value-type="float">
            <text:p>11.802529947</text:p>
          </table:table-cell>
          <table:table-cell office:value-type="float" office:value="23.5053841879" calcext:value-type="float">
            <text:p>23.5053841879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5.3079140061" calcext:value-type="float">
            <text:p>35.3079140061</text:p>
          </table:table-cell>
          <table:table-cell office:value-type="float" office:value="11.802529882" calcext:value-type="float">
            <text:p>11.802529882</text:p>
          </table:table-cell>
          <table:table-cell office:value-type="float" office:value="23.5053841241" calcext:value-type="float">
            <text:p>23.5053841241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5.3079138996" calcext:value-type="float">
            <text:p>35.3079138996</text:p>
          </table:table-cell>
          <table:table-cell office:value-type="float" office:value="11.8025298248" calcext:value-type="float">
            <text:p>11.8025298248</text:p>
          </table:table-cell>
          <table:table-cell office:value-type="float" office:value="23.5053840748" calcext:value-type="float">
            <text:p>23.5053840748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5.3079138021" calcext:value-type="float">
            <text:p>35.3079138021</text:p>
          </table:table-cell>
          <table:table-cell office:value-type="float" office:value="11.8025297734" calcext:value-type="float">
            <text:p>11.8025297734</text:p>
          </table:table-cell>
          <table:table-cell office:value-type="float" office:value="23.5053840287" calcext:value-type="float">
            <text:p>23.5053840287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5.3079137222" calcext:value-type="float">
            <text:p>35.3079137222</text:p>
          </table:table-cell>
          <table:table-cell office:value-type="float" office:value="11.8025297256" calcext:value-type="float">
            <text:p>11.8025297256</text:p>
          </table:table-cell>
          <table:table-cell office:value-type="float" office:value="23.5053839966" calcext:value-type="float">
            <text:p>23.5053839966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5.3079136535" calcext:value-type="float">
            <text:p>35.3079136535</text:p>
          </table:table-cell>
          <table:table-cell office:value-type="float" office:value="11.8025296867" calcext:value-type="float">
            <text:p>11.8025296867</text:p>
          </table:table-cell>
          <table:table-cell office:value-type="float" office:value="23.5053839667" calcext:value-type="float">
            <text:p>23.5053839667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5.3079135873" calcext:value-type="float">
            <text:p>35.3079135873</text:p>
          </table:table-cell>
          <table:table-cell office:value-type="float" office:value="11.8025296497" calcext:value-type="float">
            <text:p>11.8025296497</text:p>
          </table:table-cell>
          <table:table-cell office:value-type="float" office:value="23.5053839376" calcext:value-type="float">
            <text:p>23.5053839376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5.3079135249" calcext:value-type="float">
            <text:p>35.3079135249</text:p>
          </table:table-cell>
          <table:table-cell office:value-type="float" office:value="11.8025296144" calcext:value-type="float">
            <text:p>11.8025296144</text:p>
          </table:table-cell>
          <table:table-cell office:value-type="float" office:value="23.5053839105" calcext:value-type="float">
            <text:p>23.5053839105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5.3079134827" calcext:value-type="float">
            <text:p>35.3079134827</text:p>
          </table:table-cell>
          <table:table-cell office:value-type="float" office:value="11.8025295881" calcext:value-type="float">
            <text:p>11.8025295881</text:p>
          </table:table-cell>
          <table:table-cell office:value-type="float" office:value="23.5053838946" calcext:value-type="float">
            <text:p>23.5053838946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5.3079134336" calcext:value-type="float">
            <text:p>35.3079134336</text:p>
          </table:table-cell>
          <table:table-cell office:value-type="float" office:value="11.8025295586" calcext:value-type="float">
            <text:p>11.8025295586</text:p>
          </table:table-cell>
          <table:table-cell office:value-type="float" office:value="23.5053838749" calcext:value-type="float">
            <text:p>23.5053838749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5.3079133933" calcext:value-type="float">
            <text:p>35.3079133933</text:p>
          </table:table-cell>
          <table:table-cell office:value-type="float" office:value="11.8025295342" calcext:value-type="float">
            <text:p>11.8025295342</text:p>
          </table:table-cell>
          <table:table-cell office:value-type="float" office:value="23.5053838591" calcext:value-type="float">
            <text:p>23.5053838591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5.3079133641" calcext:value-type="float">
            <text:p>35.3079133641</text:p>
          </table:table-cell>
          <table:table-cell office:value-type="float" office:value="11.8025295128" calcext:value-type="float">
            <text:p>11.8025295128</text:p>
          </table:table-cell>
          <table:table-cell office:value-type="float" office:value="23.5053838513" calcext:value-type="float">
            <text:p>23.5053838513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5.3079133324" calcext:value-type="float">
            <text:p>35.3079133324</text:p>
          </table:table-cell>
          <table:table-cell office:value-type="float" office:value="11.8025294933" calcext:value-type="float">
            <text:p>11.8025294933</text:p>
          </table:table-cell>
          <table:table-cell office:value-type="float" office:value="23.5053838391" calcext:value-type="float">
            <text:p>23.5053838391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5.3079133028" calcext:value-type="float">
            <text:p>35.3079133028</text:p>
          </table:table-cell>
          <table:table-cell office:value-type="float" office:value="11.8025294733" calcext:value-type="float">
            <text:p>11.8025294733</text:p>
          </table:table-cell>
          <table:table-cell office:value-type="float" office:value="23.5053838295" calcext:value-type="float">
            <text:p>23.5053838295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5.3079132785" calcext:value-type="float">
            <text:p>35.3079132785</text:p>
          </table:table-cell>
          <table:table-cell office:value-type="float" office:value="11.8025294573" calcext:value-type="float">
            <text:p>11.8025294573</text:p>
          </table:table-cell>
          <table:table-cell office:value-type="float" office:value="23.5053838212" calcext:value-type="float">
            <text:p>23.5053838212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5.3079132605" calcext:value-type="float">
            <text:p>35.3079132605</text:p>
          </table:table-cell>
          <table:table-cell office:value-type="float" office:value="11.8025294411" calcext:value-type="float">
            <text:p>11.8025294411</text:p>
          </table:table-cell>
          <table:table-cell office:value-type="float" office:value="23.5053838194" calcext:value-type="float">
            <text:p>23.5053838194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5.3079132381" calcext:value-type="float">
            <text:p>35.3079132381</text:p>
          </table:table-cell>
          <table:table-cell office:value-type="float" office:value="11.8025294279" calcext:value-type="float">
            <text:p>11.8025294279</text:p>
          </table:table-cell>
          <table:table-cell office:value-type="float" office:value="23.5053838102" calcext:value-type="float">
            <text:p>23.5053838102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35.3079132231" calcext:value-type="float">
            <text:p>35.3079132231</text:p>
          </table:table-cell>
          <table:table-cell office:value-type="float" office:value="11.8025294134" calcext:value-type="float">
            <text:p>11.8025294134</text:p>
          </table:table-cell>
          <table:table-cell office:value-type="float" office:value="23.5053838097" calcext:value-type="float">
            <text:p>23.5053838097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5.3079132081" calcext:value-type="float">
            <text:p>35.3079132081</text:p>
          </table:table-cell>
          <table:table-cell office:value-type="float" office:value="11.8025294" calcext:value-type="float">
            <text:p>11.8025294</text:p>
          </table:table-cell>
          <table:table-cell office:value-type="float" office:value="23.5053838081" calcext:value-type="float">
            <text:p>23.5053838081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35.3079131985" calcext:value-type="float">
            <text:p>35.3079131985</text:p>
          </table:table-cell>
          <table:table-cell office:value-type="float" office:value="11.8025293913" calcext:value-type="float">
            <text:p>11.8025293913</text:p>
          </table:table-cell>
          <table:table-cell office:value-type="float" office:value="23.5053838072" calcext:value-type="float">
            <text:p>23.5053838072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5.3079131935" calcext:value-type="float">
            <text:p>35.3079131935</text:p>
          </table:table-cell>
          <table:table-cell office:value-type="float" office:value="11.802529383" calcext:value-type="float">
            <text:p>11.802529383</text:p>
          </table:table-cell>
          <table:table-cell office:value-type="float" office:value="23.5053838105" calcext:value-type="float">
            <text:p>23.5053838105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5.3079131728" calcext:value-type="float">
            <text:p>35.3079131728</text:p>
          </table:table-cell>
          <table:table-cell office:value-type="float" office:value="11.8025293671" calcext:value-type="float">
            <text:p>11.8025293671</text:p>
          </table:table-cell>
          <table:table-cell office:value-type="float" office:value="23.5053838057" calcext:value-type="float">
            <text:p>23.5053838057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7.5359311472" calcext:value-type="float">
            <text:p>57.5359311472</text:p>
          </table:table-cell>
          <table:table-cell office:value-type="float" office:value="18.0403490935" calcext:value-type="float">
            <text:p>18.0403490935</text:p>
          </table:table-cell>
          <table:table-cell office:value-type="float" office:value="39.4955820538" calcext:value-type="float">
            <text:p>39.4955820538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57.5359304744" calcext:value-type="float">
            <text:p>57.5359304744</text:p>
          </table:table-cell>
          <table:table-cell office:value-type="float" office:value="18.0403487823" calcext:value-type="float">
            <text:p>18.0403487823</text:p>
          </table:table-cell>
          <table:table-cell office:value-type="float" office:value="39.495581692" calcext:value-type="float">
            <text:p>39.495581692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57.5359300391" calcext:value-type="float">
            <text:p>57.5359300391</text:p>
          </table:table-cell>
          <table:table-cell office:value-type="float" office:value="18.0403485775" calcext:value-type="float">
            <text:p>18.0403485775</text:p>
          </table:table-cell>
          <table:table-cell office:value-type="float" office:value="39.4955814615" calcext:value-type="float">
            <text:p>39.4955814615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57.5359297239" calcext:value-type="float">
            <text:p>57.5359297239</text:p>
          </table:table-cell>
          <table:table-cell office:value-type="float" office:value="18.0403484299" calcext:value-type="float">
            <text:p>18.0403484299</text:p>
          </table:table-cell>
          <table:table-cell office:value-type="float" office:value="39.495581294" calcext:value-type="float">
            <text:p>39.495581294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7.5359294694" calcext:value-type="float">
            <text:p>57.5359294694</text:p>
          </table:table-cell>
          <table:table-cell office:value-type="float" office:value="18.0403483045" calcext:value-type="float">
            <text:p>18.0403483045</text:p>
          </table:table-cell>
          <table:table-cell office:value-type="float" office:value="39.4955811649" calcext:value-type="float">
            <text:p>39.4955811649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57.5359292645" calcext:value-type="float">
            <text:p>57.5359292645</text:p>
          </table:table-cell>
          <table:table-cell office:value-type="float" office:value="18.0403482033" calcext:value-type="float">
            <text:p>18.0403482033</text:p>
          </table:table-cell>
          <table:table-cell office:value-type="float" office:value="39.4955810612" calcext:value-type="float">
            <text:p>39.4955810612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57.535929102" calcext:value-type="float">
            <text:p>57.535929102</text:p>
          </table:table-cell>
          <table:table-cell office:value-type="float" office:value="18.0403481187" calcext:value-type="float">
            <text:p>18.0403481187</text:p>
          </table:table-cell>
          <table:table-cell office:value-type="float" office:value="39.4955809833" calcext:value-type="float">
            <text:p>39.4955809833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57.5359289537" calcext:value-type="float">
            <text:p>57.5359289537</text:p>
          </table:table-cell>
          <table:table-cell office:value-type="float" office:value="18.0403480358" calcext:value-type="float">
            <text:p>18.0403480358</text:p>
          </table:table-cell>
          <table:table-cell office:value-type="float" office:value="39.495580918" calcext:value-type="float">
            <text:p>39.495580918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57.5359288405" calcext:value-type="float">
            <text:p>57.5359288405</text:p>
          </table:table-cell>
          <table:table-cell office:value-type="float" office:value="18.0403479753" calcext:value-type="float">
            <text:p>18.0403479753</text:p>
          </table:table-cell>
          <table:table-cell office:value-type="float" office:value="39.4955808652" calcext:value-type="float">
            <text:p>39.4955808652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57.5359287399" calcext:value-type="float">
            <text:p>57.5359287399</text:p>
          </table:table-cell>
          <table:table-cell office:value-type="float" office:value="18.040347919" calcext:value-type="float">
            <text:p>18.040347919</text:p>
          </table:table-cell>
          <table:table-cell office:value-type="float" office:value="39.4955808209" calcext:value-type="float">
            <text:p>39.4955808209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7.535928658" calcext:value-type="float">
            <text:p>57.535928658</text:p>
          </table:table-cell>
          <table:table-cell office:value-type="float" office:value="18.0403478663" calcext:value-type="float">
            <text:p>18.0403478663</text:p>
          </table:table-cell>
          <table:table-cell office:value-type="float" office:value="39.4955807917" calcext:value-type="float">
            <text:p>39.4955807917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57.5359285844" calcext:value-type="float">
            <text:p>57.5359285844</text:p>
          </table:table-cell>
          <table:table-cell office:value-type="float" office:value="18.0403478205" calcext:value-type="float">
            <text:p>18.0403478205</text:p>
          </table:table-cell>
          <table:table-cell office:value-type="float" office:value="39.495580764" calcext:value-type="float">
            <text:p>39.495580764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57.5359285228" calcext:value-type="float">
            <text:p>57.5359285228</text:p>
          </table:table-cell>
          <table:table-cell office:value-type="float" office:value="18.0403477791" calcext:value-type="float">
            <text:p>18.0403477791</text:p>
          </table:table-cell>
          <table:table-cell office:value-type="float" office:value="39.4955807437" calcext:value-type="float">
            <text:p>39.4955807437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57.5359284667" calcext:value-type="float">
            <text:p>57.5359284667</text:p>
          </table:table-cell>
          <table:table-cell office:value-type="float" office:value="18.0403477383" calcext:value-type="float">
            <text:p>18.0403477383</text:p>
          </table:table-cell>
          <table:table-cell office:value-type="float" office:value="39.4955807284" calcext:value-type="float">
            <text:p>39.4955807284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7.5359284133" calcext:value-type="float">
            <text:p>57.5359284133</text:p>
          </table:table-cell>
          <table:table-cell office:value-type="float" office:value="18.0403476967" calcext:value-type="float">
            <text:p>18.0403476967</text:p>
          </table:table-cell>
          <table:table-cell office:value-type="float" office:value="39.4955807166" calcext:value-type="float">
            <text:p>39.4955807166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57.5359283752" calcext:value-type="float">
            <text:p>57.5359283752</text:p>
          </table:table-cell>
          <table:table-cell office:value-type="float" office:value="18.0403476624" calcext:value-type="float">
            <text:p>18.0403476624</text:p>
          </table:table-cell>
          <table:table-cell office:value-type="float" office:value="39.4955807128" calcext:value-type="float">
            <text:p>39.4955807128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57.5359283398" calcext:value-type="float">
            <text:p>57.5359283398</text:p>
          </table:table-cell>
          <table:table-cell office:value-type="float" office:value="18.0403476286" calcext:value-type="float">
            <text:p>18.0403476286</text:p>
          </table:table-cell>
          <table:table-cell office:value-type="float" office:value="39.4955807112" calcext:value-type="float">
            <text:p>39.4955807112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57.5359283111" calcext:value-type="float">
            <text:p>57.5359283111</text:p>
          </table:table-cell>
          <table:table-cell office:value-type="float" office:value="18.0403475969" calcext:value-type="float">
            <text:p>18.0403475969</text:p>
          </table:table-cell>
          <table:table-cell office:value-type="float" office:value="39.4955807142" calcext:value-type="float">
            <text:p>39.4955807142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57.5359282964" calcext:value-type="float">
            <text:p>57.5359282964</text:p>
          </table:table-cell>
          <table:table-cell office:value-type="float" office:value="18.0403475735" calcext:value-type="float">
            <text:p>18.0403475735</text:p>
          </table:table-cell>
          <table:table-cell office:value-type="float" office:value="39.4955807229" calcext:value-type="float">
            <text:p>39.4955807229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7.5359282687" calcext:value-type="float">
            <text:p>57.5359282687</text:p>
          </table:table-cell>
          <table:table-cell office:value-type="float" office:value="18.0403475467" calcext:value-type="float">
            <text:p>18.0403475467</text:p>
          </table:table-cell>
          <table:table-cell office:value-type="float" office:value="39.495580722" calcext:value-type="float">
            <text:p>39.495580722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57.5359282643" calcext:value-type="float">
            <text:p>57.5359282643</text:p>
          </table:table-cell>
          <table:table-cell office:value-type="float" office:value="18.040347531" calcext:value-type="float">
            <text:p>18.040347531</text:p>
          </table:table-cell>
          <table:table-cell office:value-type="float" office:value="39.4955807333" calcext:value-type="float">
            <text:p>39.4955807333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57.5359282559" calcext:value-type="float">
            <text:p>57.5359282559</text:p>
          </table:table-cell>
          <table:table-cell office:value-type="float" office:value="18.0403475119" calcext:value-type="float">
            <text:p>18.0403475119</text:p>
          </table:table-cell>
          <table:table-cell office:value-type="float" office:value="39.495580744" calcext:value-type="float">
            <text:p>39.495580744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57.5359282458" calcext:value-type="float">
            <text:p>57.5359282458</text:p>
          </table:table-cell>
          <table:table-cell office:value-type="float" office:value="18.0403474938" calcext:value-type="float">
            <text:p>18.0403474938</text:p>
          </table:table-cell>
          <table:table-cell office:value-type="float" office:value="39.495580752" calcext:value-type="float">
            <text:p>39.495580752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57.5359282415" calcext:value-type="float">
            <text:p>57.5359282415</text:p>
          </table:table-cell>
          <table:table-cell office:value-type="float" office:value="18.0403474745" calcext:value-type="float">
            <text:p>18.0403474745</text:p>
          </table:table-cell>
          <table:table-cell office:value-type="float" office:value="39.495580767" calcext:value-type="float">
            <text:p>39.495580767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7.8093868518" calcext:value-type="float">
            <text:p>37.8093868518</text:p>
          </table:table-cell>
          <table:table-cell office:value-type="float" office:value="13.0532661568" calcext:value-type="float">
            <text:p>13.0532661568</text:p>
          </table:table-cell>
          <table:table-cell office:value-type="float" office:value="24.7561206951" calcext:value-type="float">
            <text:p>24.7561206951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37.809385782" calcext:value-type="float">
            <text:p>37.809385782</text:p>
          </table:table-cell>
          <table:table-cell office:value-type="float" office:value="13.0532657096" calcext:value-type="float">
            <text:p>13.0532657096</text:p>
          </table:table-cell>
          <table:table-cell office:value-type="float" office:value="24.7561200724" calcext:value-type="float">
            <text:p>24.7561200724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7.8093853473" calcext:value-type="float">
            <text:p>37.8093853473</text:p>
          </table:table-cell>
          <table:table-cell office:value-type="float" office:value="13.0532655234" calcext:value-type="float">
            <text:p>13.0532655234</text:p>
          </table:table-cell>
          <table:table-cell office:value-type="float" office:value="24.7561198239" calcext:value-type="float">
            <text:p>24.7561198239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37.8093850893" calcext:value-type="float">
            <text:p>37.8093850893</text:p>
          </table:table-cell>
          <table:table-cell office:value-type="float" office:value="13.0532654094" calcext:value-type="float">
            <text:p>13.0532654094</text:p>
          </table:table-cell>
          <table:table-cell office:value-type="float" office:value="24.7561196799" calcext:value-type="float">
            <text:p>24.7561196799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7.8093849292" calcext:value-type="float">
            <text:p>37.8093849292</text:p>
          </table:table-cell>
          <table:table-cell office:value-type="float" office:value="13.0532653441" calcext:value-type="float">
            <text:p>13.0532653441</text:p>
          </table:table-cell>
          <table:table-cell office:value-type="float" office:value="24.7561195851" calcext:value-type="float">
            <text:p>24.7561195851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37.8093848252" calcext:value-type="float">
            <text:p>37.8093848252</text:p>
          </table:table-cell>
          <table:table-cell office:value-type="float" office:value="13.0532653093" calcext:value-type="float">
            <text:p>13.0532653093</text:p>
          </table:table-cell>
          <table:table-cell office:value-type="float" office:value="24.7561195159" calcext:value-type="float">
            <text:p>24.7561195159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7.8093847521" calcext:value-type="float">
            <text:p>37.8093847521</text:p>
          </table:table-cell>
          <table:table-cell office:value-type="float" office:value="13.0532652982" calcext:value-type="float">
            <text:p>13.0532652982</text:p>
          </table:table-cell>
          <table:table-cell office:value-type="float" office:value="24.7561194539" calcext:value-type="float">
            <text:p>24.7561194539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37.8093847002" calcext:value-type="float">
            <text:p>37.8093847002</text:p>
          </table:table-cell>
          <table:table-cell office:value-type="float" office:value="13.0532652922" calcext:value-type="float">
            <text:p>13.0532652922</text:p>
          </table:table-cell>
          <table:table-cell office:value-type="float" office:value="24.7561194079" calcext:value-type="float">
            <text:p>24.7561194079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37.8093846586" calcext:value-type="float">
            <text:p>37.8093846586</text:p>
          </table:table-cell>
          <table:table-cell office:value-type="float" office:value="13.0532652926" calcext:value-type="float">
            <text:p>13.0532652926</text:p>
          </table:table-cell>
          <table:table-cell office:value-type="float" office:value="24.756119366" calcext:value-type="float">
            <text:p>24.756119366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37.8093846304" calcext:value-type="float">
            <text:p>37.8093846304</text:p>
          </table:table-cell>
          <table:table-cell office:value-type="float" office:value="13.0532652984" calcext:value-type="float">
            <text:p>13.0532652984</text:p>
          </table:table-cell>
          <table:table-cell office:value-type="float" office:value="24.756119332" calcext:value-type="float">
            <text:p>24.756119332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7.8093846085" calcext:value-type="float">
            <text:p>37.8093846085</text:p>
          </table:table-cell>
          <table:table-cell office:value-type="float" office:value="13.0532653054" calcext:value-type="float">
            <text:p>13.0532653054</text:p>
          </table:table-cell>
          <table:table-cell office:value-type="float" office:value="24.7561193031" calcext:value-type="float">
            <text:p>24.7561193031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37.8093845887" calcext:value-type="float">
            <text:p>37.8093845887</text:p>
          </table:table-cell>
          <table:table-cell office:value-type="float" office:value="13.0532653098" calcext:value-type="float">
            <text:p>13.0532653098</text:p>
          </table:table-cell>
          <table:table-cell office:value-type="float" office:value="24.7561192788" calcext:value-type="float">
            <text:p>24.7561192788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7.809384574" calcext:value-type="float">
            <text:p>37.809384574</text:p>
          </table:table-cell>
          <table:table-cell office:value-type="float" office:value="13.0532653183" calcext:value-type="float">
            <text:p>13.0532653183</text:p>
          </table:table-cell>
          <table:table-cell office:value-type="float" office:value="24.7561192557" calcext:value-type="float">
            <text:p>24.7561192557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37.8093845582" calcext:value-type="float">
            <text:p>37.8093845582</text:p>
          </table:table-cell>
          <table:table-cell office:value-type="float" office:value="13.053265323" calcext:value-type="float">
            <text:p>13.053265323</text:p>
          </table:table-cell>
          <table:table-cell office:value-type="float" office:value="24.7561192353" calcext:value-type="float">
            <text:p>24.7561192353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7.8093845477" calcext:value-type="float">
            <text:p>37.8093845477</text:p>
          </table:table-cell>
          <table:table-cell office:value-type="float" office:value="13.0532653264" calcext:value-type="float">
            <text:p>13.0532653264</text:p>
          </table:table-cell>
          <table:table-cell office:value-type="float" office:value="24.7561192213" calcext:value-type="float">
            <text:p>24.7561192213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37.809384545" calcext:value-type="float">
            <text:p>37.809384545</text:p>
          </table:table-cell>
          <table:table-cell office:value-type="float" office:value="13.0532653368" calcext:value-type="float">
            <text:p>13.0532653368</text:p>
          </table:table-cell>
          <table:table-cell office:value-type="float" office:value="24.7561192083" calcext:value-type="float">
            <text:p>24.7561192083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37.8093845433" calcext:value-type="float">
            <text:p>37.8093845433</text:p>
          </table:table-cell>
          <table:table-cell office:value-type="float" office:value="13.0532653424" calcext:value-type="float">
            <text:p>13.0532653424</text:p>
          </table:table-cell>
          <table:table-cell office:value-type="float" office:value="24.7561192009" calcext:value-type="float">
            <text:p>24.7561192009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37.8093845389" calcext:value-type="float">
            <text:p>37.8093845389</text:p>
          </table:table-cell>
          <table:table-cell office:value-type="float" office:value="13.0532653466" calcext:value-type="float">
            <text:p>13.0532653466</text:p>
          </table:table-cell>
          <table:table-cell office:value-type="float" office:value="24.7561191923" calcext:value-type="float">
            <text:p>24.7561191923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7.8093845393" calcext:value-type="float">
            <text:p>37.8093845393</text:p>
          </table:table-cell>
          <table:table-cell office:value-type="float" office:value="13.0532653534" calcext:value-type="float">
            <text:p>13.0532653534</text:p>
          </table:table-cell>
          <table:table-cell office:value-type="float" office:value="24.7561191859" calcext:value-type="float">
            <text:p>24.7561191859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7.809384543" calcext:value-type="float">
            <text:p>37.809384543</text:p>
          </table:table-cell>
          <table:table-cell office:value-type="float" office:value="13.0532653583" calcext:value-type="float">
            <text:p>13.0532653583</text:p>
          </table:table-cell>
          <table:table-cell office:value-type="float" office:value="24.7561191847" calcext:value-type="float">
            <text:p>24.7561191847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7.8093845525" calcext:value-type="float">
            <text:p>37.8093845525</text:p>
          </table:table-cell>
          <table:table-cell office:value-type="float" office:value="13.0532653642" calcext:value-type="float">
            <text:p>13.0532653642</text:p>
          </table:table-cell>
          <table:table-cell office:value-type="float" office:value="24.7561191884" calcext:value-type="float">
            <text:p>24.7561191884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37.8093845551" calcext:value-type="float">
            <text:p>37.8093845551</text:p>
          </table:table-cell>
          <table:table-cell office:value-type="float" office:value="13.0532653696" calcext:value-type="float">
            <text:p>13.0532653696</text:p>
          </table:table-cell>
          <table:table-cell office:value-type="float" office:value="24.7561191856" calcext:value-type="float">
            <text:p>24.7561191856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7.8093845641" calcext:value-type="float">
            <text:p>37.8093845641</text:p>
          </table:table-cell>
          <table:table-cell office:value-type="float" office:value="13.0532653767" calcext:value-type="float">
            <text:p>13.0532653767</text:p>
          </table:table-cell>
          <table:table-cell office:value-type="float" office:value="24.7561191874" calcext:value-type="float">
            <text:p>24.7561191874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37.8093845713" calcext:value-type="float">
            <text:p>37.8093845713</text:p>
          </table:table-cell>
          <table:table-cell office:value-type="float" office:value="13.0532653826" calcext:value-type="float">
            <text:p>13.0532653826</text:p>
          </table:table-cell>
          <table:table-cell office:value-type="float" office:value="24.7561191887" calcext:value-type="float">
            <text:p>24.7561191887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37.8093845803" calcext:value-type="float">
            <text:p>37.8093845803</text:p>
          </table:table-cell>
          <table:table-cell office:value-type="float" office:value="13.0532653884" calcext:value-type="float">
            <text:p>13.0532653884</text:p>
          </table:table-cell>
          <table:table-cell office:value-type="float" office:value="24.7561191919" calcext:value-type="float">
            <text:p>24.7561191919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7.8093845901" calcext:value-type="float">
            <text:p>37.8093845901</text:p>
          </table:table-cell>
          <table:table-cell office:value-type="float" office:value="13.053265393" calcext:value-type="float">
            <text:p>13.053265393</text:p>
          </table:table-cell>
          <table:table-cell office:value-type="float" office:value="24.7561191971" calcext:value-type="float">
            <text:p>24.7561191971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61.417220656" calcext:value-type="float">
            <text:p>61.417220656</text:p>
          </table:table-cell>
          <table:table-cell office:value-type="float" office:value="19.9809943455" calcext:value-type="float">
            <text:p>19.9809943455</text:p>
          </table:table-cell>
          <table:table-cell office:value-type="float" office:value="41.4362263105" calcext:value-type="float">
            <text:p>41.4362263105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61.417219552" calcext:value-type="float">
            <text:p>61.417219552</text:p>
          </table:table-cell>
          <table:table-cell office:value-type="float" office:value="19.9809937691" calcext:value-type="float">
            <text:p>19.9809937691</text:p>
          </table:table-cell>
          <table:table-cell office:value-type="float" office:value="41.4362257829" calcext:value-type="float">
            <text:p>41.4362257829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61.4172188093" calcext:value-type="float">
            <text:p>61.4172188093</text:p>
          </table:table-cell>
          <table:table-cell office:value-type="float" office:value="19.9809933605" calcext:value-type="float">
            <text:p>19.9809933605</text:p>
          </table:table-cell>
          <table:table-cell office:value-type="float" office:value="41.4362254487" calcext:value-type="float">
            <text:p>41.4362254487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61.4172182358" calcext:value-type="float">
            <text:p>61.4172182358</text:p>
          </table:table-cell>
          <table:table-cell office:value-type="float" office:value="19.9809930374" calcext:value-type="float">
            <text:p>19.9809930374</text:p>
          </table:table-cell>
          <table:table-cell office:value-type="float" office:value="41.4362251984" calcext:value-type="float">
            <text:p>41.436225198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1.4172177626" calcext:value-type="float">
            <text:p>61.4172177626</text:p>
          </table:table-cell>
          <table:table-cell office:value-type="float" office:value="19.9809927653" calcext:value-type="float">
            <text:p>19.9809927653</text:p>
          </table:table-cell>
          <table:table-cell office:value-type="float" office:value="41.4362249974" calcext:value-type="float">
            <text:p>41.4362249974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61.4172173681" calcext:value-type="float">
            <text:p>61.4172173681</text:p>
          </table:table-cell>
          <table:table-cell office:value-type="float" office:value="19.9809925342" calcext:value-type="float">
            <text:p>19.9809925342</text:p>
          </table:table-cell>
          <table:table-cell office:value-type="float" office:value="41.4362248339" calcext:value-type="float">
            <text:p>41.4362248339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61.4172170289" calcext:value-type="float">
            <text:p>61.4172170289</text:p>
          </table:table-cell>
          <table:table-cell office:value-type="float" office:value="19.9809923265" calcext:value-type="float">
            <text:p>19.9809923265</text:p>
          </table:table-cell>
          <table:table-cell office:value-type="float" office:value="41.4362247024" calcext:value-type="float">
            <text:p>41.4362247024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61.417216731" calcext:value-type="float">
            <text:p>61.417216731</text:p>
          </table:table-cell>
          <table:table-cell office:value-type="float" office:value="19.9809921394" calcext:value-type="float">
            <text:p>19.9809921394</text:p>
          </table:table-cell>
          <table:table-cell office:value-type="float" office:value="41.4362245916" calcext:value-type="float">
            <text:p>41.4362245916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61.4172164689" calcext:value-type="float">
            <text:p>61.4172164689</text:p>
          </table:table-cell>
          <table:table-cell office:value-type="float" office:value="19.9809919675" calcext:value-type="float">
            <text:p>19.9809919675</text:p>
          </table:table-cell>
          <table:table-cell office:value-type="float" office:value="41.4362245015" calcext:value-type="float">
            <text:p>41.4362245015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61.4172162353" calcext:value-type="float">
            <text:p>61.4172162353</text:p>
          </table:table-cell>
          <table:table-cell office:value-type="float" office:value="19.9809918091" calcext:value-type="float">
            <text:p>19.9809918091</text:p>
          </table:table-cell>
          <table:table-cell office:value-type="float" office:value="41.4362244262" calcext:value-type="float">
            <text:p>41.4362244262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61.4172160245" calcext:value-type="float">
            <text:p>61.4172160245</text:p>
          </table:table-cell>
          <table:table-cell office:value-type="float" office:value="19.9809916609" calcext:value-type="float">
            <text:p>19.9809916609</text:p>
          </table:table-cell>
          <table:table-cell office:value-type="float" office:value="41.4362243636" calcext:value-type="float">
            <text:p>41.4362243636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61.4172158392" calcext:value-type="float">
            <text:p>61.4172158392</text:p>
          </table:table-cell>
          <table:table-cell office:value-type="float" office:value="19.9809915269" calcext:value-type="float">
            <text:p>19.9809915269</text:p>
          </table:table-cell>
          <table:table-cell office:value-type="float" office:value="41.4362243123" calcext:value-type="float">
            <text:p>41.4362243123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61.4172156591" calcext:value-type="float">
            <text:p>61.4172156591</text:p>
          </table:table-cell>
          <table:table-cell office:value-type="float" office:value="19.980991395" calcext:value-type="float">
            <text:p>19.980991395</text:p>
          </table:table-cell>
          <table:table-cell office:value-type="float" office:value="41.436224264" calcext:value-type="float">
            <text:p>41.436224264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61.4172155136" calcext:value-type="float">
            <text:p>61.4172155136</text:p>
          </table:table-cell>
          <table:table-cell office:value-type="float" office:value="19.9809912798" calcext:value-type="float">
            <text:p>19.9809912798</text:p>
          </table:table-cell>
          <table:table-cell office:value-type="float" office:value="41.4362242338" calcext:value-type="float">
            <text:p>41.4362242338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1.4172153735" calcext:value-type="float">
            <text:p>61.4172153735</text:p>
          </table:table-cell>
          <table:table-cell office:value-type="float" office:value="19.9809911682" calcext:value-type="float">
            <text:p>19.9809911682</text:p>
          </table:table-cell>
          <table:table-cell office:value-type="float" office:value="41.4362242053" calcext:value-type="float">
            <text:p>41.4362242053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61.4172152458" calcext:value-type="float">
            <text:p>61.4172152458</text:p>
          </table:table-cell>
          <table:table-cell office:value-type="float" office:value="19.9809910614" calcext:value-type="float">
            <text:p>19.9809910614</text:p>
          </table:table-cell>
          <table:table-cell office:value-type="float" office:value="41.4362241844" calcext:value-type="float">
            <text:p>41.4362241844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61.4172151276" calcext:value-type="float">
            <text:p>61.4172151276</text:p>
          </table:table-cell>
          <table:table-cell office:value-type="float" office:value="19.9809909603" calcext:value-type="float">
            <text:p>19.9809909603</text:p>
          </table:table-cell>
          <table:table-cell office:value-type="float" office:value="41.4362241673" calcext:value-type="float">
            <text:p>41.4362241673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61.417215026" calcext:value-type="float">
            <text:p>61.417215026</text:p>
          </table:table-cell>
          <table:table-cell office:value-type="float" office:value="19.9809908618" calcext:value-type="float">
            <text:p>19.9809908618</text:p>
          </table:table-cell>
          <table:table-cell office:value-type="float" office:value="41.4362241642" calcext:value-type="float">
            <text:p>41.4362241642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61.4172149272" calcext:value-type="float">
            <text:p>61.4172149272</text:p>
          </table:table-cell>
          <table:table-cell office:value-type="float" office:value="19.9809907696" calcext:value-type="float">
            <text:p>19.9809907696</text:p>
          </table:table-cell>
          <table:table-cell office:value-type="float" office:value="41.4362241576" calcext:value-type="float">
            <text:p>41.4362241576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61.4172148318" calcext:value-type="float">
            <text:p>61.4172148318</text:p>
          </table:table-cell>
          <table:table-cell office:value-type="float" office:value="19.9809906742" calcext:value-type="float">
            <text:p>19.9809906742</text:p>
          </table:table-cell>
          <table:table-cell office:value-type="float" office:value="41.4362241576" calcext:value-type="float">
            <text:p>41.4362241576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61.4172147489" calcext:value-type="float">
            <text:p>61.4172147489</text:p>
          </table:table-cell>
          <table:table-cell office:value-type="float" office:value="19.9809905831" calcext:value-type="float">
            <text:p>19.9809905831</text:p>
          </table:table-cell>
          <table:table-cell office:value-type="float" office:value="41.4362241658" calcext:value-type="float">
            <text:p>41.4362241658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61.4172146843" calcext:value-type="float">
            <text:p>61.4172146843</text:p>
          </table:table-cell>
          <table:table-cell office:value-type="float" office:value="19.9809905013" calcext:value-type="float">
            <text:p>19.9809905013</text:p>
          </table:table-cell>
          <table:table-cell office:value-type="float" office:value="41.436224183" calcext:value-type="float">
            <text:p>41.436224183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61.4172146145" calcext:value-type="float">
            <text:p>61.4172146145</text:p>
          </table:table-cell>
          <table:table-cell office:value-type="float" office:value="19.9809904111" calcext:value-type="float">
            <text:p>19.9809904111</text:p>
          </table:table-cell>
          <table:table-cell office:value-type="float" office:value="41.4362242034" calcext:value-type="float">
            <text:p>41.4362242034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61.417214559" calcext:value-type="float">
            <text:p>61.417214559</text:p>
          </table:table-cell>
          <table:table-cell office:value-type="float" office:value="19.9809903289" calcext:value-type="float">
            <text:p>19.9809903289</text:p>
          </table:table-cell>
          <table:table-cell office:value-type="float" office:value="41.4362242301" calcext:value-type="float">
            <text:p>41.43622423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2975053739" calcext:value-type="float">
            <text:p>42.2975053739</text:p>
          </table:table-cell>
          <table:table-cell office:value-type="float" office:value="15.2973252279" calcext:value-type="float">
            <text:p>15.2973252279</text:p>
          </table:table-cell>
          <table:table-cell office:value-type="float" office:value="27.000180146" calcext:value-type="float">
            <text:p>27.000180146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42.2975037935" calcext:value-type="float">
            <text:p>42.2975037935</text:p>
          </table:table-cell>
          <table:table-cell office:value-type="float" office:value="15.2973246411" calcext:value-type="float">
            <text:p>15.2973246411</text:p>
          </table:table-cell>
          <table:table-cell office:value-type="float" office:value="27.0001791523" calcext:value-type="float">
            <text:p>27.0001791523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42.2975031236" calcext:value-type="float">
            <text:p>42.2975031236</text:p>
          </table:table-cell>
          <table:table-cell office:value-type="float" office:value="15.2973243852" calcext:value-type="float">
            <text:p>15.2973243852</text:p>
          </table:table-cell>
          <table:table-cell office:value-type="float" office:value="27.0001787385" calcext:value-type="float">
            <text:p>27.0001787385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42.2975026525" calcext:value-type="float">
            <text:p>42.2975026525</text:p>
          </table:table-cell>
          <table:table-cell office:value-type="float" office:value="15.2973242043" calcext:value-type="float">
            <text:p>15.2973242043</text:p>
          </table:table-cell>
          <table:table-cell office:value-type="float" office:value="27.0001784482" calcext:value-type="float">
            <text:p>27.0001784482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2.2975022806" calcext:value-type="float">
            <text:p>42.2975022806</text:p>
          </table:table-cell>
          <table:table-cell office:value-type="float" office:value="15.2973240574" calcext:value-type="float">
            <text:p>15.2973240574</text:p>
          </table:table-cell>
          <table:table-cell office:value-type="float" office:value="27.0001782232" calcext:value-type="float">
            <text:p>27.0001782232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2.297501966" calcext:value-type="float">
            <text:p>42.297501966</text:p>
          </table:table-cell>
          <table:table-cell office:value-type="float" office:value="15.2973239268" calcext:value-type="float">
            <text:p>15.2973239268</text:p>
          </table:table-cell>
          <table:table-cell office:value-type="float" office:value="27.0001780392" calcext:value-type="float">
            <text:p>27.0001780392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42.2975016891" calcext:value-type="float">
            <text:p>42.2975016891</text:p>
          </table:table-cell>
          <table:table-cell office:value-type="float" office:value="15.297323811" calcext:value-type="float">
            <text:p>15.297323811</text:p>
          </table:table-cell>
          <table:table-cell office:value-type="float" office:value="27.0001778781" calcext:value-type="float">
            <text:p>27.0001778781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42.2975014482" calcext:value-type="float">
            <text:p>42.2975014482</text:p>
          </table:table-cell>
          <table:table-cell office:value-type="float" office:value="15.2973237085" calcext:value-type="float">
            <text:p>15.2973237085</text:p>
          </table:table-cell>
          <table:table-cell office:value-type="float" office:value="27.0001777398" calcext:value-type="float">
            <text:p>27.0001777398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2.2975012306" calcext:value-type="float">
            <text:p>42.2975012306</text:p>
          </table:table-cell>
          <table:table-cell office:value-type="float" office:value="15.2973236129" calcext:value-type="float">
            <text:p>15.2973236129</text:p>
          </table:table-cell>
          <table:table-cell office:value-type="float" office:value="27.0001776176" calcext:value-type="float">
            <text:p>27.0001776176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42.2975010379" calcext:value-type="float">
            <text:p>42.2975010379</text:p>
          </table:table-cell>
          <table:table-cell office:value-type="float" office:value="15.2973235251" calcext:value-type="float">
            <text:p>15.2973235251</text:p>
          </table:table-cell>
          <table:table-cell office:value-type="float" office:value="27.0001775127" calcext:value-type="float">
            <text:p>27.0001775127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2.2975008543" calcext:value-type="float">
            <text:p>42.2975008543</text:p>
          </table:table-cell>
          <table:table-cell office:value-type="float" office:value="15.2973234427" calcext:value-type="float">
            <text:p>15.2973234427</text:p>
          </table:table-cell>
          <table:table-cell office:value-type="float" office:value="27.0001774116" calcext:value-type="float">
            <text:p>27.0001774116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42.297500687" calcext:value-type="float">
            <text:p>42.297500687</text:p>
          </table:table-cell>
          <table:table-cell office:value-type="float" office:value="15.2973233643" calcext:value-type="float">
            <text:p>15.2973233643</text:p>
          </table:table-cell>
          <table:table-cell office:value-type="float" office:value="27.0001773226" calcext:value-type="float">
            <text:p>27.0001773226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2.2975005471" calcext:value-type="float">
            <text:p>42.2975005471</text:p>
          </table:table-cell>
          <table:table-cell office:value-type="float" office:value="15.2973232993" calcext:value-type="float">
            <text:p>15.2973232993</text:p>
          </table:table-cell>
          <table:table-cell office:value-type="float" office:value="27.0001772478" calcext:value-type="float">
            <text:p>27.0001772478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42.2975004038" calcext:value-type="float">
            <text:p>42.2975004038</text:p>
          </table:table-cell>
          <table:table-cell office:value-type="float" office:value="15.297323232" calcext:value-type="float">
            <text:p>15.297323232</text:p>
          </table:table-cell>
          <table:table-cell office:value-type="float" office:value="27.0001771718" calcext:value-type="float">
            <text:p>27.0001771718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42.2975002771" calcext:value-type="float">
            <text:p>42.2975002771</text:p>
          </table:table-cell>
          <table:table-cell office:value-type="float" office:value="15.2973231696" calcext:value-type="float">
            <text:p>15.2973231696</text:p>
          </table:table-cell>
          <table:table-cell office:value-type="float" office:value="27.0001771076" calcext:value-type="float">
            <text:p>27.0001771076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2.2975001606" calcext:value-type="float">
            <text:p>42.2975001606</text:p>
          </table:table-cell>
          <table:table-cell office:value-type="float" office:value="15.2973231131" calcext:value-type="float">
            <text:p>15.2973231131</text:p>
          </table:table-cell>
          <table:table-cell office:value-type="float" office:value="27.0001770475" calcext:value-type="float">
            <text:p>27.0001770475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42.2975000488" calcext:value-type="float">
            <text:p>42.2975000488</text:p>
          </table:table-cell>
          <table:table-cell office:value-type="float" office:value="15.2973230575" calcext:value-type="float">
            <text:p>15.2973230575</text:p>
          </table:table-cell>
          <table:table-cell office:value-type="float" office:value="27.0001769913" calcext:value-type="float">
            <text:p>27.0001769913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42.2974999495" calcext:value-type="float">
            <text:p>42.2974999495</text:p>
          </table:table-cell>
          <table:table-cell office:value-type="float" office:value="15.2973230062" calcext:value-type="float">
            <text:p>15.2973230062</text:p>
          </table:table-cell>
          <table:table-cell office:value-type="float" office:value="27.0001769434" calcext:value-type="float">
            <text:p>27.0001769434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42.2974998533" calcext:value-type="float">
            <text:p>42.2974998533</text:p>
          </table:table-cell>
          <table:table-cell office:value-type="float" office:value="15.2973229577" calcext:value-type="float">
            <text:p>15.2973229577</text:p>
          </table:table-cell>
          <table:table-cell office:value-type="float" office:value="27.0001768956" calcext:value-type="float">
            <text:p>27.0001768956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42.297499764" calcext:value-type="float">
            <text:p>42.297499764</text:p>
          </table:table-cell>
          <table:table-cell office:value-type="float" office:value="15.2973229095" calcext:value-type="float">
            <text:p>15.2973229095</text:p>
          </table:table-cell>
          <table:table-cell office:value-type="float" office:value="27.0001768545" calcext:value-type="float">
            <text:p>27.0001768545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2.2974996868" calcext:value-type="float">
            <text:p>42.2974996868</text:p>
          </table:table-cell>
          <table:table-cell office:value-type="float" office:value="15.2973228657" calcext:value-type="float">
            <text:p>15.2973228657</text:p>
          </table:table-cell>
          <table:table-cell office:value-type="float" office:value="27.0001768211" calcext:value-type="float">
            <text:p>27.0001768211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42.2974996071" calcext:value-type="float">
            <text:p>42.2974996071</text:p>
          </table:table-cell>
          <table:table-cell office:value-type="float" office:value="15.2973228235" calcext:value-type="float">
            <text:p>15.2973228235</text:p>
          </table:table-cell>
          <table:table-cell office:value-type="float" office:value="27.0001767835" calcext:value-type="float">
            <text:p>27.0001767835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42.2974995368" calcext:value-type="float">
            <text:p>42.2974995368</text:p>
          </table:table-cell>
          <table:table-cell office:value-type="float" office:value="15.2973227846" calcext:value-type="float">
            <text:p>15.2973227846</text:p>
          </table:table-cell>
          <table:table-cell office:value-type="float" office:value="27.0001767523" calcext:value-type="float">
            <text:p>27.0001767523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42.297499469" calcext:value-type="float">
            <text:p>42.297499469</text:p>
          </table:table-cell>
          <table:table-cell office:value-type="float" office:value="15.2973227432" calcext:value-type="float">
            <text:p>15.2973227432</text:p>
          </table:table-cell>
          <table:table-cell office:value-type="float" office:value="27.0001767258" calcext:value-type="float">
            <text:p>27.0001767258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2.2974994056" calcext:value-type="float">
            <text:p>42.2974994056</text:p>
          </table:table-cell>
          <table:table-cell office:value-type="float" office:value="15.2973227042" calcext:value-type="float">
            <text:p>15.2973227042</text:p>
          </table:table-cell>
          <table:table-cell office:value-type="float" office:value="27.0001767014" calcext:value-type="float">
            <text:p>27.0001767014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2.2974993539" calcext:value-type="float">
            <text:p>42.2974993539</text:p>
          </table:table-cell>
          <table:table-cell office:value-type="float" office:value="15.2973226719" calcext:value-type="float">
            <text:p>15.2973226719</text:p>
          </table:table-cell>
          <table:table-cell office:value-type="float" office:value="27.000176682" calcext:value-type="float">
            <text:p>27.000176682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67.1067951193" calcext:value-type="float">
            <text:p>67.1067951193</text:p>
          </table:table-cell>
          <table:table-cell office:value-type="float" office:value="22.8257816191" calcext:value-type="float">
            <text:p>22.8257816191</text:p>
          </table:table-cell>
          <table:table-cell office:value-type="float" office:value="44.2810135002" calcext:value-type="float">
            <text:p>44.2810135002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67.1067938201" calcext:value-type="float">
            <text:p>67.1067938201</text:p>
          </table:table-cell>
          <table:table-cell office:value-type="float" office:value="22.825781004" calcext:value-type="float">
            <text:p>22.825781004</text:p>
          </table:table-cell>
          <table:table-cell office:value-type="float" office:value="44.2810128161" calcext:value-type="float">
            <text:p>44.2810128161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7.1067929503" calcext:value-type="float">
            <text:p>67.1067929503</text:p>
          </table:table-cell>
          <table:table-cell office:value-type="float" office:value="22.8257805638" calcext:value-type="float">
            <text:p>22.8257805638</text:p>
          </table:table-cell>
          <table:table-cell office:value-type="float" office:value="44.2810123865" calcext:value-type="float">
            <text:p>44.2810123865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67.1067922788" calcext:value-type="float">
            <text:p>67.1067922788</text:p>
          </table:table-cell>
          <table:table-cell office:value-type="float" office:value="22.8257801931" calcext:value-type="float">
            <text:p>22.8257801931</text:p>
          </table:table-cell>
          <table:table-cell office:value-type="float" office:value="44.2810120857" calcext:value-type="float">
            <text:p>44.2810120857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7.1067917259" calcext:value-type="float">
            <text:p>67.1067917259</text:p>
          </table:table-cell>
          <table:table-cell office:value-type="float" office:value="22.8257798616" calcext:value-type="float">
            <text:p>22.8257798616</text:p>
          </table:table-cell>
          <table:table-cell office:value-type="float" office:value="44.2810118643" calcext:value-type="float">
            <text:p>44.2810118643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67.1067912375" calcext:value-type="float">
            <text:p>67.1067912375</text:p>
          </table:table-cell>
          <table:table-cell office:value-type="float" office:value="22.8257795503" calcext:value-type="float">
            <text:p>22.8257795503</text:p>
          </table:table-cell>
          <table:table-cell office:value-type="float" office:value="44.2810116872" calcext:value-type="float">
            <text:p>44.2810116872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67.1067907882" calcext:value-type="float">
            <text:p>67.1067907882</text:p>
          </table:table-cell>
          <table:table-cell office:value-type="float" office:value="22.8257792555" calcext:value-type="float">
            <text:p>22.8257792555</text:p>
          </table:table-cell>
          <table:table-cell office:value-type="float" office:value="44.2810115327" calcext:value-type="float">
            <text:p>44.2810115327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67.1067903759" calcext:value-type="float">
            <text:p>67.1067903759</text:p>
          </table:table-cell>
          <table:table-cell office:value-type="float" office:value="22.8257789777" calcext:value-type="float">
            <text:p>22.8257789777</text:p>
          </table:table-cell>
          <table:table-cell office:value-type="float" office:value="44.2810113982" calcext:value-type="float">
            <text:p>44.2810113982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67.1067899837" calcext:value-type="float">
            <text:p>67.1067899837</text:p>
          </table:table-cell>
          <table:table-cell office:value-type="float" office:value="22.825778715" calcext:value-type="float">
            <text:p>22.825778715</text:p>
          </table:table-cell>
          <table:table-cell office:value-type="float" office:value="44.2810112687" calcext:value-type="float">
            <text:p>44.2810112687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67.106789606" calcext:value-type="float">
            <text:p>67.106789606</text:p>
          </table:table-cell>
          <table:table-cell office:value-type="float" office:value="22.8257784553" calcext:value-type="float">
            <text:p>22.8257784553</text:p>
          </table:table-cell>
          <table:table-cell office:value-type="float" office:value="44.2810111507" calcext:value-type="float">
            <text:p>44.2810111507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67.1067892493" calcext:value-type="float">
            <text:p>67.1067892493</text:p>
          </table:table-cell>
          <table:table-cell office:value-type="float" office:value="22.825778218" calcext:value-type="float">
            <text:p>22.825778218</text:p>
          </table:table-cell>
          <table:table-cell office:value-type="float" office:value="44.2810110313" calcext:value-type="float">
            <text:p>44.2810110313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67.1067888982" calcext:value-type="float">
            <text:p>67.1067888982</text:p>
          </table:table-cell>
          <table:table-cell office:value-type="float" office:value="22.8257779915" calcext:value-type="float">
            <text:p>22.8257779915</text:p>
          </table:table-cell>
          <table:table-cell office:value-type="float" office:value="44.2810109067" calcext:value-type="float">
            <text:p>44.2810109067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67.1067885488" calcext:value-type="float">
            <text:p>67.1067885488</text:p>
          </table:table-cell>
          <table:table-cell office:value-type="float" office:value="22.8257777647" calcext:value-type="float">
            <text:p>22.8257777647</text:p>
          </table:table-cell>
          <table:table-cell office:value-type="float" office:value="44.2810107841" calcext:value-type="float">
            <text:p>44.2810107841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67.1067882269" calcext:value-type="float">
            <text:p>67.1067882269</text:p>
          </table:table-cell>
          <table:table-cell office:value-type="float" office:value="22.8257775588" calcext:value-type="float">
            <text:p>22.8257775588</text:p>
          </table:table-cell>
          <table:table-cell office:value-type="float" office:value="44.281010668" calcext:value-type="float">
            <text:p>44.281010668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7.1067879034" calcext:value-type="float">
            <text:p>67.1067879034</text:p>
          </table:table-cell>
          <table:table-cell office:value-type="float" office:value="22.8257773577" calcext:value-type="float">
            <text:p>22.8257773577</text:p>
          </table:table-cell>
          <table:table-cell office:value-type="float" office:value="44.2810105457" calcext:value-type="float">
            <text:p>44.2810105457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67.1067875865" calcext:value-type="float">
            <text:p>67.1067875865</text:p>
          </table:table-cell>
          <table:table-cell office:value-type="float" office:value="22.8257771618" calcext:value-type="float">
            <text:p>22.8257771618</text:p>
          </table:table-cell>
          <table:table-cell office:value-type="float" office:value="44.2810104247" calcext:value-type="float">
            <text:p>44.2810104247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67.1067872858" calcext:value-type="float">
            <text:p>67.1067872858</text:p>
          </table:table-cell>
          <table:table-cell office:value-type="float" office:value="22.8257769758" calcext:value-type="float">
            <text:p>22.8257769758</text:p>
          </table:table-cell>
          <table:table-cell office:value-type="float" office:value="44.28101031" calcext:value-type="float">
            <text:p>44.28101031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67.1067869932" calcext:value-type="float">
            <text:p>67.1067869932</text:p>
          </table:table-cell>
          <table:table-cell office:value-type="float" office:value="22.825776798" calcext:value-type="float">
            <text:p>22.825776798</text:p>
          </table:table-cell>
          <table:table-cell office:value-type="float" office:value="44.2810101951" calcext:value-type="float">
            <text:p>44.2810101951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67.1067867198" calcext:value-type="float">
            <text:p>67.1067867198</text:p>
          </table:table-cell>
          <table:table-cell office:value-type="float" office:value="22.8257766291" calcext:value-type="float">
            <text:p>22.8257766291</text:p>
          </table:table-cell>
          <table:table-cell office:value-type="float" office:value="44.2810100907" calcext:value-type="float">
            <text:p>44.2810100907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67.1067864444" calcext:value-type="float">
            <text:p>67.1067864444</text:p>
          </table:table-cell>
          <table:table-cell office:value-type="float" office:value="22.8257764589" calcext:value-type="float">
            <text:p>22.8257764589</text:p>
          </table:table-cell>
          <table:table-cell office:value-type="float" office:value="44.2810099856" calcext:value-type="float">
            <text:p>44.2810099856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67.106786185" calcext:value-type="float">
            <text:p>67.106786185</text:p>
          </table:table-cell>
          <table:table-cell office:value-type="float" office:value="22.825776297" calcext:value-type="float">
            <text:p>22.825776297</text:p>
          </table:table-cell>
          <table:table-cell office:value-type="float" office:value="44.281009888" calcext:value-type="float">
            <text:p>44.281009888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67.1067859422" calcext:value-type="float">
            <text:p>67.1067859422</text:p>
          </table:table-cell>
          <table:table-cell office:value-type="float" office:value="22.8257761431" calcext:value-type="float">
            <text:p>22.8257761431</text:p>
          </table:table-cell>
          <table:table-cell office:value-type="float" office:value="44.281009799" calcext:value-type="float">
            <text:p>44.281009799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67.1067857057" calcext:value-type="float">
            <text:p>67.1067857057</text:p>
          </table:table-cell>
          <table:table-cell office:value-type="float" office:value="22.8257759913" calcext:value-type="float">
            <text:p>22.8257759913</text:p>
          </table:table-cell>
          <table:table-cell office:value-type="float" office:value="44.2810097145" calcext:value-type="float">
            <text:p>44.2810097145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67.1067854802" calcext:value-type="float">
            <text:p>67.1067854802</text:p>
          </table:table-cell>
          <table:table-cell office:value-type="float" office:value="22.8257758484" calcext:value-type="float">
            <text:p>22.8257758484</text:p>
          </table:table-cell>
          <table:table-cell office:value-type="float" office:value="44.2810096318" calcext:value-type="float">
            <text:p>44.2810096318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6.7945060997" calcext:value-type="float">
            <text:p>46.7945060997</text:p>
          </table:table-cell>
          <table:table-cell office:value-type="float" office:value="17.5458256361" calcext:value-type="float">
            <text:p>17.5458256361</text:p>
          </table:table-cell>
          <table:table-cell office:value-type="float" office:value="29.2486804636" calcext:value-type="float">
            <text:p>29.2486804636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46.794504076" calcext:value-type="float">
            <text:p>46.794504076</text:p>
          </table:table-cell>
          <table:table-cell office:value-type="float" office:value="17.5458248453" calcext:value-type="float">
            <text:p>17.5458248453</text:p>
          </table:table-cell>
          <table:table-cell office:value-type="float" office:value="29.2486792307" calcext:value-type="float">
            <text:p>29.2486792307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6.7945031893" calcext:value-type="float">
            <text:p>46.7945031893</text:p>
          </table:table-cell>
          <table:table-cell office:value-type="float" office:value="17.5458244704" calcext:value-type="float">
            <text:p>17.5458244704</text:p>
          </table:table-cell>
          <table:table-cell office:value-type="float" office:value="29.2486787189" calcext:value-type="float">
            <text:p>29.2486787189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46.7945025465" calcext:value-type="float">
            <text:p>46.7945025465</text:p>
          </table:table-cell>
          <table:table-cell office:value-type="float" office:value="17.5458241864" calcext:value-type="float">
            <text:p>17.5458241864</text:p>
          </table:table-cell>
          <table:table-cell office:value-type="float" office:value="29.2486783601" calcext:value-type="float">
            <text:p>29.2486783601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46.7945020369" calcext:value-type="float">
            <text:p>46.7945020369</text:p>
          </table:table-cell>
          <table:table-cell office:value-type="float" office:value="17.5458239506" calcext:value-type="float">
            <text:p>17.5458239506</text:p>
          </table:table-cell>
          <table:table-cell office:value-type="float" office:value="29.2486780864" calcext:value-type="float">
            <text:p>29.2486780864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6.7945016006" calcext:value-type="float">
            <text:p>46.7945016006</text:p>
          </table:table-cell>
          <table:table-cell office:value-type="float" office:value="17.5458237437" calcext:value-type="float">
            <text:p>17.5458237437</text:p>
          </table:table-cell>
          <table:table-cell office:value-type="float" office:value="29.2486778569" calcext:value-type="float">
            <text:p>29.2486778569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46.7945012325" calcext:value-type="float">
            <text:p>46.7945012325</text:p>
          </table:table-cell>
          <table:table-cell office:value-type="float" office:value="17.5458235665" calcext:value-type="float">
            <text:p>17.5458235665</text:p>
          </table:table-cell>
          <table:table-cell office:value-type="float" office:value="29.248677666" calcext:value-type="float">
            <text:p>29.248677666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46.79450089" calcext:value-type="float">
            <text:p>46.79450089</text:p>
          </table:table-cell>
          <table:table-cell office:value-type="float" office:value="17.5458233976" calcext:value-type="float">
            <text:p>17.5458233976</text:p>
          </table:table-cell>
          <table:table-cell office:value-type="float" office:value="29.2486774924" calcext:value-type="float">
            <text:p>29.2486774924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46.7945005798" calcext:value-type="float">
            <text:p>46.7945005798</text:p>
          </table:table-cell>
          <table:table-cell office:value-type="float" office:value="17.5458232494" calcext:value-type="float">
            <text:p>17.5458232494</text:p>
          </table:table-cell>
          <table:table-cell office:value-type="float" office:value="29.2486773304" calcext:value-type="float">
            <text:p>29.2486773304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46.7945002899" calcext:value-type="float">
            <text:p>46.7945002899</text:p>
          </table:table-cell>
          <table:table-cell office:value-type="float" office:value="17.5458231105" calcext:value-type="float">
            <text:p>17.5458231105</text:p>
          </table:table-cell>
          <table:table-cell office:value-type="float" office:value="29.2486771793" calcext:value-type="float">
            <text:p>29.2486771793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6.7945000207" calcext:value-type="float">
            <text:p>46.7945000207</text:p>
          </table:table-cell>
          <table:table-cell office:value-type="float" office:value="17.5458229778" calcext:value-type="float">
            <text:p>17.5458229778</text:p>
          </table:table-cell>
          <table:table-cell office:value-type="float" office:value="29.2486770429" calcext:value-type="float">
            <text:p>29.2486770429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46.7944997622" calcext:value-type="float">
            <text:p>46.7944997622</text:p>
          </table:table-cell>
          <table:table-cell office:value-type="float" office:value="17.5458228535" calcext:value-type="float">
            <text:p>17.5458228535</text:p>
          </table:table-cell>
          <table:table-cell office:value-type="float" office:value="29.2486769087" calcext:value-type="float">
            <text:p>29.2486769087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46.7944995216" calcext:value-type="float">
            <text:p>46.7944995216</text:p>
          </table:table-cell>
          <table:table-cell office:value-type="float" office:value="17.5458227359" calcext:value-type="float">
            <text:p>17.5458227359</text:p>
          </table:table-cell>
          <table:table-cell office:value-type="float" office:value="29.2486767857" calcext:value-type="float">
            <text:p>29.2486767857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46.7944992927" calcext:value-type="float">
            <text:p>46.7944992927</text:p>
          </table:table-cell>
          <table:table-cell office:value-type="float" office:value="17.5458226255" calcext:value-type="float">
            <text:p>17.5458226255</text:p>
          </table:table-cell>
          <table:table-cell office:value-type="float" office:value="29.2486766672" calcext:value-type="float">
            <text:p>29.2486766672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6.7944990741" calcext:value-type="float">
            <text:p>46.7944990741</text:p>
          </table:table-cell>
          <table:table-cell office:value-type="float" office:value="17.5458225213" calcext:value-type="float">
            <text:p>17.5458225213</text:p>
          </table:table-cell>
          <table:table-cell office:value-type="float" office:value="29.2486765528" calcext:value-type="float">
            <text:p>29.2486765528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46.7944988695" calcext:value-type="float">
            <text:p>46.7944988695</text:p>
          </table:table-cell>
          <table:table-cell office:value-type="float" office:value="17.5458224249" calcext:value-type="float">
            <text:p>17.5458224249</text:p>
          </table:table-cell>
          <table:table-cell office:value-type="float" office:value="29.2486764446" calcext:value-type="float">
            <text:p>29.2486764446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46.7944986637" calcext:value-type="float">
            <text:p>46.7944986637</text:p>
          </table:table-cell>
          <table:table-cell office:value-type="float" office:value="17.5458223258" calcext:value-type="float">
            <text:p>17.5458223258</text:p>
          </table:table-cell>
          <table:table-cell office:value-type="float" office:value="29.2486763379" calcext:value-type="float">
            <text:p>29.2486763379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46.7944984702" calcext:value-type="float">
            <text:p>46.7944984702</text:p>
          </table:table-cell>
          <table:table-cell office:value-type="float" office:value="17.5458222323" calcext:value-type="float">
            <text:p>17.5458222323</text:p>
          </table:table-cell>
          <table:table-cell office:value-type="float" office:value="29.2486762379" calcext:value-type="float">
            <text:p>29.2486762379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6.7944982881" calcext:value-type="float">
            <text:p>46.7944982881</text:p>
          </table:table-cell>
          <table:table-cell office:value-type="float" office:value="17.5458221465" calcext:value-type="float">
            <text:p>17.5458221465</text:p>
          </table:table-cell>
          <table:table-cell office:value-type="float" office:value="29.2486761416" calcext:value-type="float">
            <text:p>29.2486761416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46.7944981078" calcext:value-type="float">
            <text:p>46.7944981078</text:p>
          </table:table-cell>
          <table:table-cell office:value-type="float" office:value="17.545822057" calcext:value-type="float">
            <text:p>17.545822057</text:p>
          </table:table-cell>
          <table:table-cell office:value-type="float" office:value="29.2486760508" calcext:value-type="float">
            <text:p>29.2486760508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6.7944979379" calcext:value-type="float">
            <text:p>46.7944979379</text:p>
          </table:table-cell>
          <table:table-cell office:value-type="float" office:value="17.5458219757" calcext:value-type="float">
            <text:p>17.5458219757</text:p>
          </table:table-cell>
          <table:table-cell office:value-type="float" office:value="29.2486759622" calcext:value-type="float">
            <text:p>29.2486759622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46.7944977737" calcext:value-type="float">
            <text:p>46.7944977737</text:p>
          </table:table-cell>
          <table:table-cell office:value-type="float" office:value="17.5458218955" calcext:value-type="float">
            <text:p>17.5458218955</text:p>
          </table:table-cell>
          <table:table-cell office:value-type="float" office:value="29.2486758781" calcext:value-type="float">
            <text:p>29.248675878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46.794497613" calcext:value-type="float">
            <text:p>46.794497613</text:p>
          </table:table-cell>
          <table:table-cell office:value-type="float" office:value="17.5458218172" calcext:value-type="float">
            <text:p>17.5458218172</text:p>
          </table:table-cell>
          <table:table-cell office:value-type="float" office:value="29.2486757958" calcext:value-type="float">
            <text:p>29.2486757958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46.7944974656" calcext:value-type="float">
            <text:p>46.7944974656</text:p>
          </table:table-cell>
          <table:table-cell office:value-type="float" office:value="17.5458217447" calcext:value-type="float">
            <text:p>17.5458217447</text:p>
          </table:table-cell>
          <table:table-cell office:value-type="float" office:value="29.2486757209" calcext:value-type="float">
            <text:p>29.2486757209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46.7944973134" calcext:value-type="float">
            <text:p>46.7944973134</text:p>
          </table:table-cell>
          <table:table-cell office:value-type="float" office:value="17.5458216691" calcext:value-type="float">
            <text:p>17.5458216691</text:p>
          </table:table-cell>
          <table:table-cell office:value-type="float" office:value="29.2486756443" calcext:value-type="float">
            <text:p>29.2486756443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6.794497172" calcext:value-type="float">
            <text:p>46.794497172</text:p>
          </table:table-cell>
          <table:table-cell office:value-type="float" office:value="17.5458215978" calcext:value-type="float">
            <text:p>17.5458215978</text:p>
          </table:table-cell>
          <table:table-cell office:value-type="float" office:value="29.2486755742" calcext:value-type="float">
            <text:p>29.2486755742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75.4039408589" calcext:value-type="float">
            <text:p>75.4039408589</text:p>
          </table:table-cell>
          <table:table-cell office:value-type="float" office:value="26.9743546946" calcext:value-type="float">
            <text:p>26.9743546946</text:p>
          </table:table-cell>
          <table:table-cell office:value-type="float" office:value="48.4295861643" calcext:value-type="float">
            <text:p>48.4295861643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75.4039390299" calcext:value-type="float">
            <text:p>75.4039390299</text:p>
          </table:table-cell>
          <table:table-cell office:value-type="float" office:value="26.9743538698" calcext:value-type="float">
            <text:p>26.9743538698</text:p>
          </table:table-cell>
          <table:table-cell office:value-type="float" office:value="48.4295851602" calcext:value-type="float">
            <text:p>48.4295851602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75.4039376395" calcext:value-type="float">
            <text:p>75.4039376395</text:p>
          </table:table-cell>
          <table:table-cell office:value-type="float" office:value="26.9743532201" calcext:value-type="float">
            <text:p>26.9743532201</text:p>
          </table:table-cell>
          <table:table-cell office:value-type="float" office:value="48.4295844194" calcext:value-type="float">
            <text:p>48.4295844194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75.4039364585" calcext:value-type="float">
            <text:p>75.4039364585</text:p>
          </table:table-cell>
          <table:table-cell office:value-type="float" office:value="26.974352645" calcext:value-type="float">
            <text:p>26.974352645</text:p>
          </table:table-cell>
          <table:table-cell office:value-type="float" office:value="48.4295838135" calcext:value-type="float">
            <text:p>48.4295838135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5.4039354371" calcext:value-type="float">
            <text:p>75.4039354371</text:p>
          </table:table-cell>
          <table:table-cell office:value-type="float" office:value="26.9743521256" calcext:value-type="float">
            <text:p>26.9743521256</text:p>
          </table:table-cell>
          <table:table-cell office:value-type="float" office:value="48.4295833115" calcext:value-type="float">
            <text:p>48.4295833115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75.4039345196" calcext:value-type="float">
            <text:p>75.4039345196</text:p>
          </table:table-cell>
          <table:table-cell office:value-type="float" office:value="26.9743516379" calcext:value-type="float">
            <text:p>26.9743516379</text:p>
          </table:table-cell>
          <table:table-cell office:value-type="float" office:value="48.4295828816" calcext:value-type="float">
            <text:p>48.4295828816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75.4039336779" calcext:value-type="float">
            <text:p>75.4039336779</text:p>
          </table:table-cell>
          <table:table-cell office:value-type="float" office:value="26.9743511725" calcext:value-type="float">
            <text:p>26.9743511725</text:p>
          </table:table-cell>
          <table:table-cell office:value-type="float" office:value="48.4295825053" calcext:value-type="float">
            <text:p>48.4295825053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75.4039329055" calcext:value-type="float">
            <text:p>75.4039329055</text:p>
          </table:table-cell>
          <table:table-cell office:value-type="float" office:value="26.9743507325" calcext:value-type="float">
            <text:p>26.9743507325</text:p>
          </table:table-cell>
          <table:table-cell office:value-type="float" office:value="48.4295821729" calcext:value-type="float">
            <text:p>48.4295821729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75.4039321733" calcext:value-type="float">
            <text:p>75.4039321733</text:p>
          </table:table-cell>
          <table:table-cell office:value-type="float" office:value="26.974350306" calcext:value-type="float">
            <text:p>26.974350306</text:p>
          </table:table-cell>
          <table:table-cell office:value-type="float" office:value="48.4295818673" calcext:value-type="float">
            <text:p>48.4295818673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75.4039314863" calcext:value-type="float">
            <text:p>75.4039314863</text:p>
          </table:table-cell>
          <table:table-cell office:value-type="float" office:value="26.9743499005" calcext:value-type="float">
            <text:p>26.9743499005</text:p>
          </table:table-cell>
          <table:table-cell office:value-type="float" office:value="48.4295815859" calcext:value-type="float">
            <text:p>48.4295815859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75.403930814" calcext:value-type="float">
            <text:p>75.403930814</text:p>
          </table:table-cell>
          <table:table-cell office:value-type="float" office:value="26.9743495004" calcext:value-type="float">
            <text:p>26.9743495004</text:p>
          </table:table-cell>
          <table:table-cell office:value-type="float" office:value="48.4295813136" calcext:value-type="float">
            <text:p>48.4295813136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75.4039301551" calcext:value-type="float">
            <text:p>75.4039301551</text:p>
          </table:table-cell>
          <table:table-cell office:value-type="float" office:value="26.9743491103" calcext:value-type="float">
            <text:p>26.9743491103</text:p>
          </table:table-cell>
          <table:table-cell office:value-type="float" office:value="48.4295810448" calcext:value-type="float">
            <text:p>48.4295810448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75.4039295279" calcext:value-type="float">
            <text:p>75.4039295279</text:p>
          </table:table-cell>
          <table:table-cell office:value-type="float" office:value="26.9743487312" calcext:value-type="float">
            <text:p>26.9743487312</text:p>
          </table:table-cell>
          <table:table-cell office:value-type="float" office:value="48.4295807967" calcext:value-type="float">
            <text:p>48.4295807967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75.4039289061" calcext:value-type="float">
            <text:p>75.4039289061</text:p>
          </table:table-cell>
          <table:table-cell office:value-type="float" office:value="26.9743483581" calcext:value-type="float">
            <text:p>26.9743483581</text:p>
          </table:table-cell>
          <table:table-cell office:value-type="float" office:value="48.4295805479" calcext:value-type="float">
            <text:p>48.4295805479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5.4039283109" calcext:value-type="float">
            <text:p>75.4039283109</text:p>
          </table:table-cell>
          <table:table-cell office:value-type="float" office:value="26.9743479954" calcext:value-type="float">
            <text:p>26.9743479954</text:p>
          </table:table-cell>
          <table:table-cell office:value-type="float" office:value="48.4295803155" calcext:value-type="float">
            <text:p>48.4295803155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75.4039277214" calcext:value-type="float">
            <text:p>75.4039277214</text:p>
          </table:table-cell>
          <table:table-cell office:value-type="float" office:value="26.9743476361" calcext:value-type="float">
            <text:p>26.9743476361</text:p>
          </table:table-cell>
          <table:table-cell office:value-type="float" office:value="48.4295800853" calcext:value-type="float">
            <text:p>48.4295800853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75.4039271461" calcext:value-type="float">
            <text:p>75.4039271461</text:p>
          </table:table-cell>
          <table:table-cell office:value-type="float" office:value="26.9743472851" calcext:value-type="float">
            <text:p>26.9743472851</text:p>
          </table:table-cell>
          <table:table-cell office:value-type="float" office:value="48.429579861" calcext:value-type="float">
            <text:p>48.429579861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75.4039265878" calcext:value-type="float">
            <text:p>75.4039265878</text:p>
          </table:table-cell>
          <table:table-cell office:value-type="float" office:value="26.9743469406" calcext:value-type="float">
            <text:p>26.9743469406</text:p>
          </table:table-cell>
          <table:table-cell office:value-type="float" office:value="48.4295796472" calcext:value-type="float">
            <text:p>48.4295796472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75.4039260501" calcext:value-type="float">
            <text:p>75.4039260501</text:p>
          </table:table-cell>
          <table:table-cell office:value-type="float" office:value="26.9743466048" calcext:value-type="float">
            <text:p>26.9743466048</text:p>
          </table:table-cell>
          <table:table-cell office:value-type="float" office:value="48.4295794453" calcext:value-type="float">
            <text:p>48.4295794453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75.4039255206" calcext:value-type="float">
            <text:p>75.4039255206</text:p>
          </table:table-cell>
          <table:table-cell office:value-type="float" office:value="26.974346274" calcext:value-type="float">
            <text:p>26.974346274</text:p>
          </table:table-cell>
          <table:table-cell office:value-type="float" office:value="48.4295792466" calcext:value-type="float">
            <text:p>48.4295792466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75.4039250112" calcext:value-type="float">
            <text:p>75.4039250112</text:p>
          </table:table-cell>
          <table:table-cell office:value-type="float" office:value="26.9743459484" calcext:value-type="float">
            <text:p>26.9743459484</text:p>
          </table:table-cell>
          <table:table-cell office:value-type="float" office:value="48.4295790628" calcext:value-type="float">
            <text:p>48.4295790628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75.4039245099" calcext:value-type="float">
            <text:p>75.4039245099</text:p>
          </table:table-cell>
          <table:table-cell office:value-type="float" office:value="26.9743456274" calcext:value-type="float">
            <text:p>26.9743456274</text:p>
          </table:table-cell>
          <table:table-cell office:value-type="float" office:value="48.4295788825" calcext:value-type="float">
            <text:p>48.4295788825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75.4039240255" calcext:value-type="float">
            <text:p>75.4039240255</text:p>
          </table:table-cell>
          <table:table-cell office:value-type="float" office:value="26.9743453086" calcext:value-type="float">
            <text:p>26.9743453086</text:p>
          </table:table-cell>
          <table:table-cell office:value-type="float" office:value="48.4295787169" calcext:value-type="float">
            <text:p>48.4295787169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75.4039235444" calcext:value-type="float">
            <text:p>75.4039235444</text:p>
          </table:table-cell>
          <table:table-cell office:value-type="float" office:value="26.9743449951" calcext:value-type="float">
            <text:p>26.9743449951</text:p>
          </table:table-cell>
          <table:table-cell office:value-type="float" office:value="48.4295785493" calcext:value-type="float">
            <text:p>48.42957854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4104427838" calcext:value-type="float">
            <text:p>53.4104427838</text:p>
          </table:table-cell>
          <table:table-cell office:value-type="float" office:value="20.8537940152" calcext:value-type="float">
            <text:p>20.8537940152</text:p>
          </table:table-cell>
          <table:table-cell office:value-type="float" office:value="32.5566487686" calcext:value-type="float">
            <text:p>32.5566487686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53.4104404007" calcext:value-type="float">
            <text:p>53.4104404007</text:p>
          </table:table-cell>
          <table:table-cell office:value-type="float" office:value="20.8537930622" calcext:value-type="float">
            <text:p>20.8537930622</text:p>
          </table:table-cell>
          <table:table-cell office:value-type="float" office:value="32.5566473385" calcext:value-type="float">
            <text:p>32.5566473385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3.4104393207" calcext:value-type="float">
            <text:p>53.4104393207</text:p>
          </table:table-cell>
          <table:table-cell office:value-type="float" office:value="20.8537926101" calcext:value-type="float">
            <text:p>20.8537926101</text:p>
          </table:table-cell>
          <table:table-cell office:value-type="float" office:value="32.5566467106" calcext:value-type="float">
            <text:p>32.5566467106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53.4104385218" calcext:value-type="float">
            <text:p>53.4104385218</text:p>
          </table:table-cell>
          <table:table-cell office:value-type="float" office:value="20.8537922648" calcext:value-type="float">
            <text:p>20.8537922648</text:p>
          </table:table-cell>
          <table:table-cell office:value-type="float" office:value="32.5566462571" calcext:value-type="float">
            <text:p>32.5566462571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53.4104378513" calcext:value-type="float">
            <text:p>53.4104378513</text:p>
          </table:table-cell>
          <table:table-cell office:value-type="float" office:value="20.8537919741" calcext:value-type="float">
            <text:p>20.8537919741</text:p>
          </table:table-cell>
          <table:table-cell office:value-type="float" office:value="32.5566458773" calcext:value-type="float">
            <text:p>32.5566458773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53.4104372567" calcext:value-type="float">
            <text:p>53.4104372567</text:p>
          </table:table-cell>
          <table:table-cell office:value-type="float" office:value="20.853791706" calcext:value-type="float">
            <text:p>20.853791706</text:p>
          </table:table-cell>
          <table:table-cell office:value-type="float" office:value="32.5566455507" calcext:value-type="float">
            <text:p>32.5566455507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3.4104367282" calcext:value-type="float">
            <text:p>53.4104367282</text:p>
          </table:table-cell>
          <table:table-cell office:value-type="float" office:value="20.8537914672" calcext:value-type="float">
            <text:p>20.8537914672</text:p>
          </table:table-cell>
          <table:table-cell office:value-type="float" office:value="32.556645261" calcext:value-type="float">
            <text:p>32.556645261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53.4104362404" calcext:value-type="float">
            <text:p>53.4104362404</text:p>
          </table:table-cell>
          <table:table-cell office:value-type="float" office:value="20.8537912424" calcext:value-type="float">
            <text:p>20.8537912424</text:p>
          </table:table-cell>
          <table:table-cell office:value-type="float" office:value="32.5566449979" calcext:value-type="float">
            <text:p>32.5566449979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3.4104357869" calcext:value-type="float">
            <text:p>53.4104357869</text:p>
          </table:table-cell>
          <table:table-cell office:value-type="float" office:value="20.8537910272" calcext:value-type="float">
            <text:p>20.8537910272</text:p>
          </table:table-cell>
          <table:table-cell office:value-type="float" office:value="32.5566447597" calcext:value-type="float">
            <text:p>32.5566447597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53.4104353555" calcext:value-type="float">
            <text:p>53.4104353555</text:p>
          </table:table-cell>
          <table:table-cell office:value-type="float" office:value="20.8537908301" calcext:value-type="float">
            <text:p>20.8537908301</text:p>
          </table:table-cell>
          <table:table-cell office:value-type="float" office:value="32.5566445254" calcext:value-type="float">
            <text:p>32.5566445254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3.4104349464" calcext:value-type="float">
            <text:p>53.4104349464</text:p>
          </table:table-cell>
          <table:table-cell office:value-type="float" office:value="20.8537906365" calcext:value-type="float">
            <text:p>20.8537906365</text:p>
          </table:table-cell>
          <table:table-cell office:value-type="float" office:value="32.5566443099" calcext:value-type="float">
            <text:p>32.5566443099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53.4104345579" calcext:value-type="float">
            <text:p>53.4104345579</text:p>
          </table:table-cell>
          <table:table-cell office:value-type="float" office:value="20.8537904486" calcext:value-type="float">
            <text:p>20.8537904486</text:p>
          </table:table-cell>
          <table:table-cell office:value-type="float" office:value="32.5566441092" calcext:value-type="float">
            <text:p>32.5566441092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3.410434186" calcext:value-type="float">
            <text:p>53.410434186</text:p>
          </table:table-cell>
          <table:table-cell office:value-type="float" office:value="20.8537902698" calcext:value-type="float">
            <text:p>20.8537902698</text:p>
          </table:table-cell>
          <table:table-cell office:value-type="float" office:value="32.5566439161" calcext:value-type="float">
            <text:p>32.5566439161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53.4104338234" calcext:value-type="float">
            <text:p>53.4104338234</text:p>
          </table:table-cell>
          <table:table-cell office:value-type="float" office:value="20.8537900939" calcext:value-type="float">
            <text:p>20.8537900939</text:p>
          </table:table-cell>
          <table:table-cell office:value-type="float" office:value="32.5566437295" calcext:value-type="float">
            <text:p>32.5566437295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53.4104334735" calcext:value-type="float">
            <text:p>53.4104334735</text:p>
          </table:table-cell>
          <table:table-cell office:value-type="float" office:value="20.8537899232" calcext:value-type="float">
            <text:p>20.8537899232</text:p>
          </table:table-cell>
          <table:table-cell office:value-type="float" office:value="32.5566435503" calcext:value-type="float">
            <text:p>32.5566435503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3.4104331322" calcext:value-type="float">
            <text:p>53.4104331322</text:p>
          </table:table-cell>
          <table:table-cell office:value-type="float" office:value="20.8537897556" calcext:value-type="float">
            <text:p>20.8537897556</text:p>
          </table:table-cell>
          <table:table-cell office:value-type="float" office:value="32.5566433766" calcext:value-type="float">
            <text:p>32.5566433766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53.4104328083" calcext:value-type="float">
            <text:p>53.4104328083</text:p>
          </table:table-cell>
          <table:table-cell office:value-type="float" office:value="20.8537895956" calcext:value-type="float">
            <text:p>20.8537895956</text:p>
          </table:table-cell>
          <table:table-cell office:value-type="float" office:value="32.5566432127" calcext:value-type="float">
            <text:p>32.5566432127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53.4104324847" calcext:value-type="float">
            <text:p>53.4104324847</text:p>
          </table:table-cell>
          <table:table-cell office:value-type="float" office:value="20.8537894351" calcext:value-type="float">
            <text:p>20.8537894351</text:p>
          </table:table-cell>
          <table:table-cell office:value-type="float" office:value="32.5566430497" calcext:value-type="float">
            <text:p>32.5566430497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53.4104321798" calcext:value-type="float">
            <text:p>53.4104321798</text:p>
          </table:table-cell>
          <table:table-cell office:value-type="float" office:value="20.8537892808" calcext:value-type="float">
            <text:p>20.8537892808</text:p>
          </table:table-cell>
          <table:table-cell office:value-type="float" office:value="32.556642899" calcext:value-type="float">
            <text:p>32.556642899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53.410431872" calcext:value-type="float">
            <text:p>53.410431872</text:p>
          </table:table-cell>
          <table:table-cell office:value-type="float" office:value="20.8537891254" calcext:value-type="float">
            <text:p>20.8537891254</text:p>
          </table:table-cell>
          <table:table-cell office:value-type="float" office:value="32.5566427466" calcext:value-type="float">
            <text:p>32.5566427466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3.4104315743" calcext:value-type="float">
            <text:p>53.4104315743</text:p>
          </table:table-cell>
          <table:table-cell office:value-type="float" office:value="20.8537889764" calcext:value-type="float">
            <text:p>20.8537889764</text:p>
          </table:table-cell>
          <table:table-cell office:value-type="float" office:value="32.5566425979" calcext:value-type="float">
            <text:p>32.5566425979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53.4104312874" calcext:value-type="float">
            <text:p>53.4104312874</text:p>
          </table:table-cell>
          <table:table-cell office:value-type="float" office:value="20.8537888291" calcext:value-type="float">
            <text:p>20.8537888291</text:p>
          </table:table-cell>
          <table:table-cell office:value-type="float" office:value="32.5566424583" calcext:value-type="float">
            <text:p>32.5566424583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53.4104309999" calcext:value-type="float">
            <text:p>53.4104309999</text:p>
          </table:table-cell>
          <table:table-cell office:value-type="float" office:value="20.8537886803" calcext:value-type="float">
            <text:p>20.8537886803</text:p>
          </table:table-cell>
          <table:table-cell office:value-type="float" office:value="32.5566423196" calcext:value-type="float">
            <text:p>32.5566423196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53.410430724" calcext:value-type="float">
            <text:p>53.410430724</text:p>
          </table:table-cell>
          <table:table-cell office:value-type="float" office:value="20.8537885362" calcext:value-type="float">
            <text:p>20.8537885362</text:p>
          </table:table-cell>
          <table:table-cell office:value-type="float" office:value="32.5566421879" calcext:value-type="float">
            <text:p>32.5566421879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53.4104304475" calcext:value-type="float">
            <text:p>53.4104304475</text:p>
          </table:table-cell>
          <table:table-cell office:value-type="float" office:value="20.8537883969" calcext:value-type="float">
            <text:p>20.8537883969</text:p>
          </table:table-cell>
          <table:table-cell office:value-type="float" office:value="32.5566420506" calcext:value-type="float">
            <text:p>32.5566420506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53.4104301729" calcext:value-type="float">
            <text:p>53.4104301729</text:p>
          </table:table-cell>
          <table:table-cell office:value-type="float" office:value="20.8537882542" calcext:value-type="float">
            <text:p>20.8537882542</text:p>
          </table:table-cell>
          <table:table-cell office:value-type="float" office:value="32.5566419187" calcext:value-type="float">
            <text:p>32.5566419187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83.6416689556" calcext:value-type="float">
            <text:p>83.6416689556</text:p>
          </table:table-cell>
          <table:table-cell office:value-type="float" office:value="31.0932190706" calcext:value-type="float">
            <text:p>31.0932190706</text:p>
          </table:table-cell>
          <table:table-cell office:value-type="float" office:value="52.548449885" calcext:value-type="float">
            <text:p>52.548449885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83.6416660724" calcext:value-type="float">
            <text:p>83.6416660724</text:p>
          </table:table-cell>
          <table:table-cell office:value-type="float" office:value="31.093217857" calcext:value-type="float">
            <text:p>31.093217857</text:p>
          </table:table-cell>
          <table:table-cell office:value-type="float" office:value="52.5484482155" calcext:value-type="float">
            <text:p>52.5484482155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83.6416638913" calcext:value-type="float">
            <text:p>83.6416638913</text:p>
          </table:table-cell>
          <table:table-cell office:value-type="float" office:value="31.0932169642" calcext:value-type="float">
            <text:p>31.0932169642</text:p>
          </table:table-cell>
          <table:table-cell office:value-type="float" office:value="52.5484469271" calcext:value-type="float">
            <text:p>52.5484469271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83.6416620645" calcext:value-type="float">
            <text:p>83.6416620645</text:p>
          </table:table-cell>
          <table:table-cell office:value-type="float" office:value="31.0932162275" calcext:value-type="float">
            <text:p>31.0932162275</text:p>
          </table:table-cell>
          <table:table-cell office:value-type="float" office:value="52.548445837" calcext:value-type="float">
            <text:p>52.548445837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3.6416604402" calcext:value-type="float">
            <text:p>83.6416604402</text:p>
          </table:table-cell>
          <table:table-cell office:value-type="float" office:value="31.0932155783" calcext:value-type="float">
            <text:p>31.0932155783</text:p>
          </table:table-cell>
          <table:table-cell office:value-type="float" office:value="52.5484448618" calcext:value-type="float">
            <text:p>52.5484448618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83.6416589659" calcext:value-type="float">
            <text:p>83.6416589659</text:p>
          </table:table-cell>
          <table:table-cell office:value-type="float" office:value="31.093214986" calcext:value-type="float">
            <text:p>31.093214986</text:p>
          </table:table-cell>
          <table:table-cell office:value-type="float" office:value="52.5484439799" calcext:value-type="float">
            <text:p>52.5484439799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83.6416576092" calcext:value-type="float">
            <text:p>83.6416576092</text:p>
          </table:table-cell>
          <table:table-cell office:value-type="float" office:value="31.093214434" calcext:value-type="float">
            <text:p>31.093214434</text:p>
          </table:table-cell>
          <table:table-cell office:value-type="float" office:value="52.5484431752" calcext:value-type="float">
            <text:p>52.5484431752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83.6416563466" calcext:value-type="float">
            <text:p>83.6416563466</text:p>
          </table:table-cell>
          <table:table-cell office:value-type="float" office:value="31.0932139244" calcext:value-type="float">
            <text:p>31.0932139244</text:p>
          </table:table-cell>
          <table:table-cell office:value-type="float" office:value="52.5484424222" calcext:value-type="float">
            <text:p>52.5484424222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83.6416551629" calcext:value-type="float">
            <text:p>83.6416551629</text:p>
          </table:table-cell>
          <table:table-cell office:value-type="float" office:value="31.0932134442" calcext:value-type="float">
            <text:p>31.0932134442</text:p>
          </table:table-cell>
          <table:table-cell office:value-type="float" office:value="52.5484417186" calcext:value-type="float">
            <text:p>52.5484417186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83.641654038" calcext:value-type="float">
            <text:p>83.641654038</text:p>
          </table:table-cell>
          <table:table-cell office:value-type="float" office:value="31.0932129865" calcext:value-type="float">
            <text:p>31.0932129865</text:p>
          </table:table-cell>
          <table:table-cell office:value-type="float" office:value="52.5484410515" calcext:value-type="float">
            <text:p>52.5484410515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3.6416529434" calcext:value-type="float">
            <text:p>83.6416529434</text:p>
          </table:table-cell>
          <table:table-cell office:value-type="float" office:value="31.0932125391" calcext:value-type="float">
            <text:p>31.0932125391</text:p>
          </table:table-cell>
          <table:table-cell office:value-type="float" office:value="52.5484404043" calcext:value-type="float">
            <text:p>52.5484404043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83.6416518886" calcext:value-type="float">
            <text:p>83.6416518886</text:p>
          </table:table-cell>
          <table:table-cell office:value-type="float" office:value="31.0932121046" calcext:value-type="float">
            <text:p>31.0932121046</text:p>
          </table:table-cell>
          <table:table-cell office:value-type="float" office:value="52.548439784" calcext:value-type="float">
            <text:p>52.548439784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83.6416508627" calcext:value-type="float">
            <text:p>83.6416508627</text:p>
          </table:table-cell>
          <table:table-cell office:value-type="float" office:value="31.0932116812" calcext:value-type="float">
            <text:p>31.0932116812</text:p>
          </table:table-cell>
          <table:table-cell office:value-type="float" office:value="52.5484391815" calcext:value-type="float">
            <text:p>52.5484391815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83.6416498475" calcext:value-type="float">
            <text:p>83.6416498475</text:p>
          </table:table-cell>
          <table:table-cell office:value-type="float" office:value="31.0932112604" calcext:value-type="float">
            <text:p>31.0932112604</text:p>
          </table:table-cell>
          <table:table-cell office:value-type="float" office:value="52.5484385871" calcext:value-type="float">
            <text:p>52.5484385871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3.6416488612" calcext:value-type="float">
            <text:p>83.6416488612</text:p>
          </table:table-cell>
          <table:table-cell office:value-type="float" office:value="31.0932108467" calcext:value-type="float">
            <text:p>31.0932108467</text:p>
          </table:table-cell>
          <table:table-cell office:value-type="float" office:value="52.5484380146" calcext:value-type="float">
            <text:p>52.5484380146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83.641647885" calcext:value-type="float">
            <text:p>83.641647885</text:p>
          </table:table-cell>
          <table:table-cell office:value-type="float" office:value="31.0932104432" calcext:value-type="float">
            <text:p>31.0932104432</text:p>
          </table:table-cell>
          <table:table-cell office:value-type="float" office:value="52.5484374418" calcext:value-type="float">
            <text:p>52.5484374418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83.6416469168" calcext:value-type="float">
            <text:p>83.6416469168</text:p>
          </table:table-cell>
          <table:table-cell office:value-type="float" office:value="31.0932100356" calcext:value-type="float">
            <text:p>31.0932100356</text:p>
          </table:table-cell>
          <table:table-cell office:value-type="float" office:value="52.5484368812" calcext:value-type="float">
            <text:p>52.5484368812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83.6416459608" calcext:value-type="float">
            <text:p>83.6416459608</text:p>
          </table:table-cell>
          <table:table-cell office:value-type="float" office:value="31.0932096331" calcext:value-type="float">
            <text:p>31.0932096331</text:p>
          </table:table-cell>
          <table:table-cell office:value-type="float" office:value="52.5484363277" calcext:value-type="float">
            <text:p>52.5484363277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83.6416450126" calcext:value-type="float">
            <text:p>83.6416450126</text:p>
          </table:table-cell>
          <table:table-cell office:value-type="float" office:value="31.093209235" calcext:value-type="float">
            <text:p>31.093209235</text:p>
          </table:table-cell>
          <table:table-cell office:value-type="float" office:value="52.5484357776" calcext:value-type="float">
            <text:p>52.5484357776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83.6416440771" calcext:value-type="float">
            <text:p>83.6416440771</text:p>
          </table:table-cell>
          <table:table-cell office:value-type="float" office:value="31.0932088447" calcext:value-type="float">
            <text:p>31.0932088447</text:p>
          </table:table-cell>
          <table:table-cell office:value-type="float" office:value="52.5484352324" calcext:value-type="float">
            <text:p>52.5484352324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83.6416431574" calcext:value-type="float">
            <text:p>83.6416431574</text:p>
          </table:table-cell>
          <table:table-cell office:value-type="float" office:value="31.0932084587" calcext:value-type="float">
            <text:p>31.0932084587</text:p>
          </table:table-cell>
          <table:table-cell office:value-type="float" office:value="52.5484346986" calcext:value-type="float">
            <text:p>52.5484346986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83.6416422428" calcext:value-type="float">
            <text:p>83.6416422428</text:p>
          </table:table-cell>
          <table:table-cell office:value-type="float" office:value="31.0932080735" calcext:value-type="float">
            <text:p>31.0932080735</text:p>
          </table:table-cell>
          <table:table-cell office:value-type="float" office:value="52.5484341693" calcext:value-type="float">
            <text:p>52.5484341693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3.6416413396" calcext:value-type="float">
            <text:p>83.6416413396</text:p>
          </table:table-cell>
          <table:table-cell office:value-type="float" office:value="31.0932076933" calcext:value-type="float">
            <text:p>31.0932076933</text:p>
          </table:table-cell>
          <table:table-cell office:value-type="float" office:value="52.5484336463" calcext:value-type="float">
            <text:p>52.5484336463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83.641640441" calcext:value-type="float">
            <text:p>83.641640441</text:p>
          </table:table-cell>
          <table:table-cell office:value-type="float" office:value="31.093207311" calcext:value-type="float">
            <text:p>31.093207311</text:p>
          </table:table-cell>
          <table:table-cell office:value-type="float" office:value="52.54843313" calcext:value-type="float">
            <text:p>52.54843313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9.1468811515" calcext:value-type="float">
            <text:p>59.1468811515</text:p>
          </table:table-cell>
          <table:table-cell office:value-type="float" office:value="23.7220153884" calcext:value-type="float">
            <text:p>23.7220153884</text:p>
          </table:table-cell>
          <table:table-cell office:value-type="float" office:value="35.4248657631" calcext:value-type="float">
            <text:p>35.4248657631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9.1468778517" calcext:value-type="float">
            <text:p>59.1468778517</text:p>
          </table:table-cell>
          <table:table-cell office:value-type="float" office:value="23.7220135795" calcext:value-type="float">
            <text:p>23.7220135795</text:p>
          </table:table-cell>
          <table:table-cell office:value-type="float" office:value="35.4248642722" calcext:value-type="float">
            <text:p>35.4248642722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59.1468762576" calcext:value-type="float">
            <text:p>59.1468762576</text:p>
          </table:table-cell>
          <table:table-cell office:value-type="float" office:value="23.7220127137" calcext:value-type="float">
            <text:p>23.7220127137</text:p>
          </table:table-cell>
          <table:table-cell office:value-type="float" office:value="35.424863544" calcext:value-type="float">
            <text:p>35.424863544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59.1468750242" calcext:value-type="float">
            <text:p>59.1468750242</text:p>
          </table:table-cell>
          <table:table-cell office:value-type="float" office:value="23.7220120419" calcext:value-type="float">
            <text:p>23.7220120419</text:p>
          </table:table-cell>
          <table:table-cell office:value-type="float" office:value="35.4248629823" calcext:value-type="float">
            <text:p>35.4248629823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59.1468739595" calcext:value-type="float">
            <text:p>59.1468739595</text:p>
          </table:table-cell>
          <table:table-cell office:value-type="float" office:value="23.7220114621" calcext:value-type="float">
            <text:p>23.7220114621</text:p>
          </table:table-cell>
          <table:table-cell office:value-type="float" office:value="35.4248624975" calcext:value-type="float">
            <text:p>35.4248624975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59.146873011" calcext:value-type="float">
            <text:p>59.146873011</text:p>
          </table:table-cell>
          <table:table-cell office:value-type="float" office:value="23.7220109451" calcext:value-type="float">
            <text:p>23.7220109451</text:p>
          </table:table-cell>
          <table:table-cell office:value-type="float" office:value="35.424862066" calcext:value-type="float">
            <text:p>35.424862066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59.1468721441" calcext:value-type="float">
            <text:p>59.1468721441</text:p>
          </table:table-cell>
          <table:table-cell office:value-type="float" office:value="23.722010474" calcext:value-type="float">
            <text:p>23.722010474</text:p>
          </table:table-cell>
          <table:table-cell office:value-type="float" office:value="35.4248616701" calcext:value-type="float">
            <text:p>35.4248616701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59.1468713338" calcext:value-type="float">
            <text:p>59.1468713338</text:p>
          </table:table-cell>
          <table:table-cell office:value-type="float" office:value="23.7220100352" calcext:value-type="float">
            <text:p>23.7220100352</text:p>
          </table:table-cell>
          <table:table-cell office:value-type="float" office:value="35.4248612986" calcext:value-type="float">
            <text:p>35.4248612986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59.1468705746" calcext:value-type="float">
            <text:p>59.1468705746</text:p>
          </table:table-cell>
          <table:table-cell office:value-type="float" office:value="23.7220096256" calcext:value-type="float">
            <text:p>23.7220096256</text:p>
          </table:table-cell>
          <table:table-cell office:value-type="float" office:value="35.424860949" calcext:value-type="float">
            <text:p>35.424860949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59.1468698472" calcext:value-type="float">
            <text:p>59.1468698472</text:p>
          </table:table-cell>
          <table:table-cell office:value-type="float" office:value="23.722009238" calcext:value-type="float">
            <text:p>23.722009238</text:p>
          </table:table-cell>
          <table:table-cell office:value-type="float" office:value="35.4248606092" calcext:value-type="float">
            <text:p>35.4248606092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9.1468691483" calcext:value-type="float">
            <text:p>59.1468691483</text:p>
          </table:table-cell>
          <table:table-cell office:value-type="float" office:value="23.7220088672" calcext:value-type="float">
            <text:p>23.7220088672</text:p>
          </table:table-cell>
          <table:table-cell office:value-type="float" office:value="35.4248602811" calcext:value-type="float">
            <text:p>35.4248602811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59.1468684808" calcext:value-type="float">
            <text:p>59.1468684808</text:p>
          </table:table-cell>
          <table:table-cell office:value-type="float" office:value="23.7220085166" calcext:value-type="float">
            <text:p>23.7220085166</text:p>
          </table:table-cell>
          <table:table-cell office:value-type="float" office:value="35.4248599642" calcext:value-type="float">
            <text:p>35.4248599642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59.1468678316" calcext:value-type="float">
            <text:p>59.1468678316</text:p>
          </table:table-cell>
          <table:table-cell office:value-type="float" office:value="23.7220081748" calcext:value-type="float">
            <text:p>23.7220081748</text:p>
          </table:table-cell>
          <table:table-cell office:value-type="float" office:value="35.4248596568" calcext:value-type="float">
            <text:p>35.4248596568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59.1468671965" calcext:value-type="float">
            <text:p>59.1468671965</text:p>
          </table:table-cell>
          <table:table-cell office:value-type="float" office:value="23.7220078447" calcext:value-type="float">
            <text:p>23.7220078447</text:p>
          </table:table-cell>
          <table:table-cell office:value-type="float" office:value="35.4248593518" calcext:value-type="float">
            <text:p>35.4248593518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59.1468665819" calcext:value-type="float">
            <text:p>59.1468665819</text:p>
          </table:table-cell>
          <table:table-cell office:value-type="float" office:value="23.7220075271" calcext:value-type="float">
            <text:p>23.7220075271</text:p>
          </table:table-cell>
          <table:table-cell office:value-type="float" office:value="35.4248590548" calcext:value-type="float">
            <text:p>35.4248590548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59.1468659686" calcext:value-type="float">
            <text:p>59.1468659686</text:p>
          </table:table-cell>
          <table:table-cell office:value-type="float" office:value="23.7220072131" calcext:value-type="float">
            <text:p>23.7220072131</text:p>
          </table:table-cell>
          <table:table-cell office:value-type="float" office:value="35.4248587555" calcext:value-type="float">
            <text:p>35.4248587555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59.1468653784" calcext:value-type="float">
            <text:p>59.1468653784</text:p>
          </table:table-cell>
          <table:table-cell office:value-type="float" office:value="23.7220069169" calcext:value-type="float">
            <text:p>23.7220069169</text:p>
          </table:table-cell>
          <table:table-cell office:value-type="float" office:value="35.4248584614" calcext:value-type="float">
            <text:p>35.4248584614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59.1468648043" calcext:value-type="float">
            <text:p>59.1468648043</text:p>
          </table:table-cell>
          <table:table-cell office:value-type="float" office:value="23.7220066221" calcext:value-type="float">
            <text:p>23.7220066221</text:p>
          </table:table-cell>
          <table:table-cell office:value-type="float" office:value="35.4248581823" calcext:value-type="float">
            <text:p>35.4248581823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59.1468642366" calcext:value-type="float">
            <text:p>59.1468642366</text:p>
          </table:table-cell>
          <table:table-cell office:value-type="float" office:value="23.7220063417" calcext:value-type="float">
            <text:p>23.7220063417</text:p>
          </table:table-cell>
          <table:table-cell office:value-type="float" office:value="35.4248578949" calcext:value-type="float">
            <text:p>35.4248578949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59.1468636807" calcext:value-type="float">
            <text:p>59.1468636807</text:p>
          </table:table-cell>
          <table:table-cell office:value-type="float" office:value="23.7220060683" calcext:value-type="float">
            <text:p>23.7220060683</text:p>
          </table:table-cell>
          <table:table-cell office:value-type="float" office:value="35.4248576124" calcext:value-type="float">
            <text:p>35.4248576124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9.1468631309" calcext:value-type="float">
            <text:p>59.1468631309</text:p>
          </table:table-cell>
          <table:table-cell office:value-type="float" office:value="23.722005794" calcext:value-type="float">
            <text:p>23.722005794</text:p>
          </table:table-cell>
          <table:table-cell office:value-type="float" office:value="35.4248573369" calcext:value-type="float">
            <text:p>35.4248573369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59.1468625966" calcext:value-type="float">
            <text:p>59.1468625966</text:p>
          </table:table-cell>
          <table:table-cell office:value-type="float" office:value="23.72200553" calcext:value-type="float">
            <text:p>23.72200553</text:p>
          </table:table-cell>
          <table:table-cell office:value-type="float" office:value="35.4248570666" calcext:value-type="float">
            <text:p>35.4248570666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9.1468620712" calcext:value-type="float">
            <text:p>59.1468620712</text:p>
          </table:table-cell>
          <table:table-cell office:value-type="float" office:value="23.722005271" calcext:value-type="float">
            <text:p>23.722005271</text:p>
          </table:table-cell>
          <table:table-cell office:value-type="float" office:value="35.4248568002" calcext:value-type="float">
            <text:p>35.4248568002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59.1468615534" calcext:value-type="float">
            <text:p>59.1468615534</text:p>
          </table:table-cell>
          <table:table-cell office:value-type="float" office:value="23.7220050215" calcext:value-type="float">
            <text:p>23.7220050215</text:p>
          </table:table-cell>
          <table:table-cell office:value-type="float" office:value="35.4248565319" calcext:value-type="float">
            <text:p>35.4248565319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59.1468610433" calcext:value-type="float">
            <text:p>59.1468610433</text:p>
          </table:table-cell>
          <table:table-cell office:value-type="float" office:value="23.7220047707" calcext:value-type="float">
            <text:p>23.7220047707</text:p>
          </table:table-cell>
          <table:table-cell office:value-type="float" office:value="35.4248562726" calcext:value-type="float">
            <text:p>35.4248562726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59.1468605377" calcext:value-type="float">
            <text:p>59.1468605377</text:p>
          </table:table-cell>
          <table:table-cell office:value-type="float" office:value="23.7220045244" calcext:value-type="float">
            <text:p>23.7220045244</text:p>
          </table:table-cell>
          <table:table-cell office:value-type="float" office:value="35.4248560133" calcext:value-type="float">
            <text:p>35.4248560133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91.1936128874" calcext:value-type="float">
            <text:p>91.1936128874</text:p>
          </table:table-cell>
          <table:table-cell office:value-type="float" office:value="34.8691927011" calcext:value-type="float">
            <text:p>34.8691927011</text:p>
          </table:table-cell>
          <table:table-cell office:value-type="float" office:value="56.3244201864" calcext:value-type="float">
            <text:p>56.3244201864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91.1936082821" calcext:value-type="float">
            <text:p>91.1936082821</text:p>
          </table:table-cell>
          <table:table-cell office:value-type="float" office:value="34.8691903794" calcext:value-type="float">
            <text:p>34.8691903794</text:p>
          </table:table-cell>
          <table:table-cell office:value-type="float" office:value="56.3244179027" calcext:value-type="float">
            <text:p>56.3244179027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91.1936045404" calcext:value-type="float">
            <text:p>91.1936045404</text:p>
          </table:table-cell>
          <table:table-cell office:value-type="float" office:value="34.8691884642" calcext:value-type="float">
            <text:p>34.8691884642</text:p>
          </table:table-cell>
          <table:table-cell office:value-type="float" office:value="56.3244160762" calcext:value-type="float">
            <text:p>56.3244160762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91.193601243" calcext:value-type="float">
            <text:p>91.193601243</text:p>
          </table:table-cell>
          <table:table-cell office:value-type="float" office:value="34.8691867633" calcext:value-type="float">
            <text:p>34.8691867633</text:p>
          </table:table-cell>
          <table:table-cell office:value-type="float" office:value="56.3244144796" calcext:value-type="float">
            <text:p>56.324414479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1.1935982188" calcext:value-type="float">
            <text:p>91.1935982188</text:p>
          </table:table-cell>
          <table:table-cell office:value-type="float" office:value="34.8691851941" calcext:value-type="float">
            <text:p>34.8691851941</text:p>
          </table:table-cell>
          <table:table-cell office:value-type="float" office:value="56.3244130247" calcext:value-type="float">
            <text:p>56.3244130247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91.1935953837" calcext:value-type="float">
            <text:p>91.1935953837</text:p>
          </table:table-cell>
          <table:table-cell office:value-type="float" office:value="34.8691837294" calcext:value-type="float">
            <text:p>34.8691837294</text:p>
          </table:table-cell>
          <table:table-cell office:value-type="float" office:value="56.3244116543" calcext:value-type="float">
            <text:p>56.3244116543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91.1935926948" calcext:value-type="float">
            <text:p>91.1935926948</text:p>
          </table:table-cell>
          <table:table-cell office:value-type="float" office:value="34.869182333" calcext:value-type="float">
            <text:p>34.869182333</text:p>
          </table:table-cell>
          <table:table-cell office:value-type="float" office:value="56.3244103618" calcext:value-type="float">
            <text:p>56.3244103618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91.1935901202" calcext:value-type="float">
            <text:p>91.1935901202</text:p>
          </table:table-cell>
          <table:table-cell office:value-type="float" office:value="34.8691809978" calcext:value-type="float">
            <text:p>34.8691809978</text:p>
          </table:table-cell>
          <table:table-cell office:value-type="float" office:value="56.3244091224" calcext:value-type="float">
            <text:p>56.3244091224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1.1935876281" calcext:value-type="float">
            <text:p>91.1935876281</text:p>
          </table:table-cell>
          <table:table-cell office:value-type="float" office:value="34.8691796998" calcext:value-type="float">
            <text:p>34.8691796998</text:p>
          </table:table-cell>
          <table:table-cell office:value-type="float" office:value="56.3244079282" calcext:value-type="float">
            <text:p>56.3244079282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91.1935852024" calcext:value-type="float">
            <text:p>91.1935852024</text:p>
          </table:table-cell>
          <table:table-cell office:value-type="float" office:value="34.8691784342" calcext:value-type="float">
            <text:p>34.8691784342</text:p>
          </table:table-cell>
          <table:table-cell office:value-type="float" office:value="56.3244067682" calcext:value-type="float">
            <text:p>56.3244067682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91.1935828434" calcext:value-type="float">
            <text:p>91.1935828434</text:p>
          </table:table-cell>
          <table:table-cell office:value-type="float" office:value="34.8691771996" calcext:value-type="float">
            <text:p>34.8691771996</text:p>
          </table:table-cell>
          <table:table-cell office:value-type="float" office:value="56.3244056437" calcext:value-type="float">
            <text:p>56.3244056437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91.1935805307" calcext:value-type="float">
            <text:p>91.1935805307</text:p>
          </table:table-cell>
          <table:table-cell office:value-type="float" office:value="34.8691759855" calcext:value-type="float">
            <text:p>34.8691759855</text:p>
          </table:table-cell>
          <table:table-cell office:value-type="float" office:value="56.3244045452" calcext:value-type="float">
            <text:p>56.3244045452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91.1935782694" calcext:value-type="float">
            <text:p>91.1935782694</text:p>
          </table:table-cell>
          <table:table-cell office:value-type="float" office:value="34.8691747991" calcext:value-type="float">
            <text:p>34.8691747991</text:p>
          </table:table-cell>
          <table:table-cell office:value-type="float" office:value="56.3244034704" calcext:value-type="float">
            <text:p>56.3244034704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91.1935760394" calcext:value-type="float">
            <text:p>91.1935760394</text:p>
          </table:table-cell>
          <table:table-cell office:value-type="float" office:value="34.8691736273" calcext:value-type="float">
            <text:p>34.8691736273</text:p>
          </table:table-cell>
          <table:table-cell office:value-type="float" office:value="56.3244024121" calcext:value-type="float">
            <text:p>56.3244024121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1935738427" calcext:value-type="float">
            <text:p>91.1935738427</text:p>
          </table:table-cell>
          <table:table-cell office:value-type="float" office:value="34.869172474" calcext:value-type="float">
            <text:p>34.869172474</text:p>
          </table:table-cell>
          <table:table-cell office:value-type="float" office:value="56.3244013687" calcext:value-type="float">
            <text:p>56.3244013687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91.1935716829" calcext:value-type="float">
            <text:p>91.1935716829</text:p>
          </table:table-cell>
          <table:table-cell office:value-type="float" office:value="34.8691713389" calcext:value-type="float">
            <text:p>34.8691713389</text:p>
          </table:table-cell>
          <table:table-cell office:value-type="float" office:value="56.3244003439" calcext:value-type="float">
            <text:p>56.3244003439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91.1935695422" calcext:value-type="float">
            <text:p>91.1935695422</text:p>
          </table:table-cell>
          <table:table-cell office:value-type="float" office:value="34.8691702113" calcext:value-type="float">
            <text:p>34.8691702113</text:p>
          </table:table-cell>
          <table:table-cell office:value-type="float" office:value="56.3243993308" calcext:value-type="float">
            <text:p>56.3243993308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91.1935674418" calcext:value-type="float">
            <text:p>91.1935674418</text:p>
          </table:table-cell>
          <table:table-cell office:value-type="float" office:value="34.8691691031" calcext:value-type="float">
            <text:p>34.8691691031</text:p>
          </table:table-cell>
          <table:table-cell office:value-type="float" office:value="56.3243983388" calcext:value-type="float">
            <text:p>56.3243983388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91.1935653639" calcext:value-type="float">
            <text:p>91.1935653639</text:p>
          </table:table-cell>
          <table:table-cell office:value-type="float" office:value="34.8691680001" calcext:value-type="float">
            <text:p>34.8691680001</text:p>
          </table:table-cell>
          <table:table-cell office:value-type="float" office:value="56.3243973638" calcext:value-type="float">
            <text:p>56.3243973638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91.1935633137" calcext:value-type="float">
            <text:p>91.1935633137</text:p>
          </table:table-cell>
          <table:table-cell office:value-type="float" office:value="34.8691669148" calcext:value-type="float">
            <text:p>34.8691669148</text:p>
          </table:table-cell>
          <table:table-cell office:value-type="float" office:value="56.324396399" calcext:value-type="float">
            <text:p>56.324396399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91.1935612867" calcext:value-type="float">
            <text:p>91.1935612867</text:p>
          </table:table-cell>
          <table:table-cell office:value-type="float" office:value="34.8691658392" calcext:value-type="float">
            <text:p>34.8691658392</text:p>
          </table:table-cell>
          <table:table-cell office:value-type="float" office:value="56.3243954475" calcext:value-type="float">
            <text:p>56.3243954475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91.1935592721" calcext:value-type="float">
            <text:p>91.1935592721</text:p>
          </table:table-cell>
          <table:table-cell office:value-type="float" office:value="34.8691647677" calcext:value-type="float">
            <text:p>34.8691647677</text:p>
          </table:table-cell>
          <table:table-cell office:value-type="float" office:value="56.3243945044" calcext:value-type="float">
            <text:p>56.3243945044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91.1935572848" calcext:value-type="float">
            <text:p>91.1935572848</text:p>
          </table:table-cell>
          <table:table-cell office:value-type="float" office:value="34.8691637062" calcext:value-type="float">
            <text:p>34.8691637062</text:p>
          </table:table-cell>
          <table:table-cell office:value-type="float" office:value="56.3243935786" calcext:value-type="float">
            <text:p>56.3243935786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91.1935553224" calcext:value-type="float">
            <text:p>91.1935553224</text:p>
          </table:table-cell>
          <table:table-cell office:value-type="float" office:value="34.8691626571" calcext:value-type="float">
            <text:p>34.8691626571</text:p>
          </table:table-cell>
          <table:table-cell office:value-type="float" office:value="56.3243926652" calcext:value-type="float">
            <text:p>56.32439266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.8571590048" calcext:value-type="float">
            <text:p>68.8571590048</text:p>
          </table:table-cell>
          <table:table-cell office:value-type="float" office:value="28.5771531" calcext:value-type="float">
            <text:p>28.5771531</text:p>
          </table:table-cell>
          <table:table-cell office:value-type="float" office:value="40.2800059048" calcext:value-type="float">
            <text:p>40.2800059048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68.8571554368" calcext:value-type="float">
            <text:p>68.8571554368</text:p>
          </table:table-cell>
          <table:table-cell office:value-type="float" office:value="28.5771515069" calcext:value-type="float">
            <text:p>28.5771515069</text:p>
          </table:table-cell>
          <table:table-cell office:value-type="float" office:value="40.2800039298" calcext:value-type="float">
            <text:p>40.2800039298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68.8571535738" calcext:value-type="float">
            <text:p>68.8571535738</text:p>
          </table:table-cell>
          <table:table-cell office:value-type="float" office:value="28.5771506051" calcext:value-type="float">
            <text:p>28.5771506051</text:p>
          </table:table-cell>
          <table:table-cell office:value-type="float" office:value="40.2800029687" calcext:value-type="float">
            <text:p>40.2800029687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68.8571520713" calcext:value-type="float">
            <text:p>68.8571520713</text:p>
          </table:table-cell>
          <table:table-cell office:value-type="float" office:value="28.5771498384" calcext:value-type="float">
            <text:p>28.5771498384</text:p>
          </table:table-cell>
          <table:table-cell office:value-type="float" office:value="40.2800022329" calcext:value-type="float">
            <text:p>40.2800022329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68.8571507321" calcext:value-type="float">
            <text:p>68.8571507321</text:p>
          </table:table-cell>
          <table:table-cell office:value-type="float" office:value="28.5771491379" calcext:value-type="float">
            <text:p>28.5771491379</text:p>
          </table:table-cell>
          <table:table-cell office:value-type="float" office:value="40.2800015942" calcext:value-type="float">
            <text:p>40.2800015942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68.8571494948" calcext:value-type="float">
            <text:p>68.8571494948</text:p>
          </table:table-cell>
          <table:table-cell office:value-type="float" office:value="28.5771484801" calcext:value-type="float">
            <text:p>28.5771484801</text:p>
          </table:table-cell>
          <table:table-cell office:value-type="float" office:value="40.2800010147" calcext:value-type="float">
            <text:p>40.2800010147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68.8571483185" calcext:value-type="float">
            <text:p>68.8571483185</text:p>
          </table:table-cell>
          <table:table-cell office:value-type="float" office:value="28.5771478504" calcext:value-type="float">
            <text:p>28.5771478504</text:p>
          </table:table-cell>
          <table:table-cell office:value-type="float" office:value="40.2800004682" calcext:value-type="float">
            <text:p>40.2800004682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68.8571471988" calcext:value-type="float">
            <text:p>68.8571471988</text:p>
          </table:table-cell>
          <table:table-cell office:value-type="float" office:value="28.5771472452" calcext:value-type="float">
            <text:p>28.5771472452</text:p>
          </table:table-cell>
          <table:table-cell office:value-type="float" office:value="40.2799999536" calcext:value-type="float">
            <text:p>40.2799999536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8.8571461209" calcext:value-type="float">
            <text:p>68.8571461209</text:p>
          </table:table-cell>
          <table:table-cell office:value-type="float" office:value="28.5771466586" calcext:value-type="float">
            <text:p>28.5771466586</text:p>
          </table:table-cell>
          <table:table-cell office:value-type="float" office:value="40.2799994623" calcext:value-type="float">
            <text:p>40.2799994623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68.8571450805" calcext:value-type="float">
            <text:p>68.8571450805</text:p>
          </table:table-cell>
          <table:table-cell office:value-type="float" office:value="28.577146088" calcext:value-type="float">
            <text:p>28.577146088</text:p>
          </table:table-cell>
          <table:table-cell office:value-type="float" office:value="40.2799989926" calcext:value-type="float">
            <text:p>40.2799989926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68.8571440621" calcext:value-type="float">
            <text:p>68.8571440621</text:p>
          </table:table-cell>
          <table:table-cell office:value-type="float" office:value="28.5771455271" calcext:value-type="float">
            <text:p>28.5771455271</text:p>
          </table:table-cell>
          <table:table-cell office:value-type="float" office:value="40.2799985349" calcext:value-type="float">
            <text:p>40.2799985349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68.8571430713" calcext:value-type="float">
            <text:p>68.8571430713</text:p>
          </table:table-cell>
          <table:table-cell office:value-type="float" office:value="28.5771449778" calcext:value-type="float">
            <text:p>28.5771449778</text:p>
          </table:table-cell>
          <table:table-cell office:value-type="float" office:value="40.2799980935" calcext:value-type="float">
            <text:p>40.2799980935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68.8571421057" calcext:value-type="float">
            <text:p>68.8571421057</text:p>
          </table:table-cell>
          <table:table-cell office:value-type="float" office:value="28.5771444387" calcext:value-type="float">
            <text:p>28.5771444387</text:p>
          </table:table-cell>
          <table:table-cell office:value-type="float" office:value="40.279997667" calcext:value-type="float">
            <text:p>40.279997667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68.8571411484" calcext:value-type="float">
            <text:p>68.8571411484</text:p>
          </table:table-cell>
          <table:table-cell office:value-type="float" office:value="28.5771439036" calcext:value-type="float">
            <text:p>28.5771439036</text:p>
          </table:table-cell>
          <table:table-cell office:value-type="float" office:value="40.2799972449" calcext:value-type="float">
            <text:p>40.2799972449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68.8571402204" calcext:value-type="float">
            <text:p>68.8571402204</text:p>
          </table:table-cell>
          <table:table-cell office:value-type="float" office:value="28.5771433821" calcext:value-type="float">
            <text:p>28.5771433821</text:p>
          </table:table-cell>
          <table:table-cell office:value-type="float" office:value="40.2799968384" calcext:value-type="float">
            <text:p>40.2799968384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68.8571393093" calcext:value-type="float">
            <text:p>68.8571393093</text:p>
          </table:table-cell>
          <table:table-cell office:value-type="float" office:value="28.5771428674" calcext:value-type="float">
            <text:p>28.5771428674</text:p>
          </table:table-cell>
          <table:table-cell office:value-type="float" office:value="40.2799964418" calcext:value-type="float">
            <text:p>40.2799964418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68.8571383983" calcext:value-type="float">
            <text:p>68.8571383983</text:p>
          </table:table-cell>
          <table:table-cell office:value-type="float" office:value="28.5771423504" calcext:value-type="float">
            <text:p>28.5771423504</text:p>
          </table:table-cell>
          <table:table-cell office:value-type="float" office:value="40.279996048" calcext:value-type="float">
            <text:p>40.279996048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68.8571375095" calcext:value-type="float">
            <text:p>68.8571375095</text:p>
          </table:table-cell>
          <table:table-cell office:value-type="float" office:value="28.5771418464" calcext:value-type="float">
            <text:p>28.5771418464</text:p>
          </table:table-cell>
          <table:table-cell office:value-type="float" office:value="40.279995663" calcext:value-type="float">
            <text:p>40.279995663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68.8571366267" calcext:value-type="float">
            <text:p>68.8571366267</text:p>
          </table:table-cell>
          <table:table-cell office:value-type="float" office:value="28.5771413423" calcext:value-type="float">
            <text:p>28.5771413423</text:p>
          </table:table-cell>
          <table:table-cell office:value-type="float" office:value="40.2799952844" calcext:value-type="float">
            <text:p>40.2799952844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68.8571357635" calcext:value-type="float">
            <text:p>68.8571357635</text:p>
          </table:table-cell>
          <table:table-cell office:value-type="float" office:value="28.5771408482" calcext:value-type="float">
            <text:p>28.5771408482</text:p>
          </table:table-cell>
          <table:table-cell office:value-type="float" office:value="40.2799949153" calcext:value-type="float">
            <text:p>40.2799949153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8.857134907" calcext:value-type="float">
            <text:p>68.857134907</text:p>
          </table:table-cell>
          <table:table-cell office:value-type="float" office:value="28.5771403549" calcext:value-type="float">
            <text:p>28.5771403549</text:p>
          </table:table-cell>
          <table:table-cell office:value-type="float" office:value="40.2799945521" calcext:value-type="float">
            <text:p>40.2799945521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68.8571340651" calcext:value-type="float">
            <text:p>68.8571340651</text:p>
          </table:table-cell>
          <table:table-cell office:value-type="float" office:value="28.5771398673" calcext:value-type="float">
            <text:p>28.5771398673</text:p>
          </table:table-cell>
          <table:table-cell office:value-type="float" office:value="40.2799941977" calcext:value-type="float">
            <text:p>40.2799941977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68.8571332361" calcext:value-type="float">
            <text:p>68.8571332361</text:p>
          </table:table-cell>
          <table:table-cell office:value-type="float" office:value="28.5771393841" calcext:value-type="float">
            <text:p>28.5771393841</text:p>
          </table:table-cell>
          <table:table-cell office:value-type="float" office:value="40.279993852" calcext:value-type="float">
            <text:p>40.279993852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68.8571324111" calcext:value-type="float">
            <text:p>68.8571324111</text:p>
          </table:table-cell>
          <table:table-cell office:value-type="float" office:value="28.5771389065" calcext:value-type="float">
            <text:p>28.5771389065</text:p>
          </table:table-cell>
          <table:table-cell office:value-type="float" office:value="40.2799935046" calcext:value-type="float">
            <text:p>40.2799935046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68.8571316015" calcext:value-type="float">
            <text:p>68.8571316015</text:p>
          </table:table-cell>
          <table:table-cell office:value-type="float" office:value="28.5771384318" calcext:value-type="float">
            <text:p>28.5771384318</text:p>
          </table:table-cell>
          <table:table-cell office:value-type="float" office:value="40.2799931697" calcext:value-type="float">
            <text:p>40.2799931697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68.8571307904" calcext:value-type="float">
            <text:p>68.8571307904</text:p>
          </table:table-cell>
          <table:table-cell office:value-type="float" office:value="28.5771379577" calcext:value-type="float">
            <text:p>28.5771379577</text:p>
          </table:table-cell>
          <table:table-cell office:value-type="float" office:value="40.2799928327" calcext:value-type="float">
            <text:p>40.2799928327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05.439887598" calcext:value-type="float">
            <text:p>105.439887598</text:p>
          </table:table-cell>
          <table:table-cell office:value-type="float" office:value="41.992327741" calcext:value-type="float">
            <text:p>41.992327741</text:p>
          </table:table-cell>
          <table:table-cell office:value-type="float" office:value="63.4475598569" calcext:value-type="float">
            <text:p>63.4475598569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05.439881167" calcext:value-type="float">
            <text:p>105.439881167</text:p>
          </table:table-cell>
          <table:table-cell office:value-type="float" office:value="41.9923248317" calcext:value-type="float">
            <text:p>41.9923248317</text:p>
          </table:table-cell>
          <table:table-cell office:value-type="float" office:value="63.4475563348" calcext:value-type="float">
            <text:p>63.4475563348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05.439875679" calcext:value-type="float">
            <text:p>105.439875679</text:p>
          </table:table-cell>
          <table:table-cell office:value-type="float" office:value="41.9923222993" calcext:value-type="float">
            <text:p>41.9923222993</text:p>
          </table:table-cell>
          <table:table-cell office:value-type="float" office:value="63.4475533793" calcext:value-type="float">
            <text:p>63.4475533793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05.439870666" calcext:value-type="float">
            <text:p>105.439870666</text:p>
          </table:table-cell>
          <table:table-cell office:value-type="float" office:value="41.9923199536" calcext:value-type="float">
            <text:p>41.9923199536</text:p>
          </table:table-cell>
          <table:table-cell office:value-type="float" office:value="63.4475507128" calcext:value-type="float">
            <text:p>63.4475507128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05.439865969" calcext:value-type="float">
            <text:p>105.439865969</text:p>
          </table:table-cell>
          <table:table-cell office:value-type="float" office:value="41.9923177256" calcext:value-type="float">
            <text:p>41.9923177256</text:p>
          </table:table-cell>
          <table:table-cell office:value-type="float" office:value="63.4475482435" calcext:value-type="float">
            <text:p>63.4475482435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05.439861459" calcext:value-type="float">
            <text:p>105.439861459</text:p>
          </table:table-cell>
          <table:table-cell office:value-type="float" office:value="41.9923155781" calcext:value-type="float">
            <text:p>41.9923155781</text:p>
          </table:table-cell>
          <table:table-cell office:value-type="float" office:value="63.4475458814" calcext:value-type="float">
            <text:p>63.4475458814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05.439857107" calcext:value-type="float">
            <text:p>105.439857107</text:p>
          </table:table-cell>
          <table:table-cell office:value-type="float" office:value="41.9923134927" calcext:value-type="float">
            <text:p>41.9923134927</text:p>
          </table:table-cell>
          <table:table-cell office:value-type="float" office:value="63.4475436139" calcext:value-type="float">
            <text:p>63.4475436139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05.439852858" calcext:value-type="float">
            <text:p>105.439852858</text:p>
          </table:table-cell>
          <table:table-cell office:value-type="float" office:value="41.9923114487" calcext:value-type="float">
            <text:p>41.9923114487</text:p>
          </table:table-cell>
          <table:table-cell office:value-type="float" office:value="63.4475414091" calcext:value-type="float">
            <text:p>63.4475414091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05.439848693" calcext:value-type="float">
            <text:p>105.439848693</text:p>
          </table:table-cell>
          <table:table-cell office:value-type="float" office:value="41.9923094408" calcext:value-type="float">
            <text:p>41.9923094408</text:p>
          </table:table-cell>
          <table:table-cell office:value-type="float" office:value="63.4475392524" calcext:value-type="float">
            <text:p>63.4475392524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05.439844591" calcext:value-type="float">
            <text:p>105.439844591</text:p>
          </table:table-cell>
          <table:table-cell office:value-type="float" office:value="41.9923074613" calcext:value-type="float">
            <text:p>41.9923074613</text:p>
          </table:table-cell>
          <table:table-cell office:value-type="float" office:value="63.4475371294" calcext:value-type="float">
            <text:p>63.4475371294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05.439840565" calcext:value-type="float">
            <text:p>105.439840565</text:p>
          </table:table-cell>
          <table:table-cell office:value-type="float" office:value="41.9923055101" calcext:value-type="float">
            <text:p>41.9923055101</text:p>
          </table:table-cell>
          <table:table-cell office:value-type="float" office:value="63.4475350551" calcext:value-type="float">
            <text:p>63.4475350551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05.439836591" calcext:value-type="float">
            <text:p>105.439836591</text:p>
          </table:table-cell>
          <table:table-cell office:value-type="float" office:value="41.9923035797" calcext:value-type="float">
            <text:p>41.9923035797</text:p>
          </table:table-cell>
          <table:table-cell office:value-type="float" office:value="63.4475330116" calcext:value-type="float">
            <text:p>63.4475330116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05.439832661" calcext:value-type="float">
            <text:p>105.439832661</text:p>
          </table:table-cell>
          <table:table-cell office:value-type="float" office:value="41.9923016656" calcext:value-type="float">
            <text:p>41.9923016656</text:p>
          </table:table-cell>
          <table:table-cell office:value-type="float" office:value="63.447530995" calcext:value-type="float">
            <text:p>63.447530995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05.439828763" calcext:value-type="float">
            <text:p>105.439828763</text:p>
          </table:table-cell>
          <table:table-cell office:value-type="float" office:value="41.9922997653" calcext:value-type="float">
            <text:p>41.9922997653</text:p>
          </table:table-cell>
          <table:table-cell office:value-type="float" office:value="63.447528998" calcext:value-type="float">
            <text:p>63.447528998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05.439824913" calcext:value-type="float">
            <text:p>105.439824913</text:p>
          </table:table-cell>
          <table:table-cell office:value-type="float" office:value="41.9922978872" calcext:value-type="float">
            <text:p>41.9922978872</text:p>
          </table:table-cell>
          <table:table-cell office:value-type="float" office:value="63.4475270255" calcext:value-type="float">
            <text:p>63.4475270255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05.439821083" calcext:value-type="float">
            <text:p>105.439821083</text:p>
          </table:table-cell>
          <table:table-cell office:value-type="float" office:value="41.9922960146" calcext:value-type="float">
            <text:p>41.9922960146</text:p>
          </table:table-cell>
          <table:table-cell office:value-type="float" office:value="63.4475250688" calcext:value-type="float">
            <text:p>63.4475250688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05.439817284" calcext:value-type="float">
            <text:p>105.439817284</text:p>
          </table:table-cell>
          <table:table-cell office:value-type="float" office:value="41.9922941571" calcext:value-type="float">
            <text:p>41.9922941571</text:p>
          </table:table-cell>
          <table:table-cell office:value-type="float" office:value="63.4475231267" calcext:value-type="float">
            <text:p>63.4475231267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05.439813519" calcext:value-type="float">
            <text:p>105.439813519</text:p>
          </table:table-cell>
          <table:table-cell office:value-type="float" office:value="41.9922923124" calcext:value-type="float">
            <text:p>41.9922923124</text:p>
          </table:table-cell>
          <table:table-cell office:value-type="float" office:value="63.4475212063" calcext:value-type="float">
            <text:p>63.4475212063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05.439809769" calcext:value-type="float">
            <text:p>105.439809769</text:p>
          </table:table-cell>
          <table:table-cell office:value-type="float" office:value="41.9922904721" calcext:value-type="float">
            <text:p>41.9922904721</text:p>
          </table:table-cell>
          <table:table-cell office:value-type="float" office:value="63.4475192968" calcext:value-type="float">
            <text:p>63.4475192968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05.439806045" calcext:value-type="float">
            <text:p>105.439806045</text:p>
          </table:table-cell>
          <table:table-cell office:value-type="float" office:value="41.9922886399" calcext:value-type="float">
            <text:p>41.9922886399</text:p>
          </table:table-cell>
          <table:table-cell office:value-type="float" office:value="63.447517405" calcext:value-type="float">
            <text:p>63.447517405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05.439802345" calcext:value-type="float">
            <text:p>105.439802345</text:p>
          </table:table-cell>
          <table:table-cell office:value-type="float" office:value="41.99228682" calcext:value-type="float">
            <text:p>41.99228682</text:p>
          </table:table-cell>
          <table:table-cell office:value-type="float" office:value="63.4475155254" calcext:value-type="float">
            <text:p>63.4475155254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05.439798669" calcext:value-type="float">
            <text:p>105.439798669</text:p>
          </table:table-cell>
          <table:table-cell office:value-type="float" office:value="41.9922850068" calcext:value-type="float">
            <text:p>41.9922850068</text:p>
          </table:table-cell>
          <table:table-cell office:value-type="float" office:value="63.4475136622" calcext:value-type="float">
            <text:p>63.4475136622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05.439795014" calcext:value-type="float">
            <text:p>105.439795014</text:p>
          </table:table-cell>
          <table:table-cell office:value-type="float" office:value="41.9922832017" calcext:value-type="float">
            <text:p>41.9922832017</text:p>
          </table:table-cell>
          <table:table-cell office:value-type="float" office:value="63.4475118128" calcext:value-type="float">
            <text:p>63.4475118128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05.439791382" calcext:value-type="float">
            <text:p>105.439791382</text:p>
          </table:table-cell>
          <table:table-cell office:value-type="float" office:value="41.9922814051" calcext:value-type="float">
            <text:p>41.9922814051</text:p>
          </table:table-cell>
          <table:table-cell office:value-type="float" office:value="63.4475099773" calcext:value-type="float">
            <text:p>63.4475099773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0.3026269989" calcext:value-type="float">
            <text:p>80.3026269989</text:p>
          </table:table-cell>
          <table:table-cell office:value-type="float" office:value="34.2998875331" calcext:value-type="float">
            <text:p>34.2998875331</text:p>
          </table:table-cell>
          <table:table-cell office:value-type="float" office:value="46.0027394658" calcext:value-type="float">
            <text:p>46.00273946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1:28:24.831996677</dc:date>
    <meta:editing-duration>PT1H35M32S</meta:editing-duration>
    <meta:editing-cycles>2</meta:editing-cycles>
    <meta:generator>LibreOffice/5.1.6.2$Linux_X86_64 LibreOffice_project/10m0$Build-2</meta:generator>
    <meta:document-statistic meta:table-count="1" meta:cell-count="3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4cm" svg:y="0.316cm" chart:style-name="ch2">
          <text:p>37.5% Impedance Mismatch m=1.0 n=0.5  tau=eps=0.5</text:p>
        </chart:title>
        <chart:subtitle svg:x="6.355cm" svg:y="1.275cm" chart:style-name="ch3">
          <text:p>Right-Going Wave</text:p>
        </chart:subtitle>
        <chart:legend chart:legend-position="end" svg:x="12.777cm" svg:y="3.703cm" style:legend-expansion="high" chart:style-name="ch4"/>
        <chart:plot-area chart:style-name="ch5" table:cell-range-address="EnergyVals.A1:EnergyVals.D751" chart:data-source-has-labels="both" svg:x="1.331cm" svg:y="2.138cm" svg:width="11.126cm" svg:height="5.701cm">
          <chartooo:coordinate-region svg:x="2.138cm" svg:y="2.337cm" svg:width="10.319cm" svg:height="5.208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7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751" loext:label-string="energy" chart:class="chart:line">
            <chart:data-point chart:repeated="751"/>
          </chart:series>
          <chart:series chart:style-name="ch11" chart:values-cell-range-address="EnergyVals.C1:EnergyVals.C751" loext:label-string="left_energy" chart:class="chart:line">
            <chart:data-point chart:repeated="751"/>
          </chart:series>
          <chart:series chart:style-name="ch12" chart:values-cell-range-address="EnergyVals.D1:EnergyVals.D751" loext:label-string="right_energy" chart:class="chart:line">
            <chart:data-point chart:repeated="7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7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7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7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7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3.8689502805">
                <text:p>23.8689502805</text:p>
              </table:table-cell>
              <table:table-cell office:value-type="float" office:value="1.20685701533">
                <text:p>1.20685701533</text:p>
              </table:table-cell>
              <table:table-cell office:value-type="float" office:value="22.6620932652">
                <text:p>22.662093265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3.8689503634">
                <text:p>23.8689503634</text:p>
              </table:table-cell>
              <table:table-cell office:value-type="float" office:value="1.20685700741">
                <text:p>1.20685700741</text:p>
              </table:table-cell>
              <table:table-cell office:value-type="float" office:value="22.662093356">
                <text:p>22.66209335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3.8689504517">
                <text:p>23.8689504517</text:p>
              </table:table-cell>
              <table:table-cell office:value-type="float" office:value="1.20685700239">
                <text:p>1.20685700239</text:p>
              </table:table-cell>
              <table:table-cell office:value-type="float" office:value="22.6620934493">
                <text:p>22.662093449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3.8689505414">
                <text:p>23.8689505414</text:p>
              </table:table-cell>
              <table:table-cell office:value-type="float" office:value="1.20685699908">
                <text:p>1.20685699908</text:p>
              </table:table-cell>
              <table:table-cell office:value-type="float" office:value="22.6620935424">
                <text:p>22.662093542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3.8689506368">
                <text:p>23.8689506368</text:p>
              </table:table-cell>
              <table:table-cell office:value-type="float" office:value="1.20685699715">
                <text:p>1.20685699715</text:p>
              </table:table-cell>
              <table:table-cell office:value-type="float" office:value="22.6620936396">
                <text:p>22.662093639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3.8689507311">
                <text:p>23.8689507311</text:p>
              </table:table-cell>
              <table:table-cell office:value-type="float" office:value="1.20685699639">
                <text:p>1.20685699639</text:p>
              </table:table-cell>
              <table:table-cell office:value-type="float" office:value="22.6620937347">
                <text:p>22.662093734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3.8689508294">
                <text:p>23.8689508294</text:p>
              </table:table-cell>
              <table:table-cell office:value-type="float" office:value="1.20685699687">
                <text:p>1.20685699687</text:p>
              </table:table-cell>
              <table:table-cell office:value-type="float" office:value="22.6620938325">
                <text:p>22.662093832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3.868950925">
                <text:p>23.868950925</text:p>
              </table:table-cell>
              <table:table-cell office:value-type="float" office:value="1.20685699732">
                <text:p>1.20685699732</text:p>
              </table:table-cell>
              <table:table-cell office:value-type="float" office:value="22.6620939277">
                <text:p>22.662093927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3.8689510246">
                <text:p>23.8689510246</text:p>
              </table:table-cell>
              <table:table-cell office:value-type="float" office:value="1.20685699847">
                <text:p>1.20685699847</text:p>
              </table:table-cell>
              <table:table-cell office:value-type="float" office:value="22.6620940262">
                <text:p>22.662094026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3.8689511231">
                <text:p>23.8689511231</text:p>
              </table:table-cell>
              <table:table-cell office:value-type="float" office:value="1.20685700028">
                <text:p>1.20685700028</text:p>
              </table:table-cell>
              <table:table-cell office:value-type="float" office:value="22.6620941229">
                <text:p>22.662094122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3.8689512229">
                <text:p>23.8689512229</text:p>
              </table:table-cell>
              <table:table-cell office:value-type="float" office:value="1.20685700248">
                <text:p>1.20685700248</text:p>
              </table:table-cell>
              <table:table-cell office:value-type="float" office:value="22.6620942204">
                <text:p>22.662094220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3.8689513255">
                <text:p>23.8689513255</text:p>
              </table:table-cell>
              <table:table-cell office:value-type="float" office:value="1.20685700508">
                <text:p>1.20685700508</text:p>
              </table:table-cell>
              <table:table-cell office:value-type="float" office:value="22.6620943204">
                <text:p>22.662094320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3.8689514258">
                <text:p>23.8689514258</text:p>
              </table:table-cell>
              <table:table-cell office:value-type="float" office:value="1.20685700796">
                <text:p>1.20685700796</text:p>
              </table:table-cell>
              <table:table-cell office:value-type="float" office:value="22.6620944178">
                <text:p>22.662094417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3.8689515267">
                <text:p>23.8689515267</text:p>
              </table:table-cell>
              <table:table-cell office:value-type="float" office:value="1.20685701108">
                <text:p>1.20685701108</text:p>
              </table:table-cell>
              <table:table-cell office:value-type="float" office:value="22.6620945156">
                <text:p>22.662094515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3.8689516275">
                <text:p>23.8689516275</text:p>
              </table:table-cell>
              <table:table-cell office:value-type="float" office:value="1.20685701443">
                <text:p>1.20685701443</text:p>
              </table:table-cell>
              <table:table-cell office:value-type="float" office:value="22.6620946131">
                <text:p>22.662094613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3.8689517294">
                <text:p>23.8689517294</text:p>
              </table:table-cell>
              <table:table-cell office:value-type="float" office:value="1.20685701787">
                <text:p>1.20685701787</text:p>
              </table:table-cell>
              <table:table-cell office:value-type="float" office:value="22.6620947116">
                <text:p>22.662094711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3.868951832">
                <text:p>23.868951832</text:p>
              </table:table-cell>
              <table:table-cell office:value-type="float" office:value="1.20685702159">
                <text:p>1.20685702159</text:p>
              </table:table-cell>
              <table:table-cell office:value-type="float" office:value="22.6620948104">
                <text:p>22.662094810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3.8689519344">
                <text:p>23.8689519344</text:p>
              </table:table-cell>
              <table:table-cell office:value-type="float" office:value="1.20685702553">
                <text:p>1.20685702553</text:p>
              </table:table-cell>
              <table:table-cell office:value-type="float" office:value="22.6620949089">
                <text:p>22.662094908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3.868952039">
                <text:p>23.868952039</text:p>
              </table:table-cell>
              <table:table-cell office:value-type="float" office:value="1.20685702969">
                <text:p>1.20685702969</text:p>
              </table:table-cell>
              <table:table-cell office:value-type="float" office:value="22.6620950093">
                <text:p>22.662095009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3.8689521443">
                <text:p>23.8689521443</text:p>
              </table:table-cell>
              <table:table-cell office:value-type="float" office:value="1.20685703386">
                <text:p>1.20685703386</text:p>
              </table:table-cell>
              <table:table-cell office:value-type="float" office:value="22.6620951104">
                <text:p>22.6620951104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3.8689522486">
                <text:p>23.8689522486</text:p>
              </table:table-cell>
              <table:table-cell office:value-type="float" office:value="1.20685703812">
                <text:p>1.20685703812</text:p>
              </table:table-cell>
              <table:table-cell office:value-type="float" office:value="22.6620952105">
                <text:p>22.662095210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3.8689523542">
                <text:p>23.8689523542</text:p>
              </table:table-cell>
              <table:table-cell office:value-type="float" office:value="1.20685704245">
                <text:p>1.20685704245</text:p>
              </table:table-cell>
              <table:table-cell office:value-type="float" office:value="22.6620953118">
                <text:p>22.662095311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3.8689524599">
                <text:p>23.8689524599</text:p>
              </table:table-cell>
              <table:table-cell office:value-type="float" office:value="1.20685704685">
                <text:p>1.20685704685</text:p>
              </table:table-cell>
              <table:table-cell office:value-type="float" office:value="22.662095413">
                <text:p>22.66209541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3.8689525653">
                <text:p>23.8689525653</text:p>
              </table:table-cell>
              <table:table-cell office:value-type="float" office:value="1.20685705129">
                <text:p>1.20685705129</text:p>
              </table:table-cell>
              <table:table-cell office:value-type="float" office:value="22.6620955141">
                <text:p>22.662095514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.4841144629">
                <text:p>14.4841144629</text:p>
              </table:table-cell>
              <table:table-cell office:value-type="float" office:value="1.39062853306">
                <text:p>1.39062853306</text:p>
              </table:table-cell>
              <table:table-cell office:value-type="float" office:value="13.0934859298">
                <text:p>13.093485929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4.4841144807">
                <text:p>14.4841144807</text:p>
              </table:table-cell>
              <table:table-cell office:value-type="float" office:value="1.39062852144">
                <text:p>1.39062852144</text:p>
              </table:table-cell>
              <table:table-cell office:value-type="float" office:value="13.0934859593">
                <text:p>13.093485959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4.4841145039">
                <text:p>14.4841145039</text:p>
              </table:table-cell>
              <table:table-cell office:value-type="float" office:value="1.39062851517">
                <text:p>1.39062851517</text:p>
              </table:table-cell>
              <table:table-cell office:value-type="float" office:value="13.0934859887">
                <text:p>13.093485988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4.4841145317">
                <text:p>14.4841145317</text:p>
              </table:table-cell>
              <table:table-cell office:value-type="float" office:value="1.39062851166">
                <text:p>1.39062851166</text:p>
              </table:table-cell>
              <table:table-cell office:value-type="float" office:value="13.09348602">
                <text:p>13.0934860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4.4841145599">
                <text:p>14.4841145599</text:p>
              </table:table-cell>
              <table:table-cell office:value-type="float" office:value="1.39062850874">
                <text:p>1.39062850874</text:p>
              </table:table-cell>
              <table:table-cell office:value-type="float" office:value="13.0934860511">
                <text:p>13.093486051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4.4841145899">
                <text:p>14.4841145899</text:p>
              </table:table-cell>
              <table:table-cell office:value-type="float" office:value="1.3906285066">
                <text:p>1.3906285066</text:p>
              </table:table-cell>
              <table:table-cell office:value-type="float" office:value="13.0934860833">
                <text:p>13.093486083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4.484114618">
                <text:p>14.484114618</text:p>
              </table:table-cell>
              <table:table-cell office:value-type="float" office:value="1.39062850483">
                <text:p>1.39062850483</text:p>
              </table:table-cell>
              <table:table-cell office:value-type="float" office:value="13.0934861132">
                <text:p>13.093486113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4.4841146482">
                <text:p>14.4841146482</text:p>
              </table:table-cell>
              <table:table-cell office:value-type="float" office:value="1.39062850349">
                <text:p>1.39062850349</text:p>
              </table:table-cell>
              <table:table-cell office:value-type="float" office:value="13.0934861447">
                <text:p>13.0934861447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4.4841146784">
                <text:p>14.4841146784</text:p>
              </table:table-cell>
              <table:table-cell office:value-type="float" office:value="1.39062850233">
                <text:p>1.39062850233</text:p>
              </table:table-cell>
              <table:table-cell office:value-type="float" office:value="13.0934861761">
                <text:p>13.0934861761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4.4841147102">
                <text:p>14.4841147102</text:p>
              </table:table-cell>
              <table:table-cell office:value-type="float" office:value="1.39062850166">
                <text:p>1.39062850166</text:p>
              </table:table-cell>
              <table:table-cell office:value-type="float" office:value="13.0934862085">
                <text:p>13.09348620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4.4841147423">
                <text:p>14.4841147423</text:p>
              </table:table-cell>
              <table:table-cell office:value-type="float" office:value="1.39062850074">
                <text:p>1.39062850074</text:p>
              </table:table-cell>
              <table:table-cell office:value-type="float" office:value="13.0934862416">
                <text:p>13.093486241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4.4841147703">
                <text:p>14.4841147703</text:p>
              </table:table-cell>
              <table:table-cell office:value-type="float" office:value="1.39062850018">
                <text:p>1.39062850018</text:p>
              </table:table-cell>
              <table:table-cell office:value-type="float" office:value="13.0934862701">
                <text:p>13.093486270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4.4841148037">
                <text:p>14.4841148037</text:p>
              </table:table-cell>
              <table:table-cell office:value-type="float" office:value="1.39062850044">
                <text:p>1.39062850044</text:p>
              </table:table-cell>
              <table:table-cell office:value-type="float" office:value="13.0934863032">
                <text:p>13.093486303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4.484114836">
                <text:p>14.484114836</text:p>
              </table:table-cell>
              <table:table-cell office:value-type="float" office:value="1.39062850027">
                <text:p>1.39062850027</text:p>
              </table:table-cell>
              <table:table-cell office:value-type="float" office:value="13.0934863358">
                <text:p>13.093486335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4.4841148679">
                <text:p>14.4841148679</text:p>
              </table:table-cell>
              <table:table-cell office:value-type="float" office:value="1.3906285003">
                <text:p>1.3906285003</text:p>
              </table:table-cell>
              <table:table-cell office:value-type="float" office:value="13.0934863676">
                <text:p>13.093486367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4.4841149002">
                <text:p>14.4841149002</text:p>
              </table:table-cell>
              <table:table-cell office:value-type="float" office:value="1.3906285004">
                <text:p>1.3906285004</text:p>
              </table:table-cell>
              <table:table-cell office:value-type="float" office:value="13.0934863998">
                <text:p>13.093486399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4.4841149323">
                <text:p>14.4841149323</text:p>
              </table:table-cell>
              <table:table-cell office:value-type="float" office:value="1.39062850062">
                <text:p>1.39062850062</text:p>
              </table:table-cell>
              <table:table-cell office:value-type="float" office:value="13.0934864316">
                <text:p>13.093486431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4.4841149641">
                <text:p>14.4841149641</text:p>
              </table:table-cell>
              <table:table-cell office:value-type="float" office:value="1.39062850095">
                <text:p>1.39062850095</text:p>
              </table:table-cell>
              <table:table-cell office:value-type="float" office:value="13.0934864631">
                <text:p>13.093486463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4.4841149962">
                <text:p>14.4841149962</text:p>
              </table:table-cell>
              <table:table-cell office:value-type="float" office:value="1.39062850134">
                <text:p>1.39062850134</text:p>
              </table:table-cell>
              <table:table-cell office:value-type="float" office:value="13.0934864949">
                <text:p>13.093486494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4.4841150295">
                <text:p>14.4841150295</text:p>
              </table:table-cell>
              <table:table-cell office:value-type="float" office:value="1.39062850185">
                <text:p>1.39062850185</text:p>
              </table:table-cell>
              <table:table-cell office:value-type="float" office:value="13.0934865277">
                <text:p>13.093486527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.4841150622">
                <text:p>14.4841150622</text:p>
              </table:table-cell>
              <table:table-cell office:value-type="float" office:value="1.39062850239">
                <text:p>1.39062850239</text:p>
              </table:table-cell>
              <table:table-cell office:value-type="float" office:value="13.0934865598">
                <text:p>13.093486559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4.4841150959">
                <text:p>14.4841150959</text:p>
              </table:table-cell>
              <table:table-cell office:value-type="float" office:value="1.39062850319">
                <text:p>1.39062850319</text:p>
              </table:table-cell>
              <table:table-cell office:value-type="float" office:value="13.0934865928">
                <text:p>13.093486592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4.4841151275">
                <text:p>14.4841151275</text:p>
              </table:table-cell>
              <table:table-cell office:value-type="float" office:value="1.39062850384">
                <text:p>1.39062850384</text:p>
              </table:table-cell>
              <table:table-cell office:value-type="float" office:value="13.0934866237">
                <text:p>13.093486623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4.4841151613">
                <text:p>14.4841151613</text:p>
              </table:table-cell>
              <table:table-cell office:value-type="float" office:value="1.39062850484">
                <text:p>1.39062850484</text:p>
              </table:table-cell>
              <table:table-cell office:value-type="float" office:value="13.0934866565">
                <text:p>13.093486656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4.484115193">
                <text:p>14.484115193</text:p>
              </table:table-cell>
              <table:table-cell office:value-type="float" office:value="1.39062850558">
                <text:p>1.39062850558</text:p>
              </table:table-cell>
              <table:table-cell office:value-type="float" office:value="13.0934866875">
                <text:p>13.09348668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4.4841152266">
                <text:p>14.4841152266</text:p>
              </table:table-cell>
              <table:table-cell office:value-type="float" office:value="1.39062850663">
                <text:p>1.39062850663</text:p>
              </table:table-cell>
              <table:table-cell office:value-type="float" office:value="13.0934867199">
                <text:p>13.093486719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7.0387183455">
                <text:p>27.0387183455</text:p>
              </table:table-cell>
              <table:table-cell office:value-type="float" office:value="2.7917389971">
                <text:p>2.7917389971</text:p>
              </table:table-cell>
              <table:table-cell office:value-type="float" office:value="24.2469793484">
                <text:p>24.246979348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7.0387185377">
                <text:p>27.0387185377</text:p>
              </table:table-cell>
              <table:table-cell office:value-type="float" office:value="2.79173897924">
                <text:p>2.79173897924</text:p>
              </table:table-cell>
              <table:table-cell office:value-type="float" office:value="24.2469795584">
                <text:p>24.246979558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7.0387187271">
                <text:p>27.0387187271</text:p>
              </table:table-cell>
              <table:table-cell office:value-type="float" office:value="2.79173896849">
                <text:p>2.79173896849</text:p>
              </table:table-cell>
              <table:table-cell office:value-type="float" office:value="24.2469797587">
                <text:p>24.246979758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7.0387189132">
                <text:p>27.0387189132</text:p>
              </table:table-cell>
              <table:table-cell office:value-type="float" office:value="2.79173896204">
                <text:p>2.79173896204</text:p>
              </table:table-cell>
              <table:table-cell office:value-type="float" office:value="24.2469799511">
                <text:p>24.24697995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7.0387190958">
                <text:p>27.0387190958</text:p>
              </table:table-cell>
              <table:table-cell office:value-type="float" office:value="2.79173895754">
                <text:p>2.79173895754</text:p>
              </table:table-cell>
              <table:table-cell office:value-type="float" office:value="24.2469801382">
                <text:p>24.246980138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7.0387192777">
                <text:p>27.0387192777</text:p>
              </table:table-cell>
              <table:table-cell office:value-type="float" office:value="2.79173895435">
                <text:p>2.79173895435</text:p>
              </table:table-cell>
              <table:table-cell office:value-type="float" office:value="24.2469803233">
                <text:p>24.246980323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7.0387194589">
                <text:p>27.0387194589</text:p>
              </table:table-cell>
              <table:table-cell office:value-type="float" office:value="2.79173895289">
                <text:p>2.79173895289</text:p>
              </table:table-cell>
              <table:table-cell office:value-type="float" office:value="24.246980506">
                <text:p>24.24698050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7.0387196343">
                <text:p>27.0387196343</text:p>
              </table:table-cell>
              <table:table-cell office:value-type="float" office:value="2.79173895317">
                <text:p>2.79173895317</text:p>
              </table:table-cell>
              <table:table-cell office:value-type="float" office:value="24.2469806812">
                <text:p>24.246980681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7.0387198099">
                <text:p>27.0387198099</text:p>
              </table:table-cell>
              <table:table-cell office:value-type="float" office:value="2.79173895319">
                <text:p>2.79173895319</text:p>
              </table:table-cell>
              <table:table-cell office:value-type="float" office:value="24.2469808567">
                <text:p>24.246980856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7.0387199838">
                <text:p>27.0387199838</text:p>
              </table:table-cell>
              <table:table-cell office:value-type="float" office:value="2.79173895488">
                <text:p>2.79173895488</text:p>
              </table:table-cell>
              <table:table-cell office:value-type="float" office:value="24.246981029">
                <text:p>24.24698102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7.0387201553">
                <text:p>27.0387201553</text:p>
              </table:table-cell>
              <table:table-cell office:value-type="float" office:value="2.79173895692">
                <text:p>2.79173895692</text:p>
              </table:table-cell>
              <table:table-cell office:value-type="float" office:value="24.2469811984">
                <text:p>24.246981198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7.0387203213">
                <text:p>27.0387203213</text:p>
              </table:table-cell>
              <table:table-cell office:value-type="float" office:value="2.79173895951">
                <text:p>2.79173895951</text:p>
              </table:table-cell>
              <table:table-cell office:value-type="float" office:value="24.2469813618">
                <text:p>24.246981361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7.0387204903">
                <text:p>27.0387204903</text:p>
              </table:table-cell>
              <table:table-cell office:value-type="float" office:value="2.79173896321">
                <text:p>2.79173896321</text:p>
              </table:table-cell>
              <table:table-cell office:value-type="float" office:value="24.2469815271">
                <text:p>24.246981527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7.0387206583">
                <text:p>27.0387206583</text:p>
              </table:table-cell>
              <table:table-cell office:value-type="float" office:value="2.79173896793">
                <text:p>2.79173896793</text:p>
              </table:table-cell>
              <table:table-cell office:value-type="float" office:value="24.2469816904">
                <text:p>24.24698169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7.0387208263">
                <text:p>27.0387208263</text:p>
              </table:table-cell>
              <table:table-cell office:value-type="float" office:value="2.79173897208">
                <text:p>2.79173897208</text:p>
              </table:table-cell>
              <table:table-cell office:value-type="float" office:value="24.2469818542">
                <text:p>24.246981854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7.0387209893">
                <text:p>27.0387209893</text:p>
              </table:table-cell>
              <table:table-cell office:value-type="float" office:value="2.7917389772">
                <text:p>2.7917389772</text:p>
              </table:table-cell>
              <table:table-cell office:value-type="float" office:value="24.2469820121">
                <text:p>24.246982012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7.0387211518">
                <text:p>27.0387211518</text:p>
              </table:table-cell>
              <table:table-cell office:value-type="float" office:value="2.79173898261">
                <text:p>2.79173898261</text:p>
              </table:table-cell>
              <table:table-cell office:value-type="float" office:value="24.2469821692">
                <text:p>24.2469821692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7.0387213136">
                <text:p>27.0387213136</text:p>
              </table:table-cell>
              <table:table-cell office:value-type="float" office:value="2.79173898839">
                <text:p>2.79173898839</text:p>
              </table:table-cell>
              <table:table-cell office:value-type="float" office:value="24.2469823252">
                <text:p>24.24698232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7.0387214755">
                <text:p>27.0387214755</text:p>
              </table:table-cell>
              <table:table-cell office:value-type="float" office:value="2.79173899466">
                <text:p>2.79173899466</text:p>
              </table:table-cell>
              <table:table-cell office:value-type="float" office:value="24.2469824808">
                <text:p>24.246982480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7.0387216329">
                <text:p>27.0387216329</text:p>
              </table:table-cell>
              <table:table-cell office:value-type="float" office:value="2.79173900098">
                <text:p>2.79173900098</text:p>
              </table:table-cell>
              <table:table-cell office:value-type="float" office:value="24.2469826319">
                <text:p>24.246982631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7.0387217914">
                <text:p>27.0387217914</text:p>
              </table:table-cell>
              <table:table-cell office:value-type="float" office:value="2.79173900818">
                <text:p>2.79173900818</text:p>
              </table:table-cell>
              <table:table-cell office:value-type="float" office:value="24.2469827832">
                <text:p>24.246982783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7.0387219497">
                <text:p>27.0387219497</text:p>
              </table:table-cell>
              <table:table-cell office:value-type="float" office:value="2.79173901523">
                <text:p>2.79173901523</text:p>
              </table:table-cell>
              <table:table-cell office:value-type="float" office:value="24.2469829345">
                <text:p>24.246982934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7.0387221048">
                <text:p>27.0387221048</text:p>
              </table:table-cell>
              <table:table-cell office:value-type="float" office:value="2.79173902266">
                <text:p>2.79173902266</text:p>
              </table:table-cell>
              <table:table-cell office:value-type="float" office:value="24.2469830822">
                <text:p>24.246983082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7.0387222583">
                <text:p>27.0387222583</text:p>
              </table:table-cell>
              <table:table-cell office:value-type="float" office:value="2.79173903053">
                <text:p>2.79173903053</text:p>
              </table:table-cell>
              <table:table-cell office:value-type="float" office:value="24.2469832277">
                <text:p>24.246983227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.1141683339">
                <text:p>15.1141683339</text:p>
              </table:table-cell>
              <table:table-cell office:value-type="float" office:value="1.70565389466">
                <text:p>1.70565389466</text:p>
              </table:table-cell>
              <table:table-cell office:value-type="float" office:value="13.4085144393">
                <text:p>13.4085144393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5.1141675224">
                <text:p>15.1141675224</text:p>
              </table:table-cell>
              <table:table-cell office:value-type="float" office:value="1.70565382653">
                <text:p>1.70565382653</text:p>
              </table:table-cell>
              <table:table-cell office:value-type="float" office:value="13.4085136959">
                <text:p>13.4085136959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5.1141672929">
                <text:p>15.1141672929</text:p>
              </table:table-cell>
              <table:table-cell office:value-type="float" office:value="1.70565379883">
                <text:p>1.70565379883</text:p>
              </table:table-cell>
              <table:table-cell office:value-type="float" office:value="13.4085134941">
                <text:p>13.4085134941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5.1141671998">
                <text:p>15.1141671998</text:p>
              </table:table-cell>
              <table:table-cell office:value-type="float" office:value="1.70565378012">
                <text:p>1.70565378012</text:p>
              </table:table-cell>
              <table:table-cell office:value-type="float" office:value="13.4085134197">
                <text:p>13.408513419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5.1141671635">
                <text:p>15.1141671635</text:p>
              </table:table-cell>
              <table:table-cell office:value-type="float" office:value="1.70565376501">
                <text:p>1.70565376501</text:p>
              </table:table-cell>
              <table:table-cell office:value-type="float" office:value="13.4085133985">
                <text:p>13.408513398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5.1141671584">
                <text:p>15.1141671584</text:p>
              </table:table-cell>
              <table:table-cell office:value-type="float" office:value="1.70565375295">
                <text:p>1.70565375295</text:p>
              </table:table-cell>
              <table:table-cell office:value-type="float" office:value="13.4085134055">
                <text:p>13.408513405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5.1141671727">
                <text:p>15.1141671727</text:p>
              </table:table-cell>
              <table:table-cell office:value-type="float" office:value="1.70565374267">
                <text:p>1.70565374267</text:p>
              </table:table-cell>
              <table:table-cell office:value-type="float" office:value="13.40851343">
                <text:p>13.40851343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5.1141672034">
                <text:p>15.1141672034</text:p>
              </table:table-cell>
              <table:table-cell office:value-type="float" office:value="1.70565373403">
                <text:p>1.70565373403</text:p>
              </table:table-cell>
              <table:table-cell office:value-type="float" office:value="13.4085134694">
                <text:p>13.4085134694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5.1141672487">
                <text:p>15.1141672487</text:p>
              </table:table-cell>
              <table:table-cell office:value-type="float" office:value="1.70565372572">
                <text:p>1.70565372572</text:p>
              </table:table-cell>
              <table:table-cell office:value-type="float" office:value="13.408513523">
                <text:p>13.408513523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5.1141673028">
                <text:p>15.1141673028</text:p>
              </table:table-cell>
              <table:table-cell office:value-type="float" office:value="1.70565371907">
                <text:p>1.70565371907</text:p>
              </table:table-cell>
              <table:table-cell office:value-type="float" office:value="13.4085135838">
                <text:p>13.408513583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5.1141673581">
                <text:p>15.1141673581</text:p>
              </table:table-cell>
              <table:table-cell office:value-type="float" office:value="1.70565371305">
                <text:p>1.70565371305</text:p>
              </table:table-cell>
              <table:table-cell office:value-type="float" office:value="13.4085136451">
                <text:p>13.408513645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5.114167409">
                <text:p>15.114167409</text:p>
              </table:table-cell>
              <table:table-cell office:value-type="float" office:value="1.70565370724">
                <text:p>1.70565370724</text:p>
              </table:table-cell>
              <table:table-cell office:value-type="float" office:value="13.4085137017">
                <text:p>13.408513701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5.1141674599">
                <text:p>15.1141674599</text:p>
              </table:table-cell>
              <table:table-cell office:value-type="float" office:value="1.70565370225">
                <text:p>1.70565370225</text:p>
              </table:table-cell>
              <table:table-cell office:value-type="float" office:value="13.4085137577">
                <text:p>13.4085137577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5.1141675108">
                <text:p>15.1141675108</text:p>
              </table:table-cell>
              <table:table-cell office:value-type="float" office:value="1.70565369784">
                <text:p>1.70565369784</text:p>
              </table:table-cell>
              <table:table-cell office:value-type="float" office:value="13.4085138129">
                <text:p>13.4085138129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5.1141675551">
                <text:p>15.1141675551</text:p>
              </table:table-cell>
              <table:table-cell office:value-type="float" office:value="1.70565369309">
                <text:p>1.70565369309</text:p>
              </table:table-cell>
              <table:table-cell office:value-type="float" office:value="13.408513862">
                <text:p>13.40851386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5.1141675997">
                <text:p>15.1141675997</text:p>
              </table:table-cell>
              <table:table-cell office:value-type="float" office:value="1.70565368928">
                <text:p>1.70565368928</text:p>
              </table:table-cell>
              <table:table-cell office:value-type="float" office:value="13.4085139105">
                <text:p>13.408513910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5.1141676433">
                <text:p>15.1141676433</text:p>
              </table:table-cell>
              <table:table-cell office:value-type="float" office:value="1.70565368565">
                <text:p>1.70565368565</text:p>
              </table:table-cell>
              <table:table-cell office:value-type="float" office:value="13.4085139576">
                <text:p>13.408513957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5.1141676859">
                <text:p>15.1141676859</text:p>
              </table:table-cell>
              <table:table-cell office:value-type="float" office:value="1.70565368218">
                <text:p>1.70565368218</text:p>
              </table:table-cell>
              <table:table-cell office:value-type="float" office:value="13.4085140037">
                <text:p>13.4085140037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5.114167726">
                <text:p>15.114167726</text:p>
              </table:table-cell>
              <table:table-cell office:value-type="float" office:value="1.70565367926">
                <text:p>1.70565367926</text:p>
              </table:table-cell>
              <table:table-cell office:value-type="float" office:value="13.4085140468">
                <text:p>13.4085140468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5.1141677692">
                <text:p>15.1141677692</text:p>
              </table:table-cell>
              <table:table-cell office:value-type="float" office:value="1.70565367626">
                <text:p>1.70565367626</text:p>
              </table:table-cell>
              <table:table-cell office:value-type="float" office:value="13.4085140929">
                <text:p>13.408514092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5.1141678115">
                <text:p>15.1141678115</text:p>
              </table:table-cell>
              <table:table-cell office:value-type="float" office:value="1.70565367343">
                <text:p>1.70565367343</text:p>
              </table:table-cell>
              <table:table-cell office:value-type="float" office:value="13.408514138">
                <text:p>13.408514138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5.1141678535">
                <text:p>15.1141678535</text:p>
              </table:table-cell>
              <table:table-cell office:value-type="float" office:value="1.70565367183">
                <text:p>1.70565367183</text:p>
              </table:table-cell>
              <table:table-cell office:value-type="float" office:value="13.4085141817">
                <text:p>13.408514181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5.1141678951">
                <text:p>15.1141678951</text:p>
              </table:table-cell>
              <table:table-cell office:value-type="float" office:value="1.70565366908">
                <text:p>1.70565366908</text:p>
              </table:table-cell>
              <table:table-cell office:value-type="float" office:value="13.4085142261">
                <text:p>13.408514226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5.1141679415">
                <text:p>15.1141679415</text:p>
              </table:table-cell>
              <table:table-cell office:value-type="float" office:value="1.70565366727">
                <text:p>1.70565366727</text:p>
              </table:table-cell>
              <table:table-cell office:value-type="float" office:value="13.4085142742">
                <text:p>13.408514274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5.1141679859">
                <text:p>15.1141679859</text:p>
              </table:table-cell>
              <table:table-cell office:value-type="float" office:value="1.7056536646">
                <text:p>1.7056536646</text:p>
              </table:table-cell>
              <table:table-cell office:value-type="float" office:value="13.4085143213">
                <text:p>13.408514321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5.1141680312">
                <text:p>15.1141680312</text:p>
              </table:table-cell>
              <table:table-cell office:value-type="float" office:value="1.70565366294">
                <text:p>1.70565366294</text:p>
              </table:table-cell>
              <table:table-cell office:value-type="float" office:value="13.4085143682">
                <text:p>13.4085143682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1.5409023183">
                <text:p>31.5409023183</text:p>
              </table:table-cell>
              <table:table-cell office:value-type="float" office:value="5.04282946648">
                <text:p>5.04282946648</text:p>
              </table:table-cell>
              <table:table-cell office:value-type="float" office:value="26.4980728518">
                <text:p>26.4980728518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31.5409017885">
                <text:p>31.5409017885</text:p>
              </table:table-cell>
              <table:table-cell office:value-type="float" office:value="5.04282940396">
                <text:p>5.04282940396</text:p>
              </table:table-cell>
              <table:table-cell office:value-type="float" office:value="26.4980723845">
                <text:p>26.498072384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31.5409014717">
                <text:p>31.5409014717</text:p>
              </table:table-cell>
              <table:table-cell office:value-type="float" office:value="5.04282935795">
                <text:p>5.04282935795</text:p>
              </table:table-cell>
              <table:table-cell office:value-type="float" office:value="26.4980721138">
                <text:p>26.498072113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31.5409012709">
                <text:p>31.5409012709</text:p>
              </table:table-cell>
              <table:table-cell office:value-type="float" office:value="5.04282932008">
                <text:p>5.04282932008</text:p>
              </table:table-cell>
              <table:table-cell office:value-type="float" office:value="26.4980719508">
                <text:p>26.498071950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1.5409011435">
                <text:p>31.5409011435</text:p>
              </table:table-cell>
              <table:table-cell office:value-type="float" office:value="5.04282928824">
                <text:p>5.04282928824</text:p>
              </table:table-cell>
              <table:table-cell office:value-type="float" office:value="26.4980718553">
                <text:p>26.498071855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31.5409010559">
                <text:p>31.5409010559</text:p>
              </table:table-cell>
              <table:table-cell office:value-type="float" office:value="5.0428292597">
                <text:p>5.0428292597</text:p>
              </table:table-cell>
              <table:table-cell office:value-type="float" office:value="26.4980717962">
                <text:p>26.4980717962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31.540900989">
                <text:p>31.540900989</text:p>
              </table:table-cell>
              <table:table-cell office:value-type="float" office:value="5.04282923503">
                <text:p>5.04282923503</text:p>
              </table:table-cell>
              <table:table-cell office:value-type="float" office:value="26.498071754">
                <text:p>26.49807175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31.5409009238">
                <text:p>31.5409009238</text:p>
              </table:table-cell>
              <table:table-cell office:value-type="float" office:value="5.04282921103">
                <text:p>5.04282921103</text:p>
              </table:table-cell>
              <table:table-cell office:value-type="float" office:value="26.4980717128">
                <text:p>26.498071712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31.5409008569">
                <text:p>31.5409008569</text:p>
              </table:table-cell>
              <table:table-cell office:value-type="float" office:value="5.04282919071">
                <text:p>5.04282919071</text:p>
              </table:table-cell>
              <table:table-cell office:value-type="float" office:value="26.4980716662">
                <text:p>26.498071666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1.5409008016">
                <text:p>31.5409008016</text:p>
              </table:table-cell>
              <table:table-cell office:value-type="float" office:value="5.04282917123">
                <text:p>5.04282917123</text:p>
              </table:table-cell>
              <table:table-cell office:value-type="float" office:value="26.4980716304">
                <text:p>26.4980716304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31.5409007322">
                <text:p>31.5409007322</text:p>
              </table:table-cell>
              <table:table-cell office:value-type="float" office:value="5.04282915339">
                <text:p>5.04282915339</text:p>
              </table:table-cell>
              <table:table-cell office:value-type="float" office:value="26.4980715788">
                <text:p>26.4980715788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31.5409006709">
                <text:p>31.5409006709</text:p>
              </table:table-cell>
              <table:table-cell office:value-type="float" office:value="5.04282913576">
                <text:p>5.04282913576</text:p>
              </table:table-cell>
              <table:table-cell office:value-type="float" office:value="26.4980715351">
                <text:p>26.498071535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31.5409006208">
                <text:p>31.5409006208</text:p>
              </table:table-cell>
              <table:table-cell office:value-type="float" office:value="5.04282911953">
                <text:p>5.04282911953</text:p>
              </table:table-cell>
              <table:table-cell office:value-type="float" office:value="26.4980715013">
                <text:p>26.498071501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31.540900567">
                <text:p>31.540900567</text:p>
              </table:table-cell>
              <table:table-cell office:value-type="float" office:value="5.04282910518">
                <text:p>5.04282910518</text:p>
              </table:table-cell>
              <table:table-cell office:value-type="float" office:value="26.4980714618">
                <text:p>26.498071461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1.540900527">
                <text:p>31.540900527</text:p>
              </table:table-cell>
              <table:table-cell office:value-type="float" office:value="5.0428290922">
                <text:p>5.0428290922</text:p>
              </table:table-cell>
              <table:table-cell office:value-type="float" office:value="26.4980714349">
                <text:p>26.4980714349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31.5409004885">
                <text:p>31.5409004885</text:p>
              </table:table-cell>
              <table:table-cell office:value-type="float" office:value="5.04282907855">
                <text:p>5.04282907855</text:p>
              </table:table-cell>
              <table:table-cell office:value-type="float" office:value="26.49807141">
                <text:p>26.49807141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31.5409004563">
                <text:p>31.5409004563</text:p>
              </table:table-cell>
              <table:table-cell office:value-type="float" office:value="5.04282906472">
                <text:p>5.04282906472</text:p>
              </table:table-cell>
              <table:table-cell office:value-type="float" office:value="26.4980713915">
                <text:p>26.498071391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31.5409004269">
                <text:p>31.5409004269</text:p>
              </table:table-cell>
              <table:table-cell office:value-type="float" office:value="5.04282905323">
                <text:p>5.04282905323</text:p>
              </table:table-cell>
              <table:table-cell office:value-type="float" office:value="26.4980713737">
                <text:p>26.498071373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31.5409004092">
                <text:p>31.5409004092</text:p>
              </table:table-cell>
              <table:table-cell office:value-type="float" office:value="5.04282904156">
                <text:p>5.04282904156</text:p>
              </table:table-cell>
              <table:table-cell office:value-type="float" office:value="26.4980713677">
                <text:p>26.498071367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1.5409003957">
                <text:p>31.5409003957</text:p>
              </table:table-cell>
              <table:table-cell office:value-type="float" office:value="5.04282903109">
                <text:p>5.04282903109</text:p>
              </table:table-cell>
              <table:table-cell office:value-type="float" office:value="26.4980713646">
                <text:p>26.4980713646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31.5409003876">
                <text:p>31.5409003876</text:p>
              </table:table-cell>
              <table:table-cell office:value-type="float" office:value="5.04282902006">
                <text:p>5.04282902006</text:p>
              </table:table-cell>
              <table:table-cell office:value-type="float" office:value="26.4980713676">
                <text:p>26.4980713676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31.5409003833">
                <text:p>31.5409003833</text:p>
              </table:table-cell>
              <table:table-cell office:value-type="float" office:value="5.04282901006">
                <text:p>5.04282901006</text:p>
              </table:table-cell>
              <table:table-cell office:value-type="float" office:value="26.4980713733">
                <text:p>26.498071373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31.5409003831">
                <text:p>31.5409003831</text:p>
              </table:table-cell>
              <table:table-cell office:value-type="float" office:value="5.04282900009">
                <text:p>5.04282900009</text:p>
              </table:table-cell>
              <table:table-cell office:value-type="float" office:value="26.498071383">
                <text:p>26.49807138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31.5409003929">
                <text:p>31.5409003929</text:p>
              </table:table-cell>
              <table:table-cell office:value-type="float" office:value="5.04282899141">
                <text:p>5.04282899141</text:p>
              </table:table-cell>
              <table:table-cell office:value-type="float" office:value="26.4980714015">
                <text:p>26.498071401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8.4088170668">
                <text:p>18.4088170668</text:p>
              </table:table-cell>
              <table:table-cell office:value-type="float" office:value="3.35297877765">
                <text:p>3.35297877765</text:p>
              </table:table-cell>
              <table:table-cell office:value-type="float" office:value="15.0558382891">
                <text:p>15.055838289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8.4088167691">
                <text:p>18.4088167691</text:p>
              </table:table-cell>
              <table:table-cell office:value-type="float" office:value="3.35297872529">
                <text:p>3.35297872529</text:p>
              </table:table-cell>
              <table:table-cell office:value-type="float" office:value="15.0558380439">
                <text:p>15.0558380439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8.4088166412">
                <text:p>18.4088166412</text:p>
              </table:table-cell>
              <table:table-cell office:value-type="float" office:value="3.35297869941">
                <text:p>3.35297869941</text:p>
              </table:table-cell>
              <table:table-cell office:value-type="float" office:value="15.0558379418">
                <text:p>15.055837941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8.4088165643">
                <text:p>18.4088165643</text:p>
              </table:table-cell>
              <table:table-cell office:value-type="float" office:value="3.35297868006">
                <text:p>3.35297868006</text:p>
              </table:table-cell>
              <table:table-cell office:value-type="float" office:value="15.0558378842">
                <text:p>15.055837884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8.4088165103">
                <text:p>18.4088165103</text:p>
              </table:table-cell>
              <table:table-cell office:value-type="float" office:value="3.35297866432">
                <text:p>3.35297866432</text:p>
              </table:table-cell>
              <table:table-cell office:value-type="float" office:value="15.055837846">
                <text:p>15.05583784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8.4088164757">
                <text:p>18.4088164757</text:p>
              </table:table-cell>
              <table:table-cell office:value-type="float" office:value="3.35297865192">
                <text:p>3.35297865192</text:p>
              </table:table-cell>
              <table:table-cell office:value-type="float" office:value="15.0558378238">
                <text:p>15.0558378238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8.4088164495">
                <text:p>18.4088164495</text:p>
              </table:table-cell>
              <table:table-cell office:value-type="float" office:value="3.35297864178">
                <text:p>3.35297864178</text:p>
              </table:table-cell>
              <table:table-cell office:value-type="float" office:value="15.0558378078">
                <text:p>15.055837807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8.4088164317">
                <text:p>18.4088164317</text:p>
              </table:table-cell>
              <table:table-cell office:value-type="float" office:value="3.35297863269">
                <text:p>3.35297863269</text:p>
              </table:table-cell>
              <table:table-cell office:value-type="float" office:value="15.055837799">
                <text:p>15.05583779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8.4088164187">
                <text:p>18.4088164187</text:p>
              </table:table-cell>
              <table:table-cell office:value-type="float" office:value="3.35297862399">
                <text:p>3.35297862399</text:p>
              </table:table-cell>
              <table:table-cell office:value-type="float" office:value="15.0558377947">
                <text:p>15.0558377947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8.408816406">
                <text:p>18.408816406</text:p>
              </table:table-cell>
              <table:table-cell office:value-type="float" office:value="3.35297861605">
                <text:p>3.35297861605</text:p>
              </table:table-cell>
              <table:table-cell office:value-type="float" office:value="15.05583779">
                <text:p>15.0558377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8.4088163944">
                <text:p>18.4088163944</text:p>
              </table:table-cell>
              <table:table-cell office:value-type="float" office:value="3.3529786079">
                <text:p>3.3529786079</text:p>
              </table:table-cell>
              <table:table-cell office:value-type="float" office:value="15.0558377865">
                <text:p>15.0558377865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8.4088163803">
                <text:p>18.4088163803</text:p>
              </table:table-cell>
              <table:table-cell office:value-type="float" office:value="3.35297860073">
                <text:p>3.35297860073</text:p>
              </table:table-cell>
              <table:table-cell office:value-type="float" office:value="15.0558377796">
                <text:p>15.0558377796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8.408816363">
                <text:p>18.408816363</text:p>
              </table:table-cell>
              <table:table-cell office:value-type="float" office:value="3.35297859343">
                <text:p>3.35297859343</text:p>
              </table:table-cell>
              <table:table-cell office:value-type="float" office:value="15.0558377696">
                <text:p>15.0558377696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8.4088163454">
                <text:p>18.4088163454</text:p>
              </table:table-cell>
              <table:table-cell office:value-type="float" office:value="3.35297858712">
                <text:p>3.35297858712</text:p>
              </table:table-cell>
              <table:table-cell office:value-type="float" office:value="15.0558377583">
                <text:p>15.0558377583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8.4088163239">
                <text:p>18.4088163239</text:p>
              </table:table-cell>
              <table:table-cell office:value-type="float" office:value="3.35297857987">
                <text:p>3.35297857987</text:p>
              </table:table-cell>
              <table:table-cell office:value-type="float" office:value="15.055837744">
                <text:p>15.05583774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8.4088163038">
                <text:p>18.4088163038</text:p>
              </table:table-cell>
              <table:table-cell office:value-type="float" office:value="3.35297857354">
                <text:p>3.35297857354</text:p>
              </table:table-cell>
              <table:table-cell office:value-type="float" office:value="15.0558377303">
                <text:p>15.055837730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8.4088162827">
                <text:p>18.4088162827</text:p>
              </table:table-cell>
              <table:table-cell office:value-type="float" office:value="3.35297856741">
                <text:p>3.35297856741</text:p>
              </table:table-cell>
              <table:table-cell office:value-type="float" office:value="15.0558377153">
                <text:p>15.055837715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8.4088162566">
                <text:p>18.4088162566</text:p>
              </table:table-cell>
              <table:table-cell office:value-type="float" office:value="3.35297856125">
                <text:p>3.35297856125</text:p>
              </table:table-cell>
              <table:table-cell office:value-type="float" office:value="15.0558376954">
                <text:p>15.055837695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8.4088162333">
                <text:p>18.4088162333</text:p>
              </table:table-cell>
              <table:table-cell office:value-type="float" office:value="3.35297855551">
                <text:p>3.35297855551</text:p>
              </table:table-cell>
              <table:table-cell office:value-type="float" office:value="15.0558376778">
                <text:p>15.0558376778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8.4088162101">
                <text:p>18.4088162101</text:p>
              </table:table-cell>
              <table:table-cell office:value-type="float" office:value="3.35297854973">
                <text:p>3.35297854973</text:p>
              </table:table-cell>
              <table:table-cell office:value-type="float" office:value="15.0558376604">
                <text:p>15.055837660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8.4088161856">
                <text:p>18.4088161856</text:p>
              </table:table-cell>
              <table:table-cell office:value-type="float" office:value="3.35297854374">
                <text:p>3.35297854374</text:p>
              </table:table-cell>
              <table:table-cell office:value-type="float" office:value="15.0558376419">
                <text:p>15.055837641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8.4088161623">
                <text:p>18.4088161623</text:p>
              </table:table-cell>
              <table:table-cell office:value-type="float" office:value="3.35297853873">
                <text:p>3.35297853873</text:p>
              </table:table-cell>
              <table:table-cell office:value-type="float" office:value="15.0558376236">
                <text:p>15.0558376236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8.4088161392">
                <text:p>18.4088161392</text:p>
              </table:table-cell>
              <table:table-cell office:value-type="float" office:value="3.35297853358">
                <text:p>3.35297853358</text:p>
              </table:table-cell>
              <table:table-cell office:value-type="float" office:value="15.0558376057">
                <text:p>15.055837605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8.4088161154">
                <text:p>18.4088161154</text:p>
              </table:table-cell>
              <table:table-cell office:value-type="float" office:value="3.35297852845">
                <text:p>3.35297852845</text:p>
              </table:table-cell>
              <table:table-cell office:value-type="float" office:value="15.0558375869">
                <text:p>15.0558375869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8.4088160949">
                <text:p>18.4088160949</text:p>
              </table:table-cell>
              <table:table-cell office:value-type="float" office:value="3.35297852359">
                <text:p>3.35297852359</text:p>
              </table:table-cell>
              <table:table-cell office:value-type="float" office:value="15.0558375713">
                <text:p>15.055837571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8.4088160746">
                <text:p>18.4088160746</text:p>
              </table:table-cell>
              <table:table-cell office:value-type="float" office:value="3.3529785191">
                <text:p>3.3529785191</text:p>
              </table:table-cell>
              <table:table-cell office:value-type="float" office:value="15.0558375555">
                <text:p>15.055837555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32.2340211534">
                <text:p>32.2340211534</text:p>
              </table:table-cell>
              <table:table-cell office:value-type="float" office:value="5.38939000268">
                <text:p>5.38939000268</text:p>
              </table:table-cell>
              <table:table-cell office:value-type="float" office:value="26.8446311507">
                <text:p>26.8446311507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32.2340209006">
                <text:p>32.2340209006</text:p>
              </table:table-cell>
              <table:table-cell office:value-type="float" office:value="5.3893899477">
                <text:p>5.3893899477</text:p>
              </table:table-cell>
              <table:table-cell office:value-type="float" office:value="26.8446309529">
                <text:p>26.8446309529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32.2340207581">
                <text:p>32.2340207581</text:p>
              </table:table-cell>
              <table:table-cell office:value-type="float" office:value="5.38938991406">
                <text:p>5.38938991406</text:p>
              </table:table-cell>
              <table:table-cell office:value-type="float" office:value="26.8446308441">
                <text:p>26.844630844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32.2340206546">
                <text:p>32.2340206546</text:p>
              </table:table-cell>
              <table:table-cell office:value-type="float" office:value="5.38938988814">
                <text:p>5.38938988814</text:p>
              </table:table-cell>
              <table:table-cell office:value-type="float" office:value="26.8446307664">
                <text:p>26.844630766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2.2340205826">
                <text:p>32.2340205826</text:p>
              </table:table-cell>
              <table:table-cell office:value-type="float" office:value="5.38938986851">
                <text:p>5.38938986851</text:p>
              </table:table-cell>
              <table:table-cell office:value-type="float" office:value="26.8446307141">
                <text:p>26.8446307141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32.2340205256">
                <text:p>32.2340205256</text:p>
              </table:table-cell>
              <table:table-cell office:value-type="float" office:value="5.38938984983">
                <text:p>5.38938984983</text:p>
              </table:table-cell>
              <table:table-cell office:value-type="float" office:value="26.8446306757">
                <text:p>26.844630675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32.2340204815">
                <text:p>32.2340204815</text:p>
              </table:table-cell>
              <table:table-cell office:value-type="float" office:value="5.38938983317">
                <text:p>5.38938983317</text:p>
              </table:table-cell>
              <table:table-cell office:value-type="float" office:value="26.8446306484">
                <text:p>26.8446306484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32.2340204344">
                <text:p>32.2340204344</text:p>
              </table:table-cell>
              <table:table-cell office:value-type="float" office:value="5.38938981733">
                <text:p>5.38938981733</text:p>
              </table:table-cell>
              <table:table-cell office:value-type="float" office:value="26.8446306171">
                <text:p>26.8446306171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32.2340204142">
                <text:p>32.2340204142</text:p>
              </table:table-cell>
              <table:table-cell office:value-type="float" office:value="5.38938980428">
                <text:p>5.38938980428</text:p>
              </table:table-cell>
              <table:table-cell office:value-type="float" office:value="26.8446306099">
                <text:p>26.844630609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32.2340203888">
                <text:p>32.2340203888</text:p>
              </table:table-cell>
              <table:table-cell office:value-type="float" office:value="5.38938979182">
                <text:p>5.38938979182</text:p>
              </table:table-cell>
              <table:table-cell office:value-type="float" office:value="26.8446305969">
                <text:p>26.844630596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32.2340203813">
                <text:p>32.2340203813</text:p>
              </table:table-cell>
              <table:table-cell office:value-type="float" office:value="5.38938978003">
                <text:p>5.38938978003</text:p>
              </table:table-cell>
              <table:table-cell office:value-type="float" office:value="26.8446306013">
                <text:p>26.8446306013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32.2340203753">
                <text:p>32.2340203753</text:p>
              </table:table-cell>
              <table:table-cell office:value-type="float" office:value="5.38938976965">
                <text:p>5.38938976965</text:p>
              </table:table-cell>
              <table:table-cell office:value-type="float" office:value="26.8446306056">
                <text:p>26.844630605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32.2340203828">
                <text:p>32.2340203828</text:p>
              </table:table-cell>
              <table:table-cell office:value-type="float" office:value="5.38938976002">
                <text:p>5.38938976002</text:p>
              </table:table-cell>
              <table:table-cell office:value-type="float" office:value="26.8446306228">
                <text:p>26.844630622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32.2340204008">
                <text:p>32.2340204008</text:p>
              </table:table-cell>
              <table:table-cell office:value-type="float" office:value="5.38938975172">
                <text:p>5.38938975172</text:p>
              </table:table-cell>
              <table:table-cell office:value-type="float" office:value="26.8446306491">
                <text:p>26.844630649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2.2340204164">
                <text:p>32.2340204164</text:p>
              </table:table-cell>
              <table:table-cell office:value-type="float" office:value="5.3893897422">
                <text:p>5.3893897422</text:p>
              </table:table-cell>
              <table:table-cell office:value-type="float" office:value="26.8446306742">
                <text:p>26.844630674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32.2340204496">
                <text:p>32.2340204496</text:p>
              </table:table-cell>
              <table:table-cell office:value-type="float" office:value="5.38938973536">
                <text:p>5.38938973536</text:p>
              </table:table-cell>
              <table:table-cell office:value-type="float" office:value="26.8446307142">
                <text:p>26.8446307142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32.2340204834">
                <text:p>32.2340204834</text:p>
              </table:table-cell>
              <table:table-cell office:value-type="float" office:value="5.38938972875">
                <text:p>5.38938972875</text:p>
              </table:table-cell>
              <table:table-cell office:value-type="float" office:value="26.8446307547">
                <text:p>26.844630754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32.2340205212">
                <text:p>32.2340205212</text:p>
              </table:table-cell>
              <table:table-cell office:value-type="float" office:value="5.38938972282">
                <text:p>5.38938972282</text:p>
              </table:table-cell>
              <table:table-cell office:value-type="float" office:value="26.8446307984">
                <text:p>26.8446307984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32.2340205598">
                <text:p>32.2340205598</text:p>
              </table:table-cell>
              <table:table-cell office:value-type="float" office:value="5.38938971697">
                <text:p>5.38938971697</text:p>
              </table:table-cell>
              <table:table-cell office:value-type="float" office:value="26.8446308428">
                <text:p>26.844630842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32.2340206094">
                <text:p>32.2340206094</text:p>
              </table:table-cell>
              <table:table-cell office:value-type="float" office:value="5.38938971113">
                <text:p>5.38938971113</text:p>
              </table:table-cell>
              <table:table-cell office:value-type="float" office:value="26.8446308983">
                <text:p>26.8446308983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32.2340206524">
                <text:p>32.2340206524</text:p>
              </table:table-cell>
              <table:table-cell office:value-type="float" office:value="5.38938970487">
                <text:p>5.38938970487</text:p>
              </table:table-cell>
              <table:table-cell office:value-type="float" office:value="26.8446309475">
                <text:p>26.8446309475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32.2340206997">
                <text:p>32.2340206997</text:p>
              </table:table-cell>
              <table:table-cell office:value-type="float" office:value="5.38938970153">
                <text:p>5.38938970153</text:p>
              </table:table-cell>
              <table:table-cell office:value-type="float" office:value="26.8446309982">
                <text:p>26.844630998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32.2340207497">
                <text:p>32.2340207497</text:p>
              </table:table-cell>
              <table:table-cell office:value-type="float" office:value="5.38938969747">
                <text:p>5.38938969747</text:p>
              </table:table-cell>
              <table:table-cell office:value-type="float" office:value="26.8446310523">
                <text:p>26.844631052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32.234020799">
                <text:p>32.234020799</text:p>
              </table:table-cell>
              <table:table-cell office:value-type="float" office:value="5.38938969328">
                <text:p>5.38938969328</text:p>
              </table:table-cell>
              <table:table-cell office:value-type="float" office:value="26.8446311057">
                <text:p>26.84463110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1143165399">
                <text:p>20.1143165399</text:p>
              </table:table-cell>
              <table:table-cell office:value-type="float" office:value="4.20572877968">
                <text:p>4.20572877968</text:p>
              </table:table-cell>
              <table:table-cell office:value-type="float" office:value="15.9085877602">
                <text:p>15.908587760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20.1143159891">
                <text:p>20.1143159891</text:p>
              </table:table-cell>
              <table:table-cell office:value-type="float" office:value="4.2057286851">
                <text:p>4.2057286851</text:p>
              </table:table-cell>
              <table:table-cell office:value-type="float" office:value="15.908587304">
                <text:p>15.90858730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0.1143157587">
                <text:p>20.1143157587</text:p>
              </table:table-cell>
              <table:table-cell office:value-type="float" office:value="4.20572864554">
                <text:p>4.20572864554</text:p>
              </table:table-cell>
              <table:table-cell office:value-type="float" office:value="15.9085871132">
                <text:p>15.908587113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20.1143156038">
                <text:p>20.1143156038</text:p>
              </table:table-cell>
              <table:table-cell office:value-type="float" office:value="4.2057286191">
                <text:p>4.2057286191</text:p>
              </table:table-cell>
              <table:table-cell office:value-type="float" office:value="15.9085869847">
                <text:p>15.9085869847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0.1143154829">
                <text:p>20.1143154829</text:p>
              </table:table-cell>
              <table:table-cell office:value-type="float" office:value="4.20572859942">
                <text:p>4.20572859942</text:p>
              </table:table-cell>
              <table:table-cell office:value-type="float" office:value="15.9085868835">
                <text:p>15.908586883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0.114315387">
                <text:p>20.114315387</text:p>
              </table:table-cell>
              <table:table-cell office:value-type="float" office:value="4.2057285839">
                <text:p>4.2057285839</text:p>
              </table:table-cell>
              <table:table-cell office:value-type="float" office:value="15.9085868031">
                <text:p>15.9085868031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0.1143153056">
                <text:p>20.1143153056</text:p>
              </table:table-cell>
              <table:table-cell office:value-type="float" office:value="4.20572857118">
                <text:p>4.20572857118</text:p>
              </table:table-cell>
              <table:table-cell office:value-type="float" office:value="15.9085867344">
                <text:p>15.908586734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20.1143152414">
                <text:p>20.1143152414</text:p>
              </table:table-cell>
              <table:table-cell office:value-type="float" office:value="4.20572855928">
                <text:p>4.20572855928</text:p>
              </table:table-cell>
              <table:table-cell office:value-type="float" office:value="15.9085866822">
                <text:p>15.9085866822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0.1143151781">
                <text:p>20.1143151781</text:p>
              </table:table-cell>
              <table:table-cell office:value-type="float" office:value="4.20572855004">
                <text:p>4.20572855004</text:p>
              </table:table-cell>
              <table:table-cell office:value-type="float" office:value="15.908586628">
                <text:p>15.90858662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20.1143151286">
                <text:p>20.1143151286</text:p>
              </table:table-cell>
              <table:table-cell office:value-type="float" office:value="4.20572854238">
                <text:p>4.20572854238</text:p>
              </table:table-cell>
              <table:table-cell office:value-type="float" office:value="15.9085865862">
                <text:p>15.908586586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0.1143150829">
                <text:p>20.1143150829</text:p>
              </table:table-cell>
              <table:table-cell office:value-type="float" office:value="4.20572853622">
                <text:p>4.20572853622</text:p>
              </table:table-cell>
              <table:table-cell office:value-type="float" office:value="15.9085865467">
                <text:p>15.9085865467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20.114315044">
                <text:p>20.114315044</text:p>
              </table:table-cell>
              <table:table-cell office:value-type="float" office:value="4.20572853066">
                <text:p>4.20572853066</text:p>
              </table:table-cell>
              <table:table-cell office:value-type="float" office:value="15.9085865134">
                <text:p>15.908586513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0.1143150121">
                <text:p>20.1143150121</text:p>
              </table:table-cell>
              <table:table-cell office:value-type="float" office:value="4.20572852671">
                <text:p>4.20572852671</text:p>
              </table:table-cell>
              <table:table-cell office:value-type="float" office:value="15.9085864854">
                <text:p>15.908586485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20.1143149797">
                <text:p>20.1143149797</text:p>
              </table:table-cell>
              <table:table-cell office:value-type="float" office:value="4.20572852258">
                <text:p>4.20572852258</text:p>
              </table:table-cell>
              <table:table-cell office:value-type="float" office:value="15.9085864571">
                <text:p>15.908586457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0.114314953">
                <text:p>20.114314953</text:p>
              </table:table-cell>
              <table:table-cell office:value-type="float" office:value="4.20572851895">
                <text:p>4.20572851895</text:p>
              </table:table-cell>
              <table:table-cell office:value-type="float" office:value="15.9085864341">
                <text:p>15.908586434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0.1143149319">
                <text:p>20.1143149319</text:p>
              </table:table-cell>
              <table:table-cell office:value-type="float" office:value="4.20572851622">
                <text:p>4.20572851622</text:p>
              </table:table-cell>
              <table:table-cell office:value-type="float" office:value="15.9085864157">
                <text:p>15.9085864157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0.1143149161">
                <text:p>20.1143149161</text:p>
              </table:table-cell>
              <table:table-cell office:value-type="float" office:value="4.20572851389">
                <text:p>4.20572851389</text:p>
              </table:table-cell>
              <table:table-cell office:value-type="float" office:value="15.9085864022">
                <text:p>15.9085864022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20.1143149017">
                <text:p>20.1143149017</text:p>
              </table:table-cell>
              <table:table-cell office:value-type="float" office:value="4.20572851246">
                <text:p>4.20572851246</text:p>
              </table:table-cell>
              <table:table-cell office:value-type="float" office:value="15.9085863893">
                <text:p>15.9085863893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20.1143148915">
                <text:p>20.1143148915</text:p>
              </table:table-cell>
              <table:table-cell office:value-type="float" office:value="4.20572851082">
                <text:p>4.20572851082</text:p>
              </table:table-cell>
              <table:table-cell office:value-type="float" office:value="15.9085863807">
                <text:p>15.9085863807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20.1143148836">
                <text:p>20.1143148836</text:p>
              </table:table-cell>
              <table:table-cell office:value-type="float" office:value="4.20572850892">
                <text:p>4.20572850892</text:p>
              </table:table-cell>
              <table:table-cell office:value-type="float" office:value="15.9085863747">
                <text:p>15.908586374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0.1143148768">
                <text:p>20.1143148768</text:p>
              </table:table-cell>
              <table:table-cell office:value-type="float" office:value="4.20572850796">
                <text:p>4.20572850796</text:p>
              </table:table-cell>
              <table:table-cell office:value-type="float" office:value="15.9085863689">
                <text:p>15.9085863689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0.1143148736">
                <text:p>20.1143148736</text:p>
              </table:table-cell>
              <table:table-cell office:value-type="float" office:value="4.20572850685">
                <text:p>4.20572850685</text:p>
              </table:table-cell>
              <table:table-cell office:value-type="float" office:value="15.9085863667">
                <text:p>15.9085863667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0.1143148733">
                <text:p>20.1143148733</text:p>
              </table:table-cell>
              <table:table-cell office:value-type="float" office:value="4.20572850688">
                <text:p>4.20572850688</text:p>
              </table:table-cell>
              <table:table-cell office:value-type="float" office:value="15.9085863664">
                <text:p>15.9085863664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20.1143148734">
                <text:p>20.1143148734</text:p>
              </table:table-cell>
              <table:table-cell office:value-type="float" office:value="4.20572850571">
                <text:p>4.20572850571</text:p>
              </table:table-cell>
              <table:table-cell office:value-type="float" office:value="15.9085863677">
                <text:p>15.9085863677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0.1143148766">
                <text:p>20.1143148766</text:p>
              </table:table-cell>
              <table:table-cell office:value-type="float" office:value="4.20572850582">
                <text:p>4.20572850582</text:p>
              </table:table-cell>
              <table:table-cell office:value-type="float" office:value="15.9085863708">
                <text:p>15.908586370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0.1143148757">
                <text:p>20.1143148757</text:p>
              </table:table-cell>
              <table:table-cell office:value-type="float" office:value="4.20572850472">
                <text:p>4.20572850472</text:p>
              </table:table-cell>
              <table:table-cell office:value-type="float" office:value="15.908586371">
                <text:p>15.90858637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37.4920619731">
                <text:p>37.4920619731</text:p>
              </table:table-cell>
              <table:table-cell office:value-type="float" office:value="8.0184114594">
                <text:p>8.0184114594</text:p>
              </table:table-cell>
              <table:table-cell office:value-type="float" office:value="29.4736505137">
                <text:p>29.4736505137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37.4920617337">
                <text:p>37.4920617337</text:p>
              </table:table-cell>
              <table:table-cell office:value-type="float" office:value="8.01841141454">
                <text:p>8.01841141454</text:p>
              </table:table-cell>
              <table:table-cell office:value-type="float" office:value="29.4736503192">
                <text:p>29.4736503192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37.4920615852">
                <text:p>37.4920615852</text:p>
              </table:table-cell>
              <table:table-cell office:value-type="float" office:value="8.01841139282">
                <text:p>8.01841139282</text:p>
              </table:table-cell>
              <table:table-cell office:value-type="float" office:value="29.4736501924">
                <text:p>29.4736501924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37.492061464">
                <text:p>37.492061464</text:p>
              </table:table-cell>
              <table:table-cell office:value-type="float" office:value="8.01841138403">
                <text:p>8.01841138403</text:p>
              </table:table-cell>
              <table:table-cell office:value-type="float" office:value="29.47365008">
                <text:p>29.4736500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7.4920613552">
                <text:p>37.4920613552</text:p>
              </table:table-cell>
              <table:table-cell office:value-type="float" office:value="8.01841138224">
                <text:p>8.01841138224</text:p>
              </table:table-cell>
              <table:table-cell office:value-type="float" office:value="29.473649973">
                <text:p>29.473649973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37.4920612471">
                <text:p>37.4920612471</text:p>
              </table:table-cell>
              <table:table-cell office:value-type="float" office:value="8.0184113861">
                <text:p>8.0184113861</text:p>
              </table:table-cell>
              <table:table-cell office:value-type="float" office:value="29.473649861">
                <text:p>29.473649861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37.4920611344">
                <text:p>37.4920611344</text:p>
              </table:table-cell>
              <table:table-cell office:value-type="float" office:value="8.01841139247">
                <text:p>8.01841139247</text:p>
              </table:table-cell>
              <table:table-cell office:value-type="float" office:value="29.4736497419">
                <text:p>29.4736497419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37.4920610236">
                <text:p>37.4920610236</text:p>
              </table:table-cell>
              <table:table-cell office:value-type="float" office:value="8.01841140237">
                <text:p>8.01841140237</text:p>
              </table:table-cell>
              <table:table-cell office:value-type="float" office:value="29.4736496212">
                <text:p>29.473649621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37.4920609199">
                <text:p>37.4920609199</text:p>
              </table:table-cell>
              <table:table-cell office:value-type="float" office:value="8.01841141297">
                <text:p>8.01841141297</text:p>
              </table:table-cell>
              <table:table-cell office:value-type="float" office:value="29.4736495069">
                <text:p>29.473649506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37.4920608226">
                <text:p>37.4920608226</text:p>
              </table:table-cell>
              <table:table-cell office:value-type="float" office:value="8.0184114271">
                <text:p>8.0184114271</text:p>
              </table:table-cell>
              <table:table-cell office:value-type="float" office:value="29.4736493955">
                <text:p>29.473649395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37.4920607373">
                <text:p>37.4920607373</text:p>
              </table:table-cell>
              <table:table-cell office:value-type="float" office:value="8.01841144431">
                <text:p>8.01841144431</text:p>
              </table:table-cell>
              <table:table-cell office:value-type="float" office:value="29.473649293">
                <text:p>29.473649293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37.4920606558">
                <text:p>37.4920606558</text:p>
              </table:table-cell>
              <table:table-cell office:value-type="float" office:value="8.01841146195">
                <text:p>8.01841146195</text:p>
              </table:table-cell>
              <table:table-cell office:value-type="float" office:value="29.4736491938">
                <text:p>29.4736491938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37.4920605761">
                <text:p>37.4920605761</text:p>
              </table:table-cell>
              <table:table-cell office:value-type="float" office:value="8.01841148155">
                <text:p>8.01841148155</text:p>
              </table:table-cell>
              <table:table-cell office:value-type="float" office:value="29.4736490946">
                <text:p>29.473649094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37.4920605093">
                <text:p>37.4920605093</text:p>
              </table:table-cell>
              <table:table-cell office:value-type="float" office:value="8.01841150321">
                <text:p>8.01841150321</text:p>
              </table:table-cell>
              <table:table-cell office:value-type="float" office:value="29.4736490061">
                <text:p>29.473649006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7.4920604599">
                <text:p>37.4920604599</text:p>
              </table:table-cell>
              <table:table-cell office:value-type="float" office:value="8.01841152703">
                <text:p>8.01841152703</text:p>
              </table:table-cell>
              <table:table-cell office:value-type="float" office:value="29.4736489329">
                <text:p>29.4736489329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37.4920604013">
                <text:p>37.4920604013</text:p>
              </table:table-cell>
              <table:table-cell office:value-type="float" office:value="8.01841155112">
                <text:p>8.01841155112</text:p>
              </table:table-cell>
              <table:table-cell office:value-type="float" office:value="29.4736488502">
                <text:p>29.473648850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7.4920603608">
                <text:p>37.4920603608</text:p>
              </table:table-cell>
              <table:table-cell office:value-type="float" office:value="8.01841157693">
                <text:p>8.01841157693</text:p>
              </table:table-cell>
              <table:table-cell office:value-type="float" office:value="29.4736487839">
                <text:p>29.4736487839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37.492060322">
                <text:p>37.492060322</text:p>
              </table:table-cell>
              <table:table-cell office:value-type="float" office:value="8.01841160507">
                <text:p>8.01841160507</text:p>
              </table:table-cell>
              <table:table-cell office:value-type="float" office:value="29.473648717">
                <text:p>29.47364871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37.4920602955">
                <text:p>37.4920602955</text:p>
              </table:table-cell>
              <table:table-cell office:value-type="float" office:value="8.0184116324">
                <text:p>8.0184116324</text:p>
              </table:table-cell>
              <table:table-cell office:value-type="float" office:value="29.4736486631">
                <text:p>29.473648663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37.4920602725">
                <text:p>37.4920602725</text:p>
              </table:table-cell>
              <table:table-cell office:value-type="float" office:value="8.01841166137">
                <text:p>8.01841166137</text:p>
              </table:table-cell>
              <table:table-cell office:value-type="float" office:value="29.4736486112">
                <text:p>29.4736486112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37.4920602492">
                <text:p>37.4920602492</text:p>
              </table:table-cell>
              <table:table-cell office:value-type="float" office:value="8.01841168904">
                <text:p>8.01841168904</text:p>
              </table:table-cell>
              <table:table-cell office:value-type="float" office:value="29.4736485601">
                <text:p>29.473648560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37.4920602406">
                <text:p>37.4920602406</text:p>
              </table:table-cell>
              <table:table-cell office:value-type="float" office:value="8.01841172128">
                <text:p>8.01841172128</text:p>
              </table:table-cell>
              <table:table-cell office:value-type="float" office:value="29.4736485193">
                <text:p>29.473648519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37.4920602398">
                <text:p>37.4920602398</text:p>
              </table:table-cell>
              <table:table-cell office:value-type="float" office:value="8.01841175407">
                <text:p>8.01841175407</text:p>
              </table:table-cell>
              <table:table-cell office:value-type="float" office:value="29.4736484857">
                <text:p>29.4736484857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37.4920602413">
                <text:p>37.4920602413</text:p>
              </table:table-cell>
              <table:table-cell office:value-type="float" office:value="8.01841178694">
                <text:p>8.01841178694</text:p>
              </table:table-cell>
              <table:table-cell office:value-type="float" office:value="29.4736484544">
                <text:p>29.473648454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3.6130412176">
                <text:p>23.6130412176</text:p>
              </table:table-cell>
              <table:table-cell office:value-type="float" office:value="5.9550924417">
                <text:p>5.9550924417</text:p>
              </table:table-cell>
              <table:table-cell office:value-type="float" office:value="17.6579487759">
                <text:p>17.6579487759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23.6130407362">
                <text:p>23.6130407362</text:p>
              </table:table-cell>
              <table:table-cell office:value-type="float" office:value="5.95509221947">
                <text:p>5.95509221947</text:p>
              </table:table-cell>
              <table:table-cell office:value-type="float" office:value="17.6579485167">
                <text:p>17.6579485167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3.6130405482">
                <text:p>23.6130405482</text:p>
              </table:table-cell>
              <table:table-cell office:value-type="float" office:value="5.95509213448">
                <text:p>5.95509213448</text:p>
              </table:table-cell>
              <table:table-cell office:value-type="float" office:value="17.6579484137">
                <text:p>17.6579484137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23.6130404211">
                <text:p>23.6130404211</text:p>
              </table:table-cell>
              <table:table-cell office:value-type="float" office:value="5.95509207905">
                <text:p>5.95509207905</text:p>
              </table:table-cell>
              <table:table-cell office:value-type="float" office:value="17.6579483421">
                <text:p>17.6579483421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3.613040331">
                <text:p>23.613040331</text:p>
              </table:table-cell>
              <table:table-cell office:value-type="float" office:value="5.9550920395">
                <text:p>5.9550920395</text:p>
              </table:table-cell>
              <table:table-cell office:value-type="float" office:value="17.6579482915">
                <text:p>17.657948291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3.6130402527">
                <text:p>23.6130402527</text:p>
              </table:table-cell>
              <table:table-cell office:value-type="float" office:value="5.95509200661">
                <text:p>5.95509200661</text:p>
              </table:table-cell>
              <table:table-cell office:value-type="float" office:value="17.6579482461">
                <text:p>17.657948246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3.6130401884">
                <text:p>23.6130401884</text:p>
              </table:table-cell>
              <table:table-cell office:value-type="float" office:value="5.95509197959">
                <text:p>5.95509197959</text:p>
              </table:table-cell>
              <table:table-cell office:value-type="float" office:value="17.6579482088">
                <text:p>17.6579482088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23.6130401369">
                <text:p>23.6130401369</text:p>
              </table:table-cell>
              <table:table-cell office:value-type="float" office:value="5.95509195644">
                <text:p>5.95509195644</text:p>
              </table:table-cell>
              <table:table-cell office:value-type="float" office:value="17.6579481805">
                <text:p>17.657948180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23.6130400913">
                <text:p>23.6130400913</text:p>
              </table:table-cell>
              <table:table-cell office:value-type="float" office:value="5.95509193538">
                <text:p>5.95509193538</text:p>
              </table:table-cell>
              <table:table-cell office:value-type="float" office:value="17.6579481559">
                <text:p>17.6579481559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23.6130400489">
                <text:p>23.6130400489</text:p>
              </table:table-cell>
              <table:table-cell office:value-type="float" office:value="5.95509191756">
                <text:p>5.95509191756</text:p>
              </table:table-cell>
              <table:table-cell office:value-type="float" office:value="17.6579481314">
                <text:p>17.657948131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3.6130400085">
                <text:p>23.6130400085</text:p>
              </table:table-cell>
              <table:table-cell office:value-type="float" office:value="5.95509189954">
                <text:p>5.95509189954</text:p>
              </table:table-cell>
              <table:table-cell office:value-type="float" office:value="17.6579481089">
                <text:p>17.6579481089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23.6130399802">
                <text:p>23.6130399802</text:p>
              </table:table-cell>
              <table:table-cell office:value-type="float" office:value="5.95509188496">
                <text:p>5.95509188496</text:p>
              </table:table-cell>
              <table:table-cell office:value-type="float" office:value="17.6579480952">
                <text:p>17.6579480952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3.6130399485">
                <text:p>23.6130399485</text:p>
              </table:table-cell>
              <table:table-cell office:value-type="float" office:value="5.95509187144">
                <text:p>5.95509187144</text:p>
              </table:table-cell>
              <table:table-cell office:value-type="float" office:value="17.657948077">
                <text:p>17.657948077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23.613039922">
                <text:p>23.613039922</text:p>
              </table:table-cell>
              <table:table-cell office:value-type="float" office:value="5.9550918583">
                <text:p>5.9550918583</text:p>
              </table:table-cell>
              <table:table-cell office:value-type="float" office:value="17.6579480637">
                <text:p>17.6579480637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3.6130398994">
                <text:p>23.6130398994</text:p>
              </table:table-cell>
              <table:table-cell office:value-type="float" office:value="5.95509184798">
                <text:p>5.95509184798</text:p>
              </table:table-cell>
              <table:table-cell office:value-type="float" office:value="17.6579480514">
                <text:p>17.657948051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3.6130398777">
                <text:p>23.6130398777</text:p>
              </table:table-cell>
              <table:table-cell office:value-type="float" office:value="5.95509183702">
                <text:p>5.95509183702</text:p>
              </table:table-cell>
              <table:table-cell office:value-type="float" office:value="17.6579480406">
                <text:p>17.6579480406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3.6130398585">
                <text:p>23.6130398585</text:p>
              </table:table-cell>
              <table:table-cell office:value-type="float" office:value="5.95509182951">
                <text:p>5.95509182951</text:p>
              </table:table-cell>
              <table:table-cell office:value-type="float" office:value="17.657948029">
                <text:p>17.657948029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23.6130398439">
                <text:p>23.6130398439</text:p>
              </table:table-cell>
              <table:table-cell office:value-type="float" office:value="5.95509182198">
                <text:p>5.95509182198</text:p>
              </table:table-cell>
              <table:table-cell office:value-type="float" office:value="17.6579480219">
                <text:p>17.6579480219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23.6130398282">
                <text:p>23.6130398282</text:p>
              </table:table-cell>
              <table:table-cell office:value-type="float" office:value="5.95509181473">
                <text:p>5.95509181473</text:p>
              </table:table-cell>
              <table:table-cell office:value-type="float" office:value="17.6579480134">
                <text:p>17.6579480134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23.6130398132">
                <text:p>23.6130398132</text:p>
              </table:table-cell>
              <table:table-cell office:value-type="float" office:value="5.9550918094">
                <text:p>5.9550918094</text:p>
              </table:table-cell>
              <table:table-cell office:value-type="float" office:value="17.6579480038">
                <text:p>17.657948003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3.6130398027">
                <text:p>23.6130398027</text:p>
              </table:table-cell>
              <table:table-cell office:value-type="float" office:value="5.95509180468">
                <text:p>5.95509180468</text:p>
              </table:table-cell>
              <table:table-cell office:value-type="float" office:value="17.657947998">
                <text:p>17.657947998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23.6130397912">
                <text:p>23.6130397912</text:p>
              </table:table-cell>
              <table:table-cell office:value-type="float" office:value="5.95509180045">
                <text:p>5.95509180045</text:p>
              </table:table-cell>
              <table:table-cell office:value-type="float" office:value="17.6579479907">
                <text:p>17.657947990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3.6130397812">
                <text:p>23.6130397812</text:p>
              </table:table-cell>
              <table:table-cell office:value-type="float" office:value="5.95509179667">
                <text:p>5.95509179667</text:p>
              </table:table-cell>
              <table:table-cell office:value-type="float" office:value="17.6579479845">
                <text:p>17.6579479845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23.6130397734">
                <text:p>23.6130397734</text:p>
              </table:table-cell>
              <table:table-cell office:value-type="float" office:value="5.9550917941">
                <text:p>5.9550917941</text:p>
              </table:table-cell>
              <table:table-cell office:value-type="float" office:value="17.6579479793">
                <text:p>17.6579479793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3.6130397659">
                <text:p>23.6130397659</text:p>
              </table:table-cell>
              <table:table-cell office:value-type="float" office:value="5.95509179106">
                <text:p>5.95509179106</text:p>
              </table:table-cell>
              <table:table-cell office:value-type="float" office:value="17.6579479749">
                <text:p>17.6579479749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3.6130397567">
                <text:p>23.6130397567</text:p>
              </table:table-cell>
              <table:table-cell office:value-type="float" office:value="5.95509178908">
                <text:p>5.95509178908</text:p>
              </table:table-cell>
              <table:table-cell office:value-type="float" office:value="17.6579479676">
                <text:p>17.6579479676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42.1499207153">
                <text:p>42.1499207153</text:p>
              </table:table-cell>
              <table:table-cell office:value-type="float" office:value="10.3473422388">
                <text:p>10.3473422388</text:p>
              </table:table-cell>
              <table:table-cell office:value-type="float" office:value="31.8025784764">
                <text:p>31.8025784764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42.1499204289">
                <text:p>42.1499204289</text:p>
              </table:table-cell>
              <table:table-cell office:value-type="float" office:value="10.3473421198">
                <text:p>10.3473421198</text:p>
              </table:table-cell>
              <table:table-cell office:value-type="float" office:value="31.8025783091">
                <text:p>31.8025783091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42.1499202556">
                <text:p>42.1499202556</text:p>
              </table:table-cell>
              <table:table-cell office:value-type="float" office:value="10.3473420506">
                <text:p>10.3473420506</text:p>
              </table:table-cell>
              <table:table-cell office:value-type="float" office:value="31.8025782051">
                <text:p>31.802578205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42.1499201323">
                <text:p>42.1499201323</text:p>
              </table:table-cell>
              <table:table-cell office:value-type="float" office:value="10.3473420068">
                <text:p>10.3473420068</text:p>
              </table:table-cell>
              <table:table-cell office:value-type="float" office:value="31.8025781255">
                <text:p>31.80257812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42.1499200343">
                <text:p>42.1499200343</text:p>
              </table:table-cell>
              <table:table-cell office:value-type="float" office:value="10.3473419764">
                <text:p>10.3473419764</text:p>
              </table:table-cell>
              <table:table-cell office:value-type="float" office:value="31.8025780579">
                <text:p>31.8025780579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42.149919962">
                <text:p>42.149919962</text:p>
              </table:table-cell>
              <table:table-cell office:value-type="float" office:value="10.3473419563">
                <text:p>10.3473419563</text:p>
              </table:table-cell>
              <table:table-cell office:value-type="float" office:value="31.8025780057">
                <text:p>31.8025780057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42.1499199062">
                <text:p>42.1499199062</text:p>
              </table:table-cell>
              <table:table-cell office:value-type="float" office:value="10.3473419422">
                <text:p>10.3473419422</text:p>
              </table:table-cell>
              <table:table-cell office:value-type="float" office:value="31.802577964">
                <text:p>31.802577964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42.1499198563">
                <text:p>42.1499198563</text:p>
              </table:table-cell>
              <table:table-cell office:value-type="float" office:value="10.3473419299">
                <text:p>10.3473419299</text:p>
              </table:table-cell>
              <table:table-cell office:value-type="float" office:value="31.8025779264">
                <text:p>31.8025779264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42.149919816">
                <text:p>42.149919816</text:p>
              </table:table-cell>
              <table:table-cell office:value-type="float" office:value="10.3473419201">
                <text:p>10.3473419201</text:p>
              </table:table-cell>
              <table:table-cell office:value-type="float" office:value="31.8025778959">
                <text:p>31.8025778959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42.1499197833">
                <text:p>42.1499197833</text:p>
              </table:table-cell>
              <table:table-cell office:value-type="float" office:value="10.3473419113">
                <text:p>10.3473419113</text:p>
              </table:table-cell>
              <table:table-cell office:value-type="float" office:value="31.802577872">
                <text:p>31.802577872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42.1499197549">
                <text:p>42.1499197549</text:p>
              </table:table-cell>
              <table:table-cell office:value-type="float" office:value="10.347341905">
                <text:p>10.347341905</text:p>
              </table:table-cell>
              <table:table-cell office:value-type="float" office:value="31.8025778499">
                <text:p>31.8025778499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42.1499197289">
                <text:p>42.1499197289</text:p>
              </table:table-cell>
              <table:table-cell office:value-type="float" office:value="10.3473418992">
                <text:p>10.3473418992</text:p>
              </table:table-cell>
              <table:table-cell office:value-type="float" office:value="31.8025778297">
                <text:p>31.8025778297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42.1499197084">
                <text:p>42.1499197084</text:p>
              </table:table-cell>
              <table:table-cell office:value-type="float" office:value="10.347341896">
                <text:p>10.347341896</text:p>
              </table:table-cell>
              <table:table-cell office:value-type="float" office:value="31.8025778124">
                <text:p>31.8025778124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42.1499196917">
                <text:p>42.1499196917</text:p>
              </table:table-cell>
              <table:table-cell office:value-type="float" office:value="10.3473418943">
                <text:p>10.3473418943</text:p>
              </table:table-cell>
              <table:table-cell office:value-type="float" office:value="31.8025777974">
                <text:p>31.802577797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42.1499196785">
                <text:p>42.1499196785</text:p>
              </table:table-cell>
              <table:table-cell office:value-type="float" office:value="10.3473418945">
                <text:p>10.3473418945</text:p>
              </table:table-cell>
              <table:table-cell office:value-type="float" office:value="31.802577784">
                <text:p>31.802577784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42.1499196666">
                <text:p>42.1499196666</text:p>
              </table:table-cell>
              <table:table-cell office:value-type="float" office:value="10.3473418959">
                <text:p>10.3473418959</text:p>
              </table:table-cell>
              <table:table-cell office:value-type="float" office:value="31.8025777707">
                <text:p>31.8025777707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42.1499196613">
                <text:p>42.1499196613</text:p>
              </table:table-cell>
              <table:table-cell office:value-type="float" office:value="10.347341899">
                <text:p>10.347341899</text:p>
              </table:table-cell>
              <table:table-cell office:value-type="float" office:value="31.8025777623">
                <text:p>31.8025777623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42.1499196559">
                <text:p>42.1499196559</text:p>
              </table:table-cell>
              <table:table-cell office:value-type="float" office:value="10.347341903">
                <text:p>10.347341903</text:p>
              </table:table-cell>
              <table:table-cell office:value-type="float" office:value="31.8025777528">
                <text:p>31.8025777528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42.1499196515">
                <text:p>42.1499196515</text:p>
              </table:table-cell>
              <table:table-cell office:value-type="float" office:value="10.3473419087">
                <text:p>10.3473419087</text:p>
              </table:table-cell>
              <table:table-cell office:value-type="float" office:value="31.8025777428">
                <text:p>31.8025777428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42.1499196486">
                <text:p>42.1499196486</text:p>
              </table:table-cell>
              <table:table-cell office:value-type="float" office:value="10.3473419138">
                <text:p>10.3473419138</text:p>
              </table:table-cell>
              <table:table-cell office:value-type="float" office:value="31.8025777348">
                <text:p>31.8025777348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42.1499196593">
                <text:p>42.1499196593</text:p>
              </table:table-cell>
              <table:table-cell office:value-type="float" office:value="10.3473419234">
                <text:p>10.3473419234</text:p>
              </table:table-cell>
              <table:table-cell office:value-type="float" office:value="31.8025777359">
                <text:p>31.8025777359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42.1499196618">
                <text:p>42.1499196618</text:p>
              </table:table-cell>
              <table:table-cell office:value-type="float" office:value="10.3473419314">
                <text:p>10.3473419314</text:p>
              </table:table-cell>
              <table:table-cell office:value-type="float" office:value="31.8025777304">
                <text:p>31.8025777304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42.1499196795">
                <text:p>42.1499196795</text:p>
              </table:table-cell>
              <table:table-cell office:value-type="float" office:value="10.3473419451">
                <text:p>10.3473419451</text:p>
              </table:table-cell>
              <table:table-cell office:value-type="float" office:value="31.8025777344">
                <text:p>31.8025777344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42.1499196856">
                <text:p>42.1499196856</text:p>
              </table:table-cell>
              <table:table-cell office:value-type="float" office:value="10.3473419546">
                <text:p>10.3473419546</text:p>
              </table:table-cell>
              <table:table-cell office:value-type="float" office:value="31.8025777309">
                <text:p>31.80257773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8208253971">
                <text:p>27.8208253971</text:p>
              </table:table-cell>
              <table:table-cell office:value-type="float" office:value="8.05898476262">
                <text:p>8.05898476262</text:p>
              </table:table-cell>
              <table:table-cell office:value-type="float" office:value="19.7618406345">
                <text:p>19.7618406345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27.820824856">
                <text:p>27.820824856</text:p>
              </table:table-cell>
              <table:table-cell office:value-type="float" office:value="8.05898452101">
                <text:p>8.05898452101</text:p>
              </table:table-cell>
              <table:table-cell office:value-type="float" office:value="19.761840335">
                <text:p>19.76184033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7.8208246504">
                <text:p>27.8208246504</text:p>
              </table:table-cell>
              <table:table-cell office:value-type="float" office:value="8.05898443328">
                <text:p>8.05898443328</text:p>
              </table:table-cell>
              <table:table-cell office:value-type="float" office:value="19.7618402171">
                <text:p>19.7618402171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27.8208245177">
                <text:p>27.8208245177</text:p>
              </table:table-cell>
              <table:table-cell office:value-type="float" office:value="8.05898438044">
                <text:p>8.05898438044</text:p>
              </table:table-cell>
              <table:table-cell office:value-type="float" office:value="19.7618401373">
                <text:p>19.7618401373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7.8208244177">
                <text:p>27.8208244177</text:p>
              </table:table-cell>
              <table:table-cell office:value-type="float" office:value="8.05898434257">
                <text:p>8.05898434257</text:p>
              </table:table-cell>
              <table:table-cell office:value-type="float" office:value="19.7618400751">
                <text:p>19.7618400751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27.8208243422">
                <text:p>27.8208243422</text:p>
              </table:table-cell>
              <table:table-cell office:value-type="float" office:value="8.05898431452">
                <text:p>8.05898431452</text:p>
              </table:table-cell>
              <table:table-cell office:value-type="float" office:value="19.7618400277">
                <text:p>19.7618400277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7.8208242752">
                <text:p>27.8208242752</text:p>
              </table:table-cell>
              <table:table-cell office:value-type="float" office:value="8.05898429318">
                <text:p>8.05898429318</text:p>
              </table:table-cell>
              <table:table-cell office:value-type="float" office:value="19.761839982">
                <text:p>19.761839982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27.8208242201">
                <text:p>27.8208242201</text:p>
              </table:table-cell>
              <table:table-cell office:value-type="float" office:value="8.05898427901">
                <text:p>8.05898427901</text:p>
              </table:table-cell>
              <table:table-cell office:value-type="float" office:value="19.7618399411">
                <text:p>19.7618399411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27.8208241701">
                <text:p>27.8208241701</text:p>
              </table:table-cell>
              <table:table-cell office:value-type="float" office:value="8.05898426989">
                <text:p>8.05898426989</text:p>
              </table:table-cell>
              <table:table-cell office:value-type="float" office:value="19.7618399002">
                <text:p>19.7618399002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27.8208241249">
                <text:p>27.8208241249</text:p>
              </table:table-cell>
              <table:table-cell office:value-type="float" office:value="8.05898425993">
                <text:p>8.05898425993</text:p>
              </table:table-cell>
              <table:table-cell office:value-type="float" office:value="19.761839865">
                <text:p>19.76183986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7.8208240882">
                <text:p>27.8208240882</text:p>
              </table:table-cell>
              <table:table-cell office:value-type="float" office:value="8.05898425565">
                <text:p>8.05898425565</text:p>
              </table:table-cell>
              <table:table-cell office:value-type="float" office:value="19.7618398326">
                <text:p>19.7618398326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27.8208240556">
                <text:p>27.8208240556</text:p>
              </table:table-cell>
              <table:table-cell office:value-type="float" office:value="8.0589842534">
                <text:p>8.0589842534</text:p>
              </table:table-cell>
              <table:table-cell office:value-type="float" office:value="19.7618398022">
                <text:p>19.7618398022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7.8208240258">
                <text:p>27.8208240258</text:p>
              </table:table-cell>
              <table:table-cell office:value-type="float" office:value="8.05898425378">
                <text:p>8.05898425378</text:p>
              </table:table-cell>
              <table:table-cell office:value-type="float" office:value="19.7618397721">
                <text:p>19.7618397721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27.8208240001">
                <text:p>27.8208240001</text:p>
              </table:table-cell>
              <table:table-cell office:value-type="float" office:value="8.05898425277">
                <text:p>8.05898425277</text:p>
              </table:table-cell>
              <table:table-cell office:value-type="float" office:value="19.7618397474">
                <text:p>19.7618397474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27.820823972">
                <text:p>27.820823972</text:p>
              </table:table-cell>
              <table:table-cell office:value-type="float" office:value="8.05898425329">
                <text:p>8.05898425329</text:p>
              </table:table-cell>
              <table:table-cell office:value-type="float" office:value="19.7618397187">
                <text:p>19.7618397187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27.8208239485">
                <text:p>27.8208239485</text:p>
              </table:table-cell>
              <table:table-cell office:value-type="float" office:value="8.05898425443">
                <text:p>8.05898425443</text:p>
              </table:table-cell>
              <table:table-cell office:value-type="float" office:value="19.761839694">
                <text:p>19.761839694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27.8208239292">
                <text:p>27.8208239292</text:p>
              </table:table-cell>
              <table:table-cell office:value-type="float" office:value="8.0589842577">
                <text:p>8.0589842577</text:p>
              </table:table-cell>
              <table:table-cell office:value-type="float" office:value="19.7618396715">
                <text:p>19.7618396715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27.8208239163">
                <text:p>27.8208239163</text:p>
              </table:table-cell>
              <table:table-cell office:value-type="float" office:value="8.05898426144">
                <text:p>8.05898426144</text:p>
              </table:table-cell>
              <table:table-cell office:value-type="float" office:value="19.7618396549">
                <text:p>19.7618396549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27.8208238977">
                <text:p>27.8208238977</text:p>
              </table:table-cell>
              <table:table-cell office:value-type="float" office:value="8.05898426327">
                <text:p>8.05898426327</text:p>
              </table:table-cell>
              <table:table-cell office:value-type="float" office:value="19.7618396344">
                <text:p>19.7618396344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27.8208238823">
                <text:p>27.8208238823</text:p>
              </table:table-cell>
              <table:table-cell office:value-type="float" office:value="8.05898426737">
                <text:p>8.05898426737</text:p>
              </table:table-cell>
              <table:table-cell office:value-type="float" office:value="19.7618396149">
                <text:p>19.76183961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7.8208238713">
                <text:p>27.8208238713</text:p>
              </table:table-cell>
              <table:table-cell office:value-type="float" office:value="8.0589842714">
                <text:p>8.0589842714</text:p>
              </table:table-cell>
              <table:table-cell office:value-type="float" office:value="19.7618395999">
                <text:p>19.7618395999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27.8208238589">
                <text:p>27.8208238589</text:p>
              </table:table-cell>
              <table:table-cell office:value-type="float" office:value="8.0589842755">
                <text:p>8.0589842755</text:p>
              </table:table-cell>
              <table:table-cell office:value-type="float" office:value="19.7618395834">
                <text:p>19.7618395834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7.82082385">
                <text:p>27.82082385</text:p>
              </table:table-cell>
              <table:table-cell office:value-type="float" office:value="8.05898427921">
                <text:p>8.05898427921</text:p>
              </table:table-cell>
              <table:table-cell office:value-type="float" office:value="19.7618395708">
                <text:p>19.7618395708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27.8208238411">
                <text:p>27.8208238411</text:p>
              </table:table-cell>
              <table:table-cell office:value-type="float" office:value="8.05898428365">
                <text:p>8.05898428365</text:p>
              </table:table-cell>
              <table:table-cell office:value-type="float" office:value="19.7618395574">
                <text:p>19.7618395574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27.820823835">
                <text:p>27.820823835</text:p>
              </table:table-cell>
              <table:table-cell office:value-type="float" office:value="8.05898428884">
                <text:p>8.05898428884</text:p>
              </table:table-cell>
              <table:table-cell office:value-type="float" office:value="19.7618395461">
                <text:p>19.7618395461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27.8208238293">
                <text:p>27.8208238293</text:p>
              </table:table-cell>
              <table:table-cell office:value-type="float" office:value="8.05898429563">
                <text:p>8.05898429563</text:p>
              </table:table-cell>
              <table:table-cell office:value-type="float" office:value="19.7618395337">
                <text:p>19.7618395337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48.5908922969">
                <text:p>48.5908922969</text:p>
              </table:table-cell>
              <table:table-cell office:value-type="float" office:value="13.5678287879">
                <text:p>13.5678287879</text:p>
              </table:table-cell>
              <table:table-cell office:value-type="float" office:value="35.023063509">
                <text:p>35.023063509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48.5908918534">
                <text:p>48.5908918534</text:p>
              </table:table-cell>
              <table:table-cell office:value-type="float" office:value="13.5678285477">
                <text:p>13.5678285477</text:p>
              </table:table-cell>
              <table:table-cell office:value-type="float" office:value="35.0230633057">
                <text:p>35.0230633057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48.5908915709">
                <text:p>48.5908915709</text:p>
              </table:table-cell>
              <table:table-cell office:value-type="float" office:value="13.5678283979">
                <text:p>13.5678283979</text:p>
              </table:table-cell>
              <table:table-cell office:value-type="float" office:value="35.023063173">
                <text:p>35.023063173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48.590891356">
                <text:p>48.590891356</text:p>
              </table:table-cell>
              <table:table-cell office:value-type="float" office:value="13.56782829">
                <text:p>13.56782829</text:p>
              </table:table-cell>
              <table:table-cell office:value-type="float" office:value="35.023063066">
                <text:p>35.02306306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48.59089118">
                <text:p>48.59089118</text:p>
              </table:table-cell>
              <table:table-cell office:value-type="float" office:value="13.5678282072">
                <text:p>13.5678282072</text:p>
              </table:table-cell>
              <table:table-cell office:value-type="float" office:value="35.0230629727">
                <text:p>35.0230629727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48.5908910385">
                <text:p>48.5908910385</text:p>
              </table:table-cell>
              <table:table-cell office:value-type="float" office:value="13.5678281428">
                <text:p>13.5678281428</text:p>
              </table:table-cell>
              <table:table-cell office:value-type="float" office:value="35.0230628957">
                <text:p>35.0230628957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48.5908909228">
                <text:p>48.5908909228</text:p>
              </table:table-cell>
              <table:table-cell office:value-type="float" office:value="13.5678280929">
                <text:p>13.5678280929</text:p>
              </table:table-cell>
              <table:table-cell office:value-type="float" office:value="35.0230628298">
                <text:p>35.0230628298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48.5908908212">
                <text:p>48.5908908212</text:p>
              </table:table-cell>
              <table:table-cell office:value-type="float" office:value="13.5678280515">
                <text:p>13.5678280515</text:p>
              </table:table-cell>
              <table:table-cell office:value-type="float" office:value="35.0230627697">
                <text:p>35.0230627697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48.5908907313">
                <text:p>48.5908907313</text:p>
              </table:table-cell>
              <table:table-cell office:value-type="float" office:value="13.567828018">
                <text:p>13.567828018</text:p>
              </table:table-cell>
              <table:table-cell office:value-type="float" office:value="35.0230627133">
                <text:p>35.0230627133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48.5908906566">
                <text:p>48.5908906566</text:p>
              </table:table-cell>
              <table:table-cell office:value-type="float" office:value="13.5678279928">
                <text:p>13.5678279928</text:p>
              </table:table-cell>
              <table:table-cell office:value-type="float" office:value="35.0230626638">
                <text:p>35.0230626638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48.5908905879">
                <text:p>48.5908905879</text:p>
              </table:table-cell>
              <table:table-cell office:value-type="float" office:value="13.5678279702">
                <text:p>13.5678279702</text:p>
              </table:table-cell>
              <table:table-cell office:value-type="float" office:value="35.0230626177">
                <text:p>35.0230626177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48.5908905254">
                <text:p>48.5908905254</text:p>
              </table:table-cell>
              <table:table-cell office:value-type="float" office:value="13.5678279534">
                <text:p>13.5678279534</text:p>
              </table:table-cell>
              <table:table-cell office:value-type="float" office:value="35.023062572">
                <text:p>35.023062572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48.5908904715">
                <text:p>48.5908904715</text:p>
              </table:table-cell>
              <table:table-cell office:value-type="float" office:value="13.5678279417">
                <text:p>13.5678279417</text:p>
              </table:table-cell>
              <table:table-cell office:value-type="float" office:value="35.0230625298">
                <text:p>35.0230625298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48.5908904146">
                <text:p>48.5908904146</text:p>
              </table:table-cell>
              <table:table-cell office:value-type="float" office:value="13.5678279288">
                <text:p>13.5678279288</text:p>
              </table:table-cell>
              <table:table-cell office:value-type="float" office:value="35.0230624859">
                <text:p>35.023062485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48.5908903711">
                <text:p>48.5908903711</text:p>
              </table:table-cell>
              <table:table-cell office:value-type="float" office:value="13.5678279227">
                <text:p>13.5678279227</text:p>
              </table:table-cell>
              <table:table-cell office:value-type="float" office:value="35.0230624484">
                <text:p>35.0230624484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48.5908903281">
                <text:p>48.5908903281</text:p>
              </table:table-cell>
              <table:table-cell office:value-type="float" office:value="13.5678279163">
                <text:p>13.5678279163</text:p>
              </table:table-cell>
              <table:table-cell office:value-type="float" office:value="35.0230624118">
                <text:p>35.0230624118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48.5908902909">
                <text:p>48.5908902909</text:p>
              </table:table-cell>
              <table:table-cell office:value-type="float" office:value="13.5678279143">
                <text:p>13.5678279143</text:p>
              </table:table-cell>
              <table:table-cell office:value-type="float" office:value="35.0230623766">
                <text:p>35.0230623766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48.5908902613">
                <text:p>48.5908902613</text:p>
              </table:table-cell>
              <table:table-cell office:value-type="float" office:value="13.567827916">
                <text:p>13.567827916</text:p>
              </table:table-cell>
              <table:table-cell office:value-type="float" office:value="35.0230623453">
                <text:p>35.0230623453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48.5908902364">
                <text:p>48.5908902364</text:p>
              </table:table-cell>
              <table:table-cell office:value-type="float" office:value="13.5678279183">
                <text:p>13.5678279183</text:p>
              </table:table-cell>
              <table:table-cell office:value-type="float" office:value="35.0230623181">
                <text:p>35.023062318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48.5908902162">
                <text:p>48.5908902162</text:p>
              </table:table-cell>
              <table:table-cell office:value-type="float" office:value="13.5678279227">
                <text:p>13.5678279227</text:p>
              </table:table-cell>
              <table:table-cell office:value-type="float" office:value="35.0230622935">
                <text:p>35.023062293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48.5908902021">
                <text:p>48.5908902021</text:p>
              </table:table-cell>
              <table:table-cell office:value-type="float" office:value="13.5678279299">
                <text:p>13.5678279299</text:p>
              </table:table-cell>
              <table:table-cell office:value-type="float" office:value="35.0230622723">
                <text:p>35.0230622723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48.5908901898">
                <text:p>48.5908901898</text:p>
              </table:table-cell>
              <table:table-cell office:value-type="float" office:value="13.5678279377">
                <text:p>13.5678279377</text:p>
              </table:table-cell>
              <table:table-cell office:value-type="float" office:value="35.0230622521">
                <text:p>35.0230622521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48.5908901835">
                <text:p>48.5908901835</text:p>
              </table:table-cell>
              <table:table-cell office:value-type="float" office:value="13.5678279465">
                <text:p>13.5678279465</text:p>
              </table:table-cell>
              <table:table-cell office:value-type="float" office:value="35.023062237">
                <text:p>35.023062237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48.5908901871">
                <text:p>48.5908901871</text:p>
              </table:table-cell>
              <table:table-cell office:value-type="float" office:value="13.5678279587">
                <text:p>13.5678279587</text:p>
              </table:table-cell>
              <table:table-cell office:value-type="float" office:value="35.0230622284">
                <text:p>35.023062228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1.2787731701">
                <text:p>31.2787731701</text:p>
              </table:table-cell>
              <table:table-cell office:value-type="float" office:value="9.78795906362">
                <text:p>9.78795906362</text:p>
              </table:table-cell>
              <table:table-cell office:value-type="float" office:value="21.4908141065">
                <text:p>21.4908141065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31.2787725793">
                <text:p>31.2787725793</text:p>
              </table:table-cell>
              <table:table-cell office:value-type="float" office:value="9.78795878009">
                <text:p>9.78795878009</text:p>
              </table:table-cell>
              <table:table-cell office:value-type="float" office:value="21.4908137992">
                <text:p>21.4908137992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31.27877235">
                <text:p>31.27877235</text:p>
              </table:table-cell>
              <table:table-cell office:value-type="float" office:value="9.78795867199">
                <text:p>9.78795867199</text:p>
              </table:table-cell>
              <table:table-cell office:value-type="float" office:value="21.4908136781">
                <text:p>21.4908136781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31.2787721887">
                <text:p>31.2787721887</text:p>
              </table:table-cell>
              <table:table-cell office:value-type="float" office:value="9.78795859699">
                <text:p>9.78795859699</text:p>
              </table:table-cell>
              <table:table-cell office:value-type="float" office:value="21.4908135918">
                <text:p>21.4908135918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31.2787720697">
                <text:p>31.2787720697</text:p>
              </table:table-cell>
              <table:table-cell office:value-type="float" office:value="9.7879585368">
                <text:p>9.7879585368</text:p>
              </table:table-cell>
              <table:table-cell office:value-type="float" office:value="21.4908135329">
                <text:p>21.490813532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1.2787719627">
                <text:p>31.2787719627</text:p>
              </table:table-cell>
              <table:table-cell office:value-type="float" office:value="9.78795848587">
                <text:p>9.78795848587</text:p>
              </table:table-cell>
              <table:table-cell office:value-type="float" office:value="21.4908134768">
                <text:p>21.4908134768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31.2787718768">
                <text:p>31.2787718768</text:p>
              </table:table-cell>
              <table:table-cell office:value-type="float" office:value="9.78795844623">
                <text:p>9.78795844623</text:p>
              </table:table-cell>
              <table:table-cell office:value-type="float" office:value="21.4908134306">
                <text:p>21.4908134306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31.2787718067">
                <text:p>31.2787718067</text:p>
              </table:table-cell>
              <table:table-cell office:value-type="float" office:value="9.78795841001">
                <text:p>9.78795841001</text:p>
              </table:table-cell>
              <table:table-cell office:value-type="float" office:value="21.4908133967">
                <text:p>21.4908133967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31.2787717376">
                <text:p>31.2787717376</text:p>
              </table:table-cell>
              <table:table-cell office:value-type="float" office:value="9.78795837777">
                <text:p>9.78795837777</text:p>
              </table:table-cell>
              <table:table-cell office:value-type="float" office:value="21.4908133598">
                <text:p>21.4908133598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31.2787716759">
                <text:p>31.2787716759</text:p>
              </table:table-cell>
              <table:table-cell office:value-type="float" office:value="9.7879583508">
                <text:p>9.7879583508</text:p>
              </table:table-cell>
              <table:table-cell office:value-type="float" office:value="21.4908133251">
                <text:p>21.490813325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1.2787716211">
                <text:p>31.2787716211</text:p>
              </table:table-cell>
              <table:table-cell office:value-type="float" office:value="9.78795832632">
                <text:p>9.78795832632</text:p>
              </table:table-cell>
              <table:table-cell office:value-type="float" office:value="21.4908132948">
                <text:p>21.4908132948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31.2787715706">
                <text:p>31.2787715706</text:p>
              </table:table-cell>
              <table:table-cell office:value-type="float" office:value="9.78795830206">
                <text:p>9.78795830206</text:p>
              </table:table-cell>
              <table:table-cell office:value-type="float" office:value="21.4908132685">
                <text:p>21.490813268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31.2787715239">
                <text:p>31.2787715239</text:p>
              </table:table-cell>
              <table:table-cell office:value-type="float" office:value="9.78795828292">
                <text:p>9.78795828292</text:p>
              </table:table-cell>
              <table:table-cell office:value-type="float" office:value="21.490813241">
                <text:p>21.490813241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31.2787714826">
                <text:p>31.2787714826</text:p>
              </table:table-cell>
              <table:table-cell office:value-type="float" office:value="9.7879582662">
                <text:p>9.7879582662</text:p>
              </table:table-cell>
              <table:table-cell office:value-type="float" office:value="21.4908132164">
                <text:p>21.4908132164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31.2787714416">
                <text:p>31.2787714416</text:p>
              </table:table-cell>
              <table:table-cell office:value-type="float" office:value="9.78795824943">
                <text:p>9.78795824943</text:p>
              </table:table-cell>
              <table:table-cell office:value-type="float" office:value="21.4908131921">
                <text:p>21.490813192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31.2787714046">
                <text:p>31.2787714046</text:p>
              </table:table-cell>
              <table:table-cell office:value-type="float" office:value="9.78795823609">
                <text:p>9.78795823609</text:p>
              </table:table-cell>
              <table:table-cell office:value-type="float" office:value="21.4908131685">
                <text:p>21.490813168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31.2787713778">
                <text:p>31.2787713778</text:p>
              </table:table-cell>
              <table:table-cell office:value-type="float" office:value="9.78795822669">
                <text:p>9.78795822669</text:p>
              </table:table-cell>
              <table:table-cell office:value-type="float" office:value="21.4908131511">
                <text:p>21.4908131511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31.2787713411">
                <text:p>31.2787713411</text:p>
              </table:table-cell>
              <table:table-cell office:value-type="float" office:value="9.78795821244">
                <text:p>9.78795821244</text:p>
              </table:table-cell>
              <table:table-cell office:value-type="float" office:value="21.4908131286">
                <text:p>21.4908131286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31.278771314">
                <text:p>31.278771314</text:p>
              </table:table-cell>
              <table:table-cell office:value-type="float" office:value="9.78795820453">
                <text:p>9.78795820453</text:p>
              </table:table-cell>
              <table:table-cell office:value-type="float" office:value="21.4908131095">
                <text:p>21.4908131095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31.2787712911">
                <text:p>31.2787712911</text:p>
              </table:table-cell>
              <table:table-cell office:value-type="float" office:value="9.78795819831">
                <text:p>9.78795819831</text:p>
              </table:table-cell>
              <table:table-cell office:value-type="float" office:value="21.4908130928">
                <text:p>21.490813092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1.2787712653">
                <text:p>31.2787712653</text:p>
              </table:table-cell>
              <table:table-cell office:value-type="float" office:value="9.78795819">
                <text:p>9.78795819</text:p>
              </table:table-cell>
              <table:table-cell office:value-type="float" office:value="21.4908130753">
                <text:p>21.4908130753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31.2787712423">
                <text:p>31.2787712423</text:p>
              </table:table-cell>
              <table:table-cell office:value-type="float" office:value="9.7879581832">
                <text:p>9.7879581832</text:p>
              </table:table-cell>
              <table:table-cell office:value-type="float" office:value="21.4908130591">
                <text:p>21.4908130591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31.2787712254">
                <text:p>31.2787712254</text:p>
              </table:table-cell>
              <table:table-cell office:value-type="float" office:value="9.78795817868">
                <text:p>9.78795817868</text:p>
              </table:table-cell>
              <table:table-cell office:value-type="float" office:value="21.4908130468">
                <text:p>21.4908130468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31.2787712036">
                <text:p>31.2787712036</text:p>
              </table:table-cell>
              <table:table-cell office:value-type="float" office:value="9.7879581747">
                <text:p>9.7879581747</text:p>
              </table:table-cell>
              <table:table-cell office:value-type="float" office:value="21.4908130289">
                <text:p>21.4908130289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31.2787711898">
                <text:p>31.2787711898</text:p>
              </table:table-cell>
              <table:table-cell office:value-type="float" office:value="9.7879581734">
                <text:p>9.7879581734</text:p>
              </table:table-cell>
              <table:table-cell office:value-type="float" office:value="21.4908130164">
                <text:p>21.4908130164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31.2787711747">
                <text:p>31.2787711747</text:p>
              </table:table-cell>
              <table:table-cell office:value-type="float" office:value="9.78795816992">
                <text:p>9.78795816992</text:p>
              </table:table-cell>
              <table:table-cell office:value-type="float" office:value="21.4908130048">
                <text:p>21.4908130048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53.5459161836">
                <text:p>53.5459161836</text:p>
              </table:table-cell>
              <table:table-cell office:value-type="float" office:value="16.0453411823">
                <text:p>16.0453411823</text:p>
              </table:table-cell>
              <table:table-cell office:value-type="float" office:value="37.5005750013">
                <text:p>37.5005750013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53.5459157156">
                <text:p>53.5459157156</text:p>
              </table:table-cell>
              <table:table-cell office:value-type="float" office:value="16.0453409808">
                <text:p>16.0453409808</text:p>
              </table:table-cell>
              <table:table-cell office:value-type="float" office:value="37.5005747348">
                <text:p>37.5005747348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53.5459153972">
                <text:p>53.5459153972</text:p>
              </table:table-cell>
              <table:table-cell office:value-type="float" office:value="16.0453408567">
                <text:p>16.0453408567</text:p>
              </table:table-cell>
              <table:table-cell office:value-type="float" office:value="37.5005745405">
                <text:p>37.5005745405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53.545915159">
                <text:p>53.545915159</text:p>
              </table:table-cell>
              <table:table-cell office:value-type="float" office:value="16.0453407698">
                <text:p>16.0453407698</text:p>
              </table:table-cell>
              <table:table-cell office:value-type="float" office:value="37.5005743892">
                <text:p>37.500574389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53.5459149595">
                <text:p>53.5459149595</text:p>
              </table:table-cell>
              <table:table-cell office:value-type="float" office:value="16.0453406985">
                <text:p>16.0453406985</text:p>
              </table:table-cell>
              <table:table-cell office:value-type="float" office:value="37.500574261">
                <text:p>37.500574261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53.5459147738">
                <text:p>53.5459147738</text:p>
              </table:table-cell>
              <table:table-cell office:value-type="float" office:value="16.0453406361">
                <text:p>16.0453406361</text:p>
              </table:table-cell>
              <table:table-cell office:value-type="float" office:value="37.5005741377">
                <text:p>37.5005741377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53.5459146261">
                <text:p>53.5459146261</text:p>
              </table:table-cell>
              <table:table-cell office:value-type="float" office:value="16.0453405874">
                <text:p>16.0453405874</text:p>
              </table:table-cell>
              <table:table-cell office:value-type="float" office:value="37.5005740387">
                <text:p>37.5005740387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53.5459144861">
                <text:p>53.5459144861</text:p>
              </table:table-cell>
              <table:table-cell office:value-type="float" office:value="16.045340542">
                <text:p>16.045340542</text:p>
              </table:table-cell>
              <table:table-cell office:value-type="float" office:value="37.500573944">
                <text:p>37.500573944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53.5459143526">
                <text:p>53.5459143526</text:p>
              </table:table-cell>
              <table:table-cell office:value-type="float" office:value="16.0453405011">
                <text:p>16.0453405011</text:p>
              </table:table-cell>
              <table:table-cell office:value-type="float" office:value="37.5005738515">
                <text:p>37.5005738515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53.5459142353">
                <text:p>53.5459142353</text:p>
              </table:table-cell>
              <table:table-cell office:value-type="float" office:value="16.0453404658">
                <text:p>16.0453404658</text:p>
              </table:table-cell>
              <table:table-cell office:value-type="float" office:value="37.5005737696">
                <text:p>37.5005737696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53.5459141279">
                <text:p>53.5459141279</text:p>
              </table:table-cell>
              <table:table-cell office:value-type="float" office:value="16.0453404372">
                <text:p>16.0453404372</text:p>
              </table:table-cell>
              <table:table-cell office:value-type="float" office:value="37.5005736907">
                <text:p>37.5005736907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53.5459140363">
                <text:p>53.5459140363</text:p>
              </table:table-cell>
              <table:table-cell office:value-type="float" office:value="16.0453404093">
                <text:p>16.0453404093</text:p>
              </table:table-cell>
              <table:table-cell office:value-type="float" office:value="37.500573627">
                <text:p>37.500573627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53.5459139438">
                <text:p>53.5459139438</text:p>
              </table:table-cell>
              <table:table-cell office:value-type="float" office:value="16.0453403873">
                <text:p>16.0453403873</text:p>
              </table:table-cell>
              <table:table-cell office:value-type="float" office:value="37.5005735566">
                <text:p>37.5005735566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53.5459138629">
                <text:p>53.5459138629</text:p>
              </table:table-cell>
              <table:table-cell office:value-type="float" office:value="16.0453403693">
                <text:p>16.0453403693</text:p>
              </table:table-cell>
              <table:table-cell office:value-type="float" office:value="37.5005734936">
                <text:p>37.500573493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53.5459137796">
                <text:p>53.5459137796</text:p>
              </table:table-cell>
              <table:table-cell office:value-type="float" office:value="16.0453403482">
                <text:p>16.0453403482</text:p>
              </table:table-cell>
              <table:table-cell office:value-type="float" office:value="37.5005734314">
                <text:p>37.5005734314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53.5459137057">
                <text:p>53.5459137057</text:p>
              </table:table-cell>
              <table:table-cell office:value-type="float" office:value="16.0453403329">
                <text:p>16.0453403329</text:p>
              </table:table-cell>
              <table:table-cell office:value-type="float" office:value="37.5005733728">
                <text:p>37.5005733728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53.5459136393">
                <text:p>53.5459136393</text:p>
              </table:table-cell>
              <table:table-cell office:value-type="float" office:value="16.0453403204">
                <text:p>16.0453403204</text:p>
              </table:table-cell>
              <table:table-cell office:value-type="float" office:value="37.5005733189">
                <text:p>37.5005733189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53.5459135767">
                <text:p>53.5459135767</text:p>
              </table:table-cell>
              <table:table-cell office:value-type="float" office:value="16.0453403098">
                <text:p>16.0453403098</text:p>
              </table:table-cell>
              <table:table-cell office:value-type="float" office:value="37.5005732669">
                <text:p>37.5005732669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53.5459135225">
                <text:p>53.5459135225</text:p>
              </table:table-cell>
              <table:table-cell office:value-type="float" office:value="16.045340302">
                <text:p>16.045340302</text:p>
              </table:table-cell>
              <table:table-cell office:value-type="float" office:value="37.5005732206">
                <text:p>37.5005732206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53.5459134689">
                <text:p>53.5459134689</text:p>
              </table:table-cell>
              <table:table-cell office:value-type="float" office:value="16.0453402955">
                <text:p>16.0453402955</text:p>
              </table:table-cell>
              <table:table-cell office:value-type="float" office:value="37.5005731734">
                <text:p>37.5005731734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53.5459134164">
                <text:p>53.5459134164</text:p>
              </table:table-cell>
              <table:table-cell office:value-type="float" office:value="16.0453402885">
                <text:p>16.0453402885</text:p>
              </table:table-cell>
              <table:table-cell office:value-type="float" office:value="37.5005731279">
                <text:p>37.5005731279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53.5459133779">
                <text:p>53.5459133779</text:p>
              </table:table-cell>
              <table:table-cell office:value-type="float" office:value="16.0453402857">
                <text:p>16.0453402857</text:p>
              </table:table-cell>
              <table:table-cell office:value-type="float" office:value="37.5005730922">
                <text:p>37.5005730922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53.5459133415">
                <text:p>53.5459133415</text:p>
              </table:table-cell>
              <table:table-cell office:value-type="float" office:value="16.0453402825">
                <text:p>16.0453402825</text:p>
              </table:table-cell>
              <table:table-cell office:value-type="float" office:value="37.5005730591">
                <text:p>37.5005730591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53.5459133043">
                <text:p>53.5459133043</text:p>
              </table:table-cell>
              <table:table-cell office:value-type="float" office:value="16.0453402803">
                <text:p>16.0453402803</text:p>
              </table:table-cell>
              <table:table-cell office:value-type="float" office:value="37.500573024">
                <text:p>37.5005730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3079154818">
                <text:p>35.3079154818</text:p>
              </table:table-cell>
              <table:table-cell office:value-type="float" office:value="11.8025306395">
                <text:p>11.8025306395</text:p>
              </table:table-cell>
              <table:table-cell office:value-type="float" office:value="23.5053848423">
                <text:p>23.5053848423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35.3079147865">
                <text:p>35.3079147865</text:p>
              </table:table-cell>
              <table:table-cell office:value-type="float" office:value="11.8025302833">
                <text:p>11.8025302833</text:p>
              </table:table-cell>
              <table:table-cell office:value-type="float" office:value="23.5053845031">
                <text:p>23.5053845031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35.3079144912">
                <text:p>35.3079144912</text:p>
              </table:table-cell>
              <table:table-cell office:value-type="float" office:value="11.8025301331">
                <text:p>11.8025301331</text:p>
              </table:table-cell>
              <table:table-cell office:value-type="float" office:value="23.5053843581">
                <text:p>23.5053843581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35.3079142919">
                <text:p>35.3079142919</text:p>
              </table:table-cell>
              <table:table-cell office:value-type="float" office:value="11.8025300312">
                <text:p>11.8025300312</text:p>
              </table:table-cell>
              <table:table-cell office:value-type="float" office:value="23.5053842607">
                <text:p>23.5053842607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35.3079141349">
                <text:p>35.3079141349</text:p>
              </table:table-cell>
              <table:table-cell office:value-type="float" office:value="11.802529947">
                <text:p>11.802529947</text:p>
              </table:table-cell>
              <table:table-cell office:value-type="float" office:value="23.5053841879">
                <text:p>23.505384187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35.3079140061">
                <text:p>35.3079140061</text:p>
              </table:table-cell>
              <table:table-cell office:value-type="float" office:value="11.802529882">
                <text:p>11.802529882</text:p>
              </table:table-cell>
              <table:table-cell office:value-type="float" office:value="23.5053841241">
                <text:p>23.5053841241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35.3079138996">
                <text:p>35.3079138996</text:p>
              </table:table-cell>
              <table:table-cell office:value-type="float" office:value="11.8025298248">
                <text:p>11.8025298248</text:p>
              </table:table-cell>
              <table:table-cell office:value-type="float" office:value="23.5053840748">
                <text:p>23.5053840748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35.3079138021">
                <text:p>35.3079138021</text:p>
              </table:table-cell>
              <table:table-cell office:value-type="float" office:value="11.8025297734">
                <text:p>11.8025297734</text:p>
              </table:table-cell>
              <table:table-cell office:value-type="float" office:value="23.5053840287">
                <text:p>23.5053840287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35.3079137222">
                <text:p>35.3079137222</text:p>
              </table:table-cell>
              <table:table-cell office:value-type="float" office:value="11.8025297256">
                <text:p>11.8025297256</text:p>
              </table:table-cell>
              <table:table-cell office:value-type="float" office:value="23.5053839966">
                <text:p>23.5053839966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35.3079136535">
                <text:p>35.3079136535</text:p>
              </table:table-cell>
              <table:table-cell office:value-type="float" office:value="11.8025296867">
                <text:p>11.8025296867</text:p>
              </table:table-cell>
              <table:table-cell office:value-type="float" office:value="23.5053839667">
                <text:p>23.505383966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5.3079135873">
                <text:p>35.3079135873</text:p>
              </table:table-cell>
              <table:table-cell office:value-type="float" office:value="11.8025296497">
                <text:p>11.8025296497</text:p>
              </table:table-cell>
              <table:table-cell office:value-type="float" office:value="23.5053839376">
                <text:p>23.5053839376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35.3079135249">
                <text:p>35.3079135249</text:p>
              </table:table-cell>
              <table:table-cell office:value-type="float" office:value="11.8025296144">
                <text:p>11.8025296144</text:p>
              </table:table-cell>
              <table:table-cell office:value-type="float" office:value="23.5053839105">
                <text:p>23.505383910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35.3079134827">
                <text:p>35.3079134827</text:p>
              </table:table-cell>
              <table:table-cell office:value-type="float" office:value="11.8025295881">
                <text:p>11.8025295881</text:p>
              </table:table-cell>
              <table:table-cell office:value-type="float" office:value="23.5053838946">
                <text:p>23.5053838946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35.3079134336">
                <text:p>35.3079134336</text:p>
              </table:table-cell>
              <table:table-cell office:value-type="float" office:value="11.8025295586">
                <text:p>11.8025295586</text:p>
              </table:table-cell>
              <table:table-cell office:value-type="float" office:value="23.5053838749">
                <text:p>23.5053838749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35.3079133933">
                <text:p>35.3079133933</text:p>
              </table:table-cell>
              <table:table-cell office:value-type="float" office:value="11.8025295342">
                <text:p>11.8025295342</text:p>
              </table:table-cell>
              <table:table-cell office:value-type="float" office:value="23.5053838591">
                <text:p>23.5053838591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35.3079133641">
                <text:p>35.3079133641</text:p>
              </table:table-cell>
              <table:table-cell office:value-type="float" office:value="11.8025295128">
                <text:p>11.8025295128</text:p>
              </table:table-cell>
              <table:table-cell office:value-type="float" office:value="23.5053838513">
                <text:p>23.5053838513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35.3079133324">
                <text:p>35.3079133324</text:p>
              </table:table-cell>
              <table:table-cell office:value-type="float" office:value="11.8025294933">
                <text:p>11.8025294933</text:p>
              </table:table-cell>
              <table:table-cell office:value-type="float" office:value="23.5053838391">
                <text:p>23.5053838391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35.3079133028">
                <text:p>35.3079133028</text:p>
              </table:table-cell>
              <table:table-cell office:value-type="float" office:value="11.8025294733">
                <text:p>11.8025294733</text:p>
              </table:table-cell>
              <table:table-cell office:value-type="float" office:value="23.5053838295">
                <text:p>23.505383829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35.3079132785">
                <text:p>35.3079132785</text:p>
              </table:table-cell>
              <table:table-cell office:value-type="float" office:value="11.8025294573">
                <text:p>11.8025294573</text:p>
              </table:table-cell>
              <table:table-cell office:value-type="float" office:value="23.5053838212">
                <text:p>23.5053838212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35.3079132605">
                <text:p>35.3079132605</text:p>
              </table:table-cell>
              <table:table-cell office:value-type="float" office:value="11.8025294411">
                <text:p>11.8025294411</text:p>
              </table:table-cell>
              <table:table-cell office:value-type="float" office:value="23.5053838194">
                <text:p>23.505383819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5.3079132381">
                <text:p>35.3079132381</text:p>
              </table:table-cell>
              <table:table-cell office:value-type="float" office:value="11.8025294279">
                <text:p>11.8025294279</text:p>
              </table:table-cell>
              <table:table-cell office:value-type="float" office:value="23.5053838102">
                <text:p>23.5053838102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35.3079132231">
                <text:p>35.3079132231</text:p>
              </table:table-cell>
              <table:table-cell office:value-type="float" office:value="11.8025294134">
                <text:p>11.8025294134</text:p>
              </table:table-cell>
              <table:table-cell office:value-type="float" office:value="23.5053838097">
                <text:p>23.5053838097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35.3079132081">
                <text:p>35.3079132081</text:p>
              </table:table-cell>
              <table:table-cell office:value-type="float" office:value="11.8025294">
                <text:p>11.8025294</text:p>
              </table:table-cell>
              <table:table-cell office:value-type="float" office:value="23.5053838081">
                <text:p>23.5053838081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35.3079131985">
                <text:p>35.3079131985</text:p>
              </table:table-cell>
              <table:table-cell office:value-type="float" office:value="11.8025293913">
                <text:p>11.8025293913</text:p>
              </table:table-cell>
              <table:table-cell office:value-type="float" office:value="23.5053838072">
                <text:p>23.5053838072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35.3079131935">
                <text:p>35.3079131935</text:p>
              </table:table-cell>
              <table:table-cell office:value-type="float" office:value="11.802529383">
                <text:p>11.802529383</text:p>
              </table:table-cell>
              <table:table-cell office:value-type="float" office:value="23.5053838105">
                <text:p>23.5053838105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35.3079131728">
                <text:p>35.3079131728</text:p>
              </table:table-cell>
              <table:table-cell office:value-type="float" office:value="11.8025293671">
                <text:p>11.8025293671</text:p>
              </table:table-cell>
              <table:table-cell office:value-type="float" office:value="23.5053838057">
                <text:p>23.5053838057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57.5359311472">
                <text:p>57.5359311472</text:p>
              </table:table-cell>
              <table:table-cell office:value-type="float" office:value="18.0403490935">
                <text:p>18.0403490935</text:p>
              </table:table-cell>
              <table:table-cell office:value-type="float" office:value="39.4955820538">
                <text:p>39.4955820538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57.5359304744">
                <text:p>57.5359304744</text:p>
              </table:table-cell>
              <table:table-cell office:value-type="float" office:value="18.0403487823">
                <text:p>18.0403487823</text:p>
              </table:table-cell>
              <table:table-cell office:value-type="float" office:value="39.495581692">
                <text:p>39.495581692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57.5359300391">
                <text:p>57.5359300391</text:p>
              </table:table-cell>
              <table:table-cell office:value-type="float" office:value="18.0403485775">
                <text:p>18.0403485775</text:p>
              </table:table-cell>
              <table:table-cell office:value-type="float" office:value="39.4955814615">
                <text:p>39.4955814615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57.5359297239">
                <text:p>57.5359297239</text:p>
              </table:table-cell>
              <table:table-cell office:value-type="float" office:value="18.0403484299">
                <text:p>18.0403484299</text:p>
              </table:table-cell>
              <table:table-cell office:value-type="float" office:value="39.495581294">
                <text:p>39.49558129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57.5359294694">
                <text:p>57.5359294694</text:p>
              </table:table-cell>
              <table:table-cell office:value-type="float" office:value="18.0403483045">
                <text:p>18.0403483045</text:p>
              </table:table-cell>
              <table:table-cell office:value-type="float" office:value="39.4955811649">
                <text:p>39.4955811649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57.5359292645">
                <text:p>57.5359292645</text:p>
              </table:table-cell>
              <table:table-cell office:value-type="float" office:value="18.0403482033">
                <text:p>18.0403482033</text:p>
              </table:table-cell>
              <table:table-cell office:value-type="float" office:value="39.4955810612">
                <text:p>39.4955810612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57.535929102">
                <text:p>57.535929102</text:p>
              </table:table-cell>
              <table:table-cell office:value-type="float" office:value="18.0403481187">
                <text:p>18.0403481187</text:p>
              </table:table-cell>
              <table:table-cell office:value-type="float" office:value="39.4955809833">
                <text:p>39.4955809833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57.5359289537">
                <text:p>57.5359289537</text:p>
              </table:table-cell>
              <table:table-cell office:value-type="float" office:value="18.0403480358">
                <text:p>18.0403480358</text:p>
              </table:table-cell>
              <table:table-cell office:value-type="float" office:value="39.495580918">
                <text:p>39.495580918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57.5359288405">
                <text:p>57.5359288405</text:p>
              </table:table-cell>
              <table:table-cell office:value-type="float" office:value="18.0403479753">
                <text:p>18.0403479753</text:p>
              </table:table-cell>
              <table:table-cell office:value-type="float" office:value="39.4955808652">
                <text:p>39.4955808652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57.5359287399">
                <text:p>57.5359287399</text:p>
              </table:table-cell>
              <table:table-cell office:value-type="float" office:value="18.040347919">
                <text:p>18.040347919</text:p>
              </table:table-cell>
              <table:table-cell office:value-type="float" office:value="39.4955808209">
                <text:p>39.4955808209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57.535928658">
                <text:p>57.535928658</text:p>
              </table:table-cell>
              <table:table-cell office:value-type="float" office:value="18.0403478663">
                <text:p>18.0403478663</text:p>
              </table:table-cell>
              <table:table-cell office:value-type="float" office:value="39.4955807917">
                <text:p>39.4955807917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57.5359285844">
                <text:p>57.5359285844</text:p>
              </table:table-cell>
              <table:table-cell office:value-type="float" office:value="18.0403478205">
                <text:p>18.0403478205</text:p>
              </table:table-cell>
              <table:table-cell office:value-type="float" office:value="39.495580764">
                <text:p>39.495580764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57.5359285228">
                <text:p>57.5359285228</text:p>
              </table:table-cell>
              <table:table-cell office:value-type="float" office:value="18.0403477791">
                <text:p>18.0403477791</text:p>
              </table:table-cell>
              <table:table-cell office:value-type="float" office:value="39.4955807437">
                <text:p>39.4955807437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57.5359284667">
                <text:p>57.5359284667</text:p>
              </table:table-cell>
              <table:table-cell office:value-type="float" office:value="18.0403477383">
                <text:p>18.0403477383</text:p>
              </table:table-cell>
              <table:table-cell office:value-type="float" office:value="39.4955807284">
                <text:p>39.495580728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57.5359284133">
                <text:p>57.5359284133</text:p>
              </table:table-cell>
              <table:table-cell office:value-type="float" office:value="18.0403476967">
                <text:p>18.0403476967</text:p>
              </table:table-cell>
              <table:table-cell office:value-type="float" office:value="39.4955807166">
                <text:p>39.4955807166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57.5359283752">
                <text:p>57.5359283752</text:p>
              </table:table-cell>
              <table:table-cell office:value-type="float" office:value="18.0403476624">
                <text:p>18.0403476624</text:p>
              </table:table-cell>
              <table:table-cell office:value-type="float" office:value="39.4955807128">
                <text:p>39.4955807128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57.5359283398">
                <text:p>57.5359283398</text:p>
              </table:table-cell>
              <table:table-cell office:value-type="float" office:value="18.0403476286">
                <text:p>18.0403476286</text:p>
              </table:table-cell>
              <table:table-cell office:value-type="float" office:value="39.4955807112">
                <text:p>39.4955807112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57.5359283111">
                <text:p>57.5359283111</text:p>
              </table:table-cell>
              <table:table-cell office:value-type="float" office:value="18.0403475969">
                <text:p>18.0403475969</text:p>
              </table:table-cell>
              <table:table-cell office:value-type="float" office:value="39.4955807142">
                <text:p>39.4955807142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57.5359282964">
                <text:p>57.5359282964</text:p>
              </table:table-cell>
              <table:table-cell office:value-type="float" office:value="18.0403475735">
                <text:p>18.0403475735</text:p>
              </table:table-cell>
              <table:table-cell office:value-type="float" office:value="39.4955807229">
                <text:p>39.4955807229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57.5359282687">
                <text:p>57.5359282687</text:p>
              </table:table-cell>
              <table:table-cell office:value-type="float" office:value="18.0403475467">
                <text:p>18.0403475467</text:p>
              </table:table-cell>
              <table:table-cell office:value-type="float" office:value="39.495580722">
                <text:p>39.495580722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57.5359282643">
                <text:p>57.5359282643</text:p>
              </table:table-cell>
              <table:table-cell office:value-type="float" office:value="18.040347531">
                <text:p>18.040347531</text:p>
              </table:table-cell>
              <table:table-cell office:value-type="float" office:value="39.4955807333">
                <text:p>39.4955807333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57.5359282559">
                <text:p>57.5359282559</text:p>
              </table:table-cell>
              <table:table-cell office:value-type="float" office:value="18.0403475119">
                <text:p>18.0403475119</text:p>
              </table:table-cell>
              <table:table-cell office:value-type="float" office:value="39.495580744">
                <text:p>39.495580744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57.5359282458">
                <text:p>57.5359282458</text:p>
              </table:table-cell>
              <table:table-cell office:value-type="float" office:value="18.0403474938">
                <text:p>18.0403474938</text:p>
              </table:table-cell>
              <table:table-cell office:value-type="float" office:value="39.495580752">
                <text:p>39.495580752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57.5359282415">
                <text:p>57.5359282415</text:p>
              </table:table-cell>
              <table:table-cell office:value-type="float" office:value="18.0403474745">
                <text:p>18.0403474745</text:p>
              </table:table-cell>
              <table:table-cell office:value-type="float" office:value="39.495580767">
                <text:p>39.4955807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7.8093868518">
                <text:p>37.8093868518</text:p>
              </table:table-cell>
              <table:table-cell office:value-type="float" office:value="13.0532661568">
                <text:p>13.0532661568</text:p>
              </table:table-cell>
              <table:table-cell office:value-type="float" office:value="24.7561206951">
                <text:p>24.7561206951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37.809385782">
                <text:p>37.809385782</text:p>
              </table:table-cell>
              <table:table-cell office:value-type="float" office:value="13.0532657096">
                <text:p>13.0532657096</text:p>
              </table:table-cell>
              <table:table-cell office:value-type="float" office:value="24.7561200724">
                <text:p>24.7561200724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37.8093853473">
                <text:p>37.8093853473</text:p>
              </table:table-cell>
              <table:table-cell office:value-type="float" office:value="13.0532655234">
                <text:p>13.0532655234</text:p>
              </table:table-cell>
              <table:table-cell office:value-type="float" office:value="24.7561198239">
                <text:p>24.7561198239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37.8093850893">
                <text:p>37.8093850893</text:p>
              </table:table-cell>
              <table:table-cell office:value-type="float" office:value="13.0532654094">
                <text:p>13.0532654094</text:p>
              </table:table-cell>
              <table:table-cell office:value-type="float" office:value="24.7561196799">
                <text:p>24.7561196799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37.8093849292">
                <text:p>37.8093849292</text:p>
              </table:table-cell>
              <table:table-cell office:value-type="float" office:value="13.0532653441">
                <text:p>13.0532653441</text:p>
              </table:table-cell>
              <table:table-cell office:value-type="float" office:value="24.7561195851">
                <text:p>24.7561195851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37.8093848252">
                <text:p>37.8093848252</text:p>
              </table:table-cell>
              <table:table-cell office:value-type="float" office:value="13.0532653093">
                <text:p>13.0532653093</text:p>
              </table:table-cell>
              <table:table-cell office:value-type="float" office:value="24.7561195159">
                <text:p>24.7561195159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37.8093847521">
                <text:p>37.8093847521</text:p>
              </table:table-cell>
              <table:table-cell office:value-type="float" office:value="13.0532652982">
                <text:p>13.0532652982</text:p>
              </table:table-cell>
              <table:table-cell office:value-type="float" office:value="24.7561194539">
                <text:p>24.7561194539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37.8093847002">
                <text:p>37.8093847002</text:p>
              </table:table-cell>
              <table:table-cell office:value-type="float" office:value="13.0532652922">
                <text:p>13.0532652922</text:p>
              </table:table-cell>
              <table:table-cell office:value-type="float" office:value="24.7561194079">
                <text:p>24.7561194079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37.8093846586">
                <text:p>37.8093846586</text:p>
              </table:table-cell>
              <table:table-cell office:value-type="float" office:value="13.0532652926">
                <text:p>13.0532652926</text:p>
              </table:table-cell>
              <table:table-cell office:value-type="float" office:value="24.756119366">
                <text:p>24.756119366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37.8093846304">
                <text:p>37.8093846304</text:p>
              </table:table-cell>
              <table:table-cell office:value-type="float" office:value="13.0532652984">
                <text:p>13.0532652984</text:p>
              </table:table-cell>
              <table:table-cell office:value-type="float" office:value="24.756119332">
                <text:p>24.75611933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7.8093846085">
                <text:p>37.8093846085</text:p>
              </table:table-cell>
              <table:table-cell office:value-type="float" office:value="13.0532653054">
                <text:p>13.0532653054</text:p>
              </table:table-cell>
              <table:table-cell office:value-type="float" office:value="24.7561193031">
                <text:p>24.7561193031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37.8093845887">
                <text:p>37.8093845887</text:p>
              </table:table-cell>
              <table:table-cell office:value-type="float" office:value="13.0532653098">
                <text:p>13.0532653098</text:p>
              </table:table-cell>
              <table:table-cell office:value-type="float" office:value="24.7561192788">
                <text:p>24.7561192788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37.809384574">
                <text:p>37.809384574</text:p>
              </table:table-cell>
              <table:table-cell office:value-type="float" office:value="13.0532653183">
                <text:p>13.0532653183</text:p>
              </table:table-cell>
              <table:table-cell office:value-type="float" office:value="24.7561192557">
                <text:p>24.7561192557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37.8093845582">
                <text:p>37.8093845582</text:p>
              </table:table-cell>
              <table:table-cell office:value-type="float" office:value="13.053265323">
                <text:p>13.053265323</text:p>
              </table:table-cell>
              <table:table-cell office:value-type="float" office:value="24.7561192353">
                <text:p>24.7561192353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37.8093845477">
                <text:p>37.8093845477</text:p>
              </table:table-cell>
              <table:table-cell office:value-type="float" office:value="13.0532653264">
                <text:p>13.0532653264</text:p>
              </table:table-cell>
              <table:table-cell office:value-type="float" office:value="24.7561192213">
                <text:p>24.7561192213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37.809384545">
                <text:p>37.809384545</text:p>
              </table:table-cell>
              <table:table-cell office:value-type="float" office:value="13.0532653368">
                <text:p>13.0532653368</text:p>
              </table:table-cell>
              <table:table-cell office:value-type="float" office:value="24.7561192083">
                <text:p>24.7561192083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37.8093845433">
                <text:p>37.8093845433</text:p>
              </table:table-cell>
              <table:table-cell office:value-type="float" office:value="13.0532653424">
                <text:p>13.0532653424</text:p>
              </table:table-cell>
              <table:table-cell office:value-type="float" office:value="24.7561192009">
                <text:p>24.7561192009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37.8093845389">
                <text:p>37.8093845389</text:p>
              </table:table-cell>
              <table:table-cell office:value-type="float" office:value="13.0532653466">
                <text:p>13.0532653466</text:p>
              </table:table-cell>
              <table:table-cell office:value-type="float" office:value="24.7561191923">
                <text:p>24.7561191923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37.8093845393">
                <text:p>37.8093845393</text:p>
              </table:table-cell>
              <table:table-cell office:value-type="float" office:value="13.0532653534">
                <text:p>13.0532653534</text:p>
              </table:table-cell>
              <table:table-cell office:value-type="float" office:value="24.7561191859">
                <text:p>24.7561191859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37.809384543">
                <text:p>37.809384543</text:p>
              </table:table-cell>
              <table:table-cell office:value-type="float" office:value="13.0532653583">
                <text:p>13.0532653583</text:p>
              </table:table-cell>
              <table:table-cell office:value-type="float" office:value="24.7561191847">
                <text:p>24.756119184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7.8093845525">
                <text:p>37.8093845525</text:p>
              </table:table-cell>
              <table:table-cell office:value-type="float" office:value="13.0532653642">
                <text:p>13.0532653642</text:p>
              </table:table-cell>
              <table:table-cell office:value-type="float" office:value="24.7561191884">
                <text:p>24.7561191884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37.8093845551">
                <text:p>37.8093845551</text:p>
              </table:table-cell>
              <table:table-cell office:value-type="float" office:value="13.0532653696">
                <text:p>13.0532653696</text:p>
              </table:table-cell>
              <table:table-cell office:value-type="float" office:value="24.7561191856">
                <text:p>24.7561191856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37.8093845641">
                <text:p>37.8093845641</text:p>
              </table:table-cell>
              <table:table-cell office:value-type="float" office:value="13.0532653767">
                <text:p>13.0532653767</text:p>
              </table:table-cell>
              <table:table-cell office:value-type="float" office:value="24.7561191874">
                <text:p>24.7561191874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37.8093845713">
                <text:p>37.8093845713</text:p>
              </table:table-cell>
              <table:table-cell office:value-type="float" office:value="13.0532653826">
                <text:p>13.0532653826</text:p>
              </table:table-cell>
              <table:table-cell office:value-type="float" office:value="24.7561191887">
                <text:p>24.7561191887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37.8093845803">
                <text:p>37.8093845803</text:p>
              </table:table-cell>
              <table:table-cell office:value-type="float" office:value="13.0532653884">
                <text:p>13.0532653884</text:p>
              </table:table-cell>
              <table:table-cell office:value-type="float" office:value="24.7561191919">
                <text:p>24.7561191919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37.8093845901">
                <text:p>37.8093845901</text:p>
              </table:table-cell>
              <table:table-cell office:value-type="float" office:value="13.053265393">
                <text:p>13.053265393</text:p>
              </table:table-cell>
              <table:table-cell office:value-type="float" office:value="24.7561191971">
                <text:p>24.7561191971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61.417220656">
                <text:p>61.417220656</text:p>
              </table:table-cell>
              <table:table-cell office:value-type="float" office:value="19.9809943455">
                <text:p>19.9809943455</text:p>
              </table:table-cell>
              <table:table-cell office:value-type="float" office:value="41.4362263105">
                <text:p>41.4362263105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61.417219552">
                <text:p>61.417219552</text:p>
              </table:table-cell>
              <table:table-cell office:value-type="float" office:value="19.9809937691">
                <text:p>19.9809937691</text:p>
              </table:table-cell>
              <table:table-cell office:value-type="float" office:value="41.4362257829">
                <text:p>41.4362257829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61.4172188093">
                <text:p>61.4172188093</text:p>
              </table:table-cell>
              <table:table-cell office:value-type="float" office:value="19.9809933605">
                <text:p>19.9809933605</text:p>
              </table:table-cell>
              <table:table-cell office:value-type="float" office:value="41.4362254487">
                <text:p>41.4362254487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61.4172182358">
                <text:p>61.4172182358</text:p>
              </table:table-cell>
              <table:table-cell office:value-type="float" office:value="19.9809930374">
                <text:p>19.9809930374</text:p>
              </table:table-cell>
              <table:table-cell office:value-type="float" office:value="41.4362251984">
                <text:p>41.436225198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61.4172177626">
                <text:p>61.4172177626</text:p>
              </table:table-cell>
              <table:table-cell office:value-type="float" office:value="19.9809927653">
                <text:p>19.9809927653</text:p>
              </table:table-cell>
              <table:table-cell office:value-type="float" office:value="41.4362249974">
                <text:p>41.4362249974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61.4172173681">
                <text:p>61.4172173681</text:p>
              </table:table-cell>
              <table:table-cell office:value-type="float" office:value="19.9809925342">
                <text:p>19.9809925342</text:p>
              </table:table-cell>
              <table:table-cell office:value-type="float" office:value="41.4362248339">
                <text:p>41.4362248339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61.4172170289">
                <text:p>61.4172170289</text:p>
              </table:table-cell>
              <table:table-cell office:value-type="float" office:value="19.9809923265">
                <text:p>19.9809923265</text:p>
              </table:table-cell>
              <table:table-cell office:value-type="float" office:value="41.4362247024">
                <text:p>41.4362247024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61.417216731">
                <text:p>61.417216731</text:p>
              </table:table-cell>
              <table:table-cell office:value-type="float" office:value="19.9809921394">
                <text:p>19.9809921394</text:p>
              </table:table-cell>
              <table:table-cell office:value-type="float" office:value="41.4362245916">
                <text:p>41.4362245916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61.4172164689">
                <text:p>61.4172164689</text:p>
              </table:table-cell>
              <table:table-cell office:value-type="float" office:value="19.9809919675">
                <text:p>19.9809919675</text:p>
              </table:table-cell>
              <table:table-cell office:value-type="float" office:value="41.4362245015">
                <text:p>41.4362245015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61.4172162353">
                <text:p>61.4172162353</text:p>
              </table:table-cell>
              <table:table-cell office:value-type="float" office:value="19.9809918091">
                <text:p>19.9809918091</text:p>
              </table:table-cell>
              <table:table-cell office:value-type="float" office:value="41.4362244262">
                <text:p>41.4362244262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61.4172160245">
                <text:p>61.4172160245</text:p>
              </table:table-cell>
              <table:table-cell office:value-type="float" office:value="19.9809916609">
                <text:p>19.9809916609</text:p>
              </table:table-cell>
              <table:table-cell office:value-type="float" office:value="41.4362243636">
                <text:p>41.4362243636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61.4172158392">
                <text:p>61.4172158392</text:p>
              </table:table-cell>
              <table:table-cell office:value-type="float" office:value="19.9809915269">
                <text:p>19.9809915269</text:p>
              </table:table-cell>
              <table:table-cell office:value-type="float" office:value="41.4362243123">
                <text:p>41.4362243123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61.4172156591">
                <text:p>61.4172156591</text:p>
              </table:table-cell>
              <table:table-cell office:value-type="float" office:value="19.980991395">
                <text:p>19.980991395</text:p>
              </table:table-cell>
              <table:table-cell office:value-type="float" office:value="41.436224264">
                <text:p>41.436224264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61.4172155136">
                <text:p>61.4172155136</text:p>
              </table:table-cell>
              <table:table-cell office:value-type="float" office:value="19.9809912798">
                <text:p>19.9809912798</text:p>
              </table:table-cell>
              <table:table-cell office:value-type="float" office:value="41.4362242338">
                <text:p>41.436224233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61.4172153735">
                <text:p>61.4172153735</text:p>
              </table:table-cell>
              <table:table-cell office:value-type="float" office:value="19.9809911682">
                <text:p>19.9809911682</text:p>
              </table:table-cell>
              <table:table-cell office:value-type="float" office:value="41.4362242053">
                <text:p>41.4362242053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61.4172152458">
                <text:p>61.4172152458</text:p>
              </table:table-cell>
              <table:table-cell office:value-type="float" office:value="19.9809910614">
                <text:p>19.9809910614</text:p>
              </table:table-cell>
              <table:table-cell office:value-type="float" office:value="41.4362241844">
                <text:p>41.4362241844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61.4172151276">
                <text:p>61.4172151276</text:p>
              </table:table-cell>
              <table:table-cell office:value-type="float" office:value="19.9809909603">
                <text:p>19.9809909603</text:p>
              </table:table-cell>
              <table:table-cell office:value-type="float" office:value="41.4362241673">
                <text:p>41.4362241673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61.417215026">
                <text:p>61.417215026</text:p>
              </table:table-cell>
              <table:table-cell office:value-type="float" office:value="19.9809908618">
                <text:p>19.9809908618</text:p>
              </table:table-cell>
              <table:table-cell office:value-type="float" office:value="41.4362241642">
                <text:p>41.4362241642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61.4172149272">
                <text:p>61.4172149272</text:p>
              </table:table-cell>
              <table:table-cell office:value-type="float" office:value="19.9809907696">
                <text:p>19.9809907696</text:p>
              </table:table-cell>
              <table:table-cell office:value-type="float" office:value="41.4362241576">
                <text:p>41.4362241576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61.4172148318">
                <text:p>61.4172148318</text:p>
              </table:table-cell>
              <table:table-cell office:value-type="float" office:value="19.9809906742">
                <text:p>19.9809906742</text:p>
              </table:table-cell>
              <table:table-cell office:value-type="float" office:value="41.4362241576">
                <text:p>41.4362241576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61.4172147489">
                <text:p>61.4172147489</text:p>
              </table:table-cell>
              <table:table-cell office:value-type="float" office:value="19.9809905831">
                <text:p>19.9809905831</text:p>
              </table:table-cell>
              <table:table-cell office:value-type="float" office:value="41.4362241658">
                <text:p>41.4362241658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61.4172146843">
                <text:p>61.4172146843</text:p>
              </table:table-cell>
              <table:table-cell office:value-type="float" office:value="19.9809905013">
                <text:p>19.9809905013</text:p>
              </table:table-cell>
              <table:table-cell office:value-type="float" office:value="41.436224183">
                <text:p>41.436224183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61.4172146145">
                <text:p>61.4172146145</text:p>
              </table:table-cell>
              <table:table-cell office:value-type="float" office:value="19.9809904111">
                <text:p>19.9809904111</text:p>
              </table:table-cell>
              <table:table-cell office:value-type="float" office:value="41.4362242034">
                <text:p>41.4362242034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61.417214559">
                <text:p>61.417214559</text:p>
              </table:table-cell>
              <table:table-cell office:value-type="float" office:value="19.9809903289">
                <text:p>19.9809903289</text:p>
              </table:table-cell>
              <table:table-cell office:value-type="float" office:value="41.4362242301">
                <text:p>41.43622423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.2975053739">
                <text:p>42.2975053739</text:p>
              </table:table-cell>
              <table:table-cell office:value-type="float" office:value="15.2973252279">
                <text:p>15.2973252279</text:p>
              </table:table-cell>
              <table:table-cell office:value-type="float" office:value="27.000180146">
                <text:p>27.000180146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42.2975037935">
                <text:p>42.2975037935</text:p>
              </table:table-cell>
              <table:table-cell office:value-type="float" office:value="15.2973246411">
                <text:p>15.2973246411</text:p>
              </table:table-cell>
              <table:table-cell office:value-type="float" office:value="27.0001791523">
                <text:p>27.0001791523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42.2975031236">
                <text:p>42.2975031236</text:p>
              </table:table-cell>
              <table:table-cell office:value-type="float" office:value="15.2973243852">
                <text:p>15.2973243852</text:p>
              </table:table-cell>
              <table:table-cell office:value-type="float" office:value="27.0001787385">
                <text:p>27.0001787385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42.2975026525">
                <text:p>42.2975026525</text:p>
              </table:table-cell>
              <table:table-cell office:value-type="float" office:value="15.2973242043">
                <text:p>15.2973242043</text:p>
              </table:table-cell>
              <table:table-cell office:value-type="float" office:value="27.0001784482">
                <text:p>27.0001784482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42.2975022806">
                <text:p>42.2975022806</text:p>
              </table:table-cell>
              <table:table-cell office:value-type="float" office:value="15.2973240574">
                <text:p>15.2973240574</text:p>
              </table:table-cell>
              <table:table-cell office:value-type="float" office:value="27.0001782232">
                <text:p>27.000178223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42.297501966">
                <text:p>42.297501966</text:p>
              </table:table-cell>
              <table:table-cell office:value-type="float" office:value="15.2973239268">
                <text:p>15.2973239268</text:p>
              </table:table-cell>
              <table:table-cell office:value-type="float" office:value="27.0001780392">
                <text:p>27.0001780392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42.2975016891">
                <text:p>42.2975016891</text:p>
              </table:table-cell>
              <table:table-cell office:value-type="float" office:value="15.297323811">
                <text:p>15.297323811</text:p>
              </table:table-cell>
              <table:table-cell office:value-type="float" office:value="27.0001778781">
                <text:p>27.0001778781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42.2975014482">
                <text:p>42.2975014482</text:p>
              </table:table-cell>
              <table:table-cell office:value-type="float" office:value="15.2973237085">
                <text:p>15.2973237085</text:p>
              </table:table-cell>
              <table:table-cell office:value-type="float" office:value="27.0001777398">
                <text:p>27.0001777398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42.2975012306">
                <text:p>42.2975012306</text:p>
              </table:table-cell>
              <table:table-cell office:value-type="float" office:value="15.2973236129">
                <text:p>15.2973236129</text:p>
              </table:table-cell>
              <table:table-cell office:value-type="float" office:value="27.0001776176">
                <text:p>27.0001776176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42.2975010379">
                <text:p>42.2975010379</text:p>
              </table:table-cell>
              <table:table-cell office:value-type="float" office:value="15.2973235251">
                <text:p>15.2973235251</text:p>
              </table:table-cell>
              <table:table-cell office:value-type="float" office:value="27.0001775127">
                <text:p>27.000177512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2.2975008543">
                <text:p>42.2975008543</text:p>
              </table:table-cell>
              <table:table-cell office:value-type="float" office:value="15.2973234427">
                <text:p>15.2973234427</text:p>
              </table:table-cell>
              <table:table-cell office:value-type="float" office:value="27.0001774116">
                <text:p>27.0001774116</text:p>
              </table:table-cell>
            </table:table-row>
            <table:table-row>
              <table:table-cell office:value-type="float" office:value="5.11">
                <text:p>5.11</text:p>
              </table:table-cell>
              <table:table-cell office:value-type="float" office:value="42.297500687">
                <text:p>42.297500687</text:p>
              </table:table-cell>
              <table:table-cell office:value-type="float" office:value="15.2973233643">
                <text:p>15.2973233643</text:p>
              </table:table-cell>
              <table:table-cell office:value-type="float" office:value="27.0001773226">
                <text:p>27.0001773226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42.2975005471">
                <text:p>42.2975005471</text:p>
              </table:table-cell>
              <table:table-cell office:value-type="float" office:value="15.2973232993">
                <text:p>15.2973232993</text:p>
              </table:table-cell>
              <table:table-cell office:value-type="float" office:value="27.0001772478">
                <text:p>27.0001772478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42.2975004038">
                <text:p>42.2975004038</text:p>
              </table:table-cell>
              <table:table-cell office:value-type="float" office:value="15.297323232">
                <text:p>15.297323232</text:p>
              </table:table-cell>
              <table:table-cell office:value-type="float" office:value="27.0001771718">
                <text:p>27.0001771718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42.2975002771">
                <text:p>42.2975002771</text:p>
              </table:table-cell>
              <table:table-cell office:value-type="float" office:value="15.2973231696">
                <text:p>15.2973231696</text:p>
              </table:table-cell>
              <table:table-cell office:value-type="float" office:value="27.0001771076">
                <text:p>27.0001771076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42.2975001606">
                <text:p>42.2975001606</text:p>
              </table:table-cell>
              <table:table-cell office:value-type="float" office:value="15.2973231131">
                <text:p>15.2973231131</text:p>
              </table:table-cell>
              <table:table-cell office:value-type="float" office:value="27.0001770475">
                <text:p>27.00017704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42.2975000488">
                <text:p>42.2975000488</text:p>
              </table:table-cell>
              <table:table-cell office:value-type="float" office:value="15.2973230575">
                <text:p>15.2973230575</text:p>
              </table:table-cell>
              <table:table-cell office:value-type="float" office:value="27.0001769913">
                <text:p>27.0001769913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42.2974999495">
                <text:p>42.2974999495</text:p>
              </table:table-cell>
              <table:table-cell office:value-type="float" office:value="15.2973230062">
                <text:p>15.2973230062</text:p>
              </table:table-cell>
              <table:table-cell office:value-type="float" office:value="27.0001769434">
                <text:p>27.0001769434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42.2974998533">
                <text:p>42.2974998533</text:p>
              </table:table-cell>
              <table:table-cell office:value-type="float" office:value="15.2973229577">
                <text:p>15.2973229577</text:p>
              </table:table-cell>
              <table:table-cell office:value-type="float" office:value="27.0001768956">
                <text:p>27.0001768956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42.297499764">
                <text:p>42.297499764</text:p>
              </table:table-cell>
              <table:table-cell office:value-type="float" office:value="15.2973229095">
                <text:p>15.2973229095</text:p>
              </table:table-cell>
              <table:table-cell office:value-type="float" office:value="27.0001768545">
                <text:p>27.000176854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42.2974996868">
                <text:p>42.2974996868</text:p>
              </table:table-cell>
              <table:table-cell office:value-type="float" office:value="15.2973228657">
                <text:p>15.2973228657</text:p>
              </table:table-cell>
              <table:table-cell office:value-type="float" office:value="27.0001768211">
                <text:p>27.0001768211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42.2974996071">
                <text:p>42.2974996071</text:p>
              </table:table-cell>
              <table:table-cell office:value-type="float" office:value="15.2973228235">
                <text:p>15.2973228235</text:p>
              </table:table-cell>
              <table:table-cell office:value-type="float" office:value="27.0001767835">
                <text:p>27.000176783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42.2974995368">
                <text:p>42.2974995368</text:p>
              </table:table-cell>
              <table:table-cell office:value-type="float" office:value="15.2973227846">
                <text:p>15.2973227846</text:p>
              </table:table-cell>
              <table:table-cell office:value-type="float" office:value="27.0001767523">
                <text:p>27.0001767523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42.297499469">
                <text:p>42.297499469</text:p>
              </table:table-cell>
              <table:table-cell office:value-type="float" office:value="15.2973227432">
                <text:p>15.2973227432</text:p>
              </table:table-cell>
              <table:table-cell office:value-type="float" office:value="27.0001767258">
                <text:p>27.0001767258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42.2974994056">
                <text:p>42.2974994056</text:p>
              </table:table-cell>
              <table:table-cell office:value-type="float" office:value="15.2973227042">
                <text:p>15.2973227042</text:p>
              </table:table-cell>
              <table:table-cell office:value-type="float" office:value="27.0001767014">
                <text:p>27.0001767014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42.2974993539">
                <text:p>42.2974993539</text:p>
              </table:table-cell>
              <table:table-cell office:value-type="float" office:value="15.2973226719">
                <text:p>15.2973226719</text:p>
              </table:table-cell>
              <table:table-cell office:value-type="float" office:value="27.000176682">
                <text:p>27.000176682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67.1067951193">
                <text:p>67.1067951193</text:p>
              </table:table-cell>
              <table:table-cell office:value-type="float" office:value="22.8257816191">
                <text:p>22.8257816191</text:p>
              </table:table-cell>
              <table:table-cell office:value-type="float" office:value="44.2810135002">
                <text:p>44.2810135002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67.1067938201">
                <text:p>67.1067938201</text:p>
              </table:table-cell>
              <table:table-cell office:value-type="float" office:value="22.825781004">
                <text:p>22.825781004</text:p>
              </table:table-cell>
              <table:table-cell office:value-type="float" office:value="44.2810128161">
                <text:p>44.2810128161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67.1067929503">
                <text:p>67.1067929503</text:p>
              </table:table-cell>
              <table:table-cell office:value-type="float" office:value="22.8257805638">
                <text:p>22.8257805638</text:p>
              </table:table-cell>
              <table:table-cell office:value-type="float" office:value="44.2810123865">
                <text:p>44.2810123865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67.1067922788">
                <text:p>67.1067922788</text:p>
              </table:table-cell>
              <table:table-cell office:value-type="float" office:value="22.8257801931">
                <text:p>22.8257801931</text:p>
              </table:table-cell>
              <table:table-cell office:value-type="float" office:value="44.2810120857">
                <text:p>44.281012085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67.1067917259">
                <text:p>67.1067917259</text:p>
              </table:table-cell>
              <table:table-cell office:value-type="float" office:value="22.8257798616">
                <text:p>22.8257798616</text:p>
              </table:table-cell>
              <table:table-cell office:value-type="float" office:value="44.2810118643">
                <text:p>44.2810118643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67.1067912375">
                <text:p>67.1067912375</text:p>
              </table:table-cell>
              <table:table-cell office:value-type="float" office:value="22.8257795503">
                <text:p>22.8257795503</text:p>
              </table:table-cell>
              <table:table-cell office:value-type="float" office:value="44.2810116872">
                <text:p>44.2810116872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67.1067907882">
                <text:p>67.1067907882</text:p>
              </table:table-cell>
              <table:table-cell office:value-type="float" office:value="22.8257792555">
                <text:p>22.8257792555</text:p>
              </table:table-cell>
              <table:table-cell office:value-type="float" office:value="44.2810115327">
                <text:p>44.2810115327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67.1067903759">
                <text:p>67.1067903759</text:p>
              </table:table-cell>
              <table:table-cell office:value-type="float" office:value="22.8257789777">
                <text:p>22.8257789777</text:p>
              </table:table-cell>
              <table:table-cell office:value-type="float" office:value="44.2810113982">
                <text:p>44.2810113982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67.1067899837">
                <text:p>67.1067899837</text:p>
              </table:table-cell>
              <table:table-cell office:value-type="float" office:value="22.825778715">
                <text:p>22.825778715</text:p>
              </table:table-cell>
              <table:table-cell office:value-type="float" office:value="44.2810112687">
                <text:p>44.2810112687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67.106789606">
                <text:p>67.106789606</text:p>
              </table:table-cell>
              <table:table-cell office:value-type="float" office:value="22.8257784553">
                <text:p>22.8257784553</text:p>
              </table:table-cell>
              <table:table-cell office:value-type="float" office:value="44.2810111507">
                <text:p>44.2810111507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67.1067892493">
                <text:p>67.1067892493</text:p>
              </table:table-cell>
              <table:table-cell office:value-type="float" office:value="22.825778218">
                <text:p>22.825778218</text:p>
              </table:table-cell>
              <table:table-cell office:value-type="float" office:value="44.2810110313">
                <text:p>44.2810110313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67.1067888982">
                <text:p>67.1067888982</text:p>
              </table:table-cell>
              <table:table-cell office:value-type="float" office:value="22.8257779915">
                <text:p>22.8257779915</text:p>
              </table:table-cell>
              <table:table-cell office:value-type="float" office:value="44.2810109067">
                <text:p>44.2810109067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67.1067885488">
                <text:p>67.1067885488</text:p>
              </table:table-cell>
              <table:table-cell office:value-type="float" office:value="22.8257777647">
                <text:p>22.8257777647</text:p>
              </table:table-cell>
              <table:table-cell office:value-type="float" office:value="44.2810107841">
                <text:p>44.2810107841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67.1067882269">
                <text:p>67.1067882269</text:p>
              </table:table-cell>
              <table:table-cell office:value-type="float" office:value="22.8257775588">
                <text:p>22.8257775588</text:p>
              </table:table-cell>
              <table:table-cell office:value-type="float" office:value="44.281010668">
                <text:p>44.28101066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67.1067879034">
                <text:p>67.1067879034</text:p>
              </table:table-cell>
              <table:table-cell office:value-type="float" office:value="22.8257773577">
                <text:p>22.8257773577</text:p>
              </table:table-cell>
              <table:table-cell office:value-type="float" office:value="44.2810105457">
                <text:p>44.2810105457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67.1067875865">
                <text:p>67.1067875865</text:p>
              </table:table-cell>
              <table:table-cell office:value-type="float" office:value="22.8257771618">
                <text:p>22.8257771618</text:p>
              </table:table-cell>
              <table:table-cell office:value-type="float" office:value="44.2810104247">
                <text:p>44.2810104247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67.1067872858">
                <text:p>67.1067872858</text:p>
              </table:table-cell>
              <table:table-cell office:value-type="float" office:value="22.8257769758">
                <text:p>22.8257769758</text:p>
              </table:table-cell>
              <table:table-cell office:value-type="float" office:value="44.28101031">
                <text:p>44.28101031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67.1067869932">
                <text:p>67.1067869932</text:p>
              </table:table-cell>
              <table:table-cell office:value-type="float" office:value="22.825776798">
                <text:p>22.825776798</text:p>
              </table:table-cell>
              <table:table-cell office:value-type="float" office:value="44.2810101951">
                <text:p>44.2810101951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67.1067867198">
                <text:p>67.1067867198</text:p>
              </table:table-cell>
              <table:table-cell office:value-type="float" office:value="22.8257766291">
                <text:p>22.8257766291</text:p>
              </table:table-cell>
              <table:table-cell office:value-type="float" office:value="44.2810100907">
                <text:p>44.2810100907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67.1067864444">
                <text:p>67.1067864444</text:p>
              </table:table-cell>
              <table:table-cell office:value-type="float" office:value="22.8257764589">
                <text:p>22.8257764589</text:p>
              </table:table-cell>
              <table:table-cell office:value-type="float" office:value="44.2810099856">
                <text:p>44.2810099856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67.106786185">
                <text:p>67.106786185</text:p>
              </table:table-cell>
              <table:table-cell office:value-type="float" office:value="22.825776297">
                <text:p>22.825776297</text:p>
              </table:table-cell>
              <table:table-cell office:value-type="float" office:value="44.281009888">
                <text:p>44.281009888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67.1067859422">
                <text:p>67.1067859422</text:p>
              </table:table-cell>
              <table:table-cell office:value-type="float" office:value="22.8257761431">
                <text:p>22.8257761431</text:p>
              </table:table-cell>
              <table:table-cell office:value-type="float" office:value="44.281009799">
                <text:p>44.281009799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67.1067857057">
                <text:p>67.1067857057</text:p>
              </table:table-cell>
              <table:table-cell office:value-type="float" office:value="22.8257759913">
                <text:p>22.8257759913</text:p>
              </table:table-cell>
              <table:table-cell office:value-type="float" office:value="44.2810097145">
                <text:p>44.2810097145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67.1067854802">
                <text:p>67.1067854802</text:p>
              </table:table-cell>
              <table:table-cell office:value-type="float" office:value="22.8257758484">
                <text:p>22.8257758484</text:p>
              </table:table-cell>
              <table:table-cell office:value-type="float" office:value="44.2810096318">
                <text:p>44.281009631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6.7945060997">
                <text:p>46.7945060997</text:p>
              </table:table-cell>
              <table:table-cell office:value-type="float" office:value="17.5458256361">
                <text:p>17.5458256361</text:p>
              </table:table-cell>
              <table:table-cell office:value-type="float" office:value="29.2486804636">
                <text:p>29.2486804636</text:p>
              </table:table-cell>
            </table:table-row>
            <table:table-row>
              <table:table-cell office:value-type="float" office:value="5.51">
                <text:p>5.51</text:p>
              </table:table-cell>
              <table:table-cell office:value-type="float" office:value="46.794504076">
                <text:p>46.794504076</text:p>
              </table:table-cell>
              <table:table-cell office:value-type="float" office:value="17.5458248453">
                <text:p>17.5458248453</text:p>
              </table:table-cell>
              <table:table-cell office:value-type="float" office:value="29.2486792307">
                <text:p>29.2486792307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46.7945031893">
                <text:p>46.7945031893</text:p>
              </table:table-cell>
              <table:table-cell office:value-type="float" office:value="17.5458244704">
                <text:p>17.5458244704</text:p>
              </table:table-cell>
              <table:table-cell office:value-type="float" office:value="29.2486787189">
                <text:p>29.2486787189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46.7945025465">
                <text:p>46.7945025465</text:p>
              </table:table-cell>
              <table:table-cell office:value-type="float" office:value="17.5458241864">
                <text:p>17.5458241864</text:p>
              </table:table-cell>
              <table:table-cell office:value-type="float" office:value="29.2486783601">
                <text:p>29.2486783601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46.7945020369">
                <text:p>46.7945020369</text:p>
              </table:table-cell>
              <table:table-cell office:value-type="float" office:value="17.5458239506">
                <text:p>17.5458239506</text:p>
              </table:table-cell>
              <table:table-cell office:value-type="float" office:value="29.2486780864">
                <text:p>29.2486780864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46.7945016006">
                <text:p>46.7945016006</text:p>
              </table:table-cell>
              <table:table-cell office:value-type="float" office:value="17.5458237437">
                <text:p>17.5458237437</text:p>
              </table:table-cell>
              <table:table-cell office:value-type="float" office:value="29.2486778569">
                <text:p>29.2486778569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46.7945012325">
                <text:p>46.7945012325</text:p>
              </table:table-cell>
              <table:table-cell office:value-type="float" office:value="17.5458235665">
                <text:p>17.5458235665</text:p>
              </table:table-cell>
              <table:table-cell office:value-type="float" office:value="29.248677666">
                <text:p>29.248677666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46.79450089">
                <text:p>46.79450089</text:p>
              </table:table-cell>
              <table:table-cell office:value-type="float" office:value="17.5458233976">
                <text:p>17.5458233976</text:p>
              </table:table-cell>
              <table:table-cell office:value-type="float" office:value="29.2486774924">
                <text:p>29.2486774924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46.7945005798">
                <text:p>46.7945005798</text:p>
              </table:table-cell>
              <table:table-cell office:value-type="float" office:value="17.5458232494">
                <text:p>17.5458232494</text:p>
              </table:table-cell>
              <table:table-cell office:value-type="float" office:value="29.2486773304">
                <text:p>29.2486773304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46.7945002899">
                <text:p>46.7945002899</text:p>
              </table:table-cell>
              <table:table-cell office:value-type="float" office:value="17.5458231105">
                <text:p>17.5458231105</text:p>
              </table:table-cell>
              <table:table-cell office:value-type="float" office:value="29.2486771793">
                <text:p>29.248677179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6.7945000207">
                <text:p>46.7945000207</text:p>
              </table:table-cell>
              <table:table-cell office:value-type="float" office:value="17.5458229778">
                <text:p>17.5458229778</text:p>
              </table:table-cell>
              <table:table-cell office:value-type="float" office:value="29.2486770429">
                <text:p>29.2486770429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46.7944997622">
                <text:p>46.7944997622</text:p>
              </table:table-cell>
              <table:table-cell office:value-type="float" office:value="17.5458228535">
                <text:p>17.5458228535</text:p>
              </table:table-cell>
              <table:table-cell office:value-type="float" office:value="29.2486769087">
                <text:p>29.2486769087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46.7944995216">
                <text:p>46.7944995216</text:p>
              </table:table-cell>
              <table:table-cell office:value-type="float" office:value="17.5458227359">
                <text:p>17.5458227359</text:p>
              </table:table-cell>
              <table:table-cell office:value-type="float" office:value="29.2486767857">
                <text:p>29.2486767857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46.7944992927">
                <text:p>46.7944992927</text:p>
              </table:table-cell>
              <table:table-cell office:value-type="float" office:value="17.5458226255">
                <text:p>17.5458226255</text:p>
              </table:table-cell>
              <table:table-cell office:value-type="float" office:value="29.2486766672">
                <text:p>29.2486766672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46.7944990741">
                <text:p>46.7944990741</text:p>
              </table:table-cell>
              <table:table-cell office:value-type="float" office:value="17.5458225213">
                <text:p>17.5458225213</text:p>
              </table:table-cell>
              <table:table-cell office:value-type="float" office:value="29.2486765528">
                <text:p>29.2486765528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46.7944988695">
                <text:p>46.7944988695</text:p>
              </table:table-cell>
              <table:table-cell office:value-type="float" office:value="17.5458224249">
                <text:p>17.5458224249</text:p>
              </table:table-cell>
              <table:table-cell office:value-type="float" office:value="29.2486764446">
                <text:p>29.2486764446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46.7944986637">
                <text:p>46.7944986637</text:p>
              </table:table-cell>
              <table:table-cell office:value-type="float" office:value="17.5458223258">
                <text:p>17.5458223258</text:p>
              </table:table-cell>
              <table:table-cell office:value-type="float" office:value="29.2486763379">
                <text:p>29.2486763379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46.7944984702">
                <text:p>46.7944984702</text:p>
              </table:table-cell>
              <table:table-cell office:value-type="float" office:value="17.5458222323">
                <text:p>17.5458222323</text:p>
              </table:table-cell>
              <table:table-cell office:value-type="float" office:value="29.2486762379">
                <text:p>29.2486762379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46.7944982881">
                <text:p>46.7944982881</text:p>
              </table:table-cell>
              <table:table-cell office:value-type="float" office:value="17.5458221465">
                <text:p>17.5458221465</text:p>
              </table:table-cell>
              <table:table-cell office:value-type="float" office:value="29.2486761416">
                <text:p>29.2486761416</text:p>
              </table:table-cell>
            </table:table-row>
            <table:table-row>
              <table:table-cell office:value-type="float" office:value="5.69">
                <text:p>5.69</text:p>
              </table:table-cell>
              <table:table-cell office:value-type="float" office:value="46.7944981078">
                <text:p>46.7944981078</text:p>
              </table:table-cell>
              <table:table-cell office:value-type="float" office:value="17.545822057">
                <text:p>17.545822057</text:p>
              </table:table-cell>
              <table:table-cell office:value-type="float" office:value="29.2486760508">
                <text:p>29.2486760508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46.7944979379">
                <text:p>46.7944979379</text:p>
              </table:table-cell>
              <table:table-cell office:value-type="float" office:value="17.5458219757">
                <text:p>17.5458219757</text:p>
              </table:table-cell>
              <table:table-cell office:value-type="float" office:value="29.2486759622">
                <text:p>29.2486759622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46.7944977737">
                <text:p>46.7944977737</text:p>
              </table:table-cell>
              <table:table-cell office:value-type="float" office:value="17.5458218955">
                <text:p>17.5458218955</text:p>
              </table:table-cell>
              <table:table-cell office:value-type="float" office:value="29.2486758781">
                <text:p>29.2486758781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46.794497613">
                <text:p>46.794497613</text:p>
              </table:table-cell>
              <table:table-cell office:value-type="float" office:value="17.5458218172">
                <text:p>17.5458218172</text:p>
              </table:table-cell>
              <table:table-cell office:value-type="float" office:value="29.2486757958">
                <text:p>29.2486757958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46.7944974656">
                <text:p>46.7944974656</text:p>
              </table:table-cell>
              <table:table-cell office:value-type="float" office:value="17.5458217447">
                <text:p>17.5458217447</text:p>
              </table:table-cell>
              <table:table-cell office:value-type="float" office:value="29.2486757209">
                <text:p>29.2486757209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46.7944973134">
                <text:p>46.7944973134</text:p>
              </table:table-cell>
              <table:table-cell office:value-type="float" office:value="17.5458216691">
                <text:p>17.5458216691</text:p>
              </table:table-cell>
              <table:table-cell office:value-type="float" office:value="29.2486756443">
                <text:p>29.2486756443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46.794497172">
                <text:p>46.794497172</text:p>
              </table:table-cell>
              <table:table-cell office:value-type="float" office:value="17.5458215978">
                <text:p>17.5458215978</text:p>
              </table:table-cell>
              <table:table-cell office:value-type="float" office:value="29.2486755742">
                <text:p>29.2486755742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75.4039408589">
                <text:p>75.4039408589</text:p>
              </table:table-cell>
              <table:table-cell office:value-type="float" office:value="26.9743546946">
                <text:p>26.9743546946</text:p>
              </table:table-cell>
              <table:table-cell office:value-type="float" office:value="48.4295861643">
                <text:p>48.4295861643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75.4039390299">
                <text:p>75.4039390299</text:p>
              </table:table-cell>
              <table:table-cell office:value-type="float" office:value="26.9743538698">
                <text:p>26.9743538698</text:p>
              </table:table-cell>
              <table:table-cell office:value-type="float" office:value="48.4295851602">
                <text:p>48.4295851602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75.4039376395">
                <text:p>75.4039376395</text:p>
              </table:table-cell>
              <table:table-cell office:value-type="float" office:value="26.9743532201">
                <text:p>26.9743532201</text:p>
              </table:table-cell>
              <table:table-cell office:value-type="float" office:value="48.4295844194">
                <text:p>48.4295844194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75.4039364585">
                <text:p>75.4039364585</text:p>
              </table:table-cell>
              <table:table-cell office:value-type="float" office:value="26.974352645">
                <text:p>26.974352645</text:p>
              </table:table-cell>
              <table:table-cell office:value-type="float" office:value="48.4295838135">
                <text:p>48.429583813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75.4039354371">
                <text:p>75.4039354371</text:p>
              </table:table-cell>
              <table:table-cell office:value-type="float" office:value="26.9743521256">
                <text:p>26.9743521256</text:p>
              </table:table-cell>
              <table:table-cell office:value-type="float" office:value="48.4295833115">
                <text:p>48.4295833115</text:p>
              </table:table-cell>
            </table:table-row>
            <table:table-row>
              <table:table-cell office:value-type="float" office:value="5.81">
                <text:p>5.81</text:p>
              </table:table-cell>
              <table:table-cell office:value-type="float" office:value="75.4039345196">
                <text:p>75.4039345196</text:p>
              </table:table-cell>
              <table:table-cell office:value-type="float" office:value="26.9743516379">
                <text:p>26.9743516379</text:p>
              </table:table-cell>
              <table:table-cell office:value-type="float" office:value="48.4295828816">
                <text:p>48.4295828816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75.4039336779">
                <text:p>75.4039336779</text:p>
              </table:table-cell>
              <table:table-cell office:value-type="float" office:value="26.9743511725">
                <text:p>26.9743511725</text:p>
              </table:table-cell>
              <table:table-cell office:value-type="float" office:value="48.4295825053">
                <text:p>48.4295825053</text:p>
              </table:table-cell>
            </table:table-row>
            <table:table-row>
              <table:table-cell office:value-type="float" office:value="5.83">
                <text:p>5.83</text:p>
              </table:table-cell>
              <table:table-cell office:value-type="float" office:value="75.4039329055">
                <text:p>75.4039329055</text:p>
              </table:table-cell>
              <table:table-cell office:value-type="float" office:value="26.9743507325">
                <text:p>26.9743507325</text:p>
              </table:table-cell>
              <table:table-cell office:value-type="float" office:value="48.4295821729">
                <text:p>48.4295821729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75.4039321733">
                <text:p>75.4039321733</text:p>
              </table:table-cell>
              <table:table-cell office:value-type="float" office:value="26.974350306">
                <text:p>26.974350306</text:p>
              </table:table-cell>
              <table:table-cell office:value-type="float" office:value="48.4295818673">
                <text:p>48.4295818673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75.4039314863">
                <text:p>75.4039314863</text:p>
              </table:table-cell>
              <table:table-cell office:value-type="float" office:value="26.9743499005">
                <text:p>26.9743499005</text:p>
              </table:table-cell>
              <table:table-cell office:value-type="float" office:value="48.4295815859">
                <text:p>48.4295815859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75.403930814">
                <text:p>75.403930814</text:p>
              </table:table-cell>
              <table:table-cell office:value-type="float" office:value="26.9743495004">
                <text:p>26.9743495004</text:p>
              </table:table-cell>
              <table:table-cell office:value-type="float" office:value="48.4295813136">
                <text:p>48.4295813136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75.4039301551">
                <text:p>75.4039301551</text:p>
              </table:table-cell>
              <table:table-cell office:value-type="float" office:value="26.9743491103">
                <text:p>26.9743491103</text:p>
              </table:table-cell>
              <table:table-cell office:value-type="float" office:value="48.4295810448">
                <text:p>48.4295810448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75.4039295279">
                <text:p>75.4039295279</text:p>
              </table:table-cell>
              <table:table-cell office:value-type="float" office:value="26.9743487312">
                <text:p>26.9743487312</text:p>
              </table:table-cell>
              <table:table-cell office:value-type="float" office:value="48.4295807967">
                <text:p>48.4295807967</text:p>
              </table:table-cell>
            </table:table-row>
            <table:table-row>
              <table:table-cell office:value-type="float" office:value="5.89">
                <text:p>5.89</text:p>
              </table:table-cell>
              <table:table-cell office:value-type="float" office:value="75.4039289061">
                <text:p>75.4039289061</text:p>
              </table:table-cell>
              <table:table-cell office:value-type="float" office:value="26.9743483581">
                <text:p>26.9743483581</text:p>
              </table:table-cell>
              <table:table-cell office:value-type="float" office:value="48.4295805479">
                <text:p>48.429580547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75.4039283109">
                <text:p>75.4039283109</text:p>
              </table:table-cell>
              <table:table-cell office:value-type="float" office:value="26.9743479954">
                <text:p>26.9743479954</text:p>
              </table:table-cell>
              <table:table-cell office:value-type="float" office:value="48.4295803155">
                <text:p>48.4295803155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75.4039277214">
                <text:p>75.4039277214</text:p>
              </table:table-cell>
              <table:table-cell office:value-type="float" office:value="26.9743476361">
                <text:p>26.9743476361</text:p>
              </table:table-cell>
              <table:table-cell office:value-type="float" office:value="48.4295800853">
                <text:p>48.4295800853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75.4039271461">
                <text:p>75.4039271461</text:p>
              </table:table-cell>
              <table:table-cell office:value-type="float" office:value="26.9743472851">
                <text:p>26.9743472851</text:p>
              </table:table-cell>
              <table:table-cell office:value-type="float" office:value="48.429579861">
                <text:p>48.429579861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75.4039265878">
                <text:p>75.4039265878</text:p>
              </table:table-cell>
              <table:table-cell office:value-type="float" office:value="26.9743469406">
                <text:p>26.9743469406</text:p>
              </table:table-cell>
              <table:table-cell office:value-type="float" office:value="48.4295796472">
                <text:p>48.4295796472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75.4039260501">
                <text:p>75.4039260501</text:p>
              </table:table-cell>
              <table:table-cell office:value-type="float" office:value="26.9743466048">
                <text:p>26.9743466048</text:p>
              </table:table-cell>
              <table:table-cell office:value-type="float" office:value="48.4295794453">
                <text:p>48.4295794453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75.4039255206">
                <text:p>75.4039255206</text:p>
              </table:table-cell>
              <table:table-cell office:value-type="float" office:value="26.974346274">
                <text:p>26.974346274</text:p>
              </table:table-cell>
              <table:table-cell office:value-type="float" office:value="48.4295792466">
                <text:p>48.4295792466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75.4039250112">
                <text:p>75.4039250112</text:p>
              </table:table-cell>
              <table:table-cell office:value-type="float" office:value="26.9743459484">
                <text:p>26.9743459484</text:p>
              </table:table-cell>
              <table:table-cell office:value-type="float" office:value="48.4295790628">
                <text:p>48.4295790628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75.4039245099">
                <text:p>75.4039245099</text:p>
              </table:table-cell>
              <table:table-cell office:value-type="float" office:value="26.9743456274">
                <text:p>26.9743456274</text:p>
              </table:table-cell>
              <table:table-cell office:value-type="float" office:value="48.4295788825">
                <text:p>48.42957888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75.4039240255">
                <text:p>75.4039240255</text:p>
              </table:table-cell>
              <table:table-cell office:value-type="float" office:value="26.9743453086">
                <text:p>26.9743453086</text:p>
              </table:table-cell>
              <table:table-cell office:value-type="float" office:value="48.4295787169">
                <text:p>48.4295787169</text:p>
              </table:table-cell>
            </table:table-row>
            <table:table-row>
              <table:table-cell office:value-type="float" office:value="5.99">
                <text:p>5.99</text:p>
              </table:table-cell>
              <table:table-cell office:value-type="float" office:value="75.4039235444">
                <text:p>75.4039235444</text:p>
              </table:table-cell>
              <table:table-cell office:value-type="float" office:value="26.9743449951">
                <text:p>26.9743449951</text:p>
              </table:table-cell>
              <table:table-cell office:value-type="float" office:value="48.4295785493">
                <text:p>48.42957854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4104427838">
                <text:p>53.4104427838</text:p>
              </table:table-cell>
              <table:table-cell office:value-type="float" office:value="20.8537940152">
                <text:p>20.8537940152</text:p>
              </table:table-cell>
              <table:table-cell office:value-type="float" office:value="32.5566487686">
                <text:p>32.5566487686</text:p>
              </table:table-cell>
            </table:table-row>
            <table:table-row>
              <table:table-cell office:value-type="float" office:value="6.01">
                <text:p>6.01</text:p>
              </table:table-cell>
              <table:table-cell office:value-type="float" office:value="53.4104404007">
                <text:p>53.4104404007</text:p>
              </table:table-cell>
              <table:table-cell office:value-type="float" office:value="20.8537930622">
                <text:p>20.8537930622</text:p>
              </table:table-cell>
              <table:table-cell office:value-type="float" office:value="32.5566473385">
                <text:p>32.556647338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53.4104393207">
                <text:p>53.4104393207</text:p>
              </table:table-cell>
              <table:table-cell office:value-type="float" office:value="20.8537926101">
                <text:p>20.8537926101</text:p>
              </table:table-cell>
              <table:table-cell office:value-type="float" office:value="32.5566467106">
                <text:p>32.5566467106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53.4104385218">
                <text:p>53.4104385218</text:p>
              </table:table-cell>
              <table:table-cell office:value-type="float" office:value="20.8537922648">
                <text:p>20.8537922648</text:p>
              </table:table-cell>
              <table:table-cell office:value-type="float" office:value="32.5566462571">
                <text:p>32.5566462571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53.4104378513">
                <text:p>53.4104378513</text:p>
              </table:table-cell>
              <table:table-cell office:value-type="float" office:value="20.8537919741">
                <text:p>20.8537919741</text:p>
              </table:table-cell>
              <table:table-cell office:value-type="float" office:value="32.5566458773">
                <text:p>32.5566458773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53.4104372567">
                <text:p>53.4104372567</text:p>
              </table:table-cell>
              <table:table-cell office:value-type="float" office:value="20.853791706">
                <text:p>20.853791706</text:p>
              </table:table-cell>
              <table:table-cell office:value-type="float" office:value="32.5566455507">
                <text:p>32.5566455507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53.4104367282">
                <text:p>53.4104367282</text:p>
              </table:table-cell>
              <table:table-cell office:value-type="float" office:value="20.8537914672">
                <text:p>20.8537914672</text:p>
              </table:table-cell>
              <table:table-cell office:value-type="float" office:value="32.556645261">
                <text:p>32.556645261</text:p>
              </table:table-cell>
            </table:table-row>
            <table:table-row>
              <table:table-cell office:value-type="float" office:value="6.07">
                <text:p>6.07</text:p>
              </table:table-cell>
              <table:table-cell office:value-type="float" office:value="53.4104362404">
                <text:p>53.4104362404</text:p>
              </table:table-cell>
              <table:table-cell office:value-type="float" office:value="20.8537912424">
                <text:p>20.8537912424</text:p>
              </table:table-cell>
              <table:table-cell office:value-type="float" office:value="32.5566449979">
                <text:p>32.5566449979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53.4104357869">
                <text:p>53.4104357869</text:p>
              </table:table-cell>
              <table:table-cell office:value-type="float" office:value="20.8537910272">
                <text:p>20.8537910272</text:p>
              </table:table-cell>
              <table:table-cell office:value-type="float" office:value="32.5566447597">
                <text:p>32.5566447597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53.4104353555">
                <text:p>53.4104353555</text:p>
              </table:table-cell>
              <table:table-cell office:value-type="float" office:value="20.8537908301">
                <text:p>20.8537908301</text:p>
              </table:table-cell>
              <table:table-cell office:value-type="float" office:value="32.5566445254">
                <text:p>32.556644525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53.4104349464">
                <text:p>53.4104349464</text:p>
              </table:table-cell>
              <table:table-cell office:value-type="float" office:value="20.8537906365">
                <text:p>20.8537906365</text:p>
              </table:table-cell>
              <table:table-cell office:value-type="float" office:value="32.5566443099">
                <text:p>32.5566443099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53.4104345579">
                <text:p>53.4104345579</text:p>
              </table:table-cell>
              <table:table-cell office:value-type="float" office:value="20.8537904486">
                <text:p>20.8537904486</text:p>
              </table:table-cell>
              <table:table-cell office:value-type="float" office:value="32.5566441092">
                <text:p>32.5566441092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53.410434186">
                <text:p>53.410434186</text:p>
              </table:table-cell>
              <table:table-cell office:value-type="float" office:value="20.8537902698">
                <text:p>20.8537902698</text:p>
              </table:table-cell>
              <table:table-cell office:value-type="float" office:value="32.5566439161">
                <text:p>32.5566439161</text:p>
              </table:table-cell>
            </table:table-row>
            <table:table-row>
              <table:table-cell office:value-type="float" office:value="6.13">
                <text:p>6.13</text:p>
              </table:table-cell>
              <table:table-cell office:value-type="float" office:value="53.4104338234">
                <text:p>53.4104338234</text:p>
              </table:table-cell>
              <table:table-cell office:value-type="float" office:value="20.8537900939">
                <text:p>20.8537900939</text:p>
              </table:table-cell>
              <table:table-cell office:value-type="float" office:value="32.5566437295">
                <text:p>32.556643729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53.4104334735">
                <text:p>53.4104334735</text:p>
              </table:table-cell>
              <table:table-cell office:value-type="float" office:value="20.8537899232">
                <text:p>20.8537899232</text:p>
              </table:table-cell>
              <table:table-cell office:value-type="float" office:value="32.5566435503">
                <text:p>32.5566435503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53.4104331322">
                <text:p>53.4104331322</text:p>
              </table:table-cell>
              <table:table-cell office:value-type="float" office:value="20.8537897556">
                <text:p>20.8537897556</text:p>
              </table:table-cell>
              <table:table-cell office:value-type="float" office:value="32.5566433766">
                <text:p>32.5566433766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53.4104328083">
                <text:p>53.4104328083</text:p>
              </table:table-cell>
              <table:table-cell office:value-type="float" office:value="20.8537895956">
                <text:p>20.8537895956</text:p>
              </table:table-cell>
              <table:table-cell office:value-type="float" office:value="32.5566432127">
                <text:p>32.5566432127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53.4104324847">
                <text:p>53.4104324847</text:p>
              </table:table-cell>
              <table:table-cell office:value-type="float" office:value="20.8537894351">
                <text:p>20.8537894351</text:p>
              </table:table-cell>
              <table:table-cell office:value-type="float" office:value="32.5566430497">
                <text:p>32.5566430497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53.4104321798">
                <text:p>53.4104321798</text:p>
              </table:table-cell>
              <table:table-cell office:value-type="float" office:value="20.8537892808">
                <text:p>20.8537892808</text:p>
              </table:table-cell>
              <table:table-cell office:value-type="float" office:value="32.556642899">
                <text:p>32.556642899</text:p>
              </table:table-cell>
            </table:table-row>
            <table:table-row>
              <table:table-cell office:value-type="float" office:value="6.19">
                <text:p>6.19</text:p>
              </table:table-cell>
              <table:table-cell office:value-type="float" office:value="53.410431872">
                <text:p>53.410431872</text:p>
              </table:table-cell>
              <table:table-cell office:value-type="float" office:value="20.8537891254">
                <text:p>20.8537891254</text:p>
              </table:table-cell>
              <table:table-cell office:value-type="float" office:value="32.5566427466">
                <text:p>32.556642746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3.4104315743">
                <text:p>53.4104315743</text:p>
              </table:table-cell>
              <table:table-cell office:value-type="float" office:value="20.8537889764">
                <text:p>20.8537889764</text:p>
              </table:table-cell>
              <table:table-cell office:value-type="float" office:value="32.5566425979">
                <text:p>32.5566425979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53.4104312874">
                <text:p>53.4104312874</text:p>
              </table:table-cell>
              <table:table-cell office:value-type="float" office:value="20.8537888291">
                <text:p>20.8537888291</text:p>
              </table:table-cell>
              <table:table-cell office:value-type="float" office:value="32.5566424583">
                <text:p>32.5566424583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53.4104309999">
                <text:p>53.4104309999</text:p>
              </table:table-cell>
              <table:table-cell office:value-type="float" office:value="20.8537886803">
                <text:p>20.8537886803</text:p>
              </table:table-cell>
              <table:table-cell office:value-type="float" office:value="32.5566423196">
                <text:p>32.5566423196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53.410430724">
                <text:p>53.410430724</text:p>
              </table:table-cell>
              <table:table-cell office:value-type="float" office:value="20.8537885362">
                <text:p>20.8537885362</text:p>
              </table:table-cell>
              <table:table-cell office:value-type="float" office:value="32.5566421879">
                <text:p>32.5566421879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53.4104304475">
                <text:p>53.4104304475</text:p>
              </table:table-cell>
              <table:table-cell office:value-type="float" office:value="20.8537883969">
                <text:p>20.8537883969</text:p>
              </table:table-cell>
              <table:table-cell office:value-type="float" office:value="32.5566420506">
                <text:p>32.5566420506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53.4104301729">
                <text:p>53.4104301729</text:p>
              </table:table-cell>
              <table:table-cell office:value-type="float" office:value="20.8537882542">
                <text:p>20.8537882542</text:p>
              </table:table-cell>
              <table:table-cell office:value-type="float" office:value="32.5566419187">
                <text:p>32.5566419187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83.6416689556">
                <text:p>83.6416689556</text:p>
              </table:table-cell>
              <table:table-cell office:value-type="float" office:value="31.0932190706">
                <text:p>31.0932190706</text:p>
              </table:table-cell>
              <table:table-cell office:value-type="float" office:value="52.548449885">
                <text:p>52.548449885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83.6416660724">
                <text:p>83.6416660724</text:p>
              </table:table-cell>
              <table:table-cell office:value-type="float" office:value="31.093217857">
                <text:p>31.093217857</text:p>
              </table:table-cell>
              <table:table-cell office:value-type="float" office:value="52.5484482155">
                <text:p>52.548448215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83.6416638913">
                <text:p>83.6416638913</text:p>
              </table:table-cell>
              <table:table-cell office:value-type="float" office:value="31.0932169642">
                <text:p>31.0932169642</text:p>
              </table:table-cell>
              <table:table-cell office:value-type="float" office:value="52.5484469271">
                <text:p>52.5484469271</text:p>
              </table:table-cell>
            </table:table-row>
            <table:table-row>
              <table:table-cell office:value-type="float" office:value="6.29">
                <text:p>6.29</text:p>
              </table:table-cell>
              <table:table-cell office:value-type="float" office:value="83.6416620645">
                <text:p>83.6416620645</text:p>
              </table:table-cell>
              <table:table-cell office:value-type="float" office:value="31.0932162275">
                <text:p>31.0932162275</text:p>
              </table:table-cell>
              <table:table-cell office:value-type="float" office:value="52.548445837">
                <text:p>52.548445837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83.6416604402">
                <text:p>83.6416604402</text:p>
              </table:table-cell>
              <table:table-cell office:value-type="float" office:value="31.0932155783">
                <text:p>31.0932155783</text:p>
              </table:table-cell>
              <table:table-cell office:value-type="float" office:value="52.5484448618">
                <text:p>52.5484448618</text:p>
              </table:table-cell>
            </table:table-row>
            <table:table-row>
              <table:table-cell office:value-type="float" office:value="6.31">
                <text:p>6.31</text:p>
              </table:table-cell>
              <table:table-cell office:value-type="float" office:value="83.6416589659">
                <text:p>83.6416589659</text:p>
              </table:table-cell>
              <table:table-cell office:value-type="float" office:value="31.093214986">
                <text:p>31.093214986</text:p>
              </table:table-cell>
              <table:table-cell office:value-type="float" office:value="52.5484439799">
                <text:p>52.5484439799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83.6416576092">
                <text:p>83.6416576092</text:p>
              </table:table-cell>
              <table:table-cell office:value-type="float" office:value="31.093214434">
                <text:p>31.093214434</text:p>
              </table:table-cell>
              <table:table-cell office:value-type="float" office:value="52.5484431752">
                <text:p>52.5484431752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83.6416563466">
                <text:p>83.6416563466</text:p>
              </table:table-cell>
              <table:table-cell office:value-type="float" office:value="31.0932139244">
                <text:p>31.0932139244</text:p>
              </table:table-cell>
              <table:table-cell office:value-type="float" office:value="52.5484424222">
                <text:p>52.5484424222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83.6416551629">
                <text:p>83.6416551629</text:p>
              </table:table-cell>
              <table:table-cell office:value-type="float" office:value="31.0932134442">
                <text:p>31.0932134442</text:p>
              </table:table-cell>
              <table:table-cell office:value-type="float" office:value="52.5484417186">
                <text:p>52.5484417186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83.641654038">
                <text:p>83.641654038</text:p>
              </table:table-cell>
              <table:table-cell office:value-type="float" office:value="31.0932129865">
                <text:p>31.0932129865</text:p>
              </table:table-cell>
              <table:table-cell office:value-type="float" office:value="52.5484410515">
                <text:p>52.548441051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83.6416529434">
                <text:p>83.6416529434</text:p>
              </table:table-cell>
              <table:table-cell office:value-type="float" office:value="31.0932125391">
                <text:p>31.0932125391</text:p>
              </table:table-cell>
              <table:table-cell office:value-type="float" office:value="52.5484404043">
                <text:p>52.5484404043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83.6416518886">
                <text:p>83.6416518886</text:p>
              </table:table-cell>
              <table:table-cell office:value-type="float" office:value="31.0932121046">
                <text:p>31.0932121046</text:p>
              </table:table-cell>
              <table:table-cell office:value-type="float" office:value="52.548439784">
                <text:p>52.548439784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83.6416508627">
                <text:p>83.6416508627</text:p>
              </table:table-cell>
              <table:table-cell office:value-type="float" office:value="31.0932116812">
                <text:p>31.0932116812</text:p>
              </table:table-cell>
              <table:table-cell office:value-type="float" office:value="52.5484391815">
                <text:p>52.5484391815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83.6416498475">
                <text:p>83.6416498475</text:p>
              </table:table-cell>
              <table:table-cell office:value-type="float" office:value="31.0932112604">
                <text:p>31.0932112604</text:p>
              </table:table-cell>
              <table:table-cell office:value-type="float" office:value="52.5484385871">
                <text:p>52.548438587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3.6416488612">
                <text:p>83.6416488612</text:p>
              </table:table-cell>
              <table:table-cell office:value-type="float" office:value="31.0932108467">
                <text:p>31.0932108467</text:p>
              </table:table-cell>
              <table:table-cell office:value-type="float" office:value="52.5484380146">
                <text:p>52.5484380146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83.641647885">
                <text:p>83.641647885</text:p>
              </table:table-cell>
              <table:table-cell office:value-type="float" office:value="31.0932104432">
                <text:p>31.0932104432</text:p>
              </table:table-cell>
              <table:table-cell office:value-type="float" office:value="52.5484374418">
                <text:p>52.5484374418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83.6416469168">
                <text:p>83.6416469168</text:p>
              </table:table-cell>
              <table:table-cell office:value-type="float" office:value="31.0932100356">
                <text:p>31.0932100356</text:p>
              </table:table-cell>
              <table:table-cell office:value-type="float" office:value="52.5484368812">
                <text:p>52.5484368812</text:p>
              </table:table-cell>
            </table:table-row>
            <table:table-row>
              <table:table-cell office:value-type="float" office:value="6.43">
                <text:p>6.43</text:p>
              </table:table-cell>
              <table:table-cell office:value-type="float" office:value="83.6416459608">
                <text:p>83.6416459608</text:p>
              </table:table-cell>
              <table:table-cell office:value-type="float" office:value="31.0932096331">
                <text:p>31.0932096331</text:p>
              </table:table-cell>
              <table:table-cell office:value-type="float" office:value="52.5484363277">
                <text:p>52.5484363277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83.6416450126">
                <text:p>83.6416450126</text:p>
              </table:table-cell>
              <table:table-cell office:value-type="float" office:value="31.093209235">
                <text:p>31.093209235</text:p>
              </table:table-cell>
              <table:table-cell office:value-type="float" office:value="52.5484357776">
                <text:p>52.5484357776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83.6416440771">
                <text:p>83.6416440771</text:p>
              </table:table-cell>
              <table:table-cell office:value-type="float" office:value="31.0932088447">
                <text:p>31.0932088447</text:p>
              </table:table-cell>
              <table:table-cell office:value-type="float" office:value="52.5484352324">
                <text:p>52.5484352324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83.6416431574">
                <text:p>83.6416431574</text:p>
              </table:table-cell>
              <table:table-cell office:value-type="float" office:value="31.0932084587">
                <text:p>31.0932084587</text:p>
              </table:table-cell>
              <table:table-cell office:value-type="float" office:value="52.5484346986">
                <text:p>52.5484346986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83.6416422428">
                <text:p>83.6416422428</text:p>
              </table:table-cell>
              <table:table-cell office:value-type="float" office:value="31.0932080735">
                <text:p>31.0932080735</text:p>
              </table:table-cell>
              <table:table-cell office:value-type="float" office:value="52.5484341693">
                <text:p>52.5484341693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83.6416413396">
                <text:p>83.6416413396</text:p>
              </table:table-cell>
              <table:table-cell office:value-type="float" office:value="31.0932076933">
                <text:p>31.0932076933</text:p>
              </table:table-cell>
              <table:table-cell office:value-type="float" office:value="52.5484336463">
                <text:p>52.5484336463</text:p>
              </table:table-cell>
            </table:table-row>
            <table:table-row>
              <table:table-cell office:value-type="float" office:value="6.49">
                <text:p>6.49</text:p>
              </table:table-cell>
              <table:table-cell office:value-type="float" office:value="83.641640441">
                <text:p>83.641640441</text:p>
              </table:table-cell>
              <table:table-cell office:value-type="float" office:value="31.093207311">
                <text:p>31.093207311</text:p>
              </table:table-cell>
              <table:table-cell office:value-type="float" office:value="52.54843313">
                <text:p>52.548433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9.1468811515">
                <text:p>59.1468811515</text:p>
              </table:table-cell>
              <table:table-cell office:value-type="float" office:value="23.7220153884">
                <text:p>23.7220153884</text:p>
              </table:table-cell>
              <table:table-cell office:value-type="float" office:value="35.4248657631">
                <text:p>35.4248657631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59.1468778517">
                <text:p>59.1468778517</text:p>
              </table:table-cell>
              <table:table-cell office:value-type="float" office:value="23.7220135795">
                <text:p>23.7220135795</text:p>
              </table:table-cell>
              <table:table-cell office:value-type="float" office:value="35.4248642722">
                <text:p>35.4248642722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59.1468762576">
                <text:p>59.1468762576</text:p>
              </table:table-cell>
              <table:table-cell office:value-type="float" office:value="23.7220127137">
                <text:p>23.7220127137</text:p>
              </table:table-cell>
              <table:table-cell office:value-type="float" office:value="35.424863544">
                <text:p>35.424863544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59.1468750242">
                <text:p>59.1468750242</text:p>
              </table:table-cell>
              <table:table-cell office:value-type="float" office:value="23.7220120419">
                <text:p>23.7220120419</text:p>
              </table:table-cell>
              <table:table-cell office:value-type="float" office:value="35.4248629823">
                <text:p>35.4248629823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59.1468739595">
                <text:p>59.1468739595</text:p>
              </table:table-cell>
              <table:table-cell office:value-type="float" office:value="23.7220114621">
                <text:p>23.7220114621</text:p>
              </table:table-cell>
              <table:table-cell office:value-type="float" office:value="35.4248624975">
                <text:p>35.4248624975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59.146873011">
                <text:p>59.146873011</text:p>
              </table:table-cell>
              <table:table-cell office:value-type="float" office:value="23.7220109451">
                <text:p>23.7220109451</text:p>
              </table:table-cell>
              <table:table-cell office:value-type="float" office:value="35.424862066">
                <text:p>35.424862066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59.1468721441">
                <text:p>59.1468721441</text:p>
              </table:table-cell>
              <table:table-cell office:value-type="float" office:value="23.722010474">
                <text:p>23.722010474</text:p>
              </table:table-cell>
              <table:table-cell office:value-type="float" office:value="35.4248616701">
                <text:p>35.4248616701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59.1468713338">
                <text:p>59.1468713338</text:p>
              </table:table-cell>
              <table:table-cell office:value-type="float" office:value="23.7220100352">
                <text:p>23.7220100352</text:p>
              </table:table-cell>
              <table:table-cell office:value-type="float" office:value="35.4248612986">
                <text:p>35.4248612986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59.1468705746">
                <text:p>59.1468705746</text:p>
              </table:table-cell>
              <table:table-cell office:value-type="float" office:value="23.7220096256">
                <text:p>23.7220096256</text:p>
              </table:table-cell>
              <table:table-cell office:value-type="float" office:value="35.424860949">
                <text:p>35.424860949</text:p>
              </table:table-cell>
            </table:table-row>
            <table:table-row>
              <table:table-cell office:value-type="float" office:value="6.59">
                <text:p>6.59</text:p>
              </table:table-cell>
              <table:table-cell office:value-type="float" office:value="59.1468698472">
                <text:p>59.1468698472</text:p>
              </table:table-cell>
              <table:table-cell office:value-type="float" office:value="23.722009238">
                <text:p>23.722009238</text:p>
              </table:table-cell>
              <table:table-cell office:value-type="float" office:value="35.4248606092">
                <text:p>35.424860609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9.1468691483">
                <text:p>59.1468691483</text:p>
              </table:table-cell>
              <table:table-cell office:value-type="float" office:value="23.7220088672">
                <text:p>23.7220088672</text:p>
              </table:table-cell>
              <table:table-cell office:value-type="float" office:value="35.4248602811">
                <text:p>35.4248602811</text:p>
              </table:table-cell>
            </table:table-row>
            <table:table-row>
              <table:table-cell office:value-type="float" office:value="6.61">
                <text:p>6.61</text:p>
              </table:table-cell>
              <table:table-cell office:value-type="float" office:value="59.1468684808">
                <text:p>59.1468684808</text:p>
              </table:table-cell>
              <table:table-cell office:value-type="float" office:value="23.7220085166">
                <text:p>23.7220085166</text:p>
              </table:table-cell>
              <table:table-cell office:value-type="float" office:value="35.4248599642">
                <text:p>35.4248599642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59.1468678316">
                <text:p>59.1468678316</text:p>
              </table:table-cell>
              <table:table-cell office:value-type="float" office:value="23.7220081748">
                <text:p>23.7220081748</text:p>
              </table:table-cell>
              <table:table-cell office:value-type="float" office:value="35.4248596568">
                <text:p>35.4248596568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59.1468671965">
                <text:p>59.1468671965</text:p>
              </table:table-cell>
              <table:table-cell office:value-type="float" office:value="23.7220078447">
                <text:p>23.7220078447</text:p>
              </table:table-cell>
              <table:table-cell office:value-type="float" office:value="35.4248593518">
                <text:p>35.4248593518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59.1468665819">
                <text:p>59.1468665819</text:p>
              </table:table-cell>
              <table:table-cell office:value-type="float" office:value="23.7220075271">
                <text:p>23.7220075271</text:p>
              </table:table-cell>
              <table:table-cell office:value-type="float" office:value="35.4248590548">
                <text:p>35.4248590548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59.1468659686">
                <text:p>59.1468659686</text:p>
              </table:table-cell>
              <table:table-cell office:value-type="float" office:value="23.7220072131">
                <text:p>23.7220072131</text:p>
              </table:table-cell>
              <table:table-cell office:value-type="float" office:value="35.4248587555">
                <text:p>35.424858755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59.1468653784">
                <text:p>59.1468653784</text:p>
              </table:table-cell>
              <table:table-cell office:value-type="float" office:value="23.7220069169">
                <text:p>23.7220069169</text:p>
              </table:table-cell>
              <table:table-cell office:value-type="float" office:value="35.4248584614">
                <text:p>35.4248584614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59.1468648043">
                <text:p>59.1468648043</text:p>
              </table:table-cell>
              <table:table-cell office:value-type="float" office:value="23.7220066221">
                <text:p>23.7220066221</text:p>
              </table:table-cell>
              <table:table-cell office:value-type="float" office:value="35.4248581823">
                <text:p>35.4248581823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59.1468642366">
                <text:p>59.1468642366</text:p>
              </table:table-cell>
              <table:table-cell office:value-type="float" office:value="23.7220063417">
                <text:p>23.7220063417</text:p>
              </table:table-cell>
              <table:table-cell office:value-type="float" office:value="35.4248578949">
                <text:p>35.4248578949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59.1468636807">
                <text:p>59.1468636807</text:p>
              </table:table-cell>
              <table:table-cell office:value-type="float" office:value="23.7220060683">
                <text:p>23.7220060683</text:p>
              </table:table-cell>
              <table:table-cell office:value-type="float" office:value="35.4248576124">
                <text:p>35.424857612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9.1468631309">
                <text:p>59.1468631309</text:p>
              </table:table-cell>
              <table:table-cell office:value-type="float" office:value="23.722005794">
                <text:p>23.722005794</text:p>
              </table:table-cell>
              <table:table-cell office:value-type="float" office:value="35.4248573369">
                <text:p>35.4248573369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59.1468625966">
                <text:p>59.1468625966</text:p>
              </table:table-cell>
              <table:table-cell office:value-type="float" office:value="23.72200553">
                <text:p>23.72200553</text:p>
              </table:table-cell>
              <table:table-cell office:value-type="float" office:value="35.4248570666">
                <text:p>35.4248570666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59.1468620712">
                <text:p>59.1468620712</text:p>
              </table:table-cell>
              <table:table-cell office:value-type="float" office:value="23.722005271">
                <text:p>23.722005271</text:p>
              </table:table-cell>
              <table:table-cell office:value-type="float" office:value="35.4248568002">
                <text:p>35.4248568002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59.1468615534">
                <text:p>59.1468615534</text:p>
              </table:table-cell>
              <table:table-cell office:value-type="float" office:value="23.7220050215">
                <text:p>23.7220050215</text:p>
              </table:table-cell>
              <table:table-cell office:value-type="float" office:value="35.4248565319">
                <text:p>35.4248565319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59.1468610433">
                <text:p>59.1468610433</text:p>
              </table:table-cell>
              <table:table-cell office:value-type="float" office:value="23.7220047707">
                <text:p>23.7220047707</text:p>
              </table:table-cell>
              <table:table-cell office:value-type="float" office:value="35.4248562726">
                <text:p>35.4248562726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59.1468605377">
                <text:p>59.1468605377</text:p>
              </table:table-cell>
              <table:table-cell office:value-type="float" office:value="23.7220045244">
                <text:p>23.7220045244</text:p>
              </table:table-cell>
              <table:table-cell office:value-type="float" office:value="35.4248560133">
                <text:p>35.4248560133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91.1936128874">
                <text:p>91.1936128874</text:p>
              </table:table-cell>
              <table:table-cell office:value-type="float" office:value="34.8691927011">
                <text:p>34.8691927011</text:p>
              </table:table-cell>
              <table:table-cell office:value-type="float" office:value="56.3244201864">
                <text:p>56.3244201864</text:p>
              </table:table-cell>
            </table:table-row>
            <table:table-row>
              <table:table-cell office:value-type="float" office:value="6.77">
                <text:p>6.77</text:p>
              </table:table-cell>
              <table:table-cell office:value-type="float" office:value="91.1936082821">
                <text:p>91.1936082821</text:p>
              </table:table-cell>
              <table:table-cell office:value-type="float" office:value="34.8691903794">
                <text:p>34.8691903794</text:p>
              </table:table-cell>
              <table:table-cell office:value-type="float" office:value="56.3244179027">
                <text:p>56.3244179027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91.1936045404">
                <text:p>91.1936045404</text:p>
              </table:table-cell>
              <table:table-cell office:value-type="float" office:value="34.8691884642">
                <text:p>34.8691884642</text:p>
              </table:table-cell>
              <table:table-cell office:value-type="float" office:value="56.3244160762">
                <text:p>56.3244160762</text:p>
              </table:table-cell>
            </table:table-row>
            <table:table-row>
              <table:table-cell office:value-type="float" office:value="6.79">
                <text:p>6.79</text:p>
              </table:table-cell>
              <table:table-cell office:value-type="float" office:value="91.193601243">
                <text:p>91.193601243</text:p>
              </table:table-cell>
              <table:table-cell office:value-type="float" office:value="34.8691867633">
                <text:p>34.8691867633</text:p>
              </table:table-cell>
              <table:table-cell office:value-type="float" office:value="56.3244144796">
                <text:p>56.324414479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1.1935982188">
                <text:p>91.1935982188</text:p>
              </table:table-cell>
              <table:table-cell office:value-type="float" office:value="34.8691851941">
                <text:p>34.8691851941</text:p>
              </table:table-cell>
              <table:table-cell office:value-type="float" office:value="56.3244130247">
                <text:p>56.3244130247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91.1935953837">
                <text:p>91.1935953837</text:p>
              </table:table-cell>
              <table:table-cell office:value-type="float" office:value="34.8691837294">
                <text:p>34.8691837294</text:p>
              </table:table-cell>
              <table:table-cell office:value-type="float" office:value="56.3244116543">
                <text:p>56.3244116543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91.1935926948">
                <text:p>91.1935926948</text:p>
              </table:table-cell>
              <table:table-cell office:value-type="float" office:value="34.869182333">
                <text:p>34.869182333</text:p>
              </table:table-cell>
              <table:table-cell office:value-type="float" office:value="56.3244103618">
                <text:p>56.3244103618</text:p>
              </table:table-cell>
            </table:table-row>
            <table:table-row>
              <table:table-cell office:value-type="float" office:value="6.83">
                <text:p>6.83</text:p>
              </table:table-cell>
              <table:table-cell office:value-type="float" office:value="91.1935901202">
                <text:p>91.1935901202</text:p>
              </table:table-cell>
              <table:table-cell office:value-type="float" office:value="34.8691809978">
                <text:p>34.8691809978</text:p>
              </table:table-cell>
              <table:table-cell office:value-type="float" office:value="56.3244091224">
                <text:p>56.3244091224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91.1935876281">
                <text:p>91.1935876281</text:p>
              </table:table-cell>
              <table:table-cell office:value-type="float" office:value="34.8691796998">
                <text:p>34.8691796998</text:p>
              </table:table-cell>
              <table:table-cell office:value-type="float" office:value="56.3244079282">
                <text:p>56.3244079282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91.1935852024">
                <text:p>91.1935852024</text:p>
              </table:table-cell>
              <table:table-cell office:value-type="float" office:value="34.8691784342">
                <text:p>34.8691784342</text:p>
              </table:table-cell>
              <table:table-cell office:value-type="float" office:value="56.3244067682">
                <text:p>56.3244067682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91.1935828434">
                <text:p>91.1935828434</text:p>
              </table:table-cell>
              <table:table-cell office:value-type="float" office:value="34.8691771996">
                <text:p>34.8691771996</text:p>
              </table:table-cell>
              <table:table-cell office:value-type="float" office:value="56.3244056437">
                <text:p>56.3244056437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91.1935805307">
                <text:p>91.1935805307</text:p>
              </table:table-cell>
              <table:table-cell office:value-type="float" office:value="34.8691759855">
                <text:p>34.8691759855</text:p>
              </table:table-cell>
              <table:table-cell office:value-type="float" office:value="56.3244045452">
                <text:p>56.3244045452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91.1935782694">
                <text:p>91.1935782694</text:p>
              </table:table-cell>
              <table:table-cell office:value-type="float" office:value="34.8691747991">
                <text:p>34.8691747991</text:p>
              </table:table-cell>
              <table:table-cell office:value-type="float" office:value="56.3244034704">
                <text:p>56.3244034704</text:p>
              </table:table-cell>
            </table:table-row>
            <table:table-row>
              <table:table-cell office:value-type="float" office:value="6.89">
                <text:p>6.89</text:p>
              </table:table-cell>
              <table:table-cell office:value-type="float" office:value="91.1935760394">
                <text:p>91.1935760394</text:p>
              </table:table-cell>
              <table:table-cell office:value-type="float" office:value="34.8691736273">
                <text:p>34.8691736273</text:p>
              </table:table-cell>
              <table:table-cell office:value-type="float" office:value="56.3244024121">
                <text:p>56.324402412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91.1935738427">
                <text:p>91.1935738427</text:p>
              </table:table-cell>
              <table:table-cell office:value-type="float" office:value="34.869172474">
                <text:p>34.869172474</text:p>
              </table:table-cell>
              <table:table-cell office:value-type="float" office:value="56.3244013687">
                <text:p>56.3244013687</text:p>
              </table:table-cell>
            </table:table-row>
            <table:table-row>
              <table:table-cell office:value-type="float" office:value="6.91">
                <text:p>6.91</text:p>
              </table:table-cell>
              <table:table-cell office:value-type="float" office:value="91.1935716829">
                <text:p>91.1935716829</text:p>
              </table:table-cell>
              <table:table-cell office:value-type="float" office:value="34.8691713389">
                <text:p>34.8691713389</text:p>
              </table:table-cell>
              <table:table-cell office:value-type="float" office:value="56.3244003439">
                <text:p>56.3244003439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91.1935695422">
                <text:p>91.1935695422</text:p>
              </table:table-cell>
              <table:table-cell office:value-type="float" office:value="34.8691702113">
                <text:p>34.8691702113</text:p>
              </table:table-cell>
              <table:table-cell office:value-type="float" office:value="56.3243993308">
                <text:p>56.3243993308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91.1935674418">
                <text:p>91.1935674418</text:p>
              </table:table-cell>
              <table:table-cell office:value-type="float" office:value="34.8691691031">
                <text:p>34.8691691031</text:p>
              </table:table-cell>
              <table:table-cell office:value-type="float" office:value="56.3243983388">
                <text:p>56.3243983388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91.1935653639">
                <text:p>91.1935653639</text:p>
              </table:table-cell>
              <table:table-cell office:value-type="float" office:value="34.8691680001">
                <text:p>34.8691680001</text:p>
              </table:table-cell>
              <table:table-cell office:value-type="float" office:value="56.3243973638">
                <text:p>56.3243973638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91.1935633137">
                <text:p>91.1935633137</text:p>
              </table:table-cell>
              <table:table-cell office:value-type="float" office:value="34.8691669148">
                <text:p>34.8691669148</text:p>
              </table:table-cell>
              <table:table-cell office:value-type="float" office:value="56.324396399">
                <text:p>56.324396399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91.1935612867">
                <text:p>91.1935612867</text:p>
              </table:table-cell>
              <table:table-cell office:value-type="float" office:value="34.8691658392">
                <text:p>34.8691658392</text:p>
              </table:table-cell>
              <table:table-cell office:value-type="float" office:value="56.3243954475">
                <text:p>56.3243954475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91.1935592721">
                <text:p>91.1935592721</text:p>
              </table:table-cell>
              <table:table-cell office:value-type="float" office:value="34.8691647677">
                <text:p>34.8691647677</text:p>
              </table:table-cell>
              <table:table-cell office:value-type="float" office:value="56.3243945044">
                <text:p>56.3243945044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91.1935572848">
                <text:p>91.1935572848</text:p>
              </table:table-cell>
              <table:table-cell office:value-type="float" office:value="34.8691637062">
                <text:p>34.8691637062</text:p>
              </table:table-cell>
              <table:table-cell office:value-type="float" office:value="56.3243935786">
                <text:p>56.3243935786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91.1935553224">
                <text:p>91.1935553224</text:p>
              </table:table-cell>
              <table:table-cell office:value-type="float" office:value="34.8691626571">
                <text:p>34.8691626571</text:p>
              </table:table-cell>
              <table:table-cell office:value-type="float" office:value="56.3243926652">
                <text:p>56.32439266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8.8571590048">
                <text:p>68.8571590048</text:p>
              </table:table-cell>
              <table:table-cell office:value-type="float" office:value="28.5771531">
                <text:p>28.5771531</text:p>
              </table:table-cell>
              <table:table-cell office:value-type="float" office:value="40.2800059048">
                <text:p>40.2800059048</text:p>
              </table:table-cell>
            </table:table-row>
            <table:table-row>
              <table:table-cell office:value-type="float" office:value="7.01">
                <text:p>7.01</text:p>
              </table:table-cell>
              <table:table-cell office:value-type="float" office:value="68.8571554368">
                <text:p>68.8571554368</text:p>
              </table:table-cell>
              <table:table-cell office:value-type="float" office:value="28.5771515069">
                <text:p>28.5771515069</text:p>
              </table:table-cell>
              <table:table-cell office:value-type="float" office:value="40.2800039298">
                <text:p>40.2800039298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68.8571535738">
                <text:p>68.8571535738</text:p>
              </table:table-cell>
              <table:table-cell office:value-type="float" office:value="28.5771506051">
                <text:p>28.5771506051</text:p>
              </table:table-cell>
              <table:table-cell office:value-type="float" office:value="40.2800029687">
                <text:p>40.2800029687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68.8571520713">
                <text:p>68.8571520713</text:p>
              </table:table-cell>
              <table:table-cell office:value-type="float" office:value="28.5771498384">
                <text:p>28.5771498384</text:p>
              </table:table-cell>
              <table:table-cell office:value-type="float" office:value="40.2800022329">
                <text:p>40.2800022329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68.8571507321">
                <text:p>68.8571507321</text:p>
              </table:table-cell>
              <table:table-cell office:value-type="float" office:value="28.5771491379">
                <text:p>28.5771491379</text:p>
              </table:table-cell>
              <table:table-cell office:value-type="float" office:value="40.2800015942">
                <text:p>40.2800015942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68.8571494948">
                <text:p>68.8571494948</text:p>
              </table:table-cell>
              <table:table-cell office:value-type="float" office:value="28.5771484801">
                <text:p>28.5771484801</text:p>
              </table:table-cell>
              <table:table-cell office:value-type="float" office:value="40.2800010147">
                <text:p>40.2800010147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68.8571483185">
                <text:p>68.8571483185</text:p>
              </table:table-cell>
              <table:table-cell office:value-type="float" office:value="28.5771478504">
                <text:p>28.5771478504</text:p>
              </table:table-cell>
              <table:table-cell office:value-type="float" office:value="40.2800004682">
                <text:p>40.2800004682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68.8571471988">
                <text:p>68.8571471988</text:p>
              </table:table-cell>
              <table:table-cell office:value-type="float" office:value="28.5771472452">
                <text:p>28.5771472452</text:p>
              </table:table-cell>
              <table:table-cell office:value-type="float" office:value="40.2799999536">
                <text:p>40.2799999536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68.8571461209">
                <text:p>68.8571461209</text:p>
              </table:table-cell>
              <table:table-cell office:value-type="float" office:value="28.5771466586">
                <text:p>28.5771466586</text:p>
              </table:table-cell>
              <table:table-cell office:value-type="float" office:value="40.2799994623">
                <text:p>40.2799994623</text:p>
              </table:table-cell>
            </table:table-row>
            <table:table-row>
              <table:table-cell office:value-type="float" office:value="7.09">
                <text:p>7.09</text:p>
              </table:table-cell>
              <table:table-cell office:value-type="float" office:value="68.8571450805">
                <text:p>68.8571450805</text:p>
              </table:table-cell>
              <table:table-cell office:value-type="float" office:value="28.577146088">
                <text:p>28.577146088</text:p>
              </table:table-cell>
              <table:table-cell office:value-type="float" office:value="40.2799989926">
                <text:p>40.2799989926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68.8571440621">
                <text:p>68.8571440621</text:p>
              </table:table-cell>
              <table:table-cell office:value-type="float" office:value="28.5771455271">
                <text:p>28.5771455271</text:p>
              </table:table-cell>
              <table:table-cell office:value-type="float" office:value="40.2799985349">
                <text:p>40.2799985349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68.8571430713">
                <text:p>68.8571430713</text:p>
              </table:table-cell>
              <table:table-cell office:value-type="float" office:value="28.5771449778">
                <text:p>28.5771449778</text:p>
              </table:table-cell>
              <table:table-cell office:value-type="float" office:value="40.2799980935">
                <text:p>40.279998093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68.8571421057">
                <text:p>68.8571421057</text:p>
              </table:table-cell>
              <table:table-cell office:value-type="float" office:value="28.5771444387">
                <text:p>28.5771444387</text:p>
              </table:table-cell>
              <table:table-cell office:value-type="float" office:value="40.279997667">
                <text:p>40.279997667</text:p>
              </table:table-cell>
            </table:table-row>
            <table:table-row>
              <table:table-cell office:value-type="float" office:value="7.13">
                <text:p>7.13</text:p>
              </table:table-cell>
              <table:table-cell office:value-type="float" office:value="68.8571411484">
                <text:p>68.8571411484</text:p>
              </table:table-cell>
              <table:table-cell office:value-type="float" office:value="28.5771439036">
                <text:p>28.5771439036</text:p>
              </table:table-cell>
              <table:table-cell office:value-type="float" office:value="40.2799972449">
                <text:p>40.2799972449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68.8571402204">
                <text:p>68.8571402204</text:p>
              </table:table-cell>
              <table:table-cell office:value-type="float" office:value="28.5771433821">
                <text:p>28.5771433821</text:p>
              </table:table-cell>
              <table:table-cell office:value-type="float" office:value="40.2799968384">
                <text:p>40.2799968384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68.8571393093">
                <text:p>68.8571393093</text:p>
              </table:table-cell>
              <table:table-cell office:value-type="float" office:value="28.5771428674">
                <text:p>28.5771428674</text:p>
              </table:table-cell>
              <table:table-cell office:value-type="float" office:value="40.2799964418">
                <text:p>40.2799964418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68.8571383983">
                <text:p>68.8571383983</text:p>
              </table:table-cell>
              <table:table-cell office:value-type="float" office:value="28.5771423504">
                <text:p>28.5771423504</text:p>
              </table:table-cell>
              <table:table-cell office:value-type="float" office:value="40.279996048">
                <text:p>40.279996048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68.8571375095">
                <text:p>68.8571375095</text:p>
              </table:table-cell>
              <table:table-cell office:value-type="float" office:value="28.5771418464">
                <text:p>28.5771418464</text:p>
              </table:table-cell>
              <table:table-cell office:value-type="float" office:value="40.279995663">
                <text:p>40.279995663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68.8571366267">
                <text:p>68.8571366267</text:p>
              </table:table-cell>
              <table:table-cell office:value-type="float" office:value="28.5771413423">
                <text:p>28.5771413423</text:p>
              </table:table-cell>
              <table:table-cell office:value-type="float" office:value="40.2799952844">
                <text:p>40.2799952844</text:p>
              </table:table-cell>
            </table:table-row>
            <table:table-row>
              <table:table-cell office:value-type="float" office:value="7.19">
                <text:p>7.19</text:p>
              </table:table-cell>
              <table:table-cell office:value-type="float" office:value="68.8571357635">
                <text:p>68.8571357635</text:p>
              </table:table-cell>
              <table:table-cell office:value-type="float" office:value="28.5771408482">
                <text:p>28.5771408482</text:p>
              </table:table-cell>
              <table:table-cell office:value-type="float" office:value="40.2799949153">
                <text:p>40.279994915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68.857134907">
                <text:p>68.857134907</text:p>
              </table:table-cell>
              <table:table-cell office:value-type="float" office:value="28.5771403549">
                <text:p>28.5771403549</text:p>
              </table:table-cell>
              <table:table-cell office:value-type="float" office:value="40.2799945521">
                <text:p>40.2799945521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68.8571340651">
                <text:p>68.8571340651</text:p>
              </table:table-cell>
              <table:table-cell office:value-type="float" office:value="28.5771398673">
                <text:p>28.5771398673</text:p>
              </table:table-cell>
              <table:table-cell office:value-type="float" office:value="40.2799941977">
                <text:p>40.2799941977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68.8571332361">
                <text:p>68.8571332361</text:p>
              </table:table-cell>
              <table:table-cell office:value-type="float" office:value="28.5771393841">
                <text:p>28.5771393841</text:p>
              </table:table-cell>
              <table:table-cell office:value-type="float" office:value="40.279993852">
                <text:p>40.279993852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68.8571324111">
                <text:p>68.8571324111</text:p>
              </table:table-cell>
              <table:table-cell office:value-type="float" office:value="28.5771389065">
                <text:p>28.5771389065</text:p>
              </table:table-cell>
              <table:table-cell office:value-type="float" office:value="40.2799935046">
                <text:p>40.2799935046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68.8571316015">
                <text:p>68.8571316015</text:p>
              </table:table-cell>
              <table:table-cell office:value-type="float" office:value="28.5771384318">
                <text:p>28.5771384318</text:p>
              </table:table-cell>
              <table:table-cell office:value-type="float" office:value="40.2799931697">
                <text:p>40.2799931697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68.8571307904">
                <text:p>68.8571307904</text:p>
              </table:table-cell>
              <table:table-cell office:value-type="float" office:value="28.5771379577">
                <text:p>28.5771379577</text:p>
              </table:table-cell>
              <table:table-cell office:value-type="float" office:value="40.2799928327">
                <text:p>40.2799928327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105.439887598">
                <text:p>105.439887598</text:p>
              </table:table-cell>
              <table:table-cell office:value-type="float" office:value="41.992327741">
                <text:p>41.992327741</text:p>
              </table:table-cell>
              <table:table-cell office:value-type="float" office:value="63.4475598569">
                <text:p>63.4475598569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105.439881167">
                <text:p>105.439881167</text:p>
              </table:table-cell>
              <table:table-cell office:value-type="float" office:value="41.9923248317">
                <text:p>41.9923248317</text:p>
              </table:table-cell>
              <table:table-cell office:value-type="float" office:value="63.4475563348">
                <text:p>63.4475563348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05.439875679">
                <text:p>105.439875679</text:p>
              </table:table-cell>
              <table:table-cell office:value-type="float" office:value="41.9923222993">
                <text:p>41.9923222993</text:p>
              </table:table-cell>
              <table:table-cell office:value-type="float" office:value="63.4475533793">
                <text:p>63.4475533793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105.439870666">
                <text:p>105.439870666</text:p>
              </table:table-cell>
              <table:table-cell office:value-type="float" office:value="41.9923199536">
                <text:p>41.9923199536</text:p>
              </table:table-cell>
              <table:table-cell office:value-type="float" office:value="63.4475507128">
                <text:p>63.4475507128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05.439865969">
                <text:p>105.439865969</text:p>
              </table:table-cell>
              <table:table-cell office:value-type="float" office:value="41.9923177256">
                <text:p>41.9923177256</text:p>
              </table:table-cell>
              <table:table-cell office:value-type="float" office:value="63.4475482435">
                <text:p>63.4475482435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105.439861459">
                <text:p>105.439861459</text:p>
              </table:table-cell>
              <table:table-cell office:value-type="float" office:value="41.9923155781">
                <text:p>41.9923155781</text:p>
              </table:table-cell>
              <table:table-cell office:value-type="float" office:value="63.4475458814">
                <text:p>63.4475458814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105.439857107">
                <text:p>105.439857107</text:p>
              </table:table-cell>
              <table:table-cell office:value-type="float" office:value="41.9923134927">
                <text:p>41.9923134927</text:p>
              </table:table-cell>
              <table:table-cell office:value-type="float" office:value="63.4475436139">
                <text:p>63.4475436139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105.439852858">
                <text:p>105.439852858</text:p>
              </table:table-cell>
              <table:table-cell office:value-type="float" office:value="41.9923114487">
                <text:p>41.9923114487</text:p>
              </table:table-cell>
              <table:table-cell office:value-type="float" office:value="63.4475414091">
                <text:p>63.4475414091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105.439848693">
                <text:p>105.439848693</text:p>
              </table:table-cell>
              <table:table-cell office:value-type="float" office:value="41.9923094408">
                <text:p>41.9923094408</text:p>
              </table:table-cell>
              <table:table-cell office:value-type="float" office:value="63.4475392524">
                <text:p>63.4475392524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105.439844591">
                <text:p>105.439844591</text:p>
              </table:table-cell>
              <table:table-cell office:value-type="float" office:value="41.9923074613">
                <text:p>41.9923074613</text:p>
              </table:table-cell>
              <table:table-cell office:value-type="float" office:value="63.4475371294">
                <text:p>63.4475371294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105.439840565">
                <text:p>105.439840565</text:p>
              </table:table-cell>
              <table:table-cell office:value-type="float" office:value="41.9923055101">
                <text:p>41.9923055101</text:p>
              </table:table-cell>
              <table:table-cell office:value-type="float" office:value="63.4475350551">
                <text:p>63.4475350551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105.439836591">
                <text:p>105.439836591</text:p>
              </table:table-cell>
              <table:table-cell office:value-type="float" office:value="41.9923035797">
                <text:p>41.9923035797</text:p>
              </table:table-cell>
              <table:table-cell office:value-type="float" office:value="63.4475330116">
                <text:p>63.4475330116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05.439832661">
                <text:p>105.439832661</text:p>
              </table:table-cell>
              <table:table-cell office:value-type="float" office:value="41.9923016656">
                <text:p>41.9923016656</text:p>
              </table:table-cell>
              <table:table-cell office:value-type="float" office:value="63.447530995">
                <text:p>63.447530995</text:p>
              </table:table-cell>
            </table:table-row>
            <table:table-row>
              <table:table-cell office:value-type="float" office:value="7.39">
                <text:p>7.39</text:p>
              </table:table-cell>
              <table:table-cell office:value-type="float" office:value="105.439828763">
                <text:p>105.439828763</text:p>
              </table:table-cell>
              <table:table-cell office:value-type="float" office:value="41.9922997653">
                <text:p>41.9922997653</text:p>
              </table:table-cell>
              <table:table-cell office:value-type="float" office:value="63.447528998">
                <text:p>63.44752899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05.439824913">
                <text:p>105.439824913</text:p>
              </table:table-cell>
              <table:table-cell office:value-type="float" office:value="41.9922978872">
                <text:p>41.9922978872</text:p>
              </table:table-cell>
              <table:table-cell office:value-type="float" office:value="63.4475270255">
                <text:p>63.4475270255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105.439821083">
                <text:p>105.439821083</text:p>
              </table:table-cell>
              <table:table-cell office:value-type="float" office:value="41.9922960146">
                <text:p>41.9922960146</text:p>
              </table:table-cell>
              <table:table-cell office:value-type="float" office:value="63.4475250688">
                <text:p>63.4475250688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105.439817284">
                <text:p>105.439817284</text:p>
              </table:table-cell>
              <table:table-cell office:value-type="float" office:value="41.9922941571">
                <text:p>41.9922941571</text:p>
              </table:table-cell>
              <table:table-cell office:value-type="float" office:value="63.4475231267">
                <text:p>63.4475231267</text:p>
              </table:table-cell>
            </table:table-row>
            <table:table-row>
              <table:table-cell office:value-type="float" office:value="7.43">
                <text:p>7.43</text:p>
              </table:table-cell>
              <table:table-cell office:value-type="float" office:value="105.439813519">
                <text:p>105.439813519</text:p>
              </table:table-cell>
              <table:table-cell office:value-type="float" office:value="41.9922923124">
                <text:p>41.9922923124</text:p>
              </table:table-cell>
              <table:table-cell office:value-type="float" office:value="63.4475212063">
                <text:p>63.4475212063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05.439809769">
                <text:p>105.439809769</text:p>
              </table:table-cell>
              <table:table-cell office:value-type="float" office:value="41.9922904721">
                <text:p>41.9922904721</text:p>
              </table:table-cell>
              <table:table-cell office:value-type="float" office:value="63.4475192968">
                <text:p>63.4475192968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105.439806045">
                <text:p>105.439806045</text:p>
              </table:table-cell>
              <table:table-cell office:value-type="float" office:value="41.9922886399">
                <text:p>41.9922886399</text:p>
              </table:table-cell>
              <table:table-cell office:value-type="float" office:value="63.447517405">
                <text:p>63.44751740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105.439802345">
                <text:p>105.439802345</text:p>
              </table:table-cell>
              <table:table-cell office:value-type="float" office:value="41.99228682">
                <text:p>41.99228682</text:p>
              </table:table-cell>
              <table:table-cell office:value-type="float" office:value="63.4475155254">
                <text:p>63.4475155254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105.439798669">
                <text:p>105.439798669</text:p>
              </table:table-cell>
              <table:table-cell office:value-type="float" office:value="41.9922850068">
                <text:p>41.9922850068</text:p>
              </table:table-cell>
              <table:table-cell office:value-type="float" office:value="63.4475136622">
                <text:p>63.4475136622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05.439795014">
                <text:p>105.439795014</text:p>
              </table:table-cell>
              <table:table-cell office:value-type="float" office:value="41.9922832017">
                <text:p>41.9922832017</text:p>
              </table:table-cell>
              <table:table-cell office:value-type="float" office:value="63.4475118128">
                <text:p>63.4475118128</text:p>
              </table:table-cell>
            </table:table-row>
            <table:table-row>
              <table:table-cell office:value-type="float" office:value="7.49">
                <text:p>7.49</text:p>
              </table:table-cell>
              <table:table-cell office:value-type="float" office:value="105.439791382">
                <text:p>105.439791382</text:p>
              </table:table-cell>
              <table:table-cell office:value-type="float" office:value="41.9922814051">
                <text:p>41.9922814051</text:p>
              </table:table-cell>
              <table:table-cell office:value-type="float" office:value="63.4475099773">
                <text:p>63.447509977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.3026269989">
                <text:p>80.3026269989</text:p>
              </table:table-cell>
              <table:table-cell office:value-type="float" office:value="34.2998875331">
                <text:p>34.2998875331</text:p>
              </table:table-cell>
              <table:table-cell office:value-type="float" office:value="46.0027394658">
                <text:p>46.0027394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